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7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4.37mm"/>
    </style:style>
    <style:style style:name="co5" style:family="table-column">
      <style:table-column-properties fo:break-before="auto" style:column-width="51.44mm"/>
    </style:style>
    <style:style style:name="co6" style:family="table-column">
      <style:table-column-properties fo:break-before="auto" style:column-width="131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b3a2c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b3a2c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b3a2c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36" style:family="table-cell" style:parent-style-name="Default">
      <style:table-cell-properties fo:border-bottom="none" fo:background-color="#b3a2c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cc1d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ccc1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cc1d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ccc1d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1.76pt solid #000000"/>
    </style:style>
    <style:style style:name="ce43" style:family="table-cell" style:parent-style-name="Default">
      <style:table-cell-properties fo:background-color="#ccc1da" style:diagonal-bl-tr="none" style:diagonal-tl-br="none" fo:border="0.74pt solid #000000" style:rotation-align="none"/>
    </style:style>
    <style:style style:name="ce44" style:family="table-cell" style:parent-style-name="Default">
      <style:table-cell-properties fo:border-bottom="1.76pt solid #000000" fo:background-color="#ccc1da" style:diagonal-bl-tr="none" style:diagonal-tl-br="none" fo:border-left="0.74pt solid #000000" fo:border-right="0.74pt solid #000000" style:rotation-align="none" fo:border-top="0.74pt solid #000000"/>
    </style:style>
    <style:style style:name="ce4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0.74pt solid #000000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3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1.76pt solid #000000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 style:data-style-name="N3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3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 style:data-style-name="N3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3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3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2"/>
        <table:table-row table:style-name="ro1">
          <table:table-cell table:style-name="ce1" office:value-type="string" calcext:value-type="string">
            <text:p>CONTRATADO</text:p>
          </table:table-cell>
          <table:table-cell table:style-name="ce1" office:value-type="string" calcext:value-type="string">
            <text:p>DNI</text:p>
          </table:table-cell>
        </table:table-row>
        <table:table-row table:style-name="ro1">
          <table:table-cell table:style-name="ce2" office:value-type="string" calcext:value-type="string">
            <text:p>Pereira, Gabriela</text:p>
          </table:table-cell>
          <table:table-cell table:style-name="ce48" office:value-type="float" office:value="30427688" calcext:value-type="float">
            <text:p>30.427.688</text:p>
          </table:table-cell>
        </table:table-row>
        <table:table-row table:style-name="ro1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1">
          <table:table-cell table:style-name="ce4" office:value-type="string" calcext:value-type="string">
            <text:p>Dirube, Matías</text:p>
          </table:table-cell>
          <table:table-cell table:style-name="ce50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3" office:value-type="string" calcext:value-type="string">
            <text:p>Dirube, Matías</text:p>
          </table:table-cell>
          <table:table-cell table:style-name="ce49" office:value-type="float" office:value="34830022" calcext:value-type="float">
            <text:p>34.830.022</text:p>
          </table:table-cell>
        </table:table-row>
        <table:table-row table:style-name="ro1">
          <table:table-cell table:style-name="ce4" office:value-type="string" calcext:value-type="string">
            <text:p>Herrera, Tamara Gisele</text:p>
          </table:table-cell>
          <table:table-cell table:style-name="ce50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3" office:value-type="string" calcext:value-type="string">
            <text:p>Herrera, Tamara Gisele</text:p>
          </table:table-cell>
          <table:table-cell table:style-name="ce49" office:value-type="float" office:value="35424256" calcext:value-type="float">
            <text:p>35.424.256</text:p>
          </table:table-cell>
        </table:table-row>
        <table:table-row table:style-name="ro1">
          <table:table-cell table:style-name="ce4" office:value-type="string" calcext:value-type="string">
            <text:p>Bertello, Mariana Verónica</text:p>
          </table:table-cell>
          <table:table-cell table:style-name="ce50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3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2">
          <table:table-cell table:style-name="ce5" office:value-type="string" calcext:value-type="string">
            <text:p>Faure, Abel Oscar</text:p>
          </table:table-cell>
          <table:table-cell table:style-name="ce50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7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2">
          <table:table-cell table:style-name="ce5" office:value-type="string" calcext:value-type="string">
            <text:p>Scarampi, Leonardo</text:p>
          </table:table-cell>
          <table:table-cell table:style-name="ce50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6" office:value-type="string" calcext:value-type="string">
            <text:p>Scarampi, Leonardo</text:p>
          </table:table-cell>
          <table:table-cell table:style-name="ce4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7" office:value-type="string" calcext:value-type="string">
            <text:p>Scarampi, Leonardo</text:p>
          </table:table-cell>
          <table:table-cell table:style-name="ce49" office:value-type="float" office:value="33119435" calcext:value-type="float">
            <text:p>33.119.435</text:p>
          </table:table-cell>
        </table:table-row>
        <table:table-row table:style-name="ro2">
          <table:table-cell table:style-name="ce5" office:value-type="string" calcext:value-type="string">
            <text:p>Lio, Claudio Sebastián</text:p>
          </table:table-cell>
          <table:table-cell table:style-name="ce50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7" office:value-type="string" calcext:value-type="string">
            <text:p>Lio, Claudio Sebastián</text:p>
          </table:table-cell>
          <table:table-cell table:style-name="ce49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5" office:value-type="string" calcext:value-type="string">
            <text:p>Bertello, Mariana Verónica</text:p>
          </table:table-cell>
          <table:table-cell table:style-name="ce50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7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1">
          <table:table-cell table:style-name="ce4" office:value-type="string" calcext:value-type="string">
            <text:p>Reinecke, Adriana Rosa</text:p>
          </table:table-cell>
          <table:table-cell table:style-name="ce50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2" office:value-type="string" calcext:value-type="string">
            <text:p>Reinecke, Adriana Rosa</text:p>
          </table:table-cell>
          <table:table-cell table:style-name="ce48" office:value-type="float" office:value="10603424" calcext:value-type="float">
            <text:p>10.603.424</text:p>
          </table:table-cell>
        </table:table-row>
        <table:table-row table:style-name="ro1">
          <table:table-cell table:style-name="ce2" office:value-type="string" calcext:value-type="string">
            <text:p>Espinosa, María Alejandra</text:p>
          </table:table-cell>
          <table:table-cell table:style-name="ce48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2" office:value-type="string" calcext:value-type="string">
            <text:p>Espinosa, María Alejandra</text:p>
          </table:table-cell>
          <table:table-cell table:style-name="ce48" office:value-type="float" office:value="18624963" calcext:value-type="float">
            <text:p>18.624.963</text:p>
          </table:table-cell>
        </table:table-row>
        <table:table-row table:style-name="ro2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3" office:value-type="string" calcext:value-type="string">
            <text:p>Casanovas, Inés</text:p>
          </table:table-cell>
          <table:table-cell table:style-name="ce49" office:value-type="float" office:value="10457505" calcext:value-type="float">
            <text:p>10.457.505</text:p>
          </table:table-cell>
        </table:table-row>
        <table:table-row table:style-name="ro2">
          <table:table-cell table:style-name="ce5" office:value-type="string" calcext:value-type="string">
            <text:p>Dupont, Mariana Teresita</text:p>
          </table:table-cell>
          <table:table-cell table:style-name="ce50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1" table:visibility="filter">
          <table:table-cell table:style-name="ce2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1" table:visibility="filter">
          <table:table-cell table:style-name="ce2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1" table:visibility="filter">
          <table:table-cell table:style-name="ce3" office:value-type="string" calcext:value-type="string">
            <text:p>Dupont, Mariana Teresita</text:p>
          </table:table-cell>
          <table:table-cell table:style-name="ce49" office:value-type="float" office:value="11788985" calcext:value-type="float">
            <text:p>11.788.985</text:p>
          </table:table-cell>
        </table:table-row>
        <table:table-row table:style-name="ro2">
          <table:table-cell table:style-name="ce5" office:value-type="string" calcext:value-type="string">
            <text:p>Engemann, Marcela Elvira</text:p>
          </table:table-cell>
          <table:table-cell table:style-name="ce50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6" office:value-type="string" calcext:value-type="string">
            <text:p>Engemann, Marcela Elvira</text:p>
          </table:table-cell>
          <table:table-cell table:style-name="ce48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6" office:value-type="string" calcext:value-type="string">
            <text:p>Engemann, Marcela Elvira</text:p>
          </table:table-cell>
          <table:table-cell table:style-name="ce48" office:value-type="float" office:value="14652685" calcext:value-type="float">
            <text:p>14.652.685</text:p>
          </table:table-cell>
        </table:table-row>
        <table:table-row table:style-name="ro1" table:visibility="filter">
          <table:table-cell table:style-name="ce2" office:value-type="string" calcext:value-type="string">
            <text:p>Engemann, Marcela Elvira</text:p>
          </table:table-cell>
          <table:table-cell table:style-name="ce48" office:value-type="float" office:value="14652685" calcext:value-type="float">
            <text:p>14.652.685</text:p>
          </table:table-cell>
        </table:table-row>
        <table:table-row table:style-name="ro1" table:visibility="filter">
          <table:table-cell table:style-name="ce2" office:value-type="string" calcext:value-type="string">
            <text:p>Engemann, Marcela Elvira</text:p>
          </table:table-cell>
          <table:table-cell table:style-name="ce48" office:value-type="float" office:value="14652685" calcext:value-type="float">
            <text:p>14.652.685</text:p>
          </table:table-cell>
        </table:table-row>
        <table:table-row table:style-name="ro1" table:visibility="filter">
          <table:table-cell table:style-name="ce3" office:value-type="string" calcext:value-type="string">
            <text:p>Engemann, Marcela Elvira</text:p>
          </table:table-cell>
          <table:table-cell table:style-name="ce49" office:value-type="float" office:value="14652685" calcext:value-type="float">
            <text:p>14.652.685</text:p>
          </table:table-cell>
        </table:table-row>
        <table:table-row table:style-name="ro2">
          <table:table-cell table:style-name="ce5" office:value-type="string" calcext:value-type="string">
            <text:p>Spini, Natalia Gabriela</text:p>
          </table:table-cell>
          <table:table-cell table:style-name="ce50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7" office:value-type="string" calcext:value-type="string">
            <text:p>Spini, Natalia Gabriela</text:p>
          </table:table-cell>
          <table:table-cell table:style-name="ce49" office:value-type="float" office:value="33789445" calcext:value-type="float">
            <text:p>33.789.445</text:p>
          </table:table-cell>
        </table:table-row>
        <table:table-row table:style-name="ro1">
          <table:table-cell table:style-name="ce4" office:value-type="string" calcext:value-type="string">
            <text:p>Brizzi, María Teresa</text:p>
          </table:table-cell>
          <table:table-cell table:style-name="ce50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3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4" office:value-type="string" calcext:value-type="string">
            <text:p>Faure, Abel Oscar</text:p>
          </table:table-cell>
          <table:table-cell table:style-name="ce50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3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1">
          <table:table-cell table:style-name="ce4" office:value-type="string" calcext:value-type="string">
            <text:p>Natale, Damián Marcelo</text:p>
          </table:table-cell>
          <table:table-cell table:style-name="ce50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3" office:value-type="string" calcext:value-type="string">
            <text:p>Natale, Damián Marcelo</text:p>
          </table:table-cell>
          <table:table-cell table:style-name="ce49" office:value-type="float" office:value="30736782" calcext:value-type="float">
            <text:p>30.736.782</text:p>
          </table:table-cell>
        </table:table-row>
        <table:table-row table:style-name="ro1">
          <table:table-cell table:style-name="ce4" office:value-type="string" calcext:value-type="string">
            <text:p>Sar Fernandez, Maxilimiliano Oscar</text:p>
          </table:table-cell>
          <table:table-cell table:style-name="ce50" office:value-type="float" office:value="32384440" calcext:value-type="float">
            <text:p>32.384.440</text:p>
          </table:table-cell>
        </table:table-row>
        <table:table-row table:style-name="ro1" table:visibility="filter">
          <table:table-cell table:style-name="ce3" office:value-type="string" calcext:value-type="string">
            <text:p>Sar Fernandez, Maxilimiliano Oscar</text:p>
          </table:table-cell>
          <table:table-cell table:style-name="ce49" office:value-type="float" office:value="32384440" calcext:value-type="float">
            <text:p>32.384.440</text:p>
          </table:table-cell>
        </table:table-row>
        <table:table-row table:style-name="ro1">
          <table:table-cell table:style-name="ce4" office:value-type="string" calcext:value-type="string">
            <text:p>Sosa, Daiana Anabela</text:p>
          </table:table-cell>
          <table:table-cell table:style-name="ce50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3" office:value-type="string" calcext:value-type="string">
            <text:p>Sosa, Daiana Anabela</text:p>
          </table:table-cell>
          <table:table-cell table:style-name="ce49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4" office:value-type="string" calcext:value-type="string">
            <text:p>Spini, Natalia Gabriela</text:p>
          </table:table-cell>
          <table:table-cell table:style-name="ce50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3" office:value-type="string" calcext:value-type="string">
            <text:p>Spini, Natalia Gabriela</text:p>
          </table:table-cell>
          <table:table-cell table:style-name="ce49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4" office:value-type="string" calcext:value-type="string">
            <text:p>Brizzi, María Teresa</text:p>
          </table:table-cell>
          <table:table-cell table:style-name="ce50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2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3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4" office:value-type="string" calcext:value-type="string">
            <text:p>Faure, Abel Oscar</text:p>
          </table:table-cell>
          <table:table-cell table:style-name="ce50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2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3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4" office:value-type="string" calcext:value-type="string">
            <text:p>Sosa, Daiana Anabela</text:p>
          </table:table-cell>
          <table:table-cell table:style-name="ce50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3" office:value-type="string" calcext:value-type="string">
            <text:p>Sosa, Daiana Anabela</text:p>
          </table:table-cell>
          <table:table-cell table:style-name="ce49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4" office:value-type="string" calcext:value-type="string">
            <text:p>Spini, Natalia Gabriela</text:p>
          </table:table-cell>
          <table:table-cell table:style-name="ce50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2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8" office:value-type="string" calcext:value-type="string">
            <text:p>Spini, Natalia Gabriela</text:p>
          </table:table-cell>
          <table:table-cell table:style-name="ce51" office:value-type="float" office:value="33789445" calcext:value-type="float">
            <text:p>33.789.445</text:p>
          </table:table-cell>
        </table:table-row>
        <table:table-row table:style-name="ro2">
          <table:table-cell table:style-name="ce5" office:value-type="string" calcext:value-type="string">
            <text:p>Arguindegui, Gabriela Alejandra</text:p>
          </table:table-cell>
          <table:table-cell table:style-name="ce50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5" office:value-type="string" calcext:value-type="string">
            <text:p>Brizzi, María Teresa</text:p>
          </table:table-cell>
          <table:table-cell table:style-name="ce50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7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5" office:value-type="string" calcext:value-type="string">
            <text:p>Casanovas, Inés</text:p>
          </table:table-cell>
          <table:table-cell table:style-name="ce50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9" office:value-type="string" calcext:value-type="string">
            <text:p>Casanovas, Inés</text:p>
          </table:table-cell>
          <table:table-cell table:style-name="ce52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4" office:value-type="string" calcext:value-type="string">
            <text:p>Casanovas, Inés</text:p>
          </table:table-cell>
          <table:table-cell table:style-name="ce50" office:value-type="float" office:value="10457505" calcext:value-type="float">
            <text:p>10.457.505</text:p>
          </table:table-cell>
        </table:table-row>
        <table:table-row table:style-name="ro1">
          <table:table-cell table:style-name="ce2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7" office:value-type="string" calcext:value-type="string">
            <text:p>Cesare, María Marcela</text:p>
          </table:table-cell>
          <table:table-cell table:style-name="ce49" office:value-type="float" office:value="20053196" calcext:value-type="float">
            <text:p>20.053.196</text:p>
          </table:table-cell>
        </table:table-row>
        <table:table-row table:style-name="ro1">
          <table:table-cell table:style-name="ce4" office:value-type="string" calcext:value-type="string">
            <text:p>Comerci, Andrea</text:p>
          </table:table-cell>
          <table:table-cell table:style-name="ce50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10" office:value-type="string" calcext:value-type="string">
            <text:p>Comerci, Andrea</text:p>
          </table:table-cell>
          <table:table-cell table:style-name="ce52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2" table:visibility="filter">
          <table:table-cell table:style-name="ce9" office:value-type="string" calcext:value-type="string">
            <text:p>Engemann, Marcela Elvira</text:p>
          </table:table-cell>
          <table:table-cell table:style-name="ce52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9" office:value-type="string" calcext:value-type="string">
            <text:p>Engemann, Marcela Elvira</text:p>
          </table:table-cell>
          <table:table-cell table:style-name="ce52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9" office:value-type="string" calcext:value-type="string">
            <text:p>Engemann, Marcela Elvira</text:p>
          </table:table-cell>
          <table:table-cell table:style-name="ce52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9" office:value-type="string" calcext:value-type="string">
            <text:p>Engemann, Marcela Elvira</text:p>
          </table:table-cell>
          <table:table-cell table:style-name="ce52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9" office:value-type="string" calcext:value-type="string">
            <text:p>Engemann, Marcela Elvira</text:p>
          </table:table-cell>
          <table:table-cell table:style-name="ce52" office:value-type="float" office:value="14652685" calcext:value-type="float">
            <text:p>14.652.685</text:p>
          </table:table-cell>
        </table:table-row>
        <table:table-row table:style-name="ro1" table:visibility="filter">
          <table:table-cell table:style-name="ce3" office:value-type="string" calcext:value-type="string">
            <text:p>Engemann, Marcela Elvira</text:p>
          </table:table-cell>
          <table:table-cell table:style-name="ce49" office:value-type="float" office:value="14652685" calcext:value-type="float">
            <text:p>14.652.685</text:p>
          </table:table-cell>
        </table:table-row>
        <table:table-row table:style-name="ro2" table:visibility="filter">
          <table:table-cell table:style-name="ce11" office:value-type="string" calcext:value-type="string">
            <text:p>Faure, Abel Oscar</text:p>
          </table:table-cell>
          <table:table-cell table:style-name="ce53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9" office:value-type="string" calcext:value-type="string">
            <text:p>Faure, Abel Oscar</text:p>
          </table:table-cell>
          <table:table-cell table:style-name="ce52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9" office:value-type="string" calcext:value-type="string">
            <text:p>Faure, Abel Oscar</text:p>
          </table:table-cell>
          <table:table-cell table:style-name="ce52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9" office:value-type="string" calcext:value-type="string">
            <text:p>Faure, Abel Oscar</text:p>
          </table:table-cell>
          <table:table-cell table:style-name="ce52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9" office:value-type="string" calcext:value-type="string">
            <text:p>Faure, Abel Oscar</text:p>
          </table:table-cell>
          <table:table-cell table:style-name="ce52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7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2">
          <table:table-cell table:style-name="ce11" office:value-type="string" calcext:value-type="string">
            <text:p>Herrera, Ariel Hernán</text:p>
          </table:table-cell>
          <table:table-cell table:style-name="ce53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7" office:value-type="string" calcext:value-type="string">
            <text:p>Herrera, Ariel Hernán</text:p>
          </table:table-cell>
          <table:table-cell table:style-name="ce49" office:value-type="float" office:value="22845061" calcext:value-type="float">
            <text:p>22.845.061</text:p>
          </table:table-cell>
        </table:table-row>
        <table:table-row table:style-name="ro1" table:visibility="filter">
          <table:table-cell table:style-name="ce4" office:value-type="string" calcext:value-type="string">
            <text:p>Herrera, Tamara Gisele</text:p>
          </table:table-cell>
          <table:table-cell table:style-name="ce50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3" office:value-type="string" calcext:value-type="string">
            <text:p>Herrera, Tamara Gisele</text:p>
          </table:table-cell>
          <table:table-cell table:style-name="ce49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4" office:value-type="string" calcext:value-type="string">
            <text:p>Simon, Angel Rubén</text:p>
          </table:table-cell>
          <table:table-cell table:style-name="ce50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1">
          <table:table-cell table:style-name="ce4" office:value-type="string" calcext:value-type="string">
            <text:p>Vastag, Javier Miguel</text:p>
          </table:table-cell>
          <table:table-cell table:style-name="ce50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3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5" office:value-type="string" calcext:value-type="string">
            <text:p>Dupont, Mariana Teresita</text:p>
          </table:table-cell>
          <table:table-cell table:style-name="ce50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7" office:value-type="string" calcext:value-type="string">
            <text:p>Dupont, Mariana Teresita</text:p>
          </table:table-cell>
          <table:table-cell table:style-name="ce49" office:value-type="float" office:value="11788985" calcext:value-type="float">
            <text:p>11.788.985</text:p>
          </table:table-cell>
        </table:table-row>
        <table:table-row table:style-name="ro2">
          <table:table-cell table:style-name="ce5" office:value-type="string" calcext:value-type="string">
            <text:p>Miranda, Agustín Alejandro</text:p>
          </table:table-cell>
          <table:table-cell table:style-name="ce50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7" office:value-type="string" calcext:value-type="string">
            <text:p>Miranda, Agustín Alejandro</text:p>
          </table:table-cell>
          <table:table-cell table:style-name="ce49" office:value-type="float" office:value="32945944" calcext:value-type="float">
            <text:p>32.945.944</text:p>
          </table:table-cell>
        </table:table-row>
        <table:table-row table:style-name="ro2">
          <table:table-cell table:style-name="ce5" office:value-type="string" calcext:value-type="string">
            <text:p>Puddington, Maria Florencia</text:p>
          </table:table-cell>
          <table:table-cell table:style-name="ce50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7" office:value-type="string" calcext:value-type="string">
            <text:p>Puddington, Maria Florencia</text:p>
          </table:table-cell>
          <table:table-cell table:style-name="ce49" office:value-type="float" office:value="31973941" calcext:value-type="float">
            <text:p>31.973.941</text:p>
          </table:table-cell>
        </table:table-row>
        <table:table-row table:style-name="ro2">
          <table:table-cell table:style-name="ce5" office:value-type="string" calcext:value-type="string">
            <text:p>Pampin, Claudia Susana</text:p>
          </table:table-cell>
          <table:table-cell table:style-name="ce50" office:value-type="float" office:value="17565458" calcext:value-type="float">
            <text:p>17.565.458</text:p>
          </table:table-cell>
        </table:table-row>
        <table:table-row table:style-name="ro2" table:visibility="filter">
          <table:table-cell table:style-name="ce6" office:value-type="string" calcext:value-type="string">
            <text:p>Pampin, Claudia Susana</text:p>
          </table:table-cell>
          <table:table-cell table:style-name="ce48" office:value-type="float" office:value="17565458" calcext:value-type="float">
            <text:p>17.565.458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12" office:value-type="string" calcext:value-type="string">
            <text:p>Miranda, Agustín Alejandro</text:p>
          </table:table-cell>
          <table:table-cell table:style-name="ce51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12" office:value-type="string" calcext:value-type="string">
            <text:p>Spini, Natalia Gabriela</text:p>
          </table:table-cell>
          <table:table-cell table:style-name="ce51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13" office:value-type="string" calcext:value-type="string">
            <text:p>Bertello, Mariana Verónica</text:p>
          </table:table-cell>
          <table:table-cell table:style-name="ce54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4" office:value-type="string" calcext:value-type="string">
            <text:p>Bertello, Mariana Verónica</text:p>
          </table:table-cell>
          <table:table-cell table:style-name="ce50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3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2">
          <table:table-cell table:style-name="ce12" office:value-type="string" calcext:value-type="string">
            <text:p>Pereyra, Fernando Adrian</text:p>
          </table:table-cell>
          <table:table-cell table:style-name="ce51" office:value-type="float" office:value="26566183" calcext:value-type="float">
            <text:p>26.566.183</text:p>
          </table:table-cell>
        </table:table-row>
        <table:table-row table:style-name="ro2">
          <table:table-cell table:style-name="ce12" office:value-type="string" calcext:value-type="string">
            <text:p>Mercader, Emilio Pedro</text:p>
          </table:table-cell>
          <table:table-cell table:style-name="ce51" office:value-type="float" office:value="8609882" calcext:value-type="float">
            <text:p>8.609.882</text:p>
          </table:table-cell>
        </table:table-row>
        <table:table-row table:style-name="ro2">
          <table:table-cell table:style-name="ce12" office:value-type="string" calcext:value-type="string">
            <text:p>Fiorotto, Maria Cecilia</text:p>
          </table:table-cell>
          <table:table-cell table:style-name="ce51" office:value-type="float" office:value="31071249" calcext:value-type="float">
            <text:p>31.071.249</text:p>
          </table:table-cell>
        </table:table-row>
        <table:table-row table:style-name="ro2">
          <table:table-cell table:style-name="ce14" office:value-type="string" calcext:value-type="string">
            <text:p>Sabatini, Roberto Enrique</text:p>
          </table:table-cell>
          <table:table-cell table:style-name="ce54" office:value-type="float" office:value="6063958" calcext:value-type="float">
            <text:p>6.063.958</text:p>
          </table:table-cell>
        </table:table-row>
        <table:table-row table:style-name="ro2">
          <table:table-cell table:style-name="ce5" office:value-type="string" calcext:value-type="string">
            <text:p>Neffke, Mónica Beatriz</text:p>
          </table:table-cell>
          <table:table-cell table:style-name="ce50" office:value-type="float" office:value="18245032" calcext:value-type="float">
            <text:p>18.245.032</text:p>
          </table:table-cell>
        </table:table-row>
        <table:table-row table:style-name="ro2">
          <table:table-cell table:style-name="ce6" office:value-type="string" calcext:value-type="string">
            <text:p>Chillo, Daniel Carlos</text:p>
          </table:table-cell>
          <table:table-cell table:style-name="ce48" office:value-type="float" office:value="11928424" calcext:value-type="float">
            <text:p>11.928.424</text:p>
          </table:table-cell>
        </table:table-row>
        <table:table-row table:style-name="ro2">
          <table:table-cell table:style-name="ce7" office:value-type="string" calcext:value-type="string">
            <text:p>Arena, Gustavo Daniel</text:p>
          </table:table-cell>
          <table:table-cell table:style-name="ce49" office:value-type="float" office:value="10841763" calcext:value-type="float">
            <text:p>10.841.763</text:p>
          </table:table-cell>
        </table:table-row>
        <table:table-row table:style-name="ro1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>
          <table:table-cell table:style-name="ce4" office:value-type="string" calcext:value-type="string">
            <text:p>Juarez, Roberto Benedicto</text:p>
          </table:table-cell>
          <table:table-cell table:style-name="ce50" office:value-type="float" office:value="16522891" calcext:value-type="float">
            <text:p>16.522.891</text:p>
          </table:table-cell>
        </table:table-row>
        <table:table-row table:style-name="ro1" table:visibility="filter">
          <table:table-cell table:style-name="ce2" office:value-type="string" calcext:value-type="string">
            <text:p>Juarez, Roberto Benedicto</text:p>
          </table:table-cell>
          <table:table-cell table:style-name="ce48" office:value-type="float" office:value="16522891" calcext:value-type="float">
            <text:p>16.522.891</text:p>
          </table:table-cell>
        </table:table-row>
        <table:table-row table:style-name="ro1">
          <table:table-cell table:style-name="ce2" office:value-type="string" calcext:value-type="string">
            <text:p>Marmol, Juan Ezequiel</text:p>
          </table:table-cell>
          <table:table-cell table:style-name="ce48" office:value-type="float" office:value="4754187" calcext:value-type="float">
            <text:p>4.754.187</text:p>
          </table:table-cell>
        </table:table-row>
        <table:table-row table:style-name="ro1" table:visibility="filter">
          <table:table-cell table:style-name="ce2" office:value-type="string" calcext:value-type="string">
            <text:p>Marmol, Juan Ezequiel</text:p>
          </table:table-cell>
          <table:table-cell table:style-name="ce48" office:value-type="float" office:value="4754187" calcext:value-type="float">
            <text:p>4.754.187</text:p>
          </table:table-cell>
        </table:table-row>
        <table:table-row table:style-name="ro1" table:visibility="filter">
          <table:table-cell table:style-name="ce2" office:value-type="string" calcext:value-type="string">
            <text:p>Marmol, Juan Ezequiel</text:p>
          </table:table-cell>
          <table:table-cell table:style-name="ce48" office:value-type="float" office:value="4754187" calcext:value-type="float">
            <text:p>4.754.187</text:p>
          </table:table-cell>
        </table:table-row>
        <table:table-row table:style-name="ro1">
          <table:table-cell table:style-name="ce2" office:value-type="string" calcext:value-type="string">
            <text:p>Arias, Gabriel Fernando</text:p>
          </table:table-cell>
          <table:table-cell table:style-name="ce4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" office:value-type="string" calcext:value-type="string">
            <text:p>Arias, Gabriel Fernando</text:p>
          </table:table-cell>
          <table:table-cell table:style-name="ce4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" office:value-type="string" calcext:value-type="string">
            <text:p>Arias, Gabriel Fernando</text:p>
          </table:table-cell>
          <table:table-cell table:style-name="ce4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" office:value-type="string" calcext:value-type="string">
            <text:p>Arias, Gabriel Fernando</text:p>
          </table:table-cell>
          <table:table-cell table:style-name="ce48" office:value-type="float" office:value="28906691" calcext:value-type="float">
            <text:p>28.906.691</text:p>
          </table:table-cell>
        </table:table-row>
        <table:table-row table:style-name="ro1">
          <table:table-cell table:style-name="ce2" office:value-type="string" calcext:value-type="string">
            <text:p>Lopez, Miguel Antonio</text:p>
          </table:table-cell>
          <table:table-cell table:style-name="ce48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0" office:value-type="string" calcext:value-type="string">
            <text:p>Vastag, Javier Miguel</text:p>
          </table:table-cell>
          <table:table-cell table:style-name="ce52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13" office:value-type="string" calcext:value-type="string">
            <text:p>Vastag, Javier Miguel</text:p>
          </table:table-cell>
          <table:table-cell table:style-name="ce54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8" office:value-type="string" calcext:value-type="string">
            <text:p>Vastag, Javier Miguel</text:p>
          </table:table-cell>
          <table:table-cell table:style-name="ce51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4" office:value-type="string" calcext:value-type="string">
            <text:p>Lopez, Miguel Antonio</text:p>
          </table:table-cell>
          <table:table-cell table:style-name="ce50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2" office:value-type="string" calcext:value-type="string">
            <text:p>Lopez, Miguel Antonio</text:p>
          </table:table-cell>
          <table:table-cell table:style-name="ce48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2" office:value-type="string" calcext:value-type="string">
            <text:p>Lopez, Miguel Antonio</text:p>
          </table:table-cell>
          <table:table-cell table:style-name="ce48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2" office:value-type="string" calcext:value-type="string">
            <text:p>Lopez, Miguel Antonio</text:p>
          </table:table-cell>
          <table:table-cell table:style-name="ce48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2" office:value-type="string" calcext:value-type="string">
            <text:p>Lopez, Miguel Antonio</text:p>
          </table:table-cell>
          <table:table-cell table:style-name="ce48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2" office:value-type="string" calcext:value-type="string">
            <text:p>Lopez, Miguel Antonio</text:p>
          </table:table-cell>
          <table:table-cell table:style-name="ce48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3" office:value-type="string" calcext:value-type="string">
            <text:p>Lopez, Miguel Antonio</text:p>
          </table:table-cell>
          <table:table-cell table:style-name="ce49" office:value-type="float" office:value="13222658" calcext:value-type="float">
            <text:p>13.222.658</text:p>
          </table:table-cell>
        </table:table-row>
        <table:table-row table:style-name="ro1">
          <table:table-cell table:style-name="ce4" office:value-type="string" calcext:value-type="string">
            <text:p>Scacchi Bernasconi, Juan Martín</text:p>
          </table:table-cell>
          <table:table-cell table:style-name="ce50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>
          <table:table-cell table:style-name="ce4" office:value-type="string" calcext:value-type="string">
            <text:p>Grisaleña, Javier Florencio</text:p>
          </table:table-cell>
          <table:table-cell table:style-name="ce50" office:value-type="string" calcext:value-type="string">
            <text:p>M8.076.096</text:p>
          </table:table-cell>
        </table:table-row>
        <table:table-row table:style-name="ro1" table:visibility="filter">
          <table:table-cell table:style-name="ce2" office:value-type="string" calcext:value-type="string">
            <text:p>Grisaleña, Javier Florencio</text:p>
          </table:table-cell>
          <table:table-cell table:style-name="ce48" office:value-type="string" calcext:value-type="string">
            <text:p>M8.076.096</text:p>
          </table:table-cell>
        </table:table-row>
        <table:table-row table:style-name="ro1" table:visibility="filter">
          <table:table-cell table:style-name="ce3" office:value-type="string" calcext:value-type="string">
            <text:p>Grisaleña, Javier Florencio</text:p>
          </table:table-cell>
          <table:table-cell table:style-name="ce49" office:value-type="string" calcext:value-type="string">
            <text:p>M8.076.096</text:p>
          </table:table-cell>
        </table:table-row>
        <table:table-row table:style-name="ro1">
          <table:table-cell table:style-name="ce4" office:value-type="string" calcext:value-type="string">
            <text:p>Ridao, Hugo Cayetano</text:p>
          </table:table-cell>
          <table:table-cell table:style-name="ce50" office:value-type="float" office:value="10626122" calcext:value-type="float">
            <text:p>10.626.122</text:p>
          </table:table-cell>
        </table:table-row>
        <table:table-row table:style-name="ro1" table:visibility="filter">
          <table:table-cell table:style-name="ce2" office:value-type="string" calcext:value-type="string">
            <text:p>Ridao, Hugo Cayetano</text:p>
          </table:table-cell>
          <table:table-cell table:style-name="ce48" office:value-type="float" office:value="10626122" calcext:value-type="float">
            <text:p>10.626.122</text:p>
          </table:table-cell>
        </table:table-row>
        <table:table-row table:style-name="ro1" table:visibility="filter">
          <table:table-cell table:style-name="ce2" office:value-type="string" calcext:value-type="string">
            <text:p>Ridao, Hugo Cayetano</text:p>
          </table:table-cell>
          <table:table-cell table:style-name="ce48" office:value-type="float" office:value="10626122" calcext:value-type="float">
            <text:p>10.626.122</text:p>
          </table:table-cell>
        </table:table-row>
        <table:table-row table:style-name="ro1">
          <table:table-cell table:style-name="ce2" office:value-type="string" calcext:value-type="string">
            <text:p>Masacotte, Mario Alberto</text:p>
          </table:table-cell>
          <table:table-cell table:style-name="ce48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2" office:value-type="string" calcext:value-type="string">
            <text:p>Masacotte, Mario Alberto</text:p>
          </table:table-cell>
          <table:table-cell table:style-name="ce48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2" office:value-type="string" calcext:value-type="string">
            <text:p>Masacotte, Mario Alberto</text:p>
          </table:table-cell>
          <table:table-cell table:style-name="ce48" office:value-type="float" office:value="28860020" calcext:value-type="float">
            <text:p>28.860.020</text:p>
          </table:table-cell>
        </table:table-row>
        <table:table-row table:style-name="ro1">
          <table:table-cell table:style-name="ce2" office:value-type="string" calcext:value-type="string">
            <text:p>Ozuna, Mónica Alejandra</text:p>
          </table:table-cell>
          <table:table-cell table:style-name="ce48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2" office:value-type="string" calcext:value-type="string">
            <text:p>Ozuna, Mónica Alejandra</text:p>
          </table:table-cell>
          <table:table-cell table:style-name="ce48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2" office:value-type="string" calcext:value-type="string">
            <text:p>Ozuna, Mónica Alejandra</text:p>
          </table:table-cell>
          <table:table-cell table:style-name="ce48" office:value-type="float" office:value="17083534" calcext:value-type="float">
            <text:p>17.083.534</text:p>
          </table:table-cell>
        </table:table-row>
        <table:table-row table:style-name="ro1">
          <table:table-cell table:style-name="ce2" office:value-type="string" calcext:value-type="string">
            <text:p>Rodriguez , Jose Ramo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 , Jose Ramo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 , Jose Ramo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 , Jose Ramo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4" office:value-type="string" calcext:value-type="string">
            <text:p>Goity, Carlos Alberto</text:p>
          </table:table-cell>
          <table:table-cell table:style-name="ce50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>
          <table:table-cell table:style-name="ce4" office:value-type="string" calcext:value-type="string">
            <text:p>Cipollino, Matías Leandro</text:p>
          </table:table-cell>
          <table:table-cell table:style-name="ce50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2" office:value-type="string" calcext:value-type="string">
            <text:p>Cipollino, Matías Leandro</text:p>
          </table:table-cell>
          <table:table-cell table:style-name="ce4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2" office:value-type="string" calcext:value-type="string">
            <text:p>Cipollino, Matías Leandro</text:p>
          </table:table-cell>
          <table:table-cell table:style-name="ce4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2" office:value-type="string" calcext:value-type="string">
            <text:p>Cipollino, Matías Leandro</text:p>
          </table:table-cell>
          <table:table-cell table:style-name="ce4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" office:value-type="string" calcext:value-type="string">
            <text:p>Cipollino, Matías Leandro</text:p>
          </table:table-cell>
          <table:table-cell table:style-name="ce49" office:value-type="float" office:value="35657796" calcext:value-type="float">
            <text:p>35.657.796</text:p>
          </table:table-cell>
        </table:table-row>
        <table:table-row table:style-name="ro1">
          <table:table-cell table:style-name="ce4" office:value-type="string" calcext:value-type="string">
            <text:p>Fernandez, Marcelo Alejandro</text:p>
          </table:table-cell>
          <table:table-cell table:style-name="ce50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1">
          <table:table-cell table:style-name="ce4" office:value-type="string" calcext:value-type="string">
            <text:p>Fernandez Navia, Daniel Alberto</text:p>
          </table:table-cell>
          <table:table-cell table:style-name="ce50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3" office:value-type="string" calcext:value-type="string">
            <text:p>Fernandez Navia, Daniel Alberto</text:p>
          </table:table-cell>
          <table:table-cell table:style-name="ce49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4" office:value-type="string" calcext:value-type="string">
            <text:p>Marcasoli Agüero, Griselda Gabriela</text:p>
          </table:table-cell>
          <table:table-cell table:style-name="ce50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4" office:value-type="string" calcext:value-type="string">
            <text:p>Marcasoli Agüero, Griselda Gabriela</text:p>
          </table:table-cell>
          <table:table-cell table:style-name="ce50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>
          <table:table-cell table:style-name="ce4" office:value-type="string" calcext:value-type="string">
            <text:p>Nitri, Nora Noemí</text:p>
          </table:table-cell>
          <table:table-cell table:style-name="ce50" office:value-type="float" office:value="10683589" calcext:value-type="float">
            <text:p>10.683.589</text:p>
          </table:table-cell>
        </table:table-row>
        <table:table-row table:style-name="ro1" table:visibility="filter">
          <table:table-cell table:style-name="ce2" office:value-type="string" calcext:value-type="string">
            <text:p>Nitri, Nora Noemí</text:p>
          </table:table-cell>
          <table:table-cell table:style-name="ce48" office:value-type="float" office:value="10683589" calcext:value-type="float">
            <text:p>10.683.589</text:p>
          </table:table-cell>
        </table:table-row>
        <table:table-row table:style-name="ro1" table:visibility="filter">
          <table:table-cell table:style-name="ce2" office:value-type="string" calcext:value-type="string">
            <text:p>Nitri, Nora Noemí</text:p>
          </table:table-cell>
          <table:table-cell table:style-name="ce48" office:value-type="float" office:value="10683589" calcext:value-type="float">
            <text:p>10.683.589</text:p>
          </table:table-cell>
        </table:table-row>
        <table:table-row table:style-name="ro1" table:visibility="filter">
          <table:table-cell table:style-name="ce3" office:value-type="string" calcext:value-type="string">
            <text:p>Nitri, Nora Noemí</text:p>
          </table:table-cell>
          <table:table-cell table:style-name="ce49" office:value-type="float" office:value="10683589" calcext:value-type="float">
            <text:p>10.683.589</text:p>
          </table:table-cell>
        </table:table-row>
        <table:table-row table:style-name="ro1" table:visibility="filter">
          <table:table-cell table:style-name="ce4" office:value-type="string" calcext:value-type="string">
            <text:p>Fernandez, Marcelo Alejandro</text:p>
          </table:table-cell>
          <table:table-cell table:style-name="ce50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4" office:value-type="string" calcext:value-type="string">
            <text:p>Fernandez, Marcelo Alejandro</text:p>
          </table:table-cell>
          <table:table-cell table:style-name="ce50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4" office:value-type="string" calcext:value-type="string">
            <text:p>Nitri, Nora Noemí</text:p>
          </table:table-cell>
          <table:table-cell table:style-name="ce50" office:value-type="float" office:value="10683589" calcext:value-type="float">
            <text:p>10.683.589</text:p>
          </table:table-cell>
        </table:table-row>
        <table:table-row table:style-name="ro2" table:visibility="filter">
          <table:table-cell table:style-name="ce15" office:value-type="string" calcext:value-type="string" table:number-columns-spanned="1" table:number-rows-spanned="2">
            <text:p>Nitri, Nora Noemí</text:p>
          </table:table-cell>
          <table:table-cell table:style-name="ce48" office:value-type="float" office:value="10683589" calcext:value-type="float">
            <text:p>10.683.589</text:p>
          </table:table-cell>
        </table:table-row>
        <table:table-row table:style-name="ro2" table:visibility="filter">
          <table:covered-table-cell table:style-name="ce16"/>
          <table:table-cell table:style-name="ce48"/>
        </table:table-row>
        <table:table-row table:style-name="ro1" table:visibility="filter">
          <table:table-cell table:style-name="ce2" office:value-type="string" calcext:value-type="string">
            <text:p>Nitri, Nora Noemí</text:p>
          </table:table-cell>
          <table:table-cell table:style-name="ce48" office:value-type="float" office:value="10683589" calcext:value-type="float">
            <text:p>10.683.589</text:p>
          </table:table-cell>
        </table:table-row>
        <table:table-row table:style-name="ro1" table:visibility="filter">
          <table:table-cell table:style-name="ce3" office:value-type="string" calcext:value-type="string">
            <text:p>Nitri, Nora Noemí</text:p>
          </table:table-cell>
          <table:table-cell table:style-name="ce49" office:value-type="float" office:value="10683589" calcext:value-type="float">
            <text:p>10.683.589</text:p>
          </table:table-cell>
        </table:table-row>
        <table:table-row table:style-name="ro1">
          <table:table-cell table:style-name="ce4" office:value-type="string" calcext:value-type="string">
            <text:p>Sama, Anahí</text:p>
          </table:table-cell>
          <table:table-cell table:style-name="ce50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2" office:value-type="string" calcext:value-type="string">
            <text:p>Sama, Anahí</text:p>
          </table:table-cell>
          <table:table-cell table:style-name="ce48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2" office:value-type="string" calcext:value-type="string">
            <text:p>Sama, Anahí</text:p>
          </table:table-cell>
          <table:table-cell table:style-name="ce48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2" office:value-type="string" calcext:value-type="string">
            <text:p>Sama, Anahí</text:p>
          </table:table-cell>
          <table:table-cell table:style-name="ce48" office:value-type="float" office:value="34249123" calcext:value-type="float">
            <text:p>34.249.123</text:p>
          </table:table-cell>
        </table:table-row>
        <table:table-row table:style-name="ro1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1" table:visibility="filter">
          <table:table-cell table:style-name="ce4" office:value-type="string" calcext:value-type="string">
            <text:p>Siehe, Beatriz Cristina</text:p>
          </table:table-cell>
          <table:table-cell table:style-name="ce50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1" table:visibility="filter">
          <table:table-cell table:style-name="ce4" office:value-type="string" calcext:value-type="string">
            <text:p>Siehe, Beatriz Cristina</text:p>
          </table:table-cell>
          <table:table-cell table:style-name="ce50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2" table:visibility="filter">
          <table:table-cell table:style-name="ce5" office:value-type="string" calcext:value-type="string">
            <text:p>Siehe, Beatriz Cristina</text:p>
          </table:table-cell>
          <table:table-cell table:style-name="ce50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7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1">
          <table:table-cell table:style-name="ce13" office:value-type="string" calcext:value-type="string">
            <text:p>Bertero, Raúl Domingo</text:p>
          </table:table-cell>
          <table:table-cell table:style-name="ce54" office:value-type="float" office:value="11635298" calcext:value-type="float">
            <text:p>11.635.298</text:p>
          </table:table-cell>
        </table:table-row>
        <table:table-row table:style-name="ro1">
          <table:table-cell table:style-name="ce13" office:value-type="string" calcext:value-type="string">
            <text:p>Liporace, Antonio Guillermo</text:p>
          </table:table-cell>
          <table:table-cell table:style-name="ce54" office:value-type="float" office:value="29461209" calcext:value-type="float">
            <text:p>29.461.209</text:p>
          </table:table-cell>
        </table:table-row>
        <table:table-row table:style-name="ro1">
          <table:table-cell table:style-name="ce4" office:value-type="string" calcext:value-type="string">
            <text:p>Buccino, Claudia Soraya</text:p>
          </table:table-cell>
          <table:table-cell table:style-name="ce50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2" office:value-type="string" calcext:value-type="string">
            <text:p>Buccino, Claudia Soraya</text:p>
          </table:table-cell>
          <table:table-cell table:style-name="ce48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2" office:value-type="string" calcext:value-type="string">
            <text:p>Buccino, Claudia Soraya</text:p>
          </table:table-cell>
          <table:table-cell table:style-name="ce48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2" office:value-type="string" calcext:value-type="string">
            <text:p>Buccino, Claudia Soraya</text:p>
          </table:table-cell>
          <table:table-cell table:style-name="ce48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3" office:value-type="string" calcext:value-type="string">
            <text:p>Buccino, Claudia Soraya</text:p>
          </table:table-cell>
          <table:table-cell table:style-name="ce49" office:value-type="float" office:value="24731014" calcext:value-type="float">
            <text:p>24.731.014</text:p>
          </table:table-cell>
        </table:table-row>
        <table:table-row table:style-name="ro1">
          <table:table-cell table:style-name="ce4" office:value-type="string" calcext:value-type="string">
            <text:p>Fayó, Alicia Noemí</text:p>
          </table:table-cell>
          <table:table-cell table:style-name="ce50" office:value-type="float" office:value="6380100" calcext:value-type="float">
            <text:p>6.380.100</text:p>
          </table:table-cell>
        </table:table-row>
        <table:table-row table:style-name="ro1" table:visibility="filter">
          <table:table-cell table:style-name="ce2" office:value-type="string" calcext:value-type="string">
            <text:p>Fayó, Alicia Noemí</text:p>
          </table:table-cell>
          <table:table-cell table:style-name="ce48" office:value-type="float" office:value="6380100" calcext:value-type="float">
            <text:p>6.380.100</text:p>
          </table:table-cell>
        </table:table-row>
        <table:table-row table:style-name="ro1" table:visibility="filter">
          <table:table-cell table:style-name="ce2" office:value-type="string" calcext:value-type="string">
            <text:p>Fayó, Alicia Noemí</text:p>
          </table:table-cell>
          <table:table-cell table:style-name="ce48" office:value-type="float" office:value="6380100" calcext:value-type="float">
            <text:p>6.380.100</text:p>
          </table:table-cell>
        </table:table-row>
        <table:table-row table:style-name="ro1" table:visibility="filter">
          <table:table-cell table:style-name="ce2" office:value-type="string" calcext:value-type="string">
            <text:p>Fayó, Alicia Noemí</text:p>
          </table:table-cell>
          <table:table-cell table:style-name="ce48" office:value-type="float" office:value="6380100" calcext:value-type="float">
            <text:p>6.380.100</text:p>
          </table:table-cell>
        </table:table-row>
        <table:table-row table:style-name="ro1" table:visibility="filter">
          <table:table-cell table:style-name="ce2" office:value-type="string" calcext:value-type="string">
            <text:p>Fayó, Alicia Noemí</text:p>
          </table:table-cell>
          <table:table-cell table:style-name="ce48" office:value-type="float" office:value="6380100" calcext:value-type="float">
            <text:p>6.380.100</text:p>
          </table:table-cell>
        </table:table-row>
        <table:table-row table:style-name="ro1" table:visibility="filter">
          <table:table-cell table:style-name="ce3" office:value-type="string" calcext:value-type="string">
            <text:p>Fayó, Alicia Noemí</text:p>
          </table:table-cell>
          <table:table-cell table:style-name="ce49" office:value-type="float" office:value="6380100" calcext:value-type="float">
            <text:p>6.380.100</text:p>
          </table:table-cell>
        </table:table-row>
        <table:table-row table:style-name="ro1">
          <table:table-cell table:style-name="ce4" office:value-type="string" calcext:value-type="string">
            <text:p>Barrutia, Sandra Leonor</text:p>
          </table:table-cell>
          <table:table-cell table:style-name="ce50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3" office:value-type="string" calcext:value-type="string">
            <text:p>Barrutia, Sandra Leonor</text:p>
          </table:table-cell>
          <table:table-cell table:style-name="ce49" office:value-type="float" office:value="27374731" calcext:value-type="float">
            <text:p>27.374.731</text:p>
          </table:table-cell>
        </table:table-row>
        <table:table-row table:style-name="ro1">
          <table:table-cell table:style-name="ce4" office:value-type="string" calcext:value-type="string">
            <text:p>Tripicchio, Santiago Daniel</text:p>
          </table:table-cell>
          <table:table-cell table:style-name="ce50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3" office:value-type="string" calcext:value-type="string">
            <text:p>Tripicchio, Santiago Daniel</text:p>
          </table:table-cell>
          <table:table-cell table:style-name="ce49" office:value-type="float" office:value="18323403" calcext:value-type="float">
            <text:p>18.323.403</text:p>
          </table:table-cell>
        </table:table-row>
        <table:table-row table:style-name="ro1">
          <table:table-cell table:style-name="ce4" office:value-type="string" calcext:value-type="string">
            <text:p>Avila, Monica Beatriz</text:p>
          </table:table-cell>
          <table:table-cell table:style-name="ce50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2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8" office:value-type="string" calcext:value-type="string">
            <text:p>Rocca, Ricardo Daniel</text:p>
          </table:table-cell>
          <table:table-cell table:style-name="ce49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9" office:value-type="string" calcext:value-type="string">
            <text:p>Rocca, Ricardo Daniel</text:p>
          </table:table-cell>
          <table:table-cell table:style-name="ce50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8" office:value-type="string" calcext:value-type="string">
            <text:p>Rocca, Ricardo Daniel</text:p>
          </table:table-cell>
          <table:table-cell table:style-name="ce49" office:value-type="float" office:value="16514532" calcext:value-type="float">
            <text:p>16.514.532</text:p>
          </table:table-cell>
        </table:table-row>
        <table:table-row table:style-name="ro1" table:visibility="filter">
          <table:table-cell table:style-name="ce4" office:value-type="string" calcext:value-type="string">
            <text:p>Natale, Damián Marcelo</text:p>
          </table:table-cell>
          <table:table-cell table:style-name="ce50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3" office:value-type="string" calcext:value-type="string">
            <text:p>Natale, Damián Marcelo</text:p>
          </table:table-cell>
          <table:table-cell table:style-name="ce49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4" office:value-type="string" calcext:value-type="string">
            <text:p>Simon, Angel Rubén</text:p>
          </table:table-cell>
          <table:table-cell table:style-name="ce50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2" table:visibility="filter">
          <table:table-cell table:style-name="ce14" office:value-type="string" calcext:value-type="string">
            <text:p>Natale, Damián Marcelo</text:p>
          </table:table-cell>
          <table:table-cell table:style-name="ce54" office:value-type="float" office:value="30736782" calcext:value-type="float">
            <text:p>30.736.782</text:p>
          </table:table-cell>
        </table:table-row>
        <table:table-row table:style-name="ro2" table:visibility="filter">
          <table:table-cell table:style-name="ce5" office:value-type="string" calcext:value-type="string">
            <text:p>Sar Fernandez, Maxilimiliano Oscar</text:p>
          </table:table-cell>
          <table:table-cell table:style-name="ce50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7" office:value-type="string" calcext:value-type="string">
            <text:p>Sar Fernandez, Maxilimiliano Oscar</text:p>
          </table:table-cell>
          <table:table-cell table:style-name="ce49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5" office:value-type="string" calcext:value-type="string">
            <text:p>Sar Fernandez, Maxilimiliano Oscar</text:p>
          </table:table-cell>
          <table:table-cell table:style-name="ce50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7" office:value-type="string" calcext:value-type="string">
            <text:p>Sar Fernandez, Maxilimiliano Oscar</text:p>
          </table:table-cell>
          <table:table-cell table:style-name="ce49" office:value-type="float" office:value="32384440" calcext:value-type="float">
            <text:p>32.384.440</text:p>
          </table:table-cell>
        </table:table-row>
        <table:table-row table:style-name="ro1" table:visibility="filter">
          <table:table-cell table:style-name="ce4" office:value-type="string" calcext:value-type="string">
            <text:p>Natale, Damián Marcelo</text:p>
          </table:table-cell>
          <table:table-cell table:style-name="ce50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3" office:value-type="string" calcext:value-type="string">
            <text:p>Palermo, Lorena Raquel</text:p>
          </table:table-cell>
          <table:table-cell table:style-name="ce49" office:value-type="float" office:value="24075495" calcext:value-type="float">
            <text:p>24.075.495</text:p>
          </table:table-cell>
        </table:table-row>
        <table:table-row table:style-name="ro2">
          <table:table-cell table:style-name="ce5" office:value-type="string" calcext:value-type="string">
            <text:p>Suarez, Miguel Angel</text:p>
          </table:table-cell>
          <table:table-cell table:style-name="ce50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6" office:value-type="string" calcext:value-type="string">
            <text:p>Suarez, Miguel Angel</text:p>
          </table:table-cell>
          <table:table-cell table:style-name="ce4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6" office:value-type="string" calcext:value-type="string">
            <text:p>Suarez, Miguel Angel</text:p>
          </table:table-cell>
          <table:table-cell table:style-name="ce4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6" office:value-type="string" calcext:value-type="string">
            <text:p>Suarez, Miguel Angel</text:p>
          </table:table-cell>
          <table:table-cell table:style-name="ce4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6" office:value-type="string" calcext:value-type="string">
            <text:p>Suarez, Miguel Angel</text:p>
          </table:table-cell>
          <table:table-cell table:style-name="ce4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6" office:value-type="string" calcext:value-type="string">
            <text:p>Suarez, Miguel Angel</text:p>
          </table:table-cell>
          <table:table-cell table:style-name="ce48" office:value-type="float" office:value="27072308" calcext:value-type="float">
            <text:p>27.072.308</text:p>
          </table:table-cell>
        </table:table-row>
        <table:table-row table:style-name="ro2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1">
          <table:table-cell table:style-name="ce3" office:value-type="string" calcext:value-type="string">
            <text:p>Tomas, Julio Cesar</text:p>
          </table:table-cell>
          <table:table-cell table:style-name="ce49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4" office:value-type="string" calcext:value-type="string">
            <text:p>Tomas, Julio Cesar</text:p>
          </table:table-cell>
          <table:table-cell table:style-name="ce50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3" office:value-type="string" calcext:value-type="string">
            <text:p>Tomas, Julio Cesar</text:p>
          </table:table-cell>
          <table:table-cell table:style-name="ce49" office:value-type="float" office:value="28045321" calcext:value-type="float">
            <text:p>28.045.321</text:p>
          </table:table-cell>
        </table:table-row>
        <table:table-row table:style-name="ro1">
          <table:table-cell table:style-name="ce4" office:value-type="string" calcext:value-type="string">
            <text:p>Lumiera, Felipe</text:p>
          </table:table-cell>
          <table:table-cell table:style-name="ce50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3" office:value-type="string" calcext:value-type="string">
            <text:p>Lumiera, Felipe</text:p>
          </table:table-cell>
          <table:table-cell table:style-name="ce49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4" office:value-type="string" calcext:value-type="string">
            <text:p>Lumiera, Felipe</text:p>
          </table:table-cell>
          <table:table-cell table:style-name="ce50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3" office:value-type="string" calcext:value-type="string">
            <text:p>Lumiera, Felipe</text:p>
          </table:table-cell>
          <table:table-cell table:style-name="ce49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4" office:value-type="string" calcext:value-type="string">
            <text:p>Lumiera, Felipe</text:p>
          </table:table-cell>
          <table:table-cell table:style-name="ce50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3" office:value-type="string" calcext:value-type="string">
            <text:p>Tomas, Julio Cesar</text:p>
          </table:table-cell>
          <table:table-cell table:style-name="ce49" office:value-type="float" office:value="28045321" calcext:value-type="float">
            <text:p>28.045.321</text:p>
          </table:table-cell>
        </table:table-row>
        <table:table-row table:style-name="ro1">
          <table:table-cell table:style-name="ce4" office:value-type="string" calcext:value-type="string">
            <text:p>Fattore, Enzo</text:p>
          </table:table-cell>
          <table:table-cell table:style-name="ce50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>
          <table:table-cell table:style-name="ce4" office:value-type="string" calcext:value-type="string">
            <text:p>Aversente, Omar Luis</text:p>
          </table:table-cell>
          <table:table-cell table:style-name="ce50" office:value-type="string" calcext:value-type="string">
            <text:p>M4.557.784</text:p>
          </table:table-cell>
        </table:table-row>
        <table:table-row table:style-name="ro1" table:visibility="filter">
          <table:table-cell table:style-name="ce2" office:value-type="string" calcext:value-type="string">
            <text:p>Aversente, Omar Luis</text:p>
          </table:table-cell>
          <table:table-cell table:style-name="ce48" office:value-type="string" calcext:value-type="string">
            <text:p>M4.557.784</text:p>
          </table:table-cell>
        </table:table-row>
        <table:table-row table:style-name="ro1" table:visibility="filter">
          <table:table-cell table:style-name="ce3" office:value-type="string" calcext:value-type="string">
            <text:p>Aversente, Omar Luis</text:p>
          </table:table-cell>
          <table:table-cell table:style-name="ce49" office:value-type="string" calcext:value-type="string">
            <text:p>M4.557.784</text:p>
          </table:table-cell>
        </table:table-row>
        <table:table-row table:style-name="ro2">
          <table:table-cell table:style-name="ce5" office:value-type="string" calcext:value-type="string">
            <text:p>Fernandez, Gladys Ramona</text:p>
          </table:table-cell>
          <table:table-cell table:style-name="ce50" office:value-type="float" office:value="14791138" calcext:value-type="float">
            <text:p>14.791.138</text:p>
          </table:table-cell>
        </table:table-row>
        <table:table-row table:style-name="ro2" table:visibility="filter">
          <table:table-cell table:style-name="ce7" office:value-type="string" calcext:value-type="string">
            <text:p>Fernandez, Gladys Ramona</text:p>
          </table:table-cell>
          <table:table-cell table:style-name="ce49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4" office:value-type="string" calcext:value-type="string">
            <text:p>Fernandez, Gladys Ramona</text:p>
          </table:table-cell>
          <table:table-cell table:style-name="ce50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2">
          <table:table-cell table:style-name="ce6" office:value-type="string" calcext:value-type="string">
            <text:p>Rossin, Adrian Enrique</text:p>
          </table:table-cell>
          <table:table-cell table:style-name="ce4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6" office:value-type="string" calcext:value-type="string">
            <text:p>Rossin, Adrian Enrique</text:p>
          </table:table-cell>
          <table:table-cell table:style-name="ce4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7" office:value-type="string" calcext:value-type="string">
            <text:p>Rossin, Adrian Enrique</text:p>
          </table:table-cell>
          <table:table-cell table:style-name="ce49" office:value-type="float" office:value="20052816" calcext:value-type="float">
            <text:p>20.052.816</text:p>
          </table:table-cell>
        </table:table-row>
        <table:table-row table:style-name="ro2">
          <table:table-cell table:style-name="ce5" office:value-type="string" calcext:value-type="string">
            <text:p>Rodriguez Esquivel, Walter Oscar</text:p>
          </table:table-cell>
          <table:table-cell table:style-name="ce50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7" office:value-type="string" calcext:value-type="string">
            <text:p>Rodriguez Esquivel, Walter Oscar</text:p>
          </table:table-cell>
          <table:table-cell table:style-name="ce49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5" office:value-type="string" calcext:value-type="string">
            <text:p>Rodriguez Esquivel, Walter Oscar</text:p>
          </table:table-cell>
          <table:table-cell table:style-name="ce50" office:value-type="float" office:value="14559783" calcext:value-type="float">
            <text:p>14.559.783</text:p>
          </table:table-cell>
        </table:table-row>
        <table:table-row table:style-name="ro2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7" office:value-type="string" calcext:value-type="string">
            <text:p>Di Blasi Regner, Mario Alejandro</text:p>
          </table:table-cell>
          <table:table-cell table:style-name="ce49" office:value-type="float" office:value="17874358" calcext:value-type="float">
            <text:p>17.874.358</text:p>
          </table:table-cell>
        </table:table-row>
        <table:table-row table:style-name="ro2">
          <table:table-cell table:style-name="ce19" office:value-type="string" calcext:value-type="string">
            <text:p>Otero, Dino</text:p>
          </table:table-cell>
          <table:table-cell table:style-name="ce55" office:value-type="string" calcext:value-type="string">
            <text:p>M4.590.715</text:p>
          </table:table-cell>
        </table:table-row>
        <table:table-row table:style-name="ro2" table:visibility="filter">
          <table:table-cell table:style-name="ce17" office:value-type="string" calcext:value-type="string">
            <text:p>Otero, Dino</text:p>
          </table:table-cell>
          <table:table-cell table:style-name="ce56" office:value-type="string" calcext:value-type="string">
            <text:p>M4.590.715</text:p>
          </table:table-cell>
        </table:table-row>
        <table:table-row table:style-name="ro2" table:visibility="filter">
          <table:table-cell table:style-name="ce18" office:value-type="string" calcext:value-type="string">
            <text:p>Otero, Dino</text:p>
          </table:table-cell>
          <table:table-cell table:style-name="ce57" office:value-type="string" calcext:value-type="string">
            <text:p>M4.590.715</text:p>
          </table:table-cell>
        </table:table-row>
        <table:table-row table:style-name="ro2" table:visibility="filter">
          <table:table-cell table:style-name="ce19" office:value-type="string" calcext:value-type="string">
            <text:p>Otero, Dino</text:p>
          </table:table-cell>
          <table:table-cell table:style-name="ce55" office:value-type="string" calcext:value-type="string">
            <text:p>M4.590.715</text:p>
          </table:table-cell>
        </table:table-row>
        <table:table-row table:style-name="ro2" table:visibility="filter">
          <table:table-cell table:style-name="ce17" office:value-type="string" calcext:value-type="string">
            <text:p>Otero, Dino</text:p>
          </table:table-cell>
          <table:table-cell table:style-name="ce56" office:value-type="string" calcext:value-type="string">
            <text:p>M4.590.715</text:p>
          </table:table-cell>
        </table:table-row>
        <table:table-row table:style-name="ro2" table:visibility="filter">
          <table:table-cell table:style-name="ce17" office:value-type="string" calcext:value-type="string">
            <text:p>Otero, Dino</text:p>
          </table:table-cell>
          <table:table-cell table:style-name="ce56" office:value-type="string" calcext:value-type="string">
            <text:p>M4.590.715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7" office:value-type="string" calcext:value-type="string">
            <text:p>Di Blasi Regner, Mario Alejandro</text:p>
          </table:table-cell>
          <table:table-cell table:style-name="ce49" office:value-type="float" office:value="17874358" calcext:value-type="float">
            <text:p>17.874.358</text:p>
          </table:table-cell>
        </table:table-row>
        <table:table-row table:style-name="ro2">
          <table:table-cell table:style-name="ce19" office:value-type="string" calcext:value-type="string">
            <text:p>Bernocco, Matías Alejandro</text:p>
          </table:table-cell>
          <table:table-cell table:style-name="ce50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8" office:value-type="string" calcext:value-type="string">
            <text:p>Bernocco, Matías Alejandro</text:p>
          </table:table-cell>
          <table:table-cell table:style-name="ce49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9" office:value-type="string" calcext:value-type="string">
            <text:p>Bernocco, Matías Alejandro</text:p>
          </table:table-cell>
          <table:table-cell table:style-name="ce50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9" office:value-type="string" calcext:value-type="string">
            <text:p>Vastag, Javier Miguel</text:p>
          </table:table-cell>
          <table:table-cell table:style-name="ce50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8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20" office:value-type="string" calcext:value-type="string">
            <text:p>Marcasoli Agüero, Griselda Gabriela</text:p>
          </table:table-cell>
          <table:table-cell table:style-name="ce5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8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2">
          <table:table-cell table:style-name="ce21" office:value-type="string" calcext:value-type="string">
            <text:p>Pedrozo, Juan Martín</text:p>
          </table:table-cell>
          <table:table-cell table:style-name="ce55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22" office:value-type="string" calcext:value-type="string">
            <text:p>Pedrozo, Juan Martín</text:p>
          </table:table-cell>
          <table:table-cell table:style-name="ce56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22" office:value-type="string" calcext:value-type="string">
            <text:p>Pedrozo, Juan Martín</text:p>
          </table:table-cell>
          <table:table-cell table:style-name="ce56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23" office:value-type="string" calcext:value-type="string">
            <text:p>Pedrozo, Juan Martín</text:p>
          </table:table-cell>
          <table:table-cell table:style-name="ce57" office:value-type="float" office:value="25216982" calcext:value-type="float">
            <text:p>25.216.982</text:p>
          </table:table-cell>
        </table:table-row>
        <table:table-row table:style-name="ro2">
          <table:table-cell table:style-name="ce19" office:value-type="string" calcext:value-type="string">
            <text:p>Copello, Raúl Luis</text:p>
          </table:table-cell>
          <table:table-cell table:style-name="ce59" office:value-type="string" calcext:value-type="string">
            <text:p>M6.256.555</text:p>
          </table:table-cell>
        </table:table-row>
        <table:table-row table:style-name="ro2" table:visibility="filter">
          <table:table-cell table:style-name="ce17" office:value-type="string" calcext:value-type="string">
            <text:p>Copello, Raúl Luis</text:p>
          </table:table-cell>
          <table:table-cell table:style-name="ce60" office:value-type="string" calcext:value-type="string">
            <text:p>M6.256.555</text:p>
          </table:table-cell>
        </table:table-row>
        <table:table-row table:style-name="ro2" table:visibility="filter">
          <table:table-cell table:style-name="ce17" office:value-type="string" calcext:value-type="string">
            <text:p>Copello, Raúl Luis</text:p>
          </table:table-cell>
          <table:table-cell table:style-name="ce60" office:value-type="string" calcext:value-type="string">
            <text:p>M6.256.555</text:p>
          </table:table-cell>
        </table:table-row>
        <table:table-row table:style-name="ro2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8" office:value-type="string" calcext:value-type="string">
            <text:p>Maidana, Nadia Daniela</text:p>
          </table:table-cell>
          <table:table-cell table:style-name="ce49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9" office:value-type="string" calcext:value-type="string">
            <text:p>Maidana, Nadia Daniela</text:p>
          </table:table-cell>
          <table:table-cell table:style-name="ce50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3" office:value-type="string" calcext:value-type="string">
            <text:p>Nishiyama, Juan Carlos</text:p>
          </table:table-cell>
          <table:table-cell table:style-name="ce57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5" office:value-type="string" calcext:value-type="string">
            <text:p>Rodriguez Esquivel, Walter Oscar</text:p>
          </table:table-cell>
          <table:table-cell table:style-name="ce50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7" office:value-type="string" calcext:value-type="string">
            <text:p>Rodriguez Esquivel, Walter Oscar</text:p>
          </table:table-cell>
          <table:table-cell table:style-name="ce49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5" office:value-type="string" calcext:value-type="string">
            <text:p>Rodriguez Esquivel, Walter Oscar</text:p>
          </table:table-cell>
          <table:table-cell table:style-name="ce50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7" office:value-type="string" calcext:value-type="string">
            <text:p>Rodriguez Esquivel, Walter Oscar</text:p>
          </table:table-cell>
          <table:table-cell table:style-name="ce49" office:value-type="float" office:value="14559783" calcext:value-type="float">
            <text:p>14.559.783</text:p>
          </table:table-cell>
        </table:table-row>
        <table:table-row table:style-name="ro1">
          <table:table-cell table:style-name="ce4" office:value-type="string" calcext:value-type="string">
            <text:p>Castro, Ana María</text:p>
          </table:table-cell>
          <table:table-cell table:style-name="ce50" office:value-type="float" office:value="17746966" calcext:value-type="float">
            <text:p>17.746.966</text:p>
          </table:table-cell>
        </table:table-row>
        <table:table-row table:style-name="ro1" table:visibility="filter">
          <table:table-cell table:style-name="ce3" office:value-type="string" calcext:value-type="string">
            <text:p>Castro, Ana María</text:p>
          </table:table-cell>
          <table:table-cell table:style-name="ce49" office:value-type="float" office:value="17746966" calcext:value-type="float">
            <text:p>17.746.966</text:p>
          </table:table-cell>
        </table:table-row>
        <table:table-row table:style-name="ro1">
          <table:table-cell table:style-name="ce4" office:value-type="string" calcext:value-type="string">
            <text:p>Lara Campos, Brian Esteban</text:p>
          </table:table-cell>
          <table:table-cell table:style-name="ce50" office:value-type="float" office:value="94267465" calcext:value-type="float">
            <text:p>94.267.465</text:p>
          </table:table-cell>
        </table:table-row>
        <table:table-row table:style-name="ro1" table:visibility="filter">
          <table:table-cell table:style-name="ce2" office:value-type="string" calcext:value-type="string">
            <text:p>Lara Campos, Brian Esteban</text:p>
          </table:table-cell>
          <table:table-cell table:style-name="ce48" office:value-type="float" office:value="94267465" calcext:value-type="float">
            <text:p>94.267.465</text:p>
          </table:table-cell>
        </table:table-row>
        <table:table-row table:style-name="ro1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3" office:value-type="string" calcext:value-type="string">
            <text:p>Lupani, María Cecilia</text:p>
          </table:table-cell>
          <table:table-cell table:style-name="ce49" office:value-type="float" office:value="37345292" calcext:value-type="float">
            <text:p>37.345.292</text:p>
          </table:table-cell>
        </table:table-row>
        <table:table-row table:style-name="ro2" table:visibility="filter">
          <table:table-cell table:style-name="ce5" office:value-type="string" calcext:value-type="string">
            <text:p>Bertello, Mariana Verónica</text:p>
          </table:table-cell>
          <table:table-cell table:style-name="ce50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7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2">
          <table:table-cell table:style-name="ce5" office:value-type="string" calcext:value-type="string">
            <text:p>Calabuig, Fernando</text:p>
          </table:table-cell>
          <table:table-cell table:style-name="ce50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7" office:value-type="string" calcext:value-type="string">
            <text:p>Calabuig, Fernando</text:p>
          </table:table-cell>
          <table:table-cell table:style-name="ce49" office:value-type="float" office:value="33058107" calcext:value-type="float">
            <text:p>33.058.107</text:p>
          </table:table-cell>
        </table:table-row>
        <table:table-row table:style-name="ro1" table:visibility="filter">
          <table:table-cell table:style-name="ce4" office:value-type="string" calcext:value-type="string">
            <text:p>Dirube, Matías</text:p>
          </table:table-cell>
          <table:table-cell table:style-name="ce50" office:value-type="float" office:value="34830022" calcext:value-type="float">
            <text:p>34.830.022</text:p>
          </table:table-cell>
        </table:table-row>
        <table:table-row table:style-name="ro2" table:visibility="filter">
          <table:table-cell table:style-name="ce6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2" table:visibility="filter">
          <table:table-cell table:style-name="ce6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2" table:visibility="filter">
          <table:table-cell table:style-name="ce6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2" table:visibility="filter">
          <table:table-cell table:style-name="ce6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2" table:visibility="filter">
          <table:table-cell table:style-name="ce7" office:value-type="string" calcext:value-type="string">
            <text:p>Dirube, Matías</text:p>
          </table:table-cell>
          <table:table-cell table:style-name="ce49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4" office:value-type="string" calcext:value-type="string">
            <text:p>Herrera, Tamara Gisele</text:p>
          </table:table-cell>
          <table:table-cell table:style-name="ce50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4" office:value-type="string" calcext:value-type="string">
            <text:p>Lupani, María Cecilia</text:p>
          </table:table-cell>
          <table:table-cell table:style-name="ce50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3" office:value-type="string" calcext:value-type="string">
            <text:p>Lupani, María Cecilia</text:p>
          </table:table-cell>
          <table:table-cell table:style-name="ce49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4" office:value-type="string" calcext:value-type="string">
            <text:p>Dirube, Matías</text:p>
          </table:table-cell>
          <table:table-cell table:style-name="ce50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3" office:value-type="string" calcext:value-type="string">
            <text:p>Dirube, Matías</text:p>
          </table:table-cell>
          <table:table-cell table:style-name="ce49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4" office:value-type="string" calcext:value-type="string">
            <text:p>Lupani, María Cecilia</text:p>
          </table:table-cell>
          <table:table-cell table:style-name="ce50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2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7" office:value-type="string" calcext:value-type="string">
            <text:p>Comuzzi, Juan Carlos</text:p>
          </table:table-cell>
          <table:table-cell table:style-name="ce49" office:value-type="string" calcext:value-type="string">
            <text:p>M4.432.061</text:p>
          </table:table-cell>
        </table:table-row>
        <table:table-row table:style-name="ro2" table:visibility="filter">
          <table:table-cell table:style-name="ce5" office:value-type="string" calcext:value-type="string">
            <text:p>Comuzzi, Juan Carlos</text:p>
          </table:table-cell>
          <table:table-cell table:style-name="ce50" office:value-type="string" calcext:value-type="string">
            <text:p>M4.432.061</text:p>
          </table:table-cell>
        </table:table-row>
        <table:table-row table:style-name="ro2" table:visibility="filter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7" office:value-type="string" calcext:value-type="string">
            <text:p>Comuzzi, Juan Carlos</text:p>
          </table:table-cell>
          <table:table-cell table:style-name="ce49" office:value-type="string" calcext:value-type="string">
            <text:p>M4.432.061</text:p>
          </table:table-cell>
        </table:table-row>
        <table:table-row table:style-name="ro2">
          <table:table-cell table:style-name="ce19" office:value-type="string" calcext:value-type="string">
            <text:p>Castro, Carlos Andres</text:p>
          </table:table-cell>
          <table:table-cell table:style-name="ce50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7" office:value-type="string" calcext:value-type="string">
            <text:p>Castro, Carlos Andres</text:p>
          </table:table-cell>
          <table:table-cell table:style-name="ce4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8" office:value-type="string" calcext:value-type="string">
            <text:p>Castro, Carlos Andres</text:p>
          </table:table-cell>
          <table:table-cell table:style-name="ce49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9" office:value-type="string" calcext:value-type="string">
            <text:p>Castro, Carlos Andres</text:p>
          </table:table-cell>
          <table:table-cell table:style-name="ce50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7" office:value-type="string" calcext:value-type="string">
            <text:p>Castro, Carlos Andres</text:p>
          </table:table-cell>
          <table:table-cell table:style-name="ce4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8" office:value-type="string" calcext:value-type="string">
            <text:p>Castro, Carlos Andres</text:p>
          </table:table-cell>
          <table:table-cell table:style-name="ce49" office:value-type="float" office:value="35588965" calcext:value-type="float">
            <text:p>35.588.965</text:p>
          </table:table-cell>
        </table:table-row>
        <table:table-row table:style-name="ro2">
          <table:table-cell table:style-name="ce5" office:value-type="string" calcext:value-type="string">
            <text:p>Gramajo, Marcelo Ernesto</text:p>
          </table:table-cell>
          <table:table-cell table:style-name="ce50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6" office:value-type="string" calcext:value-type="string">
            <text:p>Gramajo, Marcelo Ernesto</text:p>
          </table:table-cell>
          <table:table-cell table:style-name="ce48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7" office:value-type="string" calcext:value-type="string">
            <text:p>Gramajo, Marcelo Ernesto</text:p>
          </table:table-cell>
          <table:table-cell table:style-name="ce49" office:value-type="float" office:value="16949193" calcext:value-type="float">
            <text:p>16.949.193</text:p>
          </table:table-cell>
        </table:table-row>
        <table:table-row table:style-name="ro2">
          <table:table-cell table:style-name="ce19" office:value-type="string" calcext:value-type="string">
            <text:p>Cennamo, Sandra Rosana</text:p>
          </table:table-cell>
          <table:table-cell table:style-name="ce50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8" office:value-type="string" calcext:value-type="string">
            <text:p>Cennamo, Sandra Rosana</text:p>
          </table:table-cell>
          <table:table-cell table:style-name="ce49" office:value-type="float" office:value="14678326" calcext:value-type="float">
            <text:p>14.678.326</text:p>
          </table:table-cell>
        </table:table-row>
        <table:table-row table:style-name="ro2">
          <table:table-cell table:style-name="ce19" office:value-type="string" calcext:value-type="string">
            <text:p>Paré, Agustina Tatiana</text:p>
          </table:table-cell>
          <table:table-cell table:style-name="ce50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7" office:value-type="string" calcext:value-type="string">
            <text:p>Paré, Agustina Tatiana</text:p>
          </table:table-cell>
          <table:table-cell table:style-name="ce4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8" office:value-type="string" calcext:value-type="string">
            <text:p>Paré, Agustina Tatiana</text:p>
          </table:table-cell>
          <table:table-cell table:style-name="ce49" office:value-type="float" office:value="35021519" calcext:value-type="float">
            <text:p>35.021.519</text:p>
          </table:table-cell>
        </table:table-row>
        <table:table-row table:style-name="ro2">
          <table:table-cell table:style-name="ce19" office:value-type="string" calcext:value-type="string">
            <text:p>Sanchez, Liliana Luján</text:p>
          </table:table-cell>
          <table:table-cell table:style-name="ce50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7" office:value-type="string" calcext:value-type="string">
            <text:p>Sanchez, Liliana Luján</text:p>
          </table:table-cell>
          <table:table-cell table:style-name="ce4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8" office:value-type="string" calcext:value-type="string">
            <text:p>Sanchez, Liliana Luján</text:p>
          </table:table-cell>
          <table:table-cell table:style-name="ce49" office:value-type="float" office:value="31348818" calcext:value-type="float">
            <text:p>31.348.818</text:p>
          </table:table-cell>
        </table:table-row>
        <table:table-row table:style-name="ro2">
          <table:table-cell table:style-name="ce19" office:value-type="string" calcext:value-type="string">
            <text:p>Villalba Barrios, Graciela</text:p>
          </table:table-cell>
          <table:table-cell table:style-name="ce50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8" office:value-type="string" calcext:value-type="string">
            <text:p>Villalba Barrios, Graciela</text:p>
          </table:table-cell>
          <table:table-cell table:style-name="ce49" office:value-type="float" office:value="92487251" calcext:value-type="float">
            <text:p>92.487.251</text:p>
          </table:table-cell>
        </table:table-row>
        <table:table-row table:style-name="ro2">
          <table:table-cell table:style-name="ce5" office:value-type="string" calcext:value-type="string">
            <text:p>Bustamante Thompson, Mercedes Lorena</text:p>
          </table:table-cell>
          <table:table-cell table:style-name="ce50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6" office:value-type="string" calcext:value-type="string">
            <text:p>Bustamante Thompson, Mercedes Lorena</text:p>
          </table:table-cell>
          <table:table-cell table:style-name="ce4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7" office:value-type="string" calcext:value-type="string">
            <text:p>Bustamante Thompson, Mercedes Lorena</text:p>
          </table:table-cell>
          <table:table-cell table:style-name="ce49" office:value-type="float" office:value="23362385" calcext:value-type="float">
            <text:p>23.362.385</text:p>
          </table:table-cell>
        </table:table-row>
        <table:table-row table:style-name="ro2">
          <table:table-cell table:style-name="ce5" office:value-type="string" calcext:value-type="string">
            <text:p>Arroyo, Erica Anahí</text:p>
          </table:table-cell>
          <table:table-cell table:style-name="ce50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7" office:value-type="string" calcext:value-type="string">
            <text:p>Arroyo, Erica Anahí</text:p>
          </table:table-cell>
          <table:table-cell table:style-name="ce49" office:value-type="float" office:value="27242422" calcext:value-type="float">
            <text:p>27.242.422</text:p>
          </table:table-cell>
        </table:table-row>
        <table:table-row table:style-name="ro2">
          <table:table-cell table:style-name="ce5" office:value-type="string" calcext:value-type="string">
            <text:p>Retamal, María Julia Mercedes</text:p>
          </table:table-cell>
          <table:table-cell table:style-name="ce50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7" office:value-type="string" calcext:value-type="string">
            <text:p>Retamal, María Julia Mercedes</text:p>
          </table:table-cell>
          <table:table-cell table:style-name="ce49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5" office:value-type="string" calcext:value-type="string">
            <text:p>Bustamante Thompson, Mercedes Lorena</text:p>
          </table:table-cell>
          <table:table-cell table:style-name="ce50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6" office:value-type="string" calcext:value-type="string">
            <text:p>Bustamante Thompson, Mercedes Lorena</text:p>
          </table:table-cell>
          <table:table-cell table:style-name="ce4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7" office:value-type="string" calcext:value-type="string">
            <text:p>Bustamante Thompson, Mercedes Lorena</text:p>
          </table:table-cell>
          <table:table-cell table:style-name="ce49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19" office:value-type="string" calcext:value-type="string">
            <text:p>Cennamo, Sandra Rosana</text:p>
          </table:table-cell>
          <table:table-cell table:style-name="ce50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8" office:value-type="string" calcext:value-type="string">
            <text:p>Cennamo, Sandra Rosana</text:p>
          </table:table-cell>
          <table:table-cell table:style-name="ce49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9" office:value-type="string" calcext:value-type="string">
            <text:p>Paré, Agustina Tatiana</text:p>
          </table:table-cell>
          <table:table-cell table:style-name="ce50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7" office:value-type="string" calcext:value-type="string">
            <text:p>Paré, Agustina Tatiana</text:p>
          </table:table-cell>
          <table:table-cell table:style-name="ce4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8" office:value-type="string" calcext:value-type="string">
            <text:p>Paré, Agustina Tatiana</text:p>
          </table:table-cell>
          <table:table-cell table:style-name="ce49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9" office:value-type="string" calcext:value-type="string">
            <text:p>Sanchez, Liliana Luján</text:p>
          </table:table-cell>
          <table:table-cell table:style-name="ce50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7" office:value-type="string" calcext:value-type="string">
            <text:p>Sanchez, Liliana Luján</text:p>
          </table:table-cell>
          <table:table-cell table:style-name="ce4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8" office:value-type="string" calcext:value-type="string">
            <text:p>Sanchez, Liliana Luján</text:p>
          </table:table-cell>
          <table:table-cell table:style-name="ce49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9" office:value-type="string" calcext:value-type="string">
            <text:p>Villalba Barrios, Graciela</text:p>
          </table:table-cell>
          <table:table-cell table:style-name="ce50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8" office:value-type="string" calcext:value-type="string">
            <text:p>Villalba Barrios, Graciela</text:p>
          </table:table-cell>
          <table:table-cell table:style-name="ce49" office:value-type="float" office:value="92487251" calcext:value-type="float">
            <text:p>92.487.251</text:p>
          </table:table-cell>
        </table:table-row>
        <table:table-row table:style-name="ro1">
          <table:table-cell table:style-name="ce4" office:value-type="string" calcext:value-type="string">
            <text:p>Minotti, Ana Clara</text:p>
          </table:table-cell>
          <table:table-cell table:style-name="ce50" office:value-type="float" office:value="35752285" calcext:value-type="float">
            <text:p>35.752.285</text:p>
          </table:table-cell>
        </table:table-row>
        <table:table-row table:style-name="ro1" table:visibility="filter">
          <table:table-cell table:style-name="ce2" office:value-type="string" calcext:value-type="string">
            <text:p>Minotti, Ana Clara</text:p>
          </table:table-cell>
          <table:table-cell table:style-name="ce48" office:value-type="float" office:value="35752285" calcext:value-type="float">
            <text:p>35.752.285</text:p>
          </table:table-cell>
        </table:table-row>
        <table:table-row table:style-name="ro1" table:visibility="filter">
          <table:table-cell table:style-name="ce3" office:value-type="string" calcext:value-type="string">
            <text:p>Minotti, Ana Clara</text:p>
          </table:table-cell>
          <table:table-cell table:style-name="ce49" office:value-type="float" office:value="35752285" calcext:value-type="float">
            <text:p>35.752.285</text:p>
          </table:table-cell>
        </table:table-row>
        <table:table-row table:style-name="ro2">
          <table:table-cell table:style-name="ce5" office:value-type="string" calcext:value-type="string">
            <text:p>Elisei, Dante Nicolás</text:p>
          </table:table-cell>
          <table:table-cell table:style-name="ce50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6" office:value-type="string" calcext:value-type="string">
            <text:p>Elisei, Dante Nicolás</text:p>
          </table:table-cell>
          <table:table-cell table:style-name="ce48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6" office:value-type="string" calcext:value-type="string">
            <text:p>Elisei, Dante Nicolás</text:p>
          </table:table-cell>
          <table:table-cell table:style-name="ce48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7" office:value-type="string" calcext:value-type="string">
            <text:p>Elisei, Dante Nicolás</text:p>
          </table:table-cell>
          <table:table-cell table:style-name="ce49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5" office:value-type="string" calcext:value-type="string">
            <text:p>Miranda, Agustín Alejandro</text:p>
          </table:table-cell>
          <table:table-cell table:style-name="ce50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7" office:value-type="string" calcext:value-type="string">
            <text:p>Miranda, Agustín Alejandro</text:p>
          </table:table-cell>
          <table:table-cell table:style-name="ce49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5" office:value-type="string" calcext:value-type="string">
            <text:p>Pereyra, Fernando Adrian</text:p>
          </table:table-cell>
          <table:table-cell table:style-name="ce50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7" office:value-type="string" calcext:value-type="string">
            <text:p>Lio, Claudio Sebastián</text:p>
          </table:table-cell>
          <table:table-cell table:style-name="ce49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5" office:value-type="string" calcext:value-type="string">
            <text:p>Fiorotto, Maria Cecilia</text:p>
          </table:table-cell>
          <table:table-cell table:style-name="ce50" office:value-type="float" office:value="31071249" calcext:value-type="float">
            <text:p>31.071.249</text:p>
          </table:table-cell>
        </table:table-row>
        <table:table-row table:style-name="ro2" table:visibility="filter">
          <table:table-cell table:style-name="ce6" office:value-type="string" calcext:value-type="string">
            <text:p>Fiorotto, Maria Cecilia</text:p>
          </table:table-cell>
          <table:table-cell table:style-name="ce48" office:value-type="float" office:value="31071249" calcext:value-type="float">
            <text:p>31.071.249</text:p>
          </table:table-cell>
        </table:table-row>
        <table:table-row table:style-name="ro2" table:visibility="filter">
          <table:table-cell table:style-name="ce6" office:value-type="string" calcext:value-type="string">
            <text:p>Fiorotto, Maria Cecilia</text:p>
          </table:table-cell>
          <table:table-cell table:style-name="ce48" office:value-type="float" office:value="31071249" calcext:value-type="float">
            <text:p>31.071.249</text:p>
          </table:table-cell>
        </table:table-row>
        <table:table-row table:style-name="ro2" table:visibility="filter">
          <table:table-cell table:style-name="ce6" office:value-type="string" calcext:value-type="string">
            <text:p>Fiorotto, Maria Cecilia</text:p>
          </table:table-cell>
          <table:table-cell table:style-name="ce48" office:value-type="float" office:value="31071249" calcext:value-type="float">
            <text:p>31.071.249</text:p>
          </table:table-cell>
        </table:table-row>
        <table:table-row table:style-name="ro2" table:visibility="filter">
          <table:table-cell table:style-name="ce7" office:value-type="string" calcext:value-type="string">
            <text:p>Fiorotto, Maria Cecilia</text:p>
          </table:table-cell>
          <table:table-cell table:style-name="ce49" office:value-type="float" office:value="31071249" calcext:value-type="float">
            <text:p>31.071.249</text:p>
          </table:table-cell>
        </table:table-row>
        <table:table-row table:style-name="ro2">
          <table:table-cell table:style-name="ce5" office:value-type="string" calcext:value-type="string">
            <text:p>Dabul, Cynthia</text:p>
          </table:table-cell>
          <table:table-cell table:style-name="ce50" office:value-type="float" office:value="28863105" calcext:value-type="float">
            <text:p>28.863.105</text:p>
          </table:table-cell>
        </table:table-row>
        <table:table-row table:style-name="ro2" table:visibility="filter">
          <table:table-cell table:style-name="ce6" office:value-type="string" calcext:value-type="string">
            <text:p>Dabul, Cynthia</text:p>
          </table:table-cell>
          <table:table-cell table:style-name="ce48" office:value-type="float" office:value="28863105" calcext:value-type="float">
            <text:p>28.863.105</text:p>
          </table:table-cell>
        </table:table-row>
        <table:table-row table:style-name="ro2" table:visibility="filter">
          <table:table-cell table:style-name="ce6" office:value-type="string" calcext:value-type="string">
            <text:p>Dabul, Cynthia</text:p>
          </table:table-cell>
          <table:table-cell table:style-name="ce48" office:value-type="float" office:value="28863105" calcext:value-type="float">
            <text:p>28.863.105</text:p>
          </table:table-cell>
        </table:table-row>
        <table:table-row table:style-name="ro2" table:visibility="filter">
          <table:table-cell table:style-name="ce6" office:value-type="string" calcext:value-type="string">
            <text:p>Dabul, Cynthia</text:p>
          </table:table-cell>
          <table:table-cell table:style-name="ce48" office:value-type="float" office:value="28863105" calcext:value-type="float">
            <text:p>28.863.105</text:p>
          </table:table-cell>
        </table:table-row>
        <table:table-row table:style-name="ro2" table:visibility="filter">
          <table:table-cell table:style-name="ce7" office:value-type="string" calcext:value-type="string">
            <text:p>Dabul, Cynthia</text:p>
          </table:table-cell>
          <table:table-cell table:style-name="ce49" office:value-type="float" office:value="28863105" calcext:value-type="float">
            <text:p>28.863.105</text:p>
          </table:table-cell>
        </table:table-row>
        <table:table-row table:style-name="ro2" table:visibility="filter">
          <table:table-cell table:style-name="ce5" office:value-type="string" calcext:value-type="string">
            <text:p>Spini, Natalia Gabriela</text:p>
          </table:table-cell>
          <table:table-cell table:style-name="ce50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7" office:value-type="string" calcext:value-type="string">
            <text:p>Spini, Natalia Gabriela</text:p>
          </table:table-cell>
          <table:table-cell table:style-name="ce49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5" office:value-type="string" calcext:value-type="string">
            <text:p>Mercader, Emilio Pedro</text:p>
          </table:table-cell>
          <table:table-cell table:style-name="ce50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7" office:value-type="string" calcext:value-type="string">
            <text:p>Mercader, Emilio Pedro</text:p>
          </table:table-cell>
          <table:table-cell table:style-name="ce49" office:value-type="float" office:value="8609882" calcext:value-type="float">
            <text:p>8.609.882</text:p>
          </table:table-cell>
        </table:table-row>
        <table:table-row table:style-name="ro2">
          <table:table-cell table:style-name="ce5" office:value-type="string" calcext:value-type="string">
            <text:p>Pacheco, Ignacio Raúl</text:p>
          </table:table-cell>
          <table:table-cell table:style-name="ce50" office:value-type="string" calcext:value-type="string">
            <text:p>16,920,222</text:p>
          </table:table-cell>
        </table:table-row>
        <table:table-row table:style-name="ro2" table:visibility="filter">
          <table:table-cell table:style-name="ce6" office:value-type="string" calcext:value-type="string">
            <text:p>Pacheco, Ignacio Raúl</text:p>
          </table:table-cell>
          <table:table-cell table:style-name="ce48" office:value-type="string" calcext:value-type="string">
            <text:p>16,920,222</text:p>
          </table:table-cell>
        </table:table-row>
        <table:table-row table:style-name="ro2" table:visibility="filter">
          <table:table-cell table:style-name="ce6" office:value-type="string" calcext:value-type="string">
            <text:p>Pacheco, Ignacio Raúl</text:p>
          </table:table-cell>
          <table:table-cell table:style-name="ce48" office:value-type="string" calcext:value-type="string">
            <text:p>16,920,222</text:p>
          </table:table-cell>
        </table:table-row>
        <table:table-row table:style-name="ro2" table:visibility="filter">
          <table:table-cell table:style-name="ce6" office:value-type="string" calcext:value-type="string">
            <text:p>Pacheco, Ignacio Raúl</text:p>
          </table:table-cell>
          <table:table-cell table:style-name="ce48" office:value-type="string" calcext:value-type="string">
            <text:p>16,920,222</text:p>
          </table:table-cell>
        </table:table-row>
        <table:table-row table:style-name="ro2" table:visibility="filter">
          <table:table-cell table:style-name="ce6" office:value-type="string" calcext:value-type="string">
            <text:p>Pacheco, Ignacio Raúl</text:p>
          </table:table-cell>
          <table:table-cell table:style-name="ce48" office:value-type="string" calcext:value-type="string">
            <text:p>16,920,222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3" office:value-type="string" calcext:value-type="string">
            <text:p>Sosa, Daiana Anabela</text:p>
          </table:table-cell>
          <table:table-cell table:style-name="ce49" office:value-type="float" office:value="30641824" calcext:value-type="float">
            <text:p>30.641.824</text:p>
          </table:table-cell>
        </table:table-row>
        <table:table-row table:style-name="ro1">
          <table:table-cell table:style-name="ce4" office:value-type="string" calcext:value-type="string">
            <text:p>Taibo, Diego Martin</text:p>
          </table:table-cell>
          <table:table-cell table:style-name="ce50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2" office:value-type="string" calcext:value-type="string">
            <text:p>Taibo, Diego Martin</text:p>
          </table:table-cell>
          <table:table-cell table:style-name="ce48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2" office:value-type="string" calcext:value-type="string">
            <text:p>Taibo, Diego Martin</text:p>
          </table:table-cell>
          <table:table-cell table:style-name="ce48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2" office:value-type="string" calcext:value-type="string">
            <text:p>Taibo, Diego Martin</text:p>
          </table:table-cell>
          <table:table-cell table:style-name="ce48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3" office:value-type="string" calcext:value-type="string">
            <text:p>Taibo, Diego Martin</text:p>
          </table:table-cell>
          <table:table-cell table:style-name="ce49" office:value-type="float" office:value="28307401" calcext:value-type="float">
            <text:p>28.307.401</text:p>
          </table:table-cell>
        </table:table-row>
        <table:table-row table:style-name="ro2" table:visibility="filter">
          <table:table-cell table:style-name="ce5" office:value-type="string" calcext:value-type="string">
            <text:p>Arguindegui, Gabriela Alejandra</text:p>
          </table:table-cell>
          <table:table-cell table:style-name="ce50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2">
          <table:table-cell table:style-name="ce5" office:value-type="string" calcext:value-type="string">
            <text:p>Isla Zuvialde, Daniela</text:p>
          </table:table-cell>
          <table:table-cell table:style-name="ce50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6" office:value-type="string" calcext:value-type="string">
            <text:p>Isla Zuvialde, Daniela</text:p>
          </table:table-cell>
          <table:table-cell table:style-name="ce48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6" office:value-type="string" calcext:value-type="string">
            <text:p>Isla Zuvialde, Daniela</text:p>
          </table:table-cell>
          <table:table-cell table:style-name="ce48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6" office:value-type="string" calcext:value-type="string">
            <text:p>Isla Zuvialde, Daniela</text:p>
          </table:table-cell>
          <table:table-cell table:style-name="ce48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6" office:value-type="string" calcext:value-type="string">
            <text:p>Isla Zuvialde, Daniela</text:p>
          </table:table-cell>
          <table:table-cell table:style-name="ce48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7" office:value-type="string" calcext:value-type="string">
            <text:p>Isla Zuvialde, Daniela</text:p>
          </table:table-cell>
          <table:table-cell table:style-name="ce49" office:value-type="float" office:value="25485774" calcext:value-type="float">
            <text:p>25.485.774</text:p>
          </table:table-cell>
        </table:table-row>
        <table:table-row table:style-name="ro1" table:visibility="filter">
          <table:table-cell table:style-name="ce4" office:value-type="string" calcext:value-type="string">
            <text:p>Barrutia, Sandra Leonor</text:p>
          </table:table-cell>
          <table:table-cell table:style-name="ce50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3" office:value-type="string" calcext:value-type="string">
            <text:p>Barrutia, Sandra Leonor</text:p>
          </table:table-cell>
          <table:table-cell table:style-name="ce49" office:value-type="float" office:value="27374731" calcext:value-type="float">
            <text:p>27.374.731</text:p>
          </table:table-cell>
        </table:table-row>
        <table:table-row table:style-name="ro1">
          <table:table-cell table:style-name="ce4" office:value-type="string" calcext:value-type="string">
            <text:p>Dama, Héctor Francisco</text:p>
          </table:table-cell>
          <table:table-cell table:style-name="ce50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2" office:value-type="string" calcext:value-type="string">
            <text:p>Dama, Héctor Francisco</text:p>
          </table:table-cell>
          <table:table-cell table:style-name="ce48" office:value-type="float" office:value="5530231" calcext:value-type="float">
            <text:p>5.530.231</text:p>
          </table:table-cell>
        </table:table-row>
        <table:table-row table:style-name="ro1" table:visibility="filter">
          <table:table-cell table:style-name="ce3" office:value-type="string" calcext:value-type="string">
            <text:p>Dama, Héctor Francisco</text:p>
          </table:table-cell>
          <table:table-cell table:style-name="ce49" office:value-type="float" office:value="5530231" calcext:value-type="float">
            <text:p>5.530.231</text:p>
          </table:table-cell>
        </table:table-row>
        <table:table-row table:style-name="ro2">
          <table:table-cell table:style-name="ce12" office:value-type="string" calcext:value-type="string">
            <text:p>Ravera, Juan Cruz</text:p>
          </table:table-cell>
          <table:table-cell table:style-name="ce51" office:value-type="float" office:value="24977551" calcext:value-type="float">
            <text:p>24.977.551</text:p>
          </table:table-cell>
        </table:table-row>
        <table:table-row table:style-name="ro2">
          <table:table-cell table:style-name="ce12" office:value-type="string" calcext:value-type="string">
            <text:p>Di stefano, Victorio</text:p>
          </table:table-cell>
          <table:table-cell table:style-name="ce51" office:value-type="float" office:value="14227417" calcext:value-type="float">
            <text:p>14.227.417</text:p>
          </table:table-cell>
        </table:table-row>
        <table:table-row table:style-name="ro1" table:visibility="filter">
          <table:table-cell table:style-name="ce4" office:value-type="string" calcext:value-type="string">
            <text:p>Palermo, Lorena Raquel</text:p>
          </table:table-cell>
          <table:table-cell table:style-name="ce50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6" office:value-type="string" calcext:value-type="string">
            <text:p>Sabatini, Roberto Enrique</text:p>
          </table:table-cell>
          <table:table-cell table:style-name="ce48" office:value-type="float" office:value="6063958" calcext:value-type="float">
            <text:p>6.063.958</text:p>
          </table:table-cell>
        </table:table-row>
        <table:table-row table:style-name="ro2" table:visibility="filter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8" office:value-type="string" calcext:value-type="string">
            <text:p>Rodriguez, Ludmila Soledad</text:p>
          </table:table-cell>
          <table:table-cell table:style-name="ce57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20" office:value-type="string" calcext:value-type="string">
            <text:p>Rodriguez, Ludmila Soledad</text:p>
          </table:table-cell>
          <table:table-cell table:style-name="ce61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8" office:value-type="string" calcext:value-type="string">
            <text:p>Rodriguez, Ludmila Soledad</text:p>
          </table:table-cell>
          <table:table-cell table:style-name="ce57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9" office:value-type="string" calcext:value-type="string">
            <text:p>Rodriguez, Ludmila Soledad</text:p>
          </table:table-cell>
          <table:table-cell table:style-name="ce55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8" office:value-type="string" calcext:value-type="string">
            <text:p>Rodriguez, Ludmila Soledad</text:p>
          </table:table-cell>
          <table:table-cell table:style-name="ce57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24" office:value-type="string" calcext:value-type="string">
            <text:p>Vastag, Javier Miguel</text:p>
          </table:table-cell>
          <table:table-cell table:style-name="ce54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9" office:value-type="string" calcext:value-type="string">
            <text:p>Vastag, Javier Miguel</text:p>
          </table:table-cell>
          <table:table-cell table:style-name="ce50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>
          <table:table-cell table:style-name="ce25" office:value-type="string" calcext:value-type="string">
            <text:p>Wenner, Roberto Maximiliano</text:p>
          </table:table-cell>
          <table:table-cell table:style-name="ce58" office:value-type="float" office:value="38254431" calcext:value-type="float">
            <text:p>38.254.431</text:p>
          </table:table-cell>
        </table:table-row>
        <table:table-row table:style-name="ro2" table:visibility="filter">
          <table:table-cell table:style-name="ce7" office:value-type="string" calcext:value-type="string">
            <text:p>Wenner, Roberto Maximiliano</text:p>
          </table:table-cell>
          <table:table-cell table:style-name="ce49" office:value-type="float" office:value="38254431" calcext:value-type="float">
            <text:p>38.254.431</text:p>
          </table:table-cell>
        </table:table-row>
        <table:table-row table:style-name="ro2" table:visibility="filter">
          <table:table-cell table:style-name="ce19" office:value-type="string" calcext:value-type="string">
            <text:p>Marcasoli Agüero, Griselda Gabriela</text:p>
          </table:table-cell>
          <table:table-cell table:style-name="ce50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8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6" office:value-type="string" calcext:value-type="string">
            <text:p>Fernandez, Marcelo Alejandro</text:p>
          </table:table-cell>
          <table:table-cell table:style-name="ce5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6" office:value-type="string" calcext:value-type="string">
            <text:p>Arias, Gabriel Fernando</text:p>
          </table:table-cell>
          <table:table-cell table:style-name="ce5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" office:value-type="string" calcext:value-type="string">
            <text:p>Arias, Gabriel Fernando</text:p>
          </table:table-cell>
          <table:table-cell table:style-name="ce4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3" office:value-type="string" calcext:value-type="string">
            <text:p>Arias, Gabriel Fernando</text:p>
          </table:table-cell>
          <table:table-cell table:style-name="ce49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6" office:value-type="string" calcext:value-type="string">
            <text:p>Juarez, Roberto Benedicto</text:p>
          </table:table-cell>
          <table:table-cell table:style-name="ce58" office:value-type="float" office:value="16522891" calcext:value-type="float">
            <text:p>16.522.891</text:p>
          </table:table-cell>
        </table:table-row>
        <table:table-row table:style-name="ro1" table:visibility="filter">
          <table:table-cell table:style-name="ce3" office:value-type="string" calcext:value-type="string">
            <text:p>Juarez, Roberto Benedicto</text:p>
          </table:table-cell>
          <table:table-cell table:style-name="ce49" office:value-type="float" office:value="16522891" calcext:value-type="float">
            <text:p>16.522.891</text:p>
          </table:table-cell>
        </table:table-row>
        <table:table-row table:style-name="ro1" table:visibility="filter">
          <table:table-cell table:style-name="ce26" office:value-type="string" calcext:value-type="string">
            <text:p>Goity, Carlos Alberto</text:p>
          </table:table-cell>
          <table:table-cell table:style-name="ce5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>
          <table:table-cell table:style-name="ce4" office:value-type="string" calcext:value-type="string">
            <text:p>Gomiero, Claudio Fabian</text:p>
          </table:table-cell>
          <table:table-cell table:style-name="ce50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" office:value-type="string" calcext:value-type="string">
            <text:p>Gomiero, Claudio Fabian</text:p>
          </table:table-cell>
          <table:table-cell table:style-name="ce4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" office:value-type="string" calcext:value-type="string">
            <text:p>Gomiero, Claudio Fabian</text:p>
          </table:table-cell>
          <table:table-cell table:style-name="ce4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3" office:value-type="string" calcext:value-type="string">
            <text:p>Gomiero, Claudio Fabian</text:p>
          </table:table-cell>
          <table:table-cell table:style-name="ce49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4" office:value-type="string" calcext:value-type="string">
            <text:p>Gomiero, Claudio Fabian</text:p>
          </table:table-cell>
          <table:table-cell table:style-name="ce50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" office:value-type="string" calcext:value-type="string">
            <text:p>Gomiero, Claudio Fabian</text:p>
          </table:table-cell>
          <table:table-cell table:style-name="ce4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" office:value-type="string" calcext:value-type="string">
            <text:p>Gomiero, Claudio Fabian</text:p>
          </table:table-cell>
          <table:table-cell table:style-name="ce4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10" office:value-type="string" calcext:value-type="string">
            <text:p>Gomiero, Claudio Fabian</text:p>
          </table:table-cell>
          <table:table-cell table:style-name="ce52" office:value-type="float" office:value="16896547" calcext:value-type="float">
            <text:p>16.896.547</text:p>
          </table:table-cell>
        </table:table-row>
        <table:table-row table:style-name="ro1">
          <table:table-cell table:style-name="ce26" office:value-type="string" calcext:value-type="string">
            <text:p>Ameijide, Mariel Yolanda</text:p>
          </table:table-cell>
          <table:table-cell table:style-name="ce5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" office:value-type="string" calcext:value-type="string">
            <text:p>Ameijide, Mariel Yolanda</text:p>
          </table:table-cell>
          <table:table-cell table:style-name="ce49" office:value-type="float" office:value="23221188" calcext:value-type="float">
            <text:p>23.221.188</text:p>
          </table:table-cell>
        </table:table-row>
        <table:table-row table:style-name="ro1">
          <table:table-cell table:style-name="ce4" office:value-type="string" calcext:value-type="string">
            <text:p>Isa, Yamila Valeria</text:p>
          </table:table-cell>
          <table:table-cell table:style-name="ce50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3" office:value-type="string" calcext:value-type="string">
            <text:p>Isa, Yamila Valeria</text:p>
          </table:table-cell>
          <table:table-cell table:style-name="ce49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8" office:value-type="string" calcext:value-type="string">
            <text:p>Tomas, Julio Cesar</text:p>
          </table:table-cell>
          <table:table-cell table:style-name="ce51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8" office:value-type="string" calcext:value-type="string">
            <text:p>Fattore, Enzo</text:p>
          </table:table-cell>
          <table:table-cell table:style-name="ce51" office:value-type="float" office:value="93502454" calcext:value-type="float">
            <text:p>93.502.454</text:p>
          </table:table-cell>
        </table:table-row>
        <table:table-row table:style-name="ro1">
          <table:table-cell table:style-name="ce13" office:value-type="string" calcext:value-type="string">
            <text:p>Iglesias, Marcelo Javier</text:p>
          </table:table-cell>
          <table:table-cell table:style-name="ce54" office:value-type="float" office:value="18422460" calcext:value-type="float">
            <text:p>18.422.460</text:p>
          </table:table-cell>
        </table:table-row>
        <table:table-row table:style-name="ro1" table:visibility="filter">
          <table:table-cell table:style-name="ce8" office:value-type="string" calcext:value-type="string">
            <text:p>Tomas, Julio Cesar</text:p>
          </table:table-cell>
          <table:table-cell table:style-name="ce51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8" office:value-type="string" calcext:value-type="string">
            <text:p>Tomas, Julio Cesar</text:p>
          </table:table-cell>
          <table:table-cell table:style-name="ce51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4" office:value-type="string" calcext:value-type="string">
            <text:p>Aversente, Omar Luis</text:p>
          </table:table-cell>
          <table:table-cell table:style-name="ce50" office:value-type="string" calcext:value-type="string">
            <text:p>M4.557.784</text:p>
          </table:table-cell>
        </table:table-row>
        <table:table-row table:style-name="ro1" table:visibility="filter">
          <table:table-cell table:style-name="ce3" office:value-type="string" calcext:value-type="string">
            <text:p>Aversente, Omar Luis</text:p>
          </table:table-cell>
          <table:table-cell table:style-name="ce49" office:value-type="string" calcext:value-type="string">
            <text:p>M4.557.784</text:p>
          </table:table-cell>
        </table:table-row>
        <table:table-row table:style-name="ro1" table:visibility="filter">
          <table:table-cell table:style-name="ce8" office:value-type="string" calcext:value-type="string">
            <text:p>Aversente, Omar Luis</text:p>
          </table:table-cell>
          <table:table-cell table:style-name="ce51" office:value-type="string" calcext:value-type="string">
            <text:p>M4.557.784</text:p>
          </table:table-cell>
        </table:table-row>
        <table:table-row table:style-name="ro1" table:visibility="filter">
          <table:table-cell table:style-name="ce4" office:value-type="string" calcext:value-type="string">
            <text:p>Tomas, Julio Cesar</text:p>
          </table:table-cell>
          <table:table-cell table:style-name="ce50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3" office:value-type="string" calcext:value-type="string">
            <text:p>Tomas, Julio Cesar</text:p>
          </table:table-cell>
          <table:table-cell table:style-name="ce49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4" office:value-type="string" calcext:value-type="string">
            <text:p>Fattore, Enzo</text:p>
          </table:table-cell>
          <table:table-cell table:style-name="ce50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2" office:value-type="string" calcext:value-type="string">
            <text:p>Fattore, Enzo</text:p>
          </table:table-cell>
          <table:table-cell table:style-name="ce48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>
          <table:table-cell table:style-name="ce4" office:value-type="string" calcext:value-type="string">
            <text:p>Cesari, María Micaela</text:p>
          </table:table-cell>
          <table:table-cell table:style-name="ce50" office:value-type="float" office:value="21732397" calcext:value-type="float">
            <text:p>21.732.397</text:p>
          </table:table-cell>
        </table:table-row>
        <table:table-row table:style-name="ro1" table:visibility="filter">
          <table:table-cell table:style-name="ce2" office:value-type="string" calcext:value-type="string">
            <text:p>Cesari, María Micaela</text:p>
          </table:table-cell>
          <table:table-cell table:style-name="ce48" office:value-type="float" office:value="21732397" calcext:value-type="float">
            <text:p>21.732.397</text:p>
          </table:table-cell>
        </table:table-row>
        <table:table-row table:style-name="ro1" table:visibility="filter">
          <table:table-cell table:style-name="ce2" office:value-type="string" calcext:value-type="string">
            <text:p>Cesari, María Micaela</text:p>
          </table:table-cell>
          <table:table-cell table:style-name="ce48" office:value-type="float" office:value="21732397" calcext:value-type="float">
            <text:p>21.732.397</text:p>
          </table:table-cell>
        </table:table-row>
        <table:table-row table:style-name="ro1" table:visibility="filter">
          <table:table-cell table:style-name="ce3" office:value-type="string" calcext:value-type="string">
            <text:p>Cesari, María Micaela</text:p>
          </table:table-cell>
          <table:table-cell table:style-name="ce49" office:value-type="float" office:value="21732397" calcext:value-type="float">
            <text:p>21.732.397</text:p>
          </table:table-cell>
        </table:table-row>
        <table:table-row table:style-name="ro1">
          <table:table-cell table:style-name="ce4" office:value-type="string" calcext:value-type="string">
            <text:p>Brenta, Noemí Liliana</text:p>
          </table:table-cell>
          <table:table-cell table:style-name="ce50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2" office:value-type="string" calcext:value-type="string">
            <text:p>Brenta, Noemí Liliana</text:p>
          </table:table-cell>
          <table:table-cell table:style-name="ce48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3" office:value-type="string" calcext:value-type="string">
            <text:p>Brenta, Noemí Liliana</text:p>
          </table:table-cell>
          <table:table-cell table:style-name="ce49" office:value-type="float" office:value="13386180" calcext:value-type="float">
            <text:p>13.386.180</text:p>
          </table:table-cell>
        </table:table-row>
        <table:table-row table:style-name="ro2" table:visibility="filter">
          <table:table-cell table:style-name="ce5" office:value-type="string" calcext:value-type="string">
            <text:p>Bertello, Mariana Verónica</text:p>
          </table:table-cell>
          <table:table-cell table:style-name="ce50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7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2">
          <table:table-cell table:style-name="ce5" office:value-type="string" calcext:value-type="string">
            <text:p>Cameli, Micaela</text:p>
          </table:table-cell>
          <table:table-cell table:style-name="ce50" office:value-type="float" office:value="31932602" calcext:value-type="float">
            <text:p>31.932.602</text:p>
          </table:table-cell>
        </table:table-row>
        <table:table-row table:style-name="ro2" table:visibility="filter">
          <table:table-cell table:style-name="ce6" office:value-type="string" calcext:value-type="string">
            <text:p>Cameli, Micaela</text:p>
          </table:table-cell>
          <table:table-cell table:style-name="ce48" office:value-type="float" office:value="31932602" calcext:value-type="float">
            <text:p>31.932.602</text:p>
          </table:table-cell>
        </table:table-row>
        <table:table-row table:style-name="ro2" table:visibility="filter">
          <table:table-cell table:style-name="ce6" office:value-type="string" calcext:value-type="string">
            <text:p>Cameli, Micaela</text:p>
          </table:table-cell>
          <table:table-cell table:style-name="ce48" office:value-type="float" office:value="31932602" calcext:value-type="float">
            <text:p>31.932.602</text:p>
          </table:table-cell>
        </table:table-row>
        <table:table-row table:style-name="ro2" table:visibility="filter">
          <table:table-cell table:style-name="ce6" office:value-type="string" calcext:value-type="string">
            <text:p>Cameli, Micaela</text:p>
          </table:table-cell>
          <table:table-cell table:style-name="ce48" office:value-type="float" office:value="31932602" calcext:value-type="float">
            <text:p>31.932.602</text:p>
          </table:table-cell>
        </table:table-row>
        <table:table-row table:style-name="ro2" table:visibility="filter">
          <table:table-cell table:style-name="ce6" office:value-type="string" calcext:value-type="string">
            <text:p>Cameli, Micaela</text:p>
          </table:table-cell>
          <table:table-cell table:style-name="ce48" office:value-type="float" office:value="31932602" calcext:value-type="float">
            <text:p>31.932.602</text:p>
          </table:table-cell>
        </table:table-row>
        <table:table-row table:style-name="ro2">
          <table:table-cell table:style-name="ce5" office:value-type="string" calcext:value-type="string">
            <text:p>Crena Escobal, Maria Gimena</text:p>
          </table:table-cell>
          <table:table-cell table:style-name="ce50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7" office:value-type="string" calcext:value-type="string">
            <text:p>Crena Escobal, Maria Gimena</text:p>
          </table:table-cell>
          <table:table-cell table:style-name="ce49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5" office:value-type="string" calcext:value-type="string">
            <text:p>Arena, Gustavo Daniel</text:p>
          </table:table-cell>
          <table:table-cell table:style-name="ce50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6" office:value-type="string" calcext:value-type="string">
            <text:p>Arena, Gustavo Daniel</text:p>
          </table:table-cell>
          <table:table-cell table:style-name="ce4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6" office:value-type="string" calcext:value-type="string">
            <text:p>Arena, Gustavo Daniel</text:p>
          </table:table-cell>
          <table:table-cell table:style-name="ce4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6" office:value-type="string" calcext:value-type="string">
            <text:p>Arena, Gustavo Daniel</text:p>
          </table:table-cell>
          <table:table-cell table:style-name="ce4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7" office:value-type="string" calcext:value-type="string">
            <text:p>Arena, Gustavo Daniel</text:p>
          </table:table-cell>
          <table:table-cell table:style-name="ce49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5" office:value-type="string" calcext:value-type="string">
            <text:p>Siehe, Beatriz Cristina</text:p>
          </table:table-cell>
          <table:table-cell table:style-name="ce50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6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2" table:visibility="filter">
          <table:table-cell table:style-name="ce7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2" table:visibility="filter">
          <table:table-cell table:style-name="ce5" office:value-type="string" calcext:value-type="string">
            <text:p>Pedrozo, Juan Martín</text:p>
          </table:table-cell>
          <table:table-cell table:style-name="ce55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6" office:value-type="string" calcext:value-type="string">
            <text:p>Pedrozo, Juan Martín</text:p>
          </table:table-cell>
          <table:table-cell table:style-name="ce56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6" office:value-type="string" calcext:value-type="string">
            <text:p>Pedrozo, Juan Martín</text:p>
          </table:table-cell>
          <table:table-cell table:style-name="ce56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7" office:value-type="string" calcext:value-type="string">
            <text:p>Pedrozo, Juan Martín</text:p>
          </table:table-cell>
          <table:table-cell table:style-name="ce57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5" office:value-type="string" calcext:value-type="string">
            <text:p>Faure, Abel Oscar</text:p>
          </table:table-cell>
          <table:table-cell table:style-name="ce50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7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4" office:value-type="string" calcext:value-type="string">
            <text:p>Isa, Yamila Valeria</text:p>
          </table:table-cell>
          <table:table-cell table:style-name="ce50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3" office:value-type="string" calcext:value-type="string">
            <text:p>Isa, Yamila Valeria</text:p>
          </table:table-cell>
          <table:table-cell table:style-name="ce49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4" office:value-type="string" calcext:value-type="string">
            <text:p>Isa, Yamila Valeria</text:p>
          </table:table-cell>
          <table:table-cell table:style-name="ce50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3" office:value-type="string" calcext:value-type="string">
            <text:p>Isa, Yamila Valeria</text:p>
          </table:table-cell>
          <table:table-cell table:style-name="ce49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4" office:value-type="string" calcext:value-type="string">
            <text:p>Isa, Yamila Valeria</text:p>
          </table:table-cell>
          <table:table-cell table:style-name="ce50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3" office:value-type="string" calcext:value-type="string">
            <text:p>Isa, Yamila Valeria</text:p>
          </table:table-cell>
          <table:table-cell table:style-name="ce49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6" office:value-type="string" calcext:value-type="string">
            <text:p>Isa, Yamila Valeria</text:p>
          </table:table-cell>
          <table:table-cell table:style-name="ce5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" office:value-type="string" calcext:value-type="string">
            <text:p>Isa, Yamila Valeria</text:p>
          </table:table-cell>
          <table:table-cell table:style-name="ce4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3" office:value-type="string" calcext:value-type="string">
            <text:p>Isa, Yamila Valeria</text:p>
          </table:table-cell>
          <table:table-cell table:style-name="ce49" office:value-type="float" office:value="28846748" calcext:value-type="float">
            <text:p>28.846.748</text:p>
          </table:table-cell>
        </table:table-row>
        <table:table-row table:style-name="ro1">
          <table:table-cell table:style-name="ce26" office:value-type="string" calcext:value-type="string">
            <text:p>Ojeda, Gabriel Patricia</text:p>
          </table:table-cell>
          <table:table-cell table:style-name="ce5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3" office:value-type="string" calcext:value-type="string">
            <text:p>Ojeda, Gabriel Patricia</text:p>
          </table:table-cell>
          <table:table-cell table:style-name="ce49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6" office:value-type="string" calcext:value-type="string">
            <text:p>Ojeda, Gabriel Patricia</text:p>
          </table:table-cell>
          <table:table-cell table:style-name="ce5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10" office:value-type="string" calcext:value-type="string">
            <text:p>Ojeda, Gabriel Patricia</text:p>
          </table:table-cell>
          <table:table-cell table:style-name="ce52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6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10" office:value-type="string" calcext:value-type="string">
            <text:p>Ojeda, Gabriel Patricia</text:p>
          </table:table-cell>
          <table:table-cell table:style-name="ce52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6" office:value-type="string" calcext:value-type="string">
            <text:p>Ojeda, Gabriel Patricia</text:p>
          </table:table-cell>
          <table:table-cell table:style-name="ce5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3" office:value-type="string" calcext:value-type="string">
            <text:p>Ojeda, Gabriel Patricia</text:p>
          </table:table-cell>
          <table:table-cell table:style-name="ce49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6" office:value-type="string" calcext:value-type="string">
            <text:p>Ojeda, Gabriel Patricia</text:p>
          </table:table-cell>
          <table:table-cell table:style-name="ce5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2" office:value-type="string" calcext:value-type="string">
            <text:p>Ojeda, Gabriel Patricia</text:p>
          </table:table-cell>
          <table:table-cell table:style-name="ce48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3" office:value-type="string" calcext:value-type="string">
            <text:p>Ojeda, Gabriel Patricia</text:p>
          </table:table-cell>
          <table:table-cell table:style-name="ce49" office:value-type="float" office:value="24495903" calcext:value-type="float">
            <text:p>24.495.903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1">
          <table:table-cell table:style-name="ce26" office:value-type="string" calcext:value-type="string">
            <text:p>Taladriz, Sergio</text:p>
          </table:table-cell>
          <table:table-cell table:style-name="ce58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2" office:value-type="string" calcext:value-type="string">
            <text:p>Taladriz, Sergio</text:p>
          </table:table-cell>
          <table:table-cell table:style-name="ce48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3" office:value-type="string" calcext:value-type="string">
            <text:p>Taladriz, Sergio</text:p>
          </table:table-cell>
          <table:table-cell table:style-name="ce49" office:value-type="float" office:value="21730599" calcext:value-type="float">
            <text:p>21.730.599</text:p>
          </table:table-cell>
        </table:table-row>
        <table:table-row table:style-name="ro2" table:visibility="filter">
          <table:table-cell table:style-name="ce5" office:value-type="string" calcext:value-type="string">
            <text:p>Rodriguez Esquivel, Walter Oscar</text:p>
          </table:table-cell>
          <table:table-cell table:style-name="ce50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7" office:value-type="string" calcext:value-type="string">
            <text:p>Rodriguez Esquivel, Walter Oscar</text:p>
          </table:table-cell>
          <table:table-cell table:style-name="ce49" office:value-type="float" office:value="14559783" calcext:value-type="float">
            <text:p>14.559.783</text:p>
          </table:table-cell>
        </table:table-row>
        <table:table-row table:style-name="ro2">
          <table:table-cell table:style-name="ce14" office:value-type="string" calcext:value-type="string">
            <text:p>Balbo, Mariela Anahí</text:p>
          </table:table-cell>
          <table:table-cell table:style-name="ce54" office:value-type="float" office:value="22798856" calcext:value-type="float">
            <text:p>22.798.856</text:p>
          </table:table-cell>
        </table:table-row>
        <table:table-row table:style-name="ro2" table:visibility="filter">
          <table:table-cell table:style-name="ce5" office:value-type="string" calcext:value-type="string">
            <text:p>Di stefano, Victorio</text:p>
          </table:table-cell>
          <table:table-cell table:style-name="ce50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6" office:value-type="string" calcext:value-type="string">
            <text:p>Di stefano, Victorio</text:p>
          </table:table-cell>
          <table:table-cell table:style-name="ce48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7" office:value-type="string" calcext:value-type="string">
            <text:p>Di stefano, Victorio</text:p>
          </table:table-cell>
          <table:table-cell table:style-name="ce49" office:value-type="float" office:value="14227417" calcext:value-type="float">
            <text:p>14.227.417</text:p>
          </table:table-cell>
        </table:table-row>
        <table:table-row table:style-name="ro2">
          <table:table-cell table:style-name="ce5" office:value-type="string" calcext:value-type="string">
            <text:p>Passaniti, Jose Jesus</text:p>
          </table:table-cell>
          <table:table-cell table:style-name="ce50" office:value-type="float" office:value="21851057" calcext:value-type="float">
            <text:p>21.851.057</text:p>
          </table:table-cell>
        </table:table-row>
        <table:table-row table:style-name="ro2" table:visibility="filter">
          <table:table-cell table:style-name="ce7" office:value-type="string" calcext:value-type="string">
            <text:p>Passaniti, Jose Jesus</text:p>
          </table:table-cell>
          <table:table-cell table:style-name="ce49" office:value-type="float" office:value="21851057" calcext:value-type="float">
            <text:p>21.851.057</text:p>
          </table:table-cell>
        </table:table-row>
        <table:table-row table:style-name="ro2">
          <table:table-cell table:style-name="ce5" office:value-type="string" calcext:value-type="string">
            <text:p>Cascasi, Jose Leonardo</text:p>
          </table:table-cell>
          <table:table-cell table:style-name="ce50" office:value-type="float" office:value="26025298" calcext:value-type="float">
            <text:p>26.025.298</text:p>
          </table:table-cell>
        </table:table-row>
        <table:table-row table:style-name="ro2" table:visibility="filter">
          <table:table-cell table:style-name="ce5" office:value-type="string" calcext:value-type="string">
            <text:p>Cascasi, Jose Leonardo</text:p>
          </table:table-cell>
          <table:table-cell table:style-name="ce50" office:value-type="float" office:value="26025298" calcext:value-type="float">
            <text:p>26.025.298</text:p>
          </table:table-cell>
        </table:table-row>
        <table:table-row table:style-name="ro2" table:visibility="filter">
          <table:table-cell table:style-name="ce7" office:value-type="string" calcext:value-type="string">
            <text:p>Cascasi, Jose Leonardo</text:p>
          </table:table-cell>
          <table:table-cell table:style-name="ce49" office:value-type="float" office:value="26025298" calcext:value-type="float">
            <text:p>26.025.298</text:p>
          </table:table-cell>
        </table:table-row>
        <table:table-row table:style-name="ro2">
          <table:table-cell table:style-name="ce5" office:value-type="string" calcext:value-type="string">
            <text:p>De Amos, Tomas</text:p>
          </table:table-cell>
          <table:table-cell table:style-name="ce50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7" office:value-type="string" calcext:value-type="string">
            <text:p>De Amos, Tomas</text:p>
          </table:table-cell>
          <table:table-cell table:style-name="ce49" office:value-type="float" office:value="32217082" calcext:value-type="float">
            <text:p>32.217.082</text:p>
          </table:table-cell>
        </table:table-row>
        <table:table-row table:style-name="ro2">
          <table:table-cell table:style-name="ce25" office:value-type="string" calcext:value-type="string">
            <text:p>Buratti, Gonzalo Alberto</text:p>
          </table:table-cell>
          <table:table-cell table:style-name="ce5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6" office:value-type="string" calcext:value-type="string">
            <text:p>Buratti, Gonzalo Alberto</text:p>
          </table:table-cell>
          <table:table-cell table:style-name="ce48" office:value-type="float" office:value="28437272" calcext:value-type="float">
            <text:p>28.437.272</text:p>
          </table:table-cell>
        </table:table-row>
        <table:table-row table:style-name="ro2" table:visibility="filter">
          <table:table-cell table:style-name="ce7" office:value-type="string" calcext:value-type="string">
            <text:p>Buratti, Gonzalo Alberto</text:p>
          </table:table-cell>
          <table:table-cell table:style-name="ce49" office:value-type="float" office:value="28437272" calcext:value-type="float">
            <text:p>28.437.272</text:p>
          </table:table-cell>
        </table:table-row>
        <table:table-row table:style-name="ro2">
          <table:table-cell table:style-name="ce25" office:value-type="string" calcext:value-type="string">
            <text:p>Intelesano, Leandro Adrián</text:p>
          </table:table-cell>
          <table:table-cell table:style-name="ce5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6" office:value-type="string" calcext:value-type="string">
            <text:p>Intelesano, Leandro Adrián</text:p>
          </table:table-cell>
          <table:table-cell table:style-name="ce48" office:value-type="float" office:value="29479700" calcext:value-type="float">
            <text:p>29.479.700</text:p>
          </table:table-cell>
        </table:table-row>
        <table:table-row table:style-name="ro2" table:visibility="filter">
          <table:table-cell table:style-name="ce12" office:value-type="string" calcext:value-type="string">
            <text:p>Intelesano, Leandro Adrián</text:p>
          </table:table-cell>
          <table:table-cell table:style-name="ce51" office:value-type="float" office:value="29479700" calcext:value-type="float">
            <text:p>29.479.700</text:p>
          </table:table-cell>
        </table:table-row>
        <table:table-row table:style-name="ro2">
          <table:table-cell table:style-name="ce27" office:value-type="string" calcext:value-type="string">
            <text:p>Gutierrez, Mariano Raúl</text:p>
          </table:table-cell>
          <table:table-cell table:style-name="ce5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8" office:value-type="string" calcext:value-type="string">
            <text:p>Gutierrez, Mariano Raúl</text:p>
          </table:table-cell>
          <table:table-cell table:style-name="ce48" office:value-type="float" office:value="25485791" calcext:value-type="float">
            <text:p>25.485.791</text:p>
          </table:table-cell>
        </table:table-row>
        <table:table-row table:style-name="ro2" table:visibility="filter">
          <table:table-cell table:style-name="ce29" office:value-type="string" calcext:value-type="string">
            <text:p>Gutierrez, Mariano Raúl</text:p>
          </table:table-cell>
          <table:table-cell table:style-name="ce49" office:value-type="float" office:value="25485791" calcext:value-type="float">
            <text:p>25.485.791</text:p>
          </table:table-cell>
        </table:table-row>
        <table:table-row table:style-name="ro2">
          <table:table-cell table:style-name="ce25" office:value-type="string" calcext:value-type="string">
            <text:p>Gonzalez, Walter Lucas</text:p>
          </table:table-cell>
          <table:table-cell table:style-name="ce5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6" office:value-type="string" calcext:value-type="string">
            <text:p>Gonzalez, Walter Lucas</text:p>
          </table:table-cell>
          <table:table-cell table:style-name="ce48" office:value-type="float" office:value="27159861" calcext:value-type="float">
            <text:p>27.159.861</text:p>
          </table:table-cell>
        </table:table-row>
        <table:table-row table:style-name="ro2" table:visibility="filter">
          <table:table-cell table:style-name="ce7" office:value-type="string" calcext:value-type="string">
            <text:p>Gonzalez, Walter Lucas</text:p>
          </table:table-cell>
          <table:table-cell table:style-name="ce49" office:value-type="float" office:value="27159861" calcext:value-type="float">
            <text:p>27.159.861</text:p>
          </table:table-cell>
        </table:table-row>
        <table:table-row table:style-name="ro2">
          <table:table-cell table:style-name="ce25" office:value-type="string" calcext:value-type="string">
            <text:p>Barbero, Macarena Soledad</text:p>
          </table:table-cell>
          <table:table-cell table:style-name="ce5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6" office:value-type="string" calcext:value-type="string">
            <text:p>Barbero, Macarena Soledad</text:p>
          </table:table-cell>
          <table:table-cell table:style-name="ce48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7" office:value-type="string" calcext:value-type="string">
            <text:p>Barbero, Macarena Soledad</text:p>
          </table:table-cell>
          <table:table-cell table:style-name="ce49" office:value-type="float" office:value="33199985" calcext:value-type="float">
            <text:p>33.199.985</text:p>
          </table:table-cell>
        </table:table-row>
        <table:table-row table:style-name="ro2" table:visibility="filter">
          <table:table-cell table:style-name="ce5" office:value-type="string" calcext:value-type="string">
            <text:p>Gramajo, Marcelo Ernesto</text:p>
          </table:table-cell>
          <table:table-cell table:style-name="ce50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6" office:value-type="string" calcext:value-type="string">
            <text:p>Gramajo, Marcelo Ernesto</text:p>
          </table:table-cell>
          <table:table-cell table:style-name="ce48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6" office:value-type="string" calcext:value-type="string">
            <text:p>Gramajo, Marcelo Ernesto</text:p>
          </table:table-cell>
          <table:table-cell table:style-name="ce48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6" office:value-type="string" calcext:value-type="string">
            <text:p>Gramajo, Marcelo Ernesto</text:p>
          </table:table-cell>
          <table:table-cell table:style-name="ce48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7" office:value-type="string" calcext:value-type="string">
            <text:p>Gramajo, Marcelo Ernesto</text:p>
          </table:table-cell>
          <table:table-cell table:style-name="ce49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5" office:value-type="string" calcext:value-type="string">
            <text:p>Puddington, Maria Florencia</text:p>
          </table:table-cell>
          <table:table-cell table:style-name="ce50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6" office:value-type="string" calcext:value-type="string">
            <text:p>Puddington, Maria Florencia</text:p>
          </table:table-cell>
          <table:table-cell table:style-name="ce4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6" office:value-type="string" calcext:value-type="string">
            <text:p>Puddington, Maria Florencia</text:p>
          </table:table-cell>
          <table:table-cell table:style-name="ce4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6" office:value-type="string" calcext:value-type="string">
            <text:p>Puddington, Maria Florencia</text:p>
          </table:table-cell>
          <table:table-cell table:style-name="ce4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6" office:value-type="string" calcext:value-type="string">
            <text:p>Puddington, Maria Florencia</text:p>
          </table:table-cell>
          <table:table-cell table:style-name="ce4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7" office:value-type="string" calcext:value-type="string">
            <text:p>Puddington, Maria Florencia</text:p>
          </table:table-cell>
          <table:table-cell table:style-name="ce49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25" office:value-type="string" calcext:value-type="string">
            <text:p>Rossin, Adrian Enrique</text:p>
          </table:table-cell>
          <table:table-cell table:style-name="ce5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6" office:value-type="string" calcext:value-type="string">
            <text:p>Rossin, Adrian Enrique</text:p>
          </table:table-cell>
          <table:table-cell table:style-name="ce4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6" office:value-type="string" calcext:value-type="string">
            <text:p>Rossin, Adrian Enrique</text:p>
          </table:table-cell>
          <table:table-cell table:style-name="ce4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6" office:value-type="string" calcext:value-type="string">
            <text:p>Rossin, Adrian Enrique</text:p>
          </table:table-cell>
          <table:table-cell table:style-name="ce4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7" office:value-type="string" calcext:value-type="string">
            <text:p>Rossin, Adrian Enrique</text:p>
          </table:table-cell>
          <table:table-cell table:style-name="ce49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5" office:value-type="string" calcext:value-type="string">
            <text:p>Arguindegui, Gabriela Alejandra</text:p>
          </table:table-cell>
          <table:table-cell table:style-name="ce50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5" office:value-type="string" calcext:value-type="string">
            <text:p>Mercader, Emilio Pedro</text:p>
          </table:table-cell>
          <table:table-cell table:style-name="ce50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7" office:value-type="string" calcext:value-type="string">
            <text:p>Mercader, Emilio Pedro</text:p>
          </table:table-cell>
          <table:table-cell table:style-name="ce49" office:value-type="float" office:value="8609882" calcext:value-type="float">
            <text:p>8.609.882</text:p>
          </table:table-cell>
        </table:table-row>
        <table:table-row table:style-name="ro1" table:visibility="filter">
          <table:table-cell table:style-name="ce4" office:value-type="string" calcext:value-type="string">
            <text:p>Castro, Ana María</text:p>
          </table:table-cell>
          <table:table-cell table:style-name="ce50" office:value-type="float" office:value="17746966" calcext:value-type="float">
            <text:p>17.746.966</text:p>
          </table:table-cell>
        </table:table-row>
        <table:table-row table:style-name="ro1" table:visibility="filter">
          <table:table-cell table:style-name="ce4" office:value-type="string" calcext:value-type="string">
            <text:p>Castro, Ana María</text:p>
          </table:table-cell>
          <table:table-cell table:style-name="ce50" office:value-type="float" office:value="17746966" calcext:value-type="float">
            <text:p>17.746.966</text:p>
          </table:table-cell>
        </table:table-row>
        <table:table-row table:style-name="ro1" table:visibility="filter">
          <table:table-cell table:style-name="ce3" office:value-type="string" calcext:value-type="string">
            <text:p>Castro, Ana María</text:p>
          </table:table-cell>
          <table:table-cell table:style-name="ce49" office:value-type="float" office:value="17746966" calcext:value-type="float">
            <text:p>17.746.966</text:p>
          </table:table-cell>
        </table:table-row>
        <table:table-row table:style-name="ro1">
          <table:table-cell table:style-name="ce8" office:value-type="string" calcext:value-type="string">
            <text:p>Monroy, Guillermo</text:p>
          </table:table-cell>
          <table:table-cell table:style-name="ce51" office:value-type="float" office:value="16764932" calcext:value-type="float">
            <text:p>16.764.932</text:p>
          </table:table-cell>
        </table:table-row>
        <table:table-row table:style-name="ro1">
          <table:table-cell table:style-name="ce13" office:value-type="string" calcext:value-type="string">
            <text:p>Mosquera, Gustavo Daniel</text:p>
          </table:table-cell>
          <table:table-cell table:style-name="ce54" office:value-type="float" office:value="14437521" calcext:value-type="float">
            <text:p>14.437.521</text:p>
          </table:table-cell>
        </table:table-row>
        <table:table-row table:style-name="ro1" table:visibility="filter">
          <table:table-cell table:style-name="ce13" office:value-type="string" calcext:value-type="string">
            <text:p>Mosquera, Gustavo Daniel</text:p>
          </table:table-cell>
          <table:table-cell table:style-name="ce54" office:value-type="float" office:value="14437521" calcext:value-type="float">
            <text:p>14.437.521</text:p>
          </table:table-cell>
        </table:table-row>
        <table:table-row table:style-name="ro1" table:visibility="filter">
          <table:table-cell table:style-name="ce13" office:value-type="string" calcext:value-type="string">
            <text:p>Mosquera, Gustavo Daniel</text:p>
          </table:table-cell>
          <table:table-cell table:style-name="ce54" office:value-type="float" office:value="14437521" calcext:value-type="float">
            <text:p>14.437.521</text:p>
          </table:table-cell>
        </table:table-row>
        <table:table-row table:style-name="ro1" table:visibility="filter">
          <table:table-cell table:style-name="ce13" office:value-type="string" calcext:value-type="string">
            <text:p>Mosquera, Gustavo Daniel</text:p>
          </table:table-cell>
          <table:table-cell table:style-name="ce54" office:value-type="float" office:value="14437521" calcext:value-type="float">
            <text:p>14.437.521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2" table:visibility="filter">
          <table:table-cell table:style-name="ce6" office:value-type="string" calcext:value-type="string">
            <text:p>Elisei, Dante Nicolás</text:p>
          </table:table-cell>
          <table:table-cell table:style-name="ce48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6" office:value-type="string" calcext:value-type="string">
            <text:p>Elisei, Dante Nicolás</text:p>
          </table:table-cell>
          <table:table-cell table:style-name="ce48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6" office:value-type="string" calcext:value-type="string">
            <text:p>Elisei, Dante Nicolás</text:p>
          </table:table-cell>
          <table:table-cell table:style-name="ce48" office:value-type="float" office:value="34077845" calcext:value-type="float">
            <text:p>34.077.845</text:p>
          </table:table-cell>
        </table:table-row>
        <table:table-row table:style-name="ro2" table:visibility="filter">
          <table:table-cell table:style-name="ce7" office:value-type="string" calcext:value-type="string">
            <text:p>Elisei, Dante Nicolás</text:p>
          </table:table-cell>
          <table:table-cell table:style-name="ce49" office:value-type="float" office:value="34077845" calcext:value-type="float">
            <text:p>34.077.845</text:p>
          </table:table-cell>
        </table:table-row>
        <table:table-row table:style-name="ro1" table:visibility="filter">
          <table:table-cell table:style-name="ce2" office:value-type="string" calcext:value-type="string">
            <text:p>Monroy, Guillermo</text:p>
          </table:table-cell>
          <table:table-cell table:style-name="ce48" office:value-type="float" office:value="16764932" calcext:value-type="float">
            <text:p>16.764.932</text:p>
          </table:table-cell>
        </table:table-row>
        <table:table-row table:style-name="ro1" table:visibility="filter">
          <table:table-cell table:style-name="ce2" office:value-type="string" calcext:value-type="string">
            <text:p>Monroy, Guillermo</text:p>
          </table:table-cell>
          <table:table-cell table:style-name="ce48" office:value-type="float" office:value="16764932" calcext:value-type="float">
            <text:p>16.764.932</text:p>
          </table:table-cell>
        </table:table-row>
        <table:table-row table:style-name="ro1" table:visibility="filter">
          <table:table-cell table:style-name="ce3" office:value-type="string" calcext:value-type="string">
            <text:p>Monroy, Guillermo</text:p>
          </table:table-cell>
          <table:table-cell table:style-name="ce49" office:value-type="float" office:value="16764932" calcext:value-type="float">
            <text:p>16.764.932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>
          <table:table-cell table:style-name="ce26" office:value-type="string" calcext:value-type="string">
            <text:p>Kijasko, Sergio Gabriel</text:p>
          </table:table-cell>
          <table:table-cell table:style-name="ce5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3" office:value-type="string" calcext:value-type="string">
            <text:p>Kijasko, Sergio Gabriel</text:p>
          </table:table-cell>
          <table:table-cell table:style-name="ce49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6" office:value-type="string" calcext:value-type="string">
            <text:p>Kijasko, Sergio Gabriel</text:p>
          </table:table-cell>
          <table:table-cell table:style-name="ce5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3" office:value-type="string" calcext:value-type="string">
            <text:p>Kijasko, Sergio Gabriel</text:p>
          </table:table-cell>
          <table:table-cell table:style-name="ce49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6" office:value-type="string" calcext:value-type="string">
            <text:p>Kijasko, Sergio Gabriel</text:p>
          </table:table-cell>
          <table:table-cell table:style-name="ce5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3" office:value-type="string" calcext:value-type="string">
            <text:p>Kijasko, Sergio Gabriel</text:p>
          </table:table-cell>
          <table:table-cell table:style-name="ce49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6" office:value-type="string" calcext:value-type="string">
            <text:p>Kijasko, Sergio Gabriel</text:p>
          </table:table-cell>
          <table:table-cell table:style-name="ce5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3" office:value-type="string" calcext:value-type="string">
            <text:p>Kijasko, Sergio Gabriel</text:p>
          </table:table-cell>
          <table:table-cell table:style-name="ce49" office:value-type="float" office:value="20837359" calcext:value-type="float">
            <text:p>20.837.359</text:p>
          </table:table-cell>
        </table:table-row>
        <table:table-row table:style-name="ro1">
          <table:table-cell table:style-name="ce26" office:value-type="string" calcext:value-type="string">
            <text:p>Barreiro, Pablo Nicolas</text:p>
          </table:table-cell>
          <table:table-cell table:style-name="ce58" office:value-type="float" office:value="37039353" calcext:value-type="float">
            <text:p>37.039.353</text:p>
          </table:table-cell>
        </table:table-row>
        <table:table-row table:style-name="ro1" table:visibility="filter">
          <table:table-cell table:style-name="ce3" office:value-type="string" calcext:value-type="string">
            <text:p>Barreiro, Pablo Nicolas</text:p>
          </table:table-cell>
          <table:table-cell table:style-name="ce49" office:value-type="float" office:value="37039353" calcext:value-type="float">
            <text:p>37.039.353</text:p>
          </table:table-cell>
        </table:table-row>
        <table:table-row table:style-name="ro1">
          <table:table-cell table:style-name="ce8" office:value-type="string" calcext:value-type="string">
            <text:p>Falabella, Jorge Humberto</text:p>
          </table:table-cell>
          <table:table-cell table:style-name="ce51" office:value-type="float" office:value="10669312" calcext:value-type="float">
            <text:p>10.669.312</text:p>
          </table:table-cell>
        </table:table-row>
        <table:table-row table:style-name="ro1" table:visibility="filter">
          <table:table-cell table:style-name="ce26" office:value-type="string" calcext:value-type="string">
            <text:p>Ridao, Hugo Cayetano</text:p>
          </table:table-cell>
          <table:table-cell table:style-name="ce58" office:value-type="float" office:value="10626122" calcext:value-type="float">
            <text:p>10.626.122</text:p>
          </table:table-cell>
        </table:table-row>
        <table:table-row table:style-name="ro1" table:visibility="filter">
          <table:table-cell table:style-name="ce3" office:value-type="string" calcext:value-type="string">
            <text:p>Ridao, Hugo Cayetano</text:p>
          </table:table-cell>
          <table:table-cell table:style-name="ce49" office:value-type="float" office:value="10626122" calcext:value-type="float">
            <text:p>10.626.122</text:p>
          </table:table-cell>
        </table:table-row>
        <table:table-row table:style-name="ro1" table:visibility="filter">
          <table:table-cell table:style-name="ce26" office:value-type="string" calcext:value-type="string">
            <text:p>Isa, Yamila Valeria</text:p>
          </table:table-cell>
          <table:table-cell table:style-name="ce58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3" office:value-type="string" calcext:value-type="string">
            <text:p>Isa, Yamila Valeria</text:p>
          </table:table-cell>
          <table:table-cell table:style-name="ce49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26" office:value-type="string" calcext:value-type="string">
            <text:p>Masacotte, Mario Alberto</text:p>
          </table:table-cell>
          <table:table-cell table:style-name="ce58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3" office:value-type="string" calcext:value-type="string">
            <text:p>Masacotte, Mario Alberto</text:p>
          </table:table-cell>
          <table:table-cell table:style-name="ce49" office:value-type="float" office:value="28860020" calcext:value-type="float">
            <text:p>28.860.020</text:p>
          </table:table-cell>
        </table:table-row>
        <table:table-row table:style-name="ro1">
          <table:table-cell table:style-name="ce26" office:value-type="string" calcext:value-type="string">
            <text:p>Rodriguez, José Ramón</text:p>
          </table:table-cell>
          <table:table-cell table:style-name="ce5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3" office:value-type="string" calcext:value-type="string">
            <text:p>Rodriguez, José Ramón</text:p>
          </table:table-cell>
          <table:table-cell table:style-name="ce49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6" office:value-type="string" calcext:value-type="string">
            <text:p>Ozuna, Mónica Alejandra</text:p>
          </table:table-cell>
          <table:table-cell table:style-name="ce58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3" office:value-type="string" calcext:value-type="string">
            <text:p>Ozuna, Mónica Alejandra</text:p>
          </table:table-cell>
          <table:table-cell table:style-name="ce49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4" office:value-type="string" calcext:value-type="string">
            <text:p>Goity, Carlos Alberto</text:p>
          </table:table-cell>
          <table:table-cell table:style-name="ce50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6" office:value-type="string" calcext:value-type="string">
            <text:p>Goity, Carlos Alberto</text:p>
          </table:table-cell>
          <table:table-cell table:style-name="ce5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4" office:value-type="string" calcext:value-type="string">
            <text:p>Fernandez Navia, Daniel Alberto</text:p>
          </table:table-cell>
          <table:table-cell table:style-name="ce50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3" office:value-type="string" calcext:value-type="string">
            <text:p>Fernandez Navia, Daniel Alberto</text:p>
          </table:table-cell>
          <table:table-cell table:style-name="ce49" office:value-type="float" office:value="17206605" calcext:value-type="float">
            <text:p>17.206.605</text:p>
          </table:table-cell>
        </table:table-row>
        <table:table-row table:style-name="ro2" table:visibility="filter">
          <table:table-cell table:style-name="ce30" office:value-type="string" calcext:value-type="string">
            <text:p>Vastag, Javier Miguel</text:p>
          </table:table-cell>
          <table:table-cell table:style-name="ce51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20" office:value-type="string" calcext:value-type="string">
            <text:p>Vastag, Javier Miguel</text:p>
          </table:table-cell>
          <table:table-cell table:style-name="ce5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6" office:value-type="string" calcext:value-type="string">
            <text:p>Barrutia, Sandra Leonor</text:p>
          </table:table-cell>
          <table:table-cell table:style-name="ce5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3" office:value-type="string" calcext:value-type="string">
            <text:p>Barrutia, Sandra Leonor</text:p>
          </table:table-cell>
          <table:table-cell table:style-name="ce49" office:value-type="float" office:value="27374731" calcext:value-type="float">
            <text:p>27.374.731</text:p>
          </table:table-cell>
        </table:table-row>
        <table:table-row table:style-name="ro2" table:visibility="filter">
          <table:table-cell table:style-name="ce25" office:value-type="string" calcext:value-type="string">
            <text:p>Miranda, Agustín Alejandro</text:p>
          </table:table-cell>
          <table:table-cell table:style-name="ce5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7" office:value-type="string" calcext:value-type="string">
            <text:p>Miranda, Agustín Alejandro</text:p>
          </table:table-cell>
          <table:table-cell table:style-name="ce49" office:value-type="float" office:value="32945944" calcext:value-type="float">
            <text:p>32.945.944</text:p>
          </table:table-cell>
        </table:table-row>
        <table:table-row table:style-name="ro1" table:visibility="filter">
          <table:table-cell table:style-name="ce4" office:value-type="string" calcext:value-type="string">
            <text:p>Deluchi, Jose Osmar</text:p>
          </table:table-cell>
          <table:table-cell table:style-name="ce50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4" office:value-type="string" calcext:value-type="string">
            <text:p>Ameijide, Mariel Yolanda</text:p>
          </table:table-cell>
          <table:table-cell table:style-name="ce50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" office:value-type="string" calcext:value-type="string">
            <text:p>Ameijide, Mariel Yolanda</text:p>
          </table:table-cell>
          <table:table-cell table:style-name="ce49" office:value-type="float" office:value="23221188" calcext:value-type="float">
            <text:p>23.221.188</text:p>
          </table:table-cell>
        </table:table-row>
        <table:table-row table:style-name="ro2" table:visibility="filter">
          <table:table-cell table:style-name="ce12" office:value-type="string" calcext:value-type="string">
            <text:p>Cascasi, Jose Leonardo</text:p>
          </table:table-cell>
          <table:table-cell table:style-name="ce51" office:value-type="float" office:value="26025298" calcext:value-type="float">
            <text:p>26.025.298</text:p>
          </table:table-cell>
        </table:table-row>
        <table:table-row table:style-name="ro1" table:visibility="filter">
          <table:table-cell table:style-name="ce4" office:value-type="string" calcext:value-type="string">
            <text:p>Fernandez Navia, Daniel Alberto</text:p>
          </table:table-cell>
          <table:table-cell table:style-name="ce50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2" office:value-type="string" calcext:value-type="string">
            <text:p>Fernandez Navia, Daniel Alberto</text:p>
          </table:table-cell>
          <table:table-cell table:style-name="ce48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3" office:value-type="string" calcext:value-type="string">
            <text:p>Fernandez Navia, Daniel Alberto</text:p>
          </table:table-cell>
          <table:table-cell table:style-name="ce49" office:value-type="float" office:value="17206605" calcext:value-type="float">
            <text:p>17.206.605</text:p>
          </table:table-cell>
        </table:table-row>
        <table:table-row table:style-name="ro1" table:visibility="filter">
          <table:table-cell table:style-name="ce4" office:value-type="string" calcext:value-type="string">
            <text:p>Ameijide, Mariel Yolanda</text:p>
          </table:table-cell>
          <table:table-cell table:style-name="ce50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" office:value-type="string" calcext:value-type="string">
            <text:p>Ameijide, Mariel Yolanda</text:p>
          </table:table-cell>
          <table:table-cell table:style-name="ce48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" office:value-type="string" calcext:value-type="string">
            <text:p>Ameijide, Mariel Yolanda</text:p>
          </table:table-cell>
          <table:table-cell table:style-name="ce49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4" office:value-type="string" calcext:value-type="string">
            <text:p>Marcasoli Agüero, Griselda Gabriela</text:p>
          </table:table-cell>
          <table:table-cell table:style-name="ce50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4" office:value-type="string" calcext:value-type="string">
            <text:p>Scacchi Bernasconi, Juan Martín</text:p>
          </table:table-cell>
          <table:table-cell table:style-name="ce50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2" table:visibility="filter">
          <table:table-cell table:style-name="ce6" office:value-type="string" calcext:value-type="string">
            <text:p>Scarampi, Leonardo</text:p>
          </table:table-cell>
          <table:table-cell table:style-name="ce4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6" office:value-type="string" calcext:value-type="string">
            <text:p>Scarampi, Leonardo</text:p>
          </table:table-cell>
          <table:table-cell table:style-name="ce4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6" office:value-type="string" calcext:value-type="string">
            <text:p>Scarampi, Leonardo</text:p>
          </table:table-cell>
          <table:table-cell table:style-name="ce4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6" office:value-type="string" calcext:value-type="string">
            <text:p>Scarampi, Leonardo</text:p>
          </table:table-cell>
          <table:table-cell table:style-name="ce4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7" office:value-type="string" calcext:value-type="string">
            <text:p>Scarampi, Leonardo</text:p>
          </table:table-cell>
          <table:table-cell table:style-name="ce49" office:value-type="float" office:value="33119435" calcext:value-type="float">
            <text:p>33.119.435</text:p>
          </table:table-cell>
        </table:table-row>
        <table:table-row table:style-name="ro1" table:visibility="filter">
          <table:table-cell table:style-name="ce8" office:value-type="string" calcext:value-type="string">
            <text:p>Tomas, Julio Cesar</text:p>
          </table:table-cell>
          <table:table-cell table:style-name="ce51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8" office:value-type="string" calcext:value-type="string">
            <text:p>Tomas, Julio Cesar</text:p>
          </table:table-cell>
          <table:table-cell table:style-name="ce51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8" office:value-type="string" calcext:value-type="string">
            <text:p>Fattore, Enzo</text:p>
          </table:table-cell>
          <table:table-cell table:style-name="ce51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31" office:value-type="string" calcext:value-type="string">
            <text:p>Tomas, Julio Cesar</text:p>
          </table:table-cell>
          <table:table-cell table:style-name="ce62" office:value-type="float" office:value="28045321" calcext:value-type="float">
            <text:p>28.045.321</text:p>
          </table:table-cell>
        </table:table-row>
        <table:table-row table:style-name="ro1">
          <table:table-cell table:style-name="ce3" office:value-type="string" calcext:value-type="string">
            <text:p>Arieu, Agustín del Corazón de Jesus</text:p>
          </table:table-cell>
          <table:table-cell table:style-name="ce49" office:value-type="float" office:value="25839737" calcext:value-type="float">
            <text:p>25.839.737</text:p>
          </table:table-cell>
        </table:table-row>
        <table:table-row table:style-name="ro2" table:visibility="filter">
          <table:table-cell table:style-name="ce20" office:value-type="string" calcext:value-type="string">
            <text:p>Bernocco, Matías Alejandro</text:p>
          </table:table-cell>
          <table:table-cell table:style-name="ce5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7" office:value-type="string" calcext:value-type="string">
            <text:p>Bernocco, Matías Alejandro</text:p>
          </table:table-cell>
          <table:table-cell table:style-name="ce48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18" office:value-type="string" calcext:value-type="string">
            <text:p>Bernocco, Matías Alejandro</text:p>
          </table:table-cell>
          <table:table-cell table:style-name="ce49" office:value-type="float" office:value="28457218" calcext:value-type="float">
            <text:p>28.457.218</text:p>
          </table:table-cell>
        </table:table-row>
        <table:table-row table:style-name="ro2" table:visibility="filter">
          <table:table-cell table:style-name="ce25" office:value-type="string" calcext:value-type="string">
            <text:p>Bustamante Thompson, Mercedes Lorena</text:p>
          </table:table-cell>
          <table:table-cell table:style-name="ce5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6" office:value-type="string" calcext:value-type="string">
            <text:p>Bustamante Thompson, Mercedes Lorena</text:p>
          </table:table-cell>
          <table:table-cell table:style-name="ce4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6" office:value-type="string" calcext:value-type="string">
            <text:p>Bustamante Thompson, Mercedes Lorena</text:p>
          </table:table-cell>
          <table:table-cell table:style-name="ce4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6" office:value-type="string" calcext:value-type="string">
            <text:p>Bustamante Thompson, Mercedes Lorena</text:p>
          </table:table-cell>
          <table:table-cell table:style-name="ce4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6" office:value-type="string" calcext:value-type="string">
            <text:p>Bustamante Thompson, Mercedes Lorena</text:p>
          </table:table-cell>
          <table:table-cell table:style-name="ce48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7" office:value-type="string" calcext:value-type="string">
            <text:p>Bustamante Thompson, Mercedes Lorena</text:p>
          </table:table-cell>
          <table:table-cell table:style-name="ce49" office:value-type="float" office:value="23362385" calcext:value-type="float">
            <text:p>23.362.385</text:p>
          </table:table-cell>
        </table:table-row>
        <table:table-row table:style-name="ro2" table:visibility="filter">
          <table:table-cell table:style-name="ce20" office:value-type="string" calcext:value-type="string">
            <text:p>Cennamo, Sandra Rosana</text:p>
          </table:table-cell>
          <table:table-cell table:style-name="ce5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8" office:value-type="string" calcext:value-type="string">
            <text:p>Cennamo, Sandra Rosana</text:p>
          </table:table-cell>
          <table:table-cell table:style-name="ce49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25" office:value-type="string" calcext:value-type="string">
            <text:p>Comuzzi, Juan Carlos</text:p>
          </table:table-cell>
          <table:table-cell table:style-name="ce58" office:value-type="string" calcext:value-type="string">
            <text:p>M4.432.061</text:p>
          </table:table-cell>
        </table:table-row>
        <table:table-row table:style-name="ro2" table:visibility="filter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6" office:value-type="string" calcext:value-type="string">
            <text:p>Comuzzi, Juan Carlos</text:p>
          </table:table-cell>
          <table:table-cell table:style-name="ce48" office:value-type="string" calcext:value-type="string">
            <text:p>M4.432.061</text:p>
          </table:table-cell>
        </table:table-row>
        <table:table-row table:style-name="ro2" table:visibility="filter">
          <table:table-cell table:style-name="ce7" office:value-type="string" calcext:value-type="string">
            <text:p>Comuzzi, Juan Carlos</text:p>
          </table:table-cell>
          <table:table-cell table:style-name="ce49" office:value-type="string" calcext:value-type="string">
            <text:p>M4.432.061</text:p>
          </table:table-cell>
        </table:table-row>
        <table:table-row table:style-name="ro2" table:visibility="filter">
          <table:table-cell table:style-name="ce20" office:value-type="string" calcext:value-type="string">
            <text:p>Maidana, Nadia Daniela</text:p>
          </table:table-cell>
          <table:table-cell table:style-name="ce5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7" office:value-type="string" calcext:value-type="string">
            <text:p>Maidana, Nadia Daniela</text:p>
          </table:table-cell>
          <table:table-cell table:style-name="ce48" office:value-type="float" office:value="35247288" calcext:value-type="float">
            <text:p>35.247.288</text:p>
          </table:table-cell>
        </table:table-row>
        <table:table-row table:style-name="ro2" table:visibility="filter">
          <table:table-cell table:style-name="ce18" office:value-type="string" calcext:value-type="string">
            <text:p>Maidana, Nadia Daniela</text:p>
          </table:table-cell>
          <table:table-cell table:style-name="ce49" office:value-type="float" office:value="35247288" calcext:value-type="float">
            <text:p>35.247.288</text:p>
          </table:table-cell>
        </table:table-row>
        <table:table-row table:style-name="ro1" table:visibility="filter">
          <table:table-cell table:style-name="ce26" office:value-type="string" calcext:value-type="string">
            <text:p>Lumiera, Felipe</text:p>
          </table:table-cell>
          <table:table-cell table:style-name="ce5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3" office:value-type="string" calcext:value-type="string">
            <text:p>Lumiera, Felipe</text:p>
          </table:table-cell>
          <table:table-cell table:style-name="ce49" office:value-type="float" office:value="13514870" calcext:value-type="float">
            <text:p>13.514.870</text:p>
          </table:table-cell>
        </table:table-row>
        <table:table-row table:style-name="ro2" table:visibility="filter">
          <table:table-cell table:style-name="ce20" office:value-type="string" calcext:value-type="string">
            <text:p>Marcasoli Agüero, Griselda Gabriela</text:p>
          </table:table-cell>
          <table:table-cell table:style-name="ce5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7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8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20" office:value-type="string" calcext:value-type="string">
            <text:p>Paré, Agustina Tatiana</text:p>
          </table:table-cell>
          <table:table-cell table:style-name="ce5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7" office:value-type="string" calcext:value-type="string">
            <text:p>Paré, Agustina Tatiana</text:p>
          </table:table-cell>
          <table:table-cell table:style-name="ce4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7" office:value-type="string" calcext:value-type="string">
            <text:p>Paré, Agustina Tatiana</text:p>
          </table:table-cell>
          <table:table-cell table:style-name="ce4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7" office:value-type="string" calcext:value-type="string">
            <text:p>Paré, Agustina Tatiana</text:p>
          </table:table-cell>
          <table:table-cell table:style-name="ce4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7" office:value-type="string" calcext:value-type="string">
            <text:p>Paré, Agustina Tatiana</text:p>
          </table:table-cell>
          <table:table-cell table:style-name="ce48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18" office:value-type="string" calcext:value-type="string">
            <text:p>Paré, Agustina Tatiana</text:p>
          </table:table-cell>
          <table:table-cell table:style-name="ce49" office:value-type="float" office:value="35021519" calcext:value-type="float">
            <text:p>35.021.519</text:p>
          </table:table-cell>
        </table:table-row>
        <table:table-row table:style-name="ro2" table:visibility="filter">
          <table:table-cell table:style-name="ce20" office:value-type="string" calcext:value-type="string">
            <text:p>Rocca, Ricardo Daniel</text:p>
          </table:table-cell>
          <table:table-cell table:style-name="ce5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7" office:value-type="string" calcext:value-type="string">
            <text:p>Rocca, Ricardo Daniel</text:p>
          </table:table-cell>
          <table:table-cell table:style-name="ce48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18" office:value-type="string" calcext:value-type="string">
            <text:p>Rocca, Ricardo Daniel</text:p>
          </table:table-cell>
          <table:table-cell table:style-name="ce49" office:value-type="float" office:value="16514532" calcext:value-type="float">
            <text:p>16.514.532</text:p>
          </table:table-cell>
        </table:table-row>
        <table:table-row table:style-name="ro2" table:visibility="filter">
          <table:table-cell table:style-name="ce20" office:value-type="string" calcext:value-type="string">
            <text:p>Villalba Barrios, Graciela</text:p>
          </table:table-cell>
          <table:table-cell table:style-name="ce5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8" office:value-type="string" calcext:value-type="string">
            <text:p>Villalba Barrios, Graciela</text:p>
          </table:table-cell>
          <table:table-cell table:style-name="ce49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20" office:value-type="string" calcext:value-type="string">
            <text:p>Vastag, Javier Miguel</text:p>
          </table:table-cell>
          <table:table-cell table:style-name="ce5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7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20" office:value-type="string" calcext:value-type="string">
            <text:p>Sanchez, Liliana Luján</text:p>
          </table:table-cell>
          <table:table-cell table:style-name="ce5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7" office:value-type="string" calcext:value-type="string">
            <text:p>Sanchez, Liliana Luján</text:p>
          </table:table-cell>
          <table:table-cell table:style-name="ce4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7" office:value-type="string" calcext:value-type="string">
            <text:p>Sanchez, Liliana Luján</text:p>
          </table:table-cell>
          <table:table-cell table:style-name="ce4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7" office:value-type="string" calcext:value-type="string">
            <text:p>Sanchez, Liliana Luján</text:p>
          </table:table-cell>
          <table:table-cell table:style-name="ce4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7" office:value-type="string" calcext:value-type="string">
            <text:p>Sanchez, Liliana Luján</text:p>
          </table:table-cell>
          <table:table-cell table:style-name="ce48" office:value-type="float" office:value="31348818" calcext:value-type="float">
            <text:p>31.348.818</text:p>
          </table:table-cell>
        </table:table-row>
        <table:table-row table:style-name="ro2" table:visibility="filter">
          <table:table-cell table:style-name="ce18" office:value-type="string" calcext:value-type="string">
            <text:p>Sanchez, Liliana Luján</text:p>
          </table:table-cell>
          <table:table-cell table:style-name="ce49" office:value-type="float" office:value="31348818" calcext:value-type="float">
            <text:p>31.348.818</text:p>
          </table:table-cell>
        </table:table-row>
        <table:table-row table:style-name="ro1" table:visibility="filter">
          <table:table-cell table:style-name="ce26" office:value-type="string" calcext:value-type="string">
            <text:p>Siehe, Beatriz Cristina</text:p>
          </table:table-cell>
          <table:table-cell table:style-name="ce5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2" table:visibility="filter">
          <table:table-cell table:style-name="ce19" office:value-type="string" calcext:value-type="string">
            <text:p>Castro, Carlos Andres</text:p>
          </table:table-cell>
          <table:table-cell table:style-name="ce50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7" office:value-type="string" calcext:value-type="string">
            <text:p>Castro, Carlos Andres</text:p>
          </table:table-cell>
          <table:table-cell table:style-name="ce4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8" office:value-type="string" calcext:value-type="string">
            <text:p>Castro, Carlos Andres</text:p>
          </table:table-cell>
          <table:table-cell table:style-name="ce49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5" office:value-type="string" calcext:value-type="string">
            <text:p>Arguindegui, Gabriela Alejandra</text:p>
          </table:table-cell>
          <table:table-cell table:style-name="ce50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1" table:visibility="filter">
          <table:table-cell table:style-name="ce3" office:value-type="string" calcext:value-type="string">
            <text:p>Fattore, Enzo</text:p>
          </table:table-cell>
          <table:table-cell table:style-name="ce49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Iglesias, Marcelo Javier</text:p>
          </table:table-cell>
          <table:table-cell table:style-name="ce54" office:value-type="float" office:value="18422460" calcext:value-type="float">
            <text:p>18.422.460</text:p>
          </table:table-cell>
        </table:table-row>
        <table:table-row table:style-name="ro1" table:visibility="filter">
          <table:table-cell table:style-name="ce13" office:value-type="string" calcext:value-type="string">
            <text:p>Iglesias, Marcelo Javier</text:p>
          </table:table-cell>
          <table:table-cell table:style-name="ce54" office:value-type="float" office:value="18422460" calcext:value-type="float">
            <text:p>18.422.460</text:p>
          </table:table-cell>
        </table:table-row>
        <table:table-row table:style-name="ro2" table:visibility="filter">
          <table:table-cell table:style-name="ce25" office:value-type="string" calcext:value-type="string">
            <text:p>Retamal, María Julia Mercedes</text:p>
          </table:table-cell>
          <table:table-cell table:style-name="ce5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6" office:value-type="string" calcext:value-type="string">
            <text:p>Retamal, María Julia Mercedes</text:p>
          </table:table-cell>
          <table:table-cell table:style-name="ce48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7" office:value-type="string" calcext:value-type="string">
            <text:p>Retamal, María Julia Mercedes</text:p>
          </table:table-cell>
          <table:table-cell table:style-name="ce49" office:value-type="float" office:value="34416082" calcext:value-type="float">
            <text:p>34.416.082</text:p>
          </table:table-cell>
        </table:table-row>
        <table:table-row table:style-name="ro2" table:visibility="filter">
          <table:table-cell table:style-name="ce5" office:value-type="string" calcext:value-type="string">
            <text:p>Di Blasi Regner, Mario Alejandro</text:p>
          </table:table-cell>
          <table:table-cell table:style-name="ce50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9" office:value-type="string" calcext:value-type="string">
            <text:p>Di Blasi Regner, Mario Alejandro</text:p>
          </table:table-cell>
          <table:table-cell table:style-name="ce52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7" office:value-type="string" calcext:value-type="string">
            <text:p>Di Blasi Regner, Mario Alejandro</text:p>
          </table:table-cell>
          <table:table-cell table:style-name="ce49" office:value-type="float" office:value="17874358" calcext:value-type="float">
            <text:p>17.874.358</text:p>
          </table:table-cell>
        </table:table-row>
        <table:table-row table:style-name="ro2">
          <table:table-cell table:style-name="ce5" office:value-type="string" calcext:value-type="string">
            <text:p>Viveros Lincoman, Pablo Cesar</text:p>
          </table:table-cell>
          <table:table-cell table:style-name="ce50" office:value-type="float" office:value="30078604" calcext:value-type="float">
            <text:p>30.078.604</text:p>
          </table:table-cell>
        </table:table-row>
        <table:table-row table:style-name="ro2" table:visibility="filter">
          <table:table-cell table:style-name="ce6" office:value-type="string" calcext:value-type="string">
            <text:p>Viveros Lincoman, Pablo Cesar</text:p>
          </table:table-cell>
          <table:table-cell table:style-name="ce48" office:value-type="float" office:value="30078604" calcext:value-type="float">
            <text:p>30.078.604</text:p>
          </table:table-cell>
        </table:table-row>
        <table:table-row table:style-name="ro2" table:visibility="filter">
          <table:table-cell table:style-name="ce6" office:value-type="string" calcext:value-type="string">
            <text:p>Viveros Lincoman, Pablo Cesar</text:p>
          </table:table-cell>
          <table:table-cell table:style-name="ce48" office:value-type="float" office:value="30078604" calcext:value-type="float">
            <text:p>30.078.604</text:p>
          </table:table-cell>
        </table:table-row>
        <table:table-row table:style-name="ro2" table:visibility="filter">
          <table:table-cell table:style-name="ce6" office:value-type="string" calcext:value-type="string">
            <text:p>Viveros Lincoman, Pablo Cesar</text:p>
          </table:table-cell>
          <table:table-cell table:style-name="ce48" office:value-type="float" office:value="30078604" calcext:value-type="float">
            <text:p>30.078.604</text:p>
          </table:table-cell>
        </table:table-row>
        <table:table-row table:style-name="ro2" table:visibility="filter">
          <table:table-cell table:style-name="ce7" office:value-type="string" calcext:value-type="string">
            <text:p>Viveros Lincoman, Pablo Cesar</text:p>
          </table:table-cell>
          <table:table-cell table:style-name="ce49" office:value-type="float" office:value="30078604" calcext:value-type="float">
            <text:p>30.078.604</text:p>
          </table:table-cell>
        </table:table-row>
        <table:table-row table:style-name="ro1" table:visibility="filter">
          <table:table-cell table:style-name="ce4" office:value-type="string" calcext:value-type="string">
            <text:p>Buccino, Claudia Soraya</text:p>
          </table:table-cell>
          <table:table-cell table:style-name="ce50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2" office:value-type="string" calcext:value-type="string">
            <text:p>Buccino, Claudia Soraya</text:p>
          </table:table-cell>
          <table:table-cell table:style-name="ce48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2" office:value-type="string" calcext:value-type="string">
            <text:p>Buccino, Claudia Soraya</text:p>
          </table:table-cell>
          <table:table-cell table:style-name="ce48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2" office:value-type="string" calcext:value-type="string">
            <text:p>Buccino, Claudia Soraya</text:p>
          </table:table-cell>
          <table:table-cell table:style-name="ce48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3" office:value-type="string" calcext:value-type="string">
            <text:p>Buccino, Claudia Soraya</text:p>
          </table:table-cell>
          <table:table-cell table:style-name="ce49" office:value-type="float" office:value="24731014" calcext:value-type="float">
            <text:p>24.731.014</text:p>
          </table:table-cell>
        </table:table-row>
        <table:table-row table:style-name="ro1" table:visibility="filter">
          <table:table-cell table:style-name="ce4" office:value-type="string" calcext:value-type="string">
            <text:p>Barrutia, Sandra Leonor</text:p>
          </table:table-cell>
          <table:table-cell table:style-name="ce50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2" office:value-type="string" calcext:value-type="string">
            <text:p>Barrutia, Sandra Leonor</text:p>
          </table:table-cell>
          <table:table-cell table:style-name="ce48" office:value-type="float" office:value="27374731" calcext:value-type="float">
            <text:p>27.374.731</text:p>
          </table:table-cell>
        </table:table-row>
        <table:table-row table:style-name="ro1" table:visibility="filter">
          <table:table-cell table:style-name="ce3" office:value-type="string" calcext:value-type="string">
            <text:p>Barrutia, Sandra Leonor</text:p>
          </table:table-cell>
          <table:table-cell table:style-name="ce49" office:value-type="float" office:value="27374731" calcext:value-type="float">
            <text:p>27.374.731</text:p>
          </table:table-cell>
        </table:table-row>
        <table:table-row table:style-name="ro2" table:visibility="filter">
          <table:table-cell table:style-name="ce5" office:value-type="string" calcext:value-type="string">
            <text:p>Crena Escobal, Maria Gimena</text:p>
          </table:table-cell>
          <table:table-cell table:style-name="ce50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6" office:value-type="string" calcext:value-type="string">
            <text:p>Crena Escobal, Maria Gimena</text:p>
          </table:table-cell>
          <table:table-cell table:style-name="ce48" office:value-type="float" office:value="18861483" calcext:value-type="float">
            <text:p>18.861.483</text:p>
          </table:table-cell>
        </table:table-row>
        <table:table-row table:style-name="ro2" table:visibility="filter">
          <table:table-cell table:style-name="ce7" office:value-type="string" calcext:value-type="string">
            <text:p>Crena Escobal, Maria Gimena</text:p>
          </table:table-cell>
          <table:table-cell table:style-name="ce49" office:value-type="float" office:value="18861483" calcext:value-type="float">
            <text:p>18.861.483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>
          <table:table-cell table:style-name="ce13" office:value-type="string" calcext:value-type="string">
            <text:p>Martinez, Fernando Emilio</text:p>
          </table:table-cell>
          <table:table-cell table:style-name="ce54" office:value-type="float" office:value="18410221" calcext:value-type="float">
            <text:p>18.410.221</text:p>
          </table:table-cell>
        </table:table-row>
        <table:table-row table:style-name="ro1">
          <table:table-cell table:style-name="ce26" office:value-type="string" calcext:value-type="string">
            <text:p>Rodriguez Robledo, Oscar Alberto</text:p>
          </table:table-cell>
          <table:table-cell table:style-name="ce58" office:value-type="float" office:value="8447044" calcext:value-type="float">
            <text:p>8.447.044</text:p>
          </table:table-cell>
        </table:table-row>
        <table:table-row table:style-name="ro1" table:visibility="filter">
          <table:table-cell table:style-name="ce3" office:value-type="string" calcext:value-type="string">
            <text:p>Rodriguez Robledo, Oscar Alberto</text:p>
          </table:table-cell>
          <table:table-cell table:style-name="ce49" office:value-type="float" office:value="8447044" calcext:value-type="float">
            <text:p>8.447.044</text:p>
          </table:table-cell>
        </table:table-row>
        <table:table-row table:style-name="ro1">
          <table:table-cell table:style-name="ce26" office:value-type="string" calcext:value-type="string">
            <text:p>Pannari, Lorena</text:p>
          </table:table-cell>
          <table:table-cell table:style-name="ce5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2" office:value-type="string" calcext:value-type="string">
            <text:p>Pannari, Lorena</text:p>
          </table:table-cell>
          <table:table-cell table:style-name="ce48" office:value-type="float" office:value="27156088" calcext:value-type="float">
            <text:p>27.156.088</text:p>
          </table:table-cell>
        </table:table-row>
        <table:table-row table:style-name="ro1" table:visibility="filter">
          <table:table-cell table:style-name="ce3" office:value-type="string" calcext:value-type="string">
            <text:p>Pannari, Lorena</text:p>
          </table:table-cell>
          <table:table-cell table:style-name="ce49" office:value-type="float" office:value="27156088" calcext:value-type="float">
            <text:p>27.156.088</text:p>
          </table:table-cell>
        </table:table-row>
        <table:table-row table:style-name="ro2" table:visibility="filter">
          <table:table-cell table:style-name="ce12" office:value-type="string" calcext:value-type="string">
            <text:p>Di stefano, Victorio</text:p>
          </table:table-cell>
          <table:table-cell table:style-name="ce51" office:value-type="float" office:value="14227417" calcext:value-type="float">
            <text:p>14.227.417</text:p>
          </table:table-cell>
        </table:table-row>
        <table:table-row table:style-name="ro2">
          <table:table-cell table:style-name="ce14" office:value-type="string" calcext:value-type="string">
            <text:p>Dominguez y Vence, Gabriel Adrian</text:p>
          </table:table-cell>
          <table:table-cell table:style-name="ce54" office:value-type="float" office:value="14140910" calcext:value-type="float">
            <text:p>14.140.910</text:p>
          </table:table-cell>
        </table:table-row>
        <table:table-row table:style-name="ro2">
          <table:table-cell table:style-name="ce25" office:value-type="string" calcext:value-type="string">
            <text:p>Gagniere, Gustavo Mariano</text:p>
          </table:table-cell>
          <table:table-cell table:style-name="ce58" office:value-type="float" office:value="14026099" calcext:value-type="float">
            <text:p>14.026.099</text:p>
          </table:table-cell>
        </table:table-row>
        <table:table-row table:style-name="ro2" table:visibility="filter">
          <table:table-cell table:style-name="ce6" office:value-type="string" calcext:value-type="string">
            <text:p>Gagniere, Gustavo Mariano</text:p>
          </table:table-cell>
          <table:table-cell table:style-name="ce48" office:value-type="float" office:value="14026099" calcext:value-type="float">
            <text:p>14.026.099</text:p>
          </table:table-cell>
        </table:table-row>
        <table:table-row table:style-name="ro2" table:visibility="filter">
          <table:table-cell table:style-name="ce6" office:value-type="string" calcext:value-type="string">
            <text:p>Gagniere, Gustavo Mariano</text:p>
          </table:table-cell>
          <table:table-cell table:style-name="ce48" office:value-type="float" office:value="14026099" calcext:value-type="float">
            <text:p>14.026.099</text:p>
          </table:table-cell>
        </table:table-row>
        <table:table-row table:style-name="ro2" table:visibility="filter">
          <table:table-cell table:style-name="ce7" office:value-type="string" calcext:value-type="string">
            <text:p>Gagniere, Gustavo Mariano</text:p>
          </table:table-cell>
          <table:table-cell table:style-name="ce49" office:value-type="float" office:value="14026099" calcext:value-type="float">
            <text:p>14.026.099</text:p>
          </table:table-cell>
        </table:table-row>
        <table:table-row table:style-name="ro2" table:visibility="filter">
          <table:table-cell table:style-name="ce5" office:value-type="string" calcext:value-type="string">
            <text:p>Arroyo, Erica Anahí</text:p>
          </table:table-cell>
          <table:table-cell table:style-name="ce50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6" office:value-type="string" calcext:value-type="string">
            <text:p>Arroyo, Erica Anahí</text:p>
          </table:table-cell>
          <table:table-cell table:style-name="ce48" office:value-type="float" office:value="27242422" calcext:value-type="float">
            <text:p>27.242.422</text:p>
          </table:table-cell>
        </table:table-row>
        <table:table-row table:style-name="ro2" table:visibility="filter">
          <table:table-cell table:style-name="ce7" office:value-type="string" calcext:value-type="string">
            <text:p>Arroyo, Erica Anahí</text:p>
          </table:table-cell>
          <table:table-cell table:style-name="ce49" office:value-type="float" office:value="27242422" calcext:value-type="float">
            <text:p>27.242.422</text:p>
          </table:table-cell>
        </table:table-row>
        <table:table-row table:style-name="ro1" table:visibility="filter">
          <table:table-cell table:style-name="ce4" office:value-type="string" calcext:value-type="string">
            <text:p>Rodriguez, José Ramón</text:p>
          </table:table-cell>
          <table:table-cell table:style-name="ce50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, José Ramó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, José Ramó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3" office:value-type="string" calcext:value-type="string">
            <text:p>Rodriguez, José Ramón</text:p>
          </table:table-cell>
          <table:table-cell table:style-name="ce49" office:value-type="float" office:value="13980662" calcext:value-type="float">
            <text:p>13.980.662</text:p>
          </table:table-cell>
        </table:table-row>
        <table:table-row table:style-name="ro1">
          <table:table-cell table:style-name="ce13" office:value-type="string" calcext:value-type="string">
            <text:p>Lois, Alejandro</text:p>
          </table:table-cell>
          <table:table-cell table:style-name="ce54" office:value-type="float" office:value="16290708" calcext:value-type="float">
            <text:p>16.290.708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13" office:value-type="string" calcext:value-type="string">
            <text:p>Ameijide, Mariel Yolanda</text:p>
          </table:table-cell>
          <table:table-cell table:style-name="ce5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6" office:value-type="string" calcext:value-type="string">
            <text:p>Marcasoli Agüero, Griselda Gabriela</text:p>
          </table:table-cell>
          <table:table-cell table:style-name="ce5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2" office:value-type="string" calcext:value-type="string">
            <text:p>Ameijide, Mariel Yolanda</text:p>
          </table:table-cell>
          <table:table-cell table:style-name="ce63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3" office:value-type="string" calcext:value-type="string">
            <text:p>Ameijide, Mariel Yolanda</text:p>
          </table:table-cell>
          <table:table-cell table:style-name="ce6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3" office:value-type="string" calcext:value-type="string">
            <text:p>Ameijide, Mariel Yolanda</text:p>
          </table:table-cell>
          <table:table-cell table:style-name="ce6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3" office:value-type="string" calcext:value-type="string">
            <text:p>Ameijide, Mariel Yolanda</text:p>
          </table:table-cell>
          <table:table-cell table:style-name="ce6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4" office:value-type="string" calcext:value-type="string">
            <text:p>Ameijide, Mariel Yolanda</text:p>
          </table:table-cell>
          <table:table-cell table:style-name="ce65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6" office:value-type="string" calcext:value-type="string">
            <text:p>Cipollino, Matías Leandro</text:p>
          </table:table-cell>
          <table:table-cell table:style-name="ce5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2" office:value-type="string" calcext:value-type="string">
            <text:p>Cipollino, Matías Leandro</text:p>
          </table:table-cell>
          <table:table-cell table:style-name="ce4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2" office:value-type="string" calcext:value-type="string">
            <text:p>Cipollino, Matías Leandro</text:p>
          </table:table-cell>
          <table:table-cell table:style-name="ce4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2" office:value-type="string" calcext:value-type="string">
            <text:p>Cipollino, Matías Leandro</text:p>
          </table:table-cell>
          <table:table-cell table:style-name="ce48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" office:value-type="string" calcext:value-type="string">
            <text:p>Cipollino, Matías Leandro</text:p>
          </table:table-cell>
          <table:table-cell table:style-name="ce49" office:value-type="float" office:value="35657796" calcext:value-type="float">
            <text:p>35.657.796</text:p>
          </table:table-cell>
        </table:table-row>
        <table:table-row table:style-name="ro2" table:visibility="filter">
          <table:table-cell table:style-name="ce12" office:value-type="string" calcext:value-type="string">
            <text:p>Cascasi, Jose Leonardo</text:p>
          </table:table-cell>
          <table:table-cell table:style-name="ce51" office:value-type="float" office:value="26025298" calcext:value-type="float">
            <text:p>26.025.298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1">
          <table:table-cell table:style-name="ce13" office:value-type="string" calcext:value-type="string">
            <text:p>Figueroa Villegas, Mateo</text:p>
          </table:table-cell>
          <table:table-cell table:style-name="ce54" office:value-type="float" office:value="30639501" calcext:value-type="float">
            <text:p>30.639.501</text:p>
          </table:table-cell>
        </table:table-row>
        <table:table-row table:style-name="ro1">
          <table:table-cell table:style-name="ce26" office:value-type="string" calcext:value-type="string">
            <text:p>Palini, Hugo</text:p>
          </table:table-cell>
          <table:table-cell table:style-name="ce58" office:value-type="float" office:value="8426958" calcext:value-type="float">
            <text:p>8.426.958</text:p>
          </table:table-cell>
        </table:table-row>
        <table:table-row table:style-name="ro1">
          <table:table-cell table:style-name="ce3" office:value-type="string" calcext:value-type="string">
            <text:p>Palini. Hugo</text:p>
          </table:table-cell>
          <table:table-cell table:style-name="ce49" office:value-type="float" office:value="8426958" calcext:value-type="float">
            <text:p>8.426.958</text:p>
          </table:table-cell>
        </table:table-row>
        <table:table-row table:style-name="ro1" table:visibility="filter">
          <table:table-cell table:style-name="ce26" office:value-type="string" calcext:value-type="string">
            <text:p>Monroy, Guillermo</text:p>
          </table:table-cell>
          <table:table-cell table:style-name="ce58" office:value-type="float" office:value="16764932" calcext:value-type="float">
            <text:p>16.764.932</text:p>
          </table:table-cell>
        </table:table-row>
        <table:table-row table:style-name="ro1" table:visibility="filter">
          <table:table-cell table:style-name="ce3" office:value-type="string" calcext:value-type="string">
            <text:p>Monroy, Guillermo</text:p>
          </table:table-cell>
          <table:table-cell table:style-name="ce49" office:value-type="float" office:value="16764932" calcext:value-type="float">
            <text:p>16.764.932</text:p>
          </table:table-cell>
        </table:table-row>
        <table:table-row table:style-name="ro1">
          <table:table-cell table:style-name="ce26" office:value-type="string" calcext:value-type="string">
            <text:p>Orza, Marcela Elisabeth</text:p>
          </table:table-cell>
          <table:table-cell table:style-name="ce58" office:value-type="float" office:value="18648774" calcext:value-type="float">
            <text:p>18.648.774</text:p>
          </table:table-cell>
        </table:table-row>
        <table:table-row table:style-name="ro1" table:visibility="filter">
          <table:table-cell table:style-name="ce3" office:value-type="string" calcext:value-type="string">
            <text:p>Orza, Marcela Elisabeth</text:p>
          </table:table-cell>
          <table:table-cell table:style-name="ce49" office:value-type="float" office:value="18648774" calcext:value-type="float">
            <text:p>18.648.774</text:p>
          </table:table-cell>
        </table:table-row>
        <table:table-row table:style-name="ro1" table:visibility="filter">
          <table:table-cell table:style-name="ce26" office:value-type="string" calcext:value-type="string">
            <text:p>Avila, Monica Beatriz</text:p>
          </table:table-cell>
          <table:table-cell table:style-name="ce5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2" office:value-type="string" calcext:value-type="string">
            <text:p>Avila, Monica Beatriz</text:p>
          </table:table-cell>
          <table:table-cell table:style-name="ce48" office:value-type="float" office:value="11693827" calcext:value-type="float">
            <text:p>11.693.827</text:p>
          </table:table-cell>
        </table:table-row>
        <table:table-row table:style-name="ro1" table:visibility="filter">
          <table:table-cell table:style-name="ce3" office:value-type="string" calcext:value-type="string">
            <text:p>Avila, Monica Beatriz</text:p>
          </table:table-cell>
          <table:table-cell table:style-name="ce49" office:value-type="float" office:value="11693827" calcext:value-type="float">
            <text:p>11.693.827</text:p>
          </table:table-cell>
        </table:table-row>
        <table:table-row table:style-name="ro1">
          <table:table-cell table:style-name="ce13" office:value-type="string" calcext:value-type="string">
            <text:p>Pinnel, Ana Patricia</text:p>
          </table:table-cell>
          <table:table-cell table:style-name="ce54" office:value-type="float" office:value="11692011" calcext:value-type="float">
            <text:p>11.692.011</text:p>
          </table:table-cell>
        </table:table-row>
        <table:table-row table:style-name="ro1">
          <table:table-cell table:style-name="ce13" office:value-type="string" calcext:value-type="string">
            <text:p>Brenta, Irene</text:p>
          </table:table-cell>
          <table:table-cell table:style-name="ce54" office:value-type="float" office:value="11842213" calcext:value-type="float">
            <text:p>11.842.213</text:p>
          </table:table-cell>
        </table:table-row>
        <table:table-row table:style-name="ro1" table:visibility="filter">
          <table:table-cell table:style-name="ce13" office:value-type="string" calcext:value-type="string">
            <text:p>Kijasko, Sergio Gabriel</text:p>
          </table:table-cell>
          <table:table-cell table:style-name="ce54" office:value-type="float" office:value="20837359" calcext:value-type="float">
            <text:p>20.837.359</text:p>
          </table:table-cell>
        </table:table-row>
        <table:table-row table:style-name="ro2" table:visibility="filter">
          <table:table-cell table:style-name="ce24" office:value-type="string" calcext:value-type="string">
            <text:p>Vastag, Javier Miguel</text:p>
          </table:table-cell>
          <table:table-cell table:style-name="ce54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20" office:value-type="string" calcext:value-type="string">
            <text:p>Vastag, Javier Miguel</text:p>
          </table:table-cell>
          <table:table-cell table:style-name="ce5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13" office:value-type="string" calcext:value-type="string">
            <text:p>Rodriguez, José Ramón</text:p>
          </table:table-cell>
          <table:table-cell table:style-name="ce54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13" office:value-type="string" calcext:value-type="string">
            <text:p>Masacotte, Mario Alberto</text:p>
          </table:table-cell>
          <table:table-cell table:style-name="ce54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13" office:value-type="string" calcext:value-type="string">
            <text:p>Kijasko, Sergio Gabriel</text:p>
          </table:table-cell>
          <table:table-cell table:style-name="ce54" office:value-type="float" office:value="20837359" calcext:value-type="float">
            <text:p>20.837.359</text:p>
          </table:table-cell>
        </table:table-row>
        <table:table-row table:style-name="ro2" table:visibility="filter">
          <table:table-cell table:style-name="ce20" office:value-type="string" calcext:value-type="string">
            <text:p>Otero, Dino</text:p>
          </table:table-cell>
          <table:table-cell table:style-name="ce61" office:value-type="string" calcext:value-type="string">
            <text:p>M4.590.715</text:p>
          </table:table-cell>
        </table:table-row>
        <table:table-row table:style-name="ro2" table:visibility="filter">
          <table:table-cell table:style-name="ce17" office:value-type="string" calcext:value-type="string">
            <text:p>Otero, Dino</text:p>
          </table:table-cell>
          <table:table-cell table:style-name="ce56" office:value-type="string" calcext:value-type="string">
            <text:p>M4.590.715</text:p>
          </table:table-cell>
        </table:table-row>
        <table:table-row table:style-name="ro2" table:visibility="filter">
          <table:table-cell table:style-name="ce18" office:value-type="string" calcext:value-type="string">
            <text:p>Otero, Dino</text:p>
          </table:table-cell>
          <table:table-cell table:style-name="ce57" office:value-type="string" calcext:value-type="string">
            <text:p>M4.590.715</text:p>
          </table:table-cell>
        </table:table-row>
        <table:table-row table:style-name="ro1" table:visibility="filter">
          <table:table-cell table:style-name="ce26" office:value-type="string" calcext:value-type="string">
            <text:p>Palermo, Lorena Raquel</text:p>
          </table:table-cell>
          <table:table-cell table:style-name="ce5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3" office:value-type="string" calcext:value-type="string">
            <text:p>Palermo, Lorena Raquel</text:p>
          </table:table-cell>
          <table:table-cell table:style-name="ce49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6" office:value-type="string" calcext:value-type="string">
            <text:p>Bertello, Mariana Verónica</text:p>
          </table:table-cell>
          <table:table-cell table:style-name="ce5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3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6" office:value-type="string" calcext:value-type="string">
            <text:p>Herrera, Tamara Gisele</text:p>
          </table:table-cell>
          <table:table-cell table:style-name="ce5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3" office:value-type="string" calcext:value-type="string">
            <text:p>Herrera, Tamara Gisele</text:p>
          </table:table-cell>
          <table:table-cell table:style-name="ce49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6" office:value-type="string" calcext:value-type="string">
            <text:p>Dirube, Matías</text:p>
          </table:table-cell>
          <table:table-cell table:style-name="ce5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3" office:value-type="string" calcext:value-type="string">
            <text:p>Dirube, Matías</text:p>
          </table:table-cell>
          <table:table-cell table:style-name="ce49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6" office:value-type="string" calcext:value-type="string">
            <text:p>Simon, Angel Rubén</text:p>
          </table:table-cell>
          <table:table-cell table:style-name="ce5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1">
          <table:table-cell table:style-name="ce26" office:value-type="string" calcext:value-type="string">
            <text:p>Castillo, Romina Victoria</text:p>
          </table:table-cell>
          <table:table-cell table:style-name="ce58" office:value-type="float" office:value="35712709" calcext:value-type="float">
            <text:p>35.712.709</text:p>
          </table:table-cell>
        </table:table-row>
        <table:table-row table:style-name="ro1" table:visibility="filter">
          <table:table-cell table:style-name="ce3" office:value-type="string" calcext:value-type="string">
            <text:p>Castillo, Romina Victoria</text:p>
          </table:table-cell>
          <table:table-cell table:style-name="ce49" office:value-type="float" office:value="35712709" calcext:value-type="float">
            <text:p>35.712.709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2" table:visibility="filter">
          <table:table-cell table:style-name="ce14" office:value-type="string" calcext:value-type="string">
            <text:p>Cascasi, Jose Leonardo</text:p>
          </table:table-cell>
          <table:table-cell table:style-name="ce54" office:value-type="float" office:value="26025298" calcext:value-type="float">
            <text:p>26.025.298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26" office:value-type="string" calcext:value-type="string">
            <text:p>Sosa, Daiana Anabela</text:p>
          </table:table-cell>
          <table:table-cell table:style-name="ce5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" office:value-type="string" calcext:value-type="string">
            <text:p>Sosa, Daiana Anabela</text:p>
          </table:table-cell>
          <table:table-cell table:style-name="ce4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3" office:value-type="string" calcext:value-type="string">
            <text:p>Sosa, Daiana Anabela</text:p>
          </table:table-cell>
          <table:table-cell table:style-name="ce49" office:value-type="float" office:value="30641824" calcext:value-type="float">
            <text:p>30.641.824</text:p>
          </table:table-cell>
        </table:table-row>
        <table:table-row table:style-name="ro2" table:visibility="filter">
          <table:table-cell table:style-name="ce20" office:value-type="string" calcext:value-type="string">
            <text:p>Villalba Barrios, Graciela</text:p>
          </table:table-cell>
          <table:table-cell table:style-name="ce5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7" office:value-type="string" calcext:value-type="string">
            <text:p>Villalba Barrios, Graciela</text:p>
          </table:table-cell>
          <table:table-cell table:style-name="ce48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18" office:value-type="string" calcext:value-type="string">
            <text:p>Villalba Barrios, Graciela</text:p>
          </table:table-cell>
          <table:table-cell table:style-name="ce49" office:value-type="float" office:value="92487251" calcext:value-type="float">
            <text:p>92.487.251</text:p>
          </table:table-cell>
        </table:table-row>
        <table:table-row table:style-name="ro2" table:visibility="filter">
          <table:table-cell table:style-name="ce20" office:value-type="string" calcext:value-type="string">
            <text:p>Cennamo, Sandra Rosana</text:p>
          </table:table-cell>
          <table:table-cell table:style-name="ce5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7" office:value-type="string" calcext:value-type="string">
            <text:p>Cennamo, Sandra Rosana</text:p>
          </table:table-cell>
          <table:table-cell table:style-name="ce48" office:value-type="float" office:value="14678326" calcext:value-type="float">
            <text:p>14.678.326</text:p>
          </table:table-cell>
        </table:table-row>
        <table:table-row table:style-name="ro2" table:visibility="filter">
          <table:table-cell table:style-name="ce18" office:value-type="string" calcext:value-type="string">
            <text:p>Cennamo, Sandra Rosana</text:p>
          </table:table-cell>
          <table:table-cell table:style-name="ce49" office:value-type="float" office:value="14678326" calcext:value-type="float">
            <text:p>14.678.326</text:p>
          </table:table-cell>
        </table:table-row>
        <table:table-row table:style-name="ro1" table:visibility="filter">
          <table:table-cell table:style-name="ce26" office:value-type="string" calcext:value-type="string">
            <text:p>Taibo, Diego Martin</text:p>
          </table:table-cell>
          <table:table-cell table:style-name="ce58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2" office:value-type="string" calcext:value-type="string">
            <text:p>Taibo, Diego Martin</text:p>
          </table:table-cell>
          <table:table-cell table:style-name="ce48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2" office:value-type="string" calcext:value-type="string">
            <text:p>Taibo, Diego Martin</text:p>
          </table:table-cell>
          <table:table-cell table:style-name="ce48" office:value-type="float" office:value="28307401" calcext:value-type="float">
            <text:p>28.307.401</text:p>
          </table:table-cell>
        </table:table-row>
        <table:table-row table:style-name="ro1" table:visibility="filter">
          <table:table-cell table:style-name="ce3" office:value-type="string" calcext:value-type="string">
            <text:p>Taibo, Diego Martin</text:p>
          </table:table-cell>
          <table:table-cell table:style-name="ce49" office:value-type="float" office:value="28307401" calcext:value-type="float">
            <text:p>28.307.401</text:p>
          </table:table-cell>
        </table:table-row>
        <table:table-row table:style-name="ro2" table:visibility="filter">
          <table:table-cell table:style-name="ce35" office:value-type="string" calcext:value-type="string">
            <text:p>Nishiyama, Juan Carlos</text:p>
          </table:table-cell>
          <table:table-cell table:style-name="ce61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3" office:value-type="string" calcext:value-type="string">
            <text:p>Nishiyama, Juan Carlos</text:p>
          </table:table-cell>
          <table:table-cell table:style-name="ce57" office:value-type="float" office:value="10261829" calcext:value-type="float">
            <text:p>10.261.829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>
          <table:table-cell table:style-name="ce26" office:value-type="string" calcext:value-type="string">
            <text:p>Fundación Educación y Trabajo (Pinnel Patricia)</text:p>
          </table:table-cell>
          <table:table-cell table:style-name="ce58" office:value-type="float" office:value="11692011" calcext:value-type="float">
            <text:p>11.692.011</text:p>
          </table:table-cell>
        </table:table-row>
        <table:table-row table:style-name="ro1" table:visibility="filter">
          <table:table-cell table:style-name="ce3" office:value-type="string" calcext:value-type="string">
            <text:p>Fundación Educación y Trabajo (Pinnel Patricia)</text:p>
          </table:table-cell>
          <table:table-cell table:style-name="ce49" office:value-type="float" office:value="11692011" calcext:value-type="float">
            <text:p>11.692.011</text:p>
          </table:table-cell>
        </table:table-row>
        <table:table-row table:style-name="ro1" table:visibility="filter">
          <table:table-cell table:style-name="ce13" office:value-type="string" calcext:value-type="string">
            <text:p>Fundación Educación y Trabajo (Pinnel Patricia)</text:p>
          </table:table-cell>
          <table:table-cell table:style-name="ce54" office:value-type="float" office:value="11692011" calcext:value-type="float">
            <text:p>11.692.011</text:p>
          </table:table-cell>
        </table:table-row>
        <table:table-row table:style-name="ro1" table:visibility="filter">
          <table:table-cell table:style-name="ce26" office:value-type="string" calcext:value-type="string">
            <text:p>Deluchi, Jose Osmar</text:p>
          </table:table-cell>
          <table:table-cell table:style-name="ce5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" office:value-type="string" calcext:value-type="string">
            <text:p>Deluchi, Jose Osmar</text:p>
          </table:table-cell>
          <table:table-cell table:style-name="ce4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2" office:value-type="string" calcext:value-type="string">
            <text:p>Scacchi Bernasconi, Juan Martín</text:p>
          </table:table-cell>
          <table:table-cell table:style-name="ce63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3" office:value-type="string" calcext:value-type="string">
            <text:p>Scacchi Bernasconi, Juan Martín</text:p>
          </table:table-cell>
          <table:table-cell table:style-name="ce64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3" office:value-type="string" calcext:value-type="string">
            <text:p>Scacchi Bernasconi, Juan Martín</text:p>
          </table:table-cell>
          <table:table-cell table:style-name="ce64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6" office:value-type="string" calcext:value-type="string">
            <text:p>Scacchi Bernasconi, Juan Martín</text:p>
          </table:table-cell>
          <table:table-cell table:style-name="ce66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7" office:value-type="string" calcext:value-type="string">
            <text:p>Scacchi Bernasconi, Juan Martín</text:p>
          </table:table-cell>
          <table:table-cell table:style-name="ce67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8" office:value-type="string" calcext:value-type="string">
            <text:p>Scacchi Bernasconi, Juan Martín</text:p>
          </table:table-cell>
          <table:table-cell table:style-name="ce6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9" office:value-type="string" calcext:value-type="string">
            <text:p>Scacchi Bernasconi, Juan Martín</text:p>
          </table:table-cell>
          <table:table-cell table:style-name="ce6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6" office:value-type="string" calcext:value-type="string">
            <text:p>Goity, Carlos Alberto</text:p>
          </table:table-cell>
          <table:table-cell table:style-name="ce5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7" office:value-type="string" calcext:value-type="string">
            <text:p>Goity, Carlos Alberto</text:p>
          </table:table-cell>
          <table:table-cell table:style-name="ce67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8" office:value-type="string" calcext:value-type="string">
            <text:p>Goity, Carlos Alberto</text:p>
          </table:table-cell>
          <table:table-cell table:style-name="ce6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9" office:value-type="string" calcext:value-type="string">
            <text:p>Goity, Carlos Alberto</text:p>
          </table:table-cell>
          <table:table-cell table:style-name="ce6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6" office:value-type="string" calcext:value-type="string">
            <text:p>Goity, Carlos Alberto</text:p>
          </table:table-cell>
          <table:table-cell table:style-name="ce5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2" office:value-type="string" calcext:value-type="string">
            <text:p>Marcasoli Agüero, Griselda Gabriela</text:p>
          </table:table-cell>
          <table:table-cell table:style-name="ce63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3" office:value-type="string" calcext:value-type="string">
            <text:p>Marcasoli Agüero, Griselda Gabriela</text:p>
          </table:table-cell>
          <table:table-cell table:style-name="ce64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3" office:value-type="string" calcext:value-type="string">
            <text:p>Marcasoli Agüero, Griselda Gabriela</text:p>
          </table:table-cell>
          <table:table-cell table:style-name="ce64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4" office:value-type="string" calcext:value-type="string">
            <text:p>Marcasoli Agüero, Griselda Gabriela</text:p>
          </table:table-cell>
          <table:table-cell table:style-name="ce65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6" office:value-type="string" calcext:value-type="string">
            <text:p>Marcasoli Agüero, Griselda Gabriela</text:p>
          </table:table-cell>
          <table:table-cell table:style-name="ce5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2" office:value-type="string" calcext:value-type="string">
            <text:p>Marcasoli Agüero, Griselda Gabriela</text:p>
          </table:table-cell>
          <table:table-cell table:style-name="ce63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3" office:value-type="string" calcext:value-type="string">
            <text:p>Marcasoli Agüero, Griselda Gabriela</text:p>
          </table:table-cell>
          <table:table-cell table:style-name="ce64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3" office:value-type="string" calcext:value-type="string">
            <text:p>Marcasoli Agüero, Griselda Gabriela</text:p>
          </table:table-cell>
          <table:table-cell table:style-name="ce64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3" office:value-type="string" calcext:value-type="string">
            <text:p>Marcasoli Agüero, Griselda Gabriela</text:p>
          </table:table-cell>
          <table:table-cell table:style-name="ce64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4" office:value-type="string" calcext:value-type="string">
            <text:p>Marcasoli Agüero, Griselda Gabriela</text:p>
          </table:table-cell>
          <table:table-cell table:style-name="ce65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6" office:value-type="string" calcext:value-type="string">
            <text:p>Fernandez, Marcelo Alejandro</text:p>
          </table:table-cell>
          <table:table-cell table:style-name="ce5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2" office:value-type="string" calcext:value-type="string">
            <text:p>Fernandez, Marcelo Alejandro</text:p>
          </table:table-cell>
          <table:table-cell table:style-name="ce63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3" office:value-type="string" calcext:value-type="string">
            <text:p>Fernandez, Marcelo Alejandro</text:p>
          </table:table-cell>
          <table:table-cell table:style-name="ce64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3" office:value-type="string" calcext:value-type="string">
            <text:p>Fernandez, Marcelo Alejandro</text:p>
          </table:table-cell>
          <table:table-cell table:style-name="ce64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3" office:value-type="string" calcext:value-type="string">
            <text:p>Fernandez, Marcelo Alejandro</text:p>
          </table:table-cell>
          <table:table-cell table:style-name="ce64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4" office:value-type="string" calcext:value-type="string">
            <text:p>Fernandez, Marcelo Alejandro</text:p>
          </table:table-cell>
          <table:table-cell table:style-name="ce65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2" office:value-type="string" calcext:value-type="string">
            <text:p>Cipollino, Matías Leandro</text:p>
          </table:table-cell>
          <table:table-cell table:style-name="ce63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3" office:value-type="string" calcext:value-type="string">
            <text:p>Cipollino, Matías Leandro</text:p>
          </table:table-cell>
          <table:table-cell table:style-name="ce64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3" office:value-type="string" calcext:value-type="string">
            <text:p>Cipollino, Matías Leandro</text:p>
          </table:table-cell>
          <table:table-cell table:style-name="ce64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3" office:value-type="string" calcext:value-type="string">
            <text:p>Cipollino, Matías Leandro</text:p>
          </table:table-cell>
          <table:table-cell table:style-name="ce64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4" office:value-type="string" calcext:value-type="string">
            <text:p>Cipollino, Matías Leandro</text:p>
          </table:table-cell>
          <table:table-cell table:style-name="ce65" office:value-type="float" office:value="35657796" calcext:value-type="float">
            <text:p>35.657.796</text:p>
          </table:table-cell>
        </table:table-row>
        <table:table-row table:style-name="ro1" table:visibility="filter">
          <table:table-cell table:style-name="ce32" office:value-type="string" calcext:value-type="string">
            <text:p>Fernandez, Marcelo Alejandro</text:p>
          </table:table-cell>
          <table:table-cell table:style-name="ce63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4" office:value-type="string" calcext:value-type="string">
            <text:p>Fernandez, Marcelo Alejandro</text:p>
          </table:table-cell>
          <table:table-cell table:style-name="ce65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2" office:value-type="string" calcext:value-type="string">
            <text:p>Ameijide, Mariel Yolanda</text:p>
          </table:table-cell>
          <table:table-cell table:style-name="ce63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3" office:value-type="string" calcext:value-type="string">
            <text:p>Ameijide, Mariel Yolanda</text:p>
          </table:table-cell>
          <table:table-cell table:style-name="ce6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3" office:value-type="string" calcext:value-type="string">
            <text:p>Ameijide, Mariel Yolanda</text:p>
          </table:table-cell>
          <table:table-cell table:style-name="ce6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3" office:value-type="string" calcext:value-type="string">
            <text:p>Ameijide, Mariel Yolanda</text:p>
          </table:table-cell>
          <table:table-cell table:style-name="ce64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34" office:value-type="string" calcext:value-type="string">
            <text:p>Ameijide, Mariel Yolanda</text:p>
          </table:table-cell>
          <table:table-cell table:style-name="ce65" office:value-type="float" office:value="23221188" calcext:value-type="float">
            <text:p>23.221.188</text:p>
          </table:table-cell>
        </table:table-row>
        <table:table-row table:style-name="ro1" table:visibility="filter">
          <table:table-cell table:style-name="ce26" office:value-type="string" calcext:value-type="string">
            <text:p>Sama, Anahí</text:p>
          </table:table-cell>
          <table:table-cell table:style-name="ce58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2" office:value-type="string" calcext:value-type="string">
            <text:p>Sama, Anahí</text:p>
          </table:table-cell>
          <table:table-cell table:style-name="ce48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2" office:value-type="string" calcext:value-type="string">
            <text:p>Sama, Anahí</text:p>
          </table:table-cell>
          <table:table-cell table:style-name="ce48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3" office:value-type="string" calcext:value-type="string">
            <text:p>Sama, Anahí</text:p>
          </table:table-cell>
          <table:table-cell table:style-name="ce49" office:value-type="float" office:value="34249123" calcext:value-type="float">
            <text:p>34.249.123</text:p>
          </table:table-cell>
        </table:table-row>
        <table:table-row table:style-name="ro1" table:visibility="filter">
          <table:table-cell table:style-name="ce26" office:value-type="string" calcext:value-type="string">
            <text:p>Siehe, Beatriz Cristina</text:p>
          </table:table-cell>
          <table:table-cell table:style-name="ce5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1" table:visibility="filter">
          <table:table-cell table:style-name="ce26" office:value-type="string" calcext:value-type="string">
            <text:p>Siehe, Beatriz Cristina</text:p>
          </table:table-cell>
          <table:table-cell table:style-name="ce5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1" table:visibility="filter">
          <table:table-cell table:style-name="ce26" office:value-type="string" calcext:value-type="string">
            <text:p>Siehe, Beatriz Cristina</text:p>
          </table:table-cell>
          <table:table-cell table:style-name="ce5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2" office:value-type="string" calcext:value-type="string">
            <text:p>Siehe, Beatriz Cristina</text:p>
          </table:table-cell>
          <table:table-cell table:style-name="ce48" office:value-type="string" calcext:value-type="string">
            <text:p>F6.406.692</text:p>
          </table:table-cell>
        </table:table-row>
        <table:table-row table:style-name="ro1" table:visibility="filter">
          <table:table-cell table:style-name="ce3" office:value-type="string" calcext:value-type="string">
            <text:p>Siehe, Beatriz Cristina</text:p>
          </table:table-cell>
          <table:table-cell table:style-name="ce49" office:value-type="string" calcext:value-type="string">
            <text:p>F6.406.692</text:p>
          </table:table-cell>
        </table:table-row>
        <table:table-row table:style-name="ro1" table:visibility="filter">
          <table:table-cell table:style-name="ce26" office:value-type="string" calcext:value-type="string">
            <text:p>Deluchi, Jose Osmar</text:p>
          </table:table-cell>
          <table:table-cell table:style-name="ce5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1">
          <table:table-cell table:style-name="ce26" office:value-type="string" calcext:value-type="string">
            <text:p>Sala, Javier</text:p>
          </table:table-cell>
          <table:table-cell table:style-name="ce5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2" office:value-type="string" calcext:value-type="string">
            <text:p>Sala, Javier</text:p>
          </table:table-cell>
          <table:table-cell table:style-name="ce48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3" office:value-type="string" calcext:value-type="string">
            <text:p>Sala, Javier</text:p>
          </table:table-cell>
          <table:table-cell table:style-name="ce49" office:value-type="float" office:value="23342485" calcext:value-type="float">
            <text:p>23.342.485</text:p>
          </table:table-cell>
        </table:table-row>
        <table:table-row table:style-name="ro1" table:visibility="filter">
          <table:table-cell table:style-name="ce31" office:value-type="string" calcext:value-type="string">
            <text:p>Rodriguez Robledo, Oscar Alberto</text:p>
          </table:table-cell>
          <table:table-cell table:style-name="ce62" office:value-type="float" office:value="8447044" calcext:value-type="float">
            <text:p>8.447.044</text:p>
          </table:table-cell>
        </table:table-row>
        <table:table-row table:style-name="ro1" table:visibility="filter">
          <table:table-cell table:style-name="ce13" office:value-type="string" calcext:value-type="string">
            <text:p>Minotti, Ana Clara</text:p>
          </table:table-cell>
          <table:table-cell table:style-name="ce54" office:value-type="float" office:value="35752285" calcext:value-type="float">
            <text:p>35.752.285</text:p>
          </table:table-cell>
        </table:table-row>
        <table:table-row table:style-name="ro2" table:visibility="filter">
          <table:table-cell table:style-name="ce25" office:value-type="string" calcext:value-type="string">
            <text:p>Pedrozo, Juan Martín</text:p>
          </table:table-cell>
          <table:table-cell table:style-name="ce61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6" office:value-type="string" calcext:value-type="string">
            <text:p>Pedrozo, Juan Martín</text:p>
          </table:table-cell>
          <table:table-cell table:style-name="ce56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6" office:value-type="string" calcext:value-type="string">
            <text:p>Pedrozo, Juan Martín</text:p>
          </table:table-cell>
          <table:table-cell table:style-name="ce56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7" office:value-type="string" calcext:value-type="string">
            <text:p>Pedrozo, Juan Martín</text:p>
          </table:table-cell>
          <table:table-cell table:style-name="ce57" office:value-type="float" office:value="25216982" calcext:value-type="float">
            <text:p>25.216.982</text:p>
          </table:table-cell>
        </table:table-row>
        <table:table-row table:style-name="ro2" table:visibility="filter">
          <table:table-cell table:style-name="ce14" office:value-type="string" calcext:value-type="string">
            <text:p>Rodriguez Esquivel, Walter Oscar</text:p>
          </table:table-cell>
          <table:table-cell table:style-name="ce54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14" office:value-type="string" calcext:value-type="string">
            <text:p>Rodriguez Esquivel, Walter Oscar</text:p>
          </table:table-cell>
          <table:table-cell table:style-name="ce54" office:value-type="float" office:value="14559783" calcext:value-type="float">
            <text:p>14.559.783</text:p>
          </table:table-cell>
        </table:table-row>
        <table:table-row table:style-name="ro1">
          <table:table-cell table:style-name="ce13" office:value-type="string" calcext:value-type="string">
            <text:p>Gutierrez, Claudia</text:p>
          </table:table-cell>
          <table:table-cell table:style-name="ce54" office:value-type="float" office:value="20608280" calcext:value-type="float">
            <text:p>20.608.280</text:p>
          </table:table-cell>
        </table:table-row>
        <table:table-row table:style-name="ro1" table:visibility="filter">
          <table:table-cell table:style-name="ce26" office:value-type="string" calcext:value-type="string">
            <text:p>Fernandez, Gladys Ramona</text:p>
          </table:table-cell>
          <table:table-cell table:style-name="ce5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Gladys Ramona</text:p>
          </table:table-cell>
          <table:table-cell table:style-name="ce48" office:value-type="float" office:value="14791138" calcext:value-type="float">
            <text:p>14.791.138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>
          <table:table-cell table:style-name="ce31" office:value-type="string" calcext:value-type="string">
            <text:p>Goity, Carlos Joaquin</text:p>
          </table:table-cell>
          <table:table-cell table:style-name="ce62" office:value-type="float" office:value="34495411" calcext:value-type="float">
            <text:p>34.495.411</text:p>
          </table:table-cell>
        </table:table-row>
        <table:table-row table:style-name="ro1">
          <table:table-cell table:style-name="ce26" office:value-type="string" calcext:value-type="string">
            <text:p>Rodriguez Esquivel, Elisabet</text:p>
          </table:table-cell>
          <table:table-cell table:style-name="ce58" office:value-type="float" office:value="16873399" calcext:value-type="float">
            <text:p>16.873.399</text:p>
          </table:table-cell>
        </table:table-row>
        <table:table-row table:style-name="ro1" table:visibility="filter">
          <table:table-cell table:style-name="ce3" office:value-type="string" calcext:value-type="string">
            <text:p>Rodriguez Esquivel, Elisabet</text:p>
          </table:table-cell>
          <table:table-cell table:style-name="ce49" office:value-type="float" office:value="16873399" calcext:value-type="float">
            <text:p>16.873.399</text:p>
          </table:table-cell>
        </table:table-row>
        <table:table-row table:style-name="ro2" table:visibility="filter">
          <table:table-cell table:style-name="ce5" office:value-type="string" calcext:value-type="string">
            <text:p>Spini, Natalia Gabriela</text:p>
          </table:table-cell>
          <table:table-cell table:style-name="ce50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7" office:value-type="string" calcext:value-type="string">
            <text:p>Spini, Natalia Gabriela</text:p>
          </table:table-cell>
          <table:table-cell table:style-name="ce49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26" office:value-type="string" calcext:value-type="string">
            <text:p>Vastag, Javier Miguel</text:p>
          </table:table-cell>
          <table:table-cell table:style-name="ce5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" office:value-type="string" calcext:value-type="string">
            <text:p>Vastag, Javier Miguel</text:p>
          </table:table-cell>
          <table:table-cell table:style-name="ce48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3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25" office:value-type="string" calcext:value-type="string">
            <text:p>Faure, Abel Oscar</text:p>
          </table:table-cell>
          <table:table-cell table:style-name="ce5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7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25" office:value-type="string" calcext:value-type="string">
            <text:p>Dupont, Mariana Teresita</text:p>
          </table:table-cell>
          <table:table-cell table:style-name="ce5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6" office:value-type="string" calcext:value-type="string">
            <text:p>Dupont, Mariana Teresita</text:p>
          </table:table-cell>
          <table:table-cell table:style-name="ce48" office:value-type="float" office:value="11788985" calcext:value-type="float">
            <text:p>11.788.985</text:p>
          </table:table-cell>
        </table:table-row>
        <table:table-row table:style-name="ro2" table:visibility="filter">
          <table:table-cell table:style-name="ce7" office:value-type="string" calcext:value-type="string">
            <text:p>Dupont, Mariana Teresita</text:p>
          </table:table-cell>
          <table:table-cell table:style-name="ce49" office:value-type="float" office:value="11788985" calcext:value-type="float">
            <text:p>11.788.985</text:p>
          </table:table-cell>
        </table:table-row>
        <table:table-row table:style-name="ro1" table:visibility="filter">
          <table:table-cell table:style-name="ce26" office:value-type="string" calcext:value-type="string">
            <text:p>Dirube, Matías</text:p>
          </table:table-cell>
          <table:table-cell table:style-name="ce5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3" office:value-type="string" calcext:value-type="string">
            <text:p>Dirube, Matías</text:p>
          </table:table-cell>
          <table:table-cell table:style-name="ce49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6" office:value-type="string" calcext:value-type="string">
            <text:p>Dirube, Matías</text:p>
          </table:table-cell>
          <table:table-cell table:style-name="ce5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2" office:value-type="string" calcext:value-type="string">
            <text:p>Dirube, Matías</text:p>
          </table:table-cell>
          <table:table-cell table:style-name="ce48" office:value-type="float" office:value="34830022" calcext:value-type="float">
            <text:p>34.830.022</text:p>
          </table:table-cell>
        </table:table-row>
        <table:table-row table:style-name="ro1" table:visibility="filter">
          <table:table-cell table:style-name="ce3" office:value-type="string" calcext:value-type="string">
            <text:p>Dirube, Matías</text:p>
          </table:table-cell>
          <table:table-cell table:style-name="ce49" office:value-type="float" office:value="34830022" calcext:value-type="float">
            <text:p>34.830.022</text:p>
          </table:table-cell>
        </table:table-row>
        <table:table-row table:style-name="ro2" table:visibility="filter">
          <table:table-cell table:style-name="ce25" office:value-type="string" calcext:value-type="string">
            <text:p>De Amos, Tomas</text:p>
          </table:table-cell>
          <table:table-cell table:style-name="ce5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6" office:value-type="string" calcext:value-type="string">
            <text:p>De Amos, Tomas</text:p>
          </table:table-cell>
          <table:table-cell table:style-name="ce48" office:value-type="float" office:value="32217082" calcext:value-type="float">
            <text:p>32.217.082</text:p>
          </table:table-cell>
        </table:table-row>
        <table:table-row table:style-name="ro2" table:visibility="filter">
          <table:table-cell table:style-name="ce7" office:value-type="string" calcext:value-type="string">
            <text:p>De Amos, Tomas</text:p>
          </table:table-cell>
          <table:table-cell table:style-name="ce49" office:value-type="float" office:value="32217082" calcext:value-type="float">
            <text:p>32.217.082</text:p>
          </table:table-cell>
        </table:table-row>
        <table:table-row table:style-name="ro2">
          <table:table-cell table:style-name="ce25" office:value-type="string" calcext:value-type="string">
            <text:p>Colucci, Rosa María</text:p>
          </table:table-cell>
          <table:table-cell table:style-name="ce58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6" office:value-type="string" calcext:value-type="string">
            <text:p>Colucci, Rosa María</text:p>
          </table:table-cell>
          <table:table-cell table:style-name="ce48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7" office:value-type="string" calcext:value-type="string">
            <text:p>Colucci, Rosa María</text:p>
          </table:table-cell>
          <table:table-cell table:style-name="ce49" office:value-type="float" office:value="11891380" calcext:value-type="float">
            <text:p>11.891.380</text:p>
          </table:table-cell>
        </table:table-row>
        <table:table-row table:style-name="ro1" table:visibility="filter">
          <table:table-cell table:style-name="ce26" office:value-type="string" calcext:value-type="string">
            <text:p>Casanovas, Inés</text:p>
          </table:table-cell>
          <table:table-cell table:style-name="ce5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3" office:value-type="string" calcext:value-type="string">
            <text:p>Casanovas, Inés</text:p>
          </table:table-cell>
          <table:table-cell table:style-name="ce49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25" office:value-type="string" calcext:value-type="string">
            <text:p>Casanovas, Inés</text:p>
          </table:table-cell>
          <table:table-cell table:style-name="ce58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6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7" office:value-type="string" calcext:value-type="string">
            <text:p>Casanovas, Inés</text:p>
          </table:table-cell>
          <table:table-cell table:style-name="ce49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6" office:value-type="string" calcext:value-type="string">
            <text:p>Casanovas, Inés</text:p>
          </table:table-cell>
          <table:table-cell table:style-name="ce5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2" office:value-type="string" calcext:value-type="string">
            <text:p>Casanovas, Inés</text:p>
          </table:table-cell>
          <table:table-cell table:style-name="ce48" office:value-type="float" office:value="10457505" calcext:value-type="float">
            <text:p>10.457.505</text:p>
          </table:table-cell>
        </table:table-row>
        <table:table-row table:style-name="ro1" table:visibility="filter">
          <table:table-cell table:style-name="ce3" office:value-type="string" calcext:value-type="string">
            <text:p>Casanovas, Inés</text:p>
          </table:table-cell>
          <table:table-cell table:style-name="ce49" office:value-type="float" office:value="10457505" calcext:value-type="float">
            <text:p>10.457.505</text:p>
          </table:table-cell>
        </table:table-row>
        <table:table-row table:style-name="ro2" table:visibility="filter">
          <table:table-cell table:style-name="ce25" office:value-type="string" calcext:value-type="string">
            <text:p>Calabuig, Fernando</text:p>
          </table:table-cell>
          <table:table-cell table:style-name="ce5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7" office:value-type="string" calcext:value-type="string">
            <text:p>Calabuig, Fernando</text:p>
          </table:table-cell>
          <table:table-cell table:style-name="ce49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25" office:value-type="string" calcext:value-type="string">
            <text:p>Colucci, Rosa María</text:p>
          </table:table-cell>
          <table:table-cell table:style-name="ce58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6" office:value-type="string" calcext:value-type="string">
            <text:p>Colucci, Rosa María</text:p>
          </table:table-cell>
          <table:table-cell table:style-name="ce48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7" office:value-type="string" calcext:value-type="string">
            <text:p>Colucci, Rosa María</text:p>
          </table:table-cell>
          <table:table-cell table:style-name="ce49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25" office:value-type="string" calcext:value-type="string">
            <text:p>Colucci, Rosa María</text:p>
          </table:table-cell>
          <table:table-cell table:style-name="ce58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6" office:value-type="string" calcext:value-type="string">
            <text:p>Colucci, Rosa María</text:p>
          </table:table-cell>
          <table:table-cell table:style-name="ce48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7" office:value-type="string" calcext:value-type="string">
            <text:p>Colucci, Rosa María</text:p>
          </table:table-cell>
          <table:table-cell table:style-name="ce49" office:value-type="float" office:value="11891380" calcext:value-type="float">
            <text:p>11.891.380</text:p>
          </table:table-cell>
        </table:table-row>
        <table:table-row table:style-name="ro2" table:visibility="filter">
          <table:table-cell table:style-name="ce25" office:value-type="string" calcext:value-type="string">
            <text:p>Calabuig, Fernando</text:p>
          </table:table-cell>
          <table:table-cell table:style-name="ce5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6" office:value-type="string" calcext:value-type="string">
            <text:p>Calabuig, Fernando</text:p>
          </table:table-cell>
          <table:table-cell table:style-name="ce48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7" office:value-type="string" calcext:value-type="string">
            <text:p>Calabuig, Fernando</text:p>
          </table:table-cell>
          <table:table-cell table:style-name="ce49" office:value-type="float" office:value="33058107" calcext:value-type="float">
            <text:p>33.058.107</text:p>
          </table:table-cell>
        </table:table-row>
        <table:table-row table:style-name="ro2" table:visibility="filter">
          <table:table-cell table:style-name="ce25" office:value-type="string" calcext:value-type="string">
            <text:p>Bertello, Mariana Verónica</text:p>
          </table:table-cell>
          <table:table-cell table:style-name="ce5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7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25" office:value-type="string" calcext:value-type="string">
            <text:p>Arguindegui, Gabriela Alejandra</text:p>
          </table:table-cell>
          <table:table-cell table:style-name="ce5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25" office:value-type="string" calcext:value-type="string">
            <text:p>Sar Fernandez, Maxilimiliano Oscar</text:p>
          </table:table-cell>
          <table:table-cell table:style-name="ce5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7" office:value-type="string" calcext:value-type="string">
            <text:p>Sar Fernandez, Maxilimiliano Oscar</text:p>
          </table:table-cell>
          <table:table-cell table:style-name="ce49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25" office:value-type="string" calcext:value-type="string">
            <text:p>Sar Fernandez, Maxilimiliano Oscar</text:p>
          </table:table-cell>
          <table:table-cell table:style-name="ce5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6" office:value-type="string" calcext:value-type="string">
            <text:p>Sar Fernandez, Maxilimiliano Oscar</text:p>
          </table:table-cell>
          <table:table-cell table:style-name="ce48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7" office:value-type="string" calcext:value-type="string">
            <text:p>Sar Fernandez, Maxilimiliano Oscar</text:p>
          </table:table-cell>
          <table:table-cell table:style-name="ce49" office:value-type="float" office:value="32384440" calcext:value-type="float">
            <text:p>32.384.440</text:p>
          </table:table-cell>
        </table:table-row>
        <table:table-row table:style-name="ro2" table:visibility="filter">
          <table:table-cell table:style-name="ce25" office:value-type="string" calcext:value-type="string">
            <text:p>Cesare, María Marcela</text:p>
          </table:table-cell>
          <table:table-cell table:style-name="ce5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7" office:value-type="string" calcext:value-type="string">
            <text:p>Cesare, María Marcela</text:p>
          </table:table-cell>
          <table:table-cell table:style-name="ce49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25" office:value-type="string" calcext:value-type="string">
            <text:p>Cesare, María Marcela</text:p>
          </table:table-cell>
          <table:table-cell table:style-name="ce5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6" office:value-type="string" calcext:value-type="string">
            <text:p>Cesare, María Marcela</text:p>
          </table:table-cell>
          <table:table-cell table:style-name="ce48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7" office:value-type="string" calcext:value-type="string">
            <text:p>Cesare, María Marcela</text:p>
          </table:table-cell>
          <table:table-cell table:style-name="ce49" office:value-type="float" office:value="20053196" calcext:value-type="float">
            <text:p>20.053.196</text:p>
          </table:table-cell>
        </table:table-row>
        <table:table-row table:style-name="ro2" table:visibility="filter">
          <table:table-cell table:style-name="ce25" office:value-type="string" calcext:value-type="string">
            <text:p>Brizzi, María Teresa</text:p>
          </table:table-cell>
          <table:table-cell table:style-name="ce5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7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25" office:value-type="string" calcext:value-type="string">
            <text:p>Brizzi, María Teresa</text:p>
          </table:table-cell>
          <table:table-cell table:style-name="ce5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7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25" office:value-type="string" calcext:value-type="string">
            <text:p>Brizzi, María Teresa</text:p>
          </table:table-cell>
          <table:table-cell table:style-name="ce5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6" office:value-type="string" calcext:value-type="string">
            <text:p>Brizzi, María Teresa</text:p>
          </table:table-cell>
          <table:table-cell table:style-name="ce48" office:value-type="float" office:value="16220700" calcext:value-type="float">
            <text:p>16.220.700</text:p>
          </table:table-cell>
        </table:table-row>
        <table:table-row table:style-name="ro2" table:visibility="filter">
          <table:table-cell table:style-name="ce7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26" office:value-type="string" calcext:value-type="string">
            <text:p>Natale, Damián Marcelo</text:p>
          </table:table-cell>
          <table:table-cell table:style-name="ce5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" office:value-type="string" calcext:value-type="string">
            <text:p>Natale, Damián Marcelo</text:p>
          </table:table-cell>
          <table:table-cell table:style-name="ce4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3" office:value-type="string" calcext:value-type="string">
            <text:p>Natale, Damián Marcelo</text:p>
          </table:table-cell>
          <table:table-cell table:style-name="ce49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6" office:value-type="string" calcext:value-type="string">
            <text:p>Comerci, Andrea</text:p>
          </table:table-cell>
          <table:table-cell table:style-name="ce5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3" office:value-type="string" calcext:value-type="string">
            <text:p>Comerci, Andrea</text:p>
          </table:table-cell>
          <table:table-cell table:style-name="ce49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6" office:value-type="string" calcext:value-type="string">
            <text:p>Comerci, Andrea</text:p>
          </table:table-cell>
          <table:table-cell table:style-name="ce5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3" office:value-type="string" calcext:value-type="string">
            <text:p>Comerci, Andrea</text:p>
          </table:table-cell>
          <table:table-cell table:style-name="ce49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6" office:value-type="string" calcext:value-type="string">
            <text:p>Comerci, Andrea</text:p>
          </table:table-cell>
          <table:table-cell table:style-name="ce5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" office:value-type="string" calcext:value-type="string">
            <text:p>Comerci, Andrea</text:p>
          </table:table-cell>
          <table:table-cell table:style-name="ce48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3" office:value-type="string" calcext:value-type="string">
            <text:p>Comerci, Andrea</text:p>
          </table:table-cell>
          <table:table-cell table:style-name="ce49" office:value-type="float" office:value="22685543" calcext:value-type="float">
            <text:p>22.685.543</text:p>
          </table:table-cell>
        </table:table-row>
        <table:table-row table:style-name="ro1" table:visibility="filter">
          <table:table-cell table:style-name="ce26" office:value-type="string" calcext:value-type="string">
            <text:p>Palermo, Lorena Raquel</text:p>
          </table:table-cell>
          <table:table-cell table:style-name="ce5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3" office:value-type="string" calcext:value-type="string">
            <text:p>Palermo, Lorena Raquel</text:p>
          </table:table-cell>
          <table:table-cell table:style-name="ce49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4" office:value-type="string" calcext:value-type="string">
            <text:p>Simon, Angel Rubén</text:p>
          </table:table-cell>
          <table:table-cell table:style-name="ce50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6" office:value-type="string" calcext:value-type="string">
            <text:p>Lupani, María Cecilia</text:p>
          </table:table-cell>
          <table:table-cell table:style-name="ce5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" office:value-type="string" calcext:value-type="string">
            <text:p>Lupani, María Cecilia</text:p>
          </table:table-cell>
          <table:table-cell table:style-name="ce4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3" office:value-type="string" calcext:value-type="string">
            <text:p>Lupani, María Cecilia</text:p>
          </table:table-cell>
          <table:table-cell table:style-name="ce49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6" office:value-type="string" calcext:value-type="string">
            <text:p>Herrera, Tamara Gisele</text:p>
          </table:table-cell>
          <table:table-cell table:style-name="ce5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3" office:value-type="string" calcext:value-type="string">
            <text:p>Herrera, Tamara Gisele</text:p>
          </table:table-cell>
          <table:table-cell table:style-name="ce49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6" office:value-type="string" calcext:value-type="string">
            <text:p>Herrera, Tamara Gisele</text:p>
          </table:table-cell>
          <table:table-cell table:style-name="ce5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3" office:value-type="string" calcext:value-type="string">
            <text:p>Herrera, Tamara Gisele</text:p>
          </table:table-cell>
          <table:table-cell table:style-name="ce49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6" office:value-type="string" calcext:value-type="string">
            <text:p>Herrera, Tamara Gisele</text:p>
          </table:table-cell>
          <table:table-cell table:style-name="ce5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2" office:value-type="string" calcext:value-type="string">
            <text:p>Herrera, Tamara Gisele</text:p>
          </table:table-cell>
          <table:table-cell table:style-name="ce48" office:value-type="float" office:value="35424256" calcext:value-type="float">
            <text:p>35.424.256</text:p>
          </table:table-cell>
        </table:table-row>
        <table:table-row table:style-name="ro1" table:visibility="filter">
          <table:table-cell table:style-name="ce3" office:value-type="string" calcext:value-type="string">
            <text:p>Herrera, Tamara Gisele</text:p>
          </table:table-cell>
          <table:table-cell table:style-name="ce49" office:value-type="float" office:value="35424256" calcext:value-type="float">
            <text:p>35.424.256</text:p>
          </table:table-cell>
        </table:table-row>
        <table:table-row table:style-name="ro2" table:visibility="filter">
          <table:table-cell table:style-name="ce25" office:value-type="string" calcext:value-type="string">
            <text:p>Herrera, Ariel Hernán</text:p>
          </table:table-cell>
          <table:table-cell table:style-name="ce5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6" office:value-type="string" calcext:value-type="string">
            <text:p>Herrera, Ariel Hernán</text:p>
          </table:table-cell>
          <table:table-cell table:style-name="ce48" office:value-type="float" office:value="22845061" calcext:value-type="float">
            <text:p>22.845.061</text:p>
          </table:table-cell>
        </table:table-row>
        <table:table-row table:style-name="ro2" table:visibility="filter">
          <table:table-cell table:style-name="ce7" office:value-type="string" calcext:value-type="string">
            <text:p>Herrera, Ariel Hernán</text:p>
          </table:table-cell>
          <table:table-cell table:style-name="ce49" office:value-type="float" office:value="22845061" calcext:value-type="float">
            <text:p>22.845.061</text:p>
          </table:table-cell>
        </table:table-row>
        <table:table-row table:style-name="ro2">
          <table:table-cell table:style-name="ce25" office:value-type="string" calcext:value-type="string">
            <text:p>Bustos, Saúl Gabriel</text:p>
          </table:table-cell>
          <table:table-cell table:style-name="ce58" office:value-type="float" office:value="13872187" calcext:value-type="float">
            <text:p>13.872.187</text:p>
          </table:table-cell>
        </table:table-row>
        <table:table-row table:style-name="ro2" table:visibility="filter">
          <table:table-cell table:style-name="ce6" office:value-type="string" calcext:value-type="string">
            <text:p>Bustos, Saúl Gabriel</text:p>
          </table:table-cell>
          <table:table-cell table:style-name="ce48" office:value-type="float" office:value="13872187" calcext:value-type="float">
            <text:p>13.872.187</text:p>
          </table:table-cell>
        </table:table-row>
        <table:table-row table:style-name="ro2" table:visibility="filter">
          <table:table-cell table:style-name="ce6" office:value-type="string" calcext:value-type="string">
            <text:p>Bustos, Saúl Gabriel</text:p>
          </table:table-cell>
          <table:table-cell table:style-name="ce48" office:value-type="float" office:value="13872187" calcext:value-type="float">
            <text:p>13.872.187</text:p>
          </table:table-cell>
        </table:table-row>
        <table:table-row table:style-name="ro2" table:visibility="filter">
          <table:table-cell table:style-name="ce6" office:value-type="string" calcext:value-type="string">
            <text:p>Bustos, Saúl Gabriel</text:p>
          </table:table-cell>
          <table:table-cell table:style-name="ce48" office:value-type="float" office:value="13872187" calcext:value-type="float">
            <text:p>13.872.187</text:p>
          </table:table-cell>
        </table:table-row>
        <table:table-row table:style-name="ro2" table:visibility="filter">
          <table:table-cell table:style-name="ce7" office:value-type="string" calcext:value-type="string">
            <text:p>Bustos, Saúl Gabriel</text:p>
          </table:table-cell>
          <table:table-cell table:style-name="ce49" office:value-type="float" office:value="13872187" calcext:value-type="float">
            <text:p>13.872.187</text:p>
          </table:table-cell>
        </table:table-row>
        <table:table-row table:style-name="ro2" table:visibility="filter">
          <table:table-cell table:style-name="ce25" office:value-type="string" calcext:value-type="string">
            <text:p>Mercader, Emilio Pedro</text:p>
          </table:table-cell>
          <table:table-cell table:style-name="ce5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7" office:value-type="string" calcext:value-type="string">
            <text:p>Mercader, Emilio Pedro</text:p>
          </table:table-cell>
          <table:table-cell table:style-name="ce49" office:value-type="float" office:value="8609882" calcext:value-type="float">
            <text:p>8.609.882</text:p>
          </table:table-cell>
        </table:table-row>
        <table:table-row table:style-name="ro1" table:visibility="filter">
          <table:table-cell table:style-name="ce26" office:value-type="string" calcext:value-type="string">
            <text:p>Palermo, Lorena Raquel</text:p>
          </table:table-cell>
          <table:table-cell table:style-name="ce5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3" office:value-type="string" calcext:value-type="string">
            <text:p>Palermo, Lorena Raquel</text:p>
          </table:table-cell>
          <table:table-cell table:style-name="ce49" office:value-type="float" office:value="24075495" calcext:value-type="float">
            <text:p>24.075.495</text:p>
          </table:table-cell>
        </table:table-row>
        <table:table-row table:style-name="ro2" table:visibility="filter">
          <table:table-cell table:style-name="ce25" office:value-type="string" calcext:value-type="string">
            <text:p>Arguindegui, Gabriela Alejandra</text:p>
          </table:table-cell>
          <table:table-cell table:style-name="ce5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6" office:value-type="string" calcext:value-type="string">
            <text:p>Arguindegui, Gabriela Alejandra</text:p>
          </table:table-cell>
          <table:table-cell table:style-name="ce48" office:value-type="float" office:value="18221615" calcext:value-type="float">
            <text:p>18.221.615</text:p>
          </table:table-cell>
        </table:table-row>
        <table:table-row table:style-name="ro2" table:visibility="filter">
          <table:table-cell table:style-name="ce7" office:value-type="string" calcext:value-type="string">
            <text:p>Arguindegui, Gabriela Alejandra</text:p>
          </table:table-cell>
          <table:table-cell table:style-name="ce49" office:value-type="float" office:value="18221615" calcext:value-type="float">
            <text:p>18.221.615</text:p>
          </table:table-cell>
        </table:table-row>
        <table:table-row table:style-name="ro1" table:visibility="filter">
          <table:table-cell table:style-name="ce13" office:value-type="string" calcext:value-type="string">
            <text:p>Brenta, Noemí Liliana</text:p>
          </table:table-cell>
          <table:table-cell table:style-name="ce54" office:value-type="float" office:value="13386180" calcext:value-type="float">
            <text:p>13.386.180</text:p>
          </table:table-cell>
        </table:table-row>
        <table:table-row table:style-name="ro2">
          <table:table-cell table:style-name="ce25" office:value-type="string" calcext:value-type="string">
            <text:p>Blech, Alejandro Daniel</text:p>
          </table:table-cell>
          <table:table-cell table:style-name="ce61" office:value-type="float" office:value="16762406" calcext:value-type="float">
            <text:p>16.762.406</text:p>
          </table:table-cell>
        </table:table-row>
        <table:table-row table:style-name="ro2" table:visibility="filter">
          <table:table-cell table:style-name="ce6" office:value-type="string" calcext:value-type="string">
            <text:p>Blech, Alejandro Daniel</text:p>
          </table:table-cell>
          <table:table-cell table:style-name="ce56" office:value-type="float" office:value="16762406" calcext:value-type="float">
            <text:p>16.762.406</text:p>
          </table:table-cell>
        </table:table-row>
        <table:table-row table:style-name="ro2" table:visibility="filter">
          <table:table-cell table:style-name="ce6" office:value-type="string" calcext:value-type="string">
            <text:p>Blech, Alejandro Daniel</text:p>
          </table:table-cell>
          <table:table-cell table:style-name="ce56" office:value-type="float" office:value="16762406" calcext:value-type="float">
            <text:p>16.762.406</text:p>
          </table:table-cell>
        </table:table-row>
        <table:table-row table:style-name="ro2" table:visibility="filter">
          <table:table-cell table:style-name="ce6" office:value-type="string" calcext:value-type="string">
            <text:p>Blech, Alejandro Daniel</text:p>
          </table:table-cell>
          <table:table-cell table:style-name="ce56" office:value-type="float" office:value="16762406" calcext:value-type="float">
            <text:p>16.762.406</text:p>
          </table:table-cell>
        </table:table-row>
        <table:table-row table:style-name="ro2" table:visibility="filter">
          <table:table-cell table:style-name="ce7" office:value-type="string" calcext:value-type="string">
            <text:p>Blech, Alejandro Daniel</text:p>
          </table:table-cell>
          <table:table-cell table:style-name="ce57" office:value-type="float" office:value="16762406" calcext:value-type="float">
            <text:p>16.762.406</text:p>
          </table:table-cell>
        </table:table-row>
        <table:table-row table:style-name="ro2" table:visibility="filter">
          <table:table-cell table:style-name="ce25" office:value-type="string" calcext:value-type="string">
            <text:p>Miranda, Agustín Alejandro</text:p>
          </table:table-cell>
          <table:table-cell table:style-name="ce5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7" office:value-type="string" calcext:value-type="string">
            <text:p>Miranda, Agustín Alejandro</text:p>
          </table:table-cell>
          <table:table-cell table:style-name="ce49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25" office:value-type="string" calcext:value-type="string">
            <text:p>Pereyra, Fernando Adrian</text:p>
          </table:table-cell>
          <table:table-cell table:style-name="ce5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6" office:value-type="string" calcext:value-type="string">
            <text:p>Pereyra, Fernando Adrian</text:p>
          </table:table-cell>
          <table:table-cell table:style-name="ce48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7" office:value-type="string" calcext:value-type="string">
            <text:p>Pereyra, Fernando Adrian</text:p>
          </table:table-cell>
          <table:table-cell table:style-name="ce49" office:value-type="float" office:value="26566183" calcext:value-type="float">
            <text:p>26.566.183</text:p>
          </table:table-cell>
        </table:table-row>
        <table:table-row table:style-name="ro2" table:visibility="filter">
          <table:table-cell table:style-name="ce25" office:value-type="string" calcext:value-type="string">
            <text:p>Spini, Natalia Gabriela</text:p>
          </table:table-cell>
          <table:table-cell table:style-name="ce5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6" office:value-type="string" calcext:value-type="string">
            <text:p>Spini, Natalia Gabriela</text:p>
          </table:table-cell>
          <table:table-cell table:style-name="ce48" office:value-type="float" office:value="33789445" calcext:value-type="float">
            <text:p>33.789.445</text:p>
          </table:table-cell>
        </table:table-row>
        <table:table-row table:style-name="ro2" table:visibility="filter">
          <table:table-cell table:style-name="ce7" office:value-type="string" calcext:value-type="string">
            <text:p>Spini, Natalia Gabriela</text:p>
          </table:table-cell>
          <table:table-cell table:style-name="ce49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26" office:value-type="string" calcext:value-type="string">
            <text:p>Bertello, Mariana Verónica</text:p>
          </table:table-cell>
          <table:table-cell table:style-name="ce5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2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3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2" table:visibility="filter">
          <table:table-cell table:style-name="ce25" office:value-type="string" calcext:value-type="string">
            <text:p>Bertello, Mariana Verónica</text:p>
          </table:table-cell>
          <table:table-cell table:style-name="ce5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7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14" office:value-type="string" calcext:value-type="string">
            <text:p>Di stefano, Victorio</text:p>
          </table:table-cell>
          <table:table-cell table:style-name="ce54" office:value-type="float" office:value="14227417" calcext:value-type="float">
            <text:p>14.227.417</text:p>
          </table:table-cell>
        </table:table-row>
        <table:table-row table:style-name="ro1" table:visibility="filter">
          <table:table-cell table:style-name="ce26" office:value-type="string" calcext:value-type="string">
            <text:p>Deluchi, Jose Osmar</text:p>
          </table:table-cell>
          <table:table-cell table:style-name="ce58" office:value-type="float" office:value="18281553" calcext:value-type="float">
            <text:p>18.281.553</text:p>
          </table:table-cell>
        </table:table-row>
        <table:table-row table:style-name="ro1" table:visibility="filter">
          <table:table-cell table:style-name="ce3" office:value-type="string" calcext:value-type="string">
            <text:p>Deluchi, Jose Osmar</text:p>
          </table:table-cell>
          <table:table-cell table:style-name="ce49" office:value-type="float" office:value="18281553" calcext:value-type="float">
            <text:p>18.281.553</text:p>
          </table:table-cell>
        </table:table-row>
        <table:table-row table:style-name="ro2" table:visibility="filter">
          <table:table-cell table:style-name="ce30" office:value-type="string" calcext:value-type="string">
            <text:p>Vastag, Javier Miguel</text:p>
          </table:table-cell>
          <table:table-cell table:style-name="ce51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25" office:value-type="string" calcext:value-type="string">
            <text:p>Suares, Oscar Luis</text:p>
          </table:table-cell>
          <table:table-cell table:style-name="ce5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7" office:value-type="string" calcext:value-type="string">
            <text:p>Suares, Oscar Luis</text:p>
          </table:table-cell>
          <table:table-cell table:style-name="ce49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25" office:value-type="string" calcext:value-type="string">
            <text:p>Suarez, Miguel Angel</text:p>
          </table:table-cell>
          <table:table-cell table:style-name="ce5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7" office:value-type="string" calcext:value-type="string">
            <text:p>Suarez, Miguel Angel</text:p>
          </table:table-cell>
          <table:table-cell table:style-name="ce49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25" office:value-type="string" calcext:value-type="string">
            <text:p>Luna, Hernan Alejandro</text:p>
          </table:table-cell>
          <table:table-cell table:style-name="ce5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7" office:value-type="string" calcext:value-type="string">
            <text:p>Luna, Hernan Alejandro</text:p>
          </table:table-cell>
          <table:table-cell table:style-name="ce49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25" office:value-type="string" calcext:value-type="string">
            <text:p>Faure, Abel Oscar</text:p>
          </table:table-cell>
          <table:table-cell table:style-name="ce5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6" office:value-type="string" calcext:value-type="string">
            <text:p>Faure, Abel Oscar</text:p>
          </table:table-cell>
          <table:table-cell table:style-name="ce48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7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2" table:visibility="filter">
          <table:table-cell table:style-name="ce25" office:value-type="string" calcext:value-type="string">
            <text:p>Mercader, Emilio Pedro</text:p>
          </table:table-cell>
          <table:table-cell table:style-name="ce5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6" office:value-type="string" calcext:value-type="string">
            <text:p>Mercader, Emilio Pedro</text:p>
          </table:table-cell>
          <table:table-cell table:style-name="ce48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7" office:value-type="string" calcext:value-type="string">
            <text:p>Mercader, Emilio Pedro</text:p>
          </table:table-cell>
          <table:table-cell table:style-name="ce49" office:value-type="float" office:value="8609882" calcext:value-type="float">
            <text:p>8.609.882</text:p>
          </table:table-cell>
        </table:table-row>
        <table:table-row table:style-name="ro2" table:visibility="filter">
          <table:table-cell table:style-name="ce25" office:value-type="string" calcext:value-type="string">
            <text:p>Di Blasi Regner, Mario Alejandro</text:p>
          </table:table-cell>
          <table:table-cell table:style-name="ce5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6" office:value-type="string" calcext:value-type="string">
            <text:p>Di Blasi Regner, Mario Alejandro</text:p>
          </table:table-cell>
          <table:table-cell table:style-name="ce48" office:value-type="float" office:value="17874358" calcext:value-type="float">
            <text:p>17.874.358</text:p>
          </table:table-cell>
        </table:table-row>
        <table:table-row table:style-name="ro2" table:visibility="filter">
          <table:table-cell table:style-name="ce7" office:value-type="string" calcext:value-type="string">
            <text:p>Di Blasi Regner, Mario Alejandro</text:p>
          </table:table-cell>
          <table:table-cell table:style-name="ce49" office:value-type="float" office:value="17874358" calcext:value-type="float">
            <text:p>17.874.358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2" office:value-type="string" calcext:value-type="string">
            <text:p>Simon, Angel Rubén</text:p>
          </table:table-cell>
          <table:table-cell table:style-name="ce48" office:value-type="float" office:value="32517967" calcext:value-type="float">
            <text:p>32.517.967</text:p>
          </table:table-cell>
        </table:table-row>
        <table:table-row table:style-name="ro1" table:visibility="filter">
          <table:table-cell table:style-name="ce3" office:value-type="string" calcext:value-type="string">
            <text:p>Simon, Angel Rubén</text:p>
          </table:table-cell>
          <table:table-cell table:style-name="ce49" office:value-type="float" office:value="32517967" calcext:value-type="float">
            <text:p>32.517.967</text:p>
          </table:table-cell>
        </table:table-row>
        <table:table-row table:style-name="ro2" table:visibility="filter">
          <table:table-cell table:style-name="ce25" office:value-type="string" calcext:value-type="string">
            <text:p>Puddington, Maria Florencia</text:p>
          </table:table-cell>
          <table:table-cell table:style-name="ce5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6" office:value-type="string" calcext:value-type="string">
            <text:p>Puddington, Maria Florencia</text:p>
          </table:table-cell>
          <table:table-cell table:style-name="ce4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7" office:value-type="string" calcext:value-type="string">
            <text:p>Puddington, Maria Florencia</text:p>
          </table:table-cell>
          <table:table-cell table:style-name="ce49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25" office:value-type="string" calcext:value-type="string">
            <text:p>Miranda, Agustín Alejandro</text:p>
          </table:table-cell>
          <table:table-cell table:style-name="ce5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6" office:value-type="string" calcext:value-type="string">
            <text:p>Miranda, Agustín Alejandro</text:p>
          </table:table-cell>
          <table:table-cell table:style-name="ce4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7" office:value-type="string" calcext:value-type="string">
            <text:p>Miranda, Agustín Alejandro</text:p>
          </table:table-cell>
          <table:table-cell table:style-name="ce49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25" office:value-type="string" calcext:value-type="string">
            <text:p>Cameli, Micaela</text:p>
          </table:table-cell>
          <table:table-cell table:style-name="ce58" office:value-type="float" office:value="31932602" calcext:value-type="float">
            <text:p>31.932.602</text:p>
          </table:table-cell>
        </table:table-row>
        <table:table-row table:style-name="ro2" table:visibility="filter">
          <table:table-cell table:style-name="ce6" office:value-type="string" calcext:value-type="string">
            <text:p>Cameli, Micaela</text:p>
          </table:table-cell>
          <table:table-cell table:style-name="ce48" office:value-type="float" office:value="31932602" calcext:value-type="float">
            <text:p>31.932.602</text:p>
          </table:table-cell>
        </table:table-row>
        <table:table-row table:style-name="ro2" table:visibility="filter">
          <table:table-cell table:style-name="ce7" office:value-type="string" calcext:value-type="string">
            <text:p>Cameli, Micaela</text:p>
          </table:table-cell>
          <table:table-cell table:style-name="ce49" office:value-type="float" office:value="31932602" calcext:value-type="float">
            <text:p>31.932.602</text:p>
          </table:table-cell>
        </table:table-row>
        <table:table-row table:style-name="ro2">
          <table:table-cell table:style-name="ce25" office:value-type="string" calcext:value-type="string">
            <text:p>Arnedo, Braian Antonio</text:p>
          </table:table-cell>
          <table:table-cell table:style-name="ce58" office:value-type="float" office:value="33803298" calcext:value-type="float">
            <text:p>33.803.298</text:p>
          </table:table-cell>
        </table:table-row>
        <table:table-row table:style-name="ro2" table:visibility="filter">
          <table:table-cell table:style-name="ce6" office:value-type="string" calcext:value-type="string">
            <text:p>Arnedo, Braian Antonio</text:p>
          </table:table-cell>
          <table:table-cell table:style-name="ce48" office:value-type="float" office:value="33803298" calcext:value-type="float">
            <text:p>33.803.298</text:p>
          </table:table-cell>
        </table:table-row>
        <table:table-row table:style-name="ro2" table:visibility="filter">
          <table:table-cell table:style-name="ce6" office:value-type="string" calcext:value-type="string">
            <text:p>Arnedo, Braian Antonio</text:p>
          </table:table-cell>
          <table:table-cell table:style-name="ce48" office:value-type="float" office:value="33803298" calcext:value-type="float">
            <text:p>33.803.298</text:p>
          </table:table-cell>
        </table:table-row>
        <table:table-row table:style-name="ro2" table:visibility="filter">
          <table:table-cell table:style-name="ce7" office:value-type="string" calcext:value-type="string">
            <text:p>Arnedo, Braian Antonio</text:p>
          </table:table-cell>
          <table:table-cell table:style-name="ce49" office:value-type="float" office:value="33803298" calcext:value-type="float">
            <text:p>33.803.298</text:p>
          </table:table-cell>
        </table:table-row>
        <table:table-row table:style-name="ro2" table:visibility="filter">
          <table:table-cell table:style-name="ce25" office:value-type="string" calcext:value-type="string">
            <text:p>Arnedo, Braian Antonio</text:p>
          </table:table-cell>
          <table:table-cell table:style-name="ce58" office:value-type="float" office:value="33803298" calcext:value-type="float">
            <text:p>33.803.298</text:p>
          </table:table-cell>
        </table:table-row>
        <table:table-row table:style-name="ro2" table:visibility="filter">
          <table:table-cell table:style-name="ce7" office:value-type="string" calcext:value-type="string">
            <text:p>Arnedo, Braian Antonio</text:p>
          </table:table-cell>
          <table:table-cell table:style-name="ce49" office:value-type="float" office:value="33803298" calcext:value-type="float">
            <text:p>33.803.298</text:p>
          </table:table-cell>
        </table:table-row>
        <table:table-row table:style-name="ro1" table:visibility="filter">
          <table:table-cell table:style-name="ce26" office:value-type="string" calcext:value-type="string">
            <text:p>Palermo, Lorena Raquel</text:p>
          </table:table-cell>
          <table:table-cell table:style-name="ce5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2" office:value-type="string" calcext:value-type="string">
            <text:p>Palermo, Lorena Raquel</text:p>
          </table:table-cell>
          <table:table-cell table:style-name="ce48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3" office:value-type="string" calcext:value-type="string">
            <text:p>Palermo, Lorena Raquel</text:p>
          </table:table-cell>
          <table:table-cell table:style-name="ce49" office:value-type="float" office:value="24075495" calcext:value-type="float">
            <text:p>24.075.495</text:p>
          </table:table-cell>
        </table:table-row>
        <table:table-row table:style-name="ro1" table:visibility="filter">
          <table:table-cell table:style-name="ce4" office:value-type="string" calcext:value-type="string">
            <text:p>Marcasoli Agüero, Griselda Gabriela</text:p>
          </table:table-cell>
          <table:table-cell table:style-name="ce50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" office:value-type="string" calcext:value-type="string">
            <text:p>Marcasoli Agüero, Griselda Gabriela</text:p>
          </table:table-cell>
          <table:table-cell table:style-name="ce48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3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>
          <table:table-cell table:style-name="ce26" office:value-type="string" calcext:value-type="string">
            <text:p>Verkuyl, Eugenio Ivan</text:p>
          </table:table-cell>
          <table:table-cell table:style-name="ce5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2" office:value-type="string" calcext:value-type="string">
            <text:p>Verkuyl, Eugenio Ivan</text:p>
          </table:table-cell>
          <table:table-cell table:style-name="ce48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3" office:value-type="string" calcext:value-type="string">
            <text:p>Verkuyl, Eugenio Ivan</text:p>
          </table:table-cell>
          <table:table-cell table:style-name="ce49" office:value-type="float" office:value="25821010" calcext:value-type="float">
            <text:p>25.821.010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2" table:visibility="filter">
          <table:table-cell table:style-name="ce14" office:value-type="string" calcext:value-type="string">
            <text:p>Cascasi, Jose Leonardo</text:p>
          </table:table-cell>
          <table:table-cell table:style-name="ce54" office:value-type="float" office:value="26025298" calcext:value-type="float">
            <text:p>26.025.298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>
          <table:table-cell table:style-name="ce13" office:value-type="string" calcext:value-type="string">
            <text:p>Poblete, Alejandro Daniel</text:p>
          </table:table-cell>
          <table:table-cell table:style-name="ce54" office:value-type="float" office:value="10131651" calcext:value-type="float">
            <text:p>10.131.651</text:p>
          </table:table-cell>
        </table:table-row>
        <table:table-row table:style-name="ro1">
          <table:table-cell table:style-name="ce13" office:value-type="string" calcext:value-type="string">
            <text:p>Deza, Cesar Raul</text:p>
          </table:table-cell>
          <table:table-cell table:style-name="ce54" office:value-type="float" office:value="11938271" calcext:value-type="float">
            <text:p>11.938.271</text:p>
          </table:table-cell>
        </table:table-row>
        <table:table-row table:style-name="ro1" table:visibility="filter">
          <table:table-cell table:style-name="ce26" office:value-type="string" calcext:value-type="string">
            <text:p>Fernandez, Marcelo Alejandro</text:p>
          </table:table-cell>
          <table:table-cell table:style-name="ce5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2" office:value-type="string" calcext:value-type="string">
            <text:p>Fernandez, Marcelo Alejandro</text:p>
          </table:table-cell>
          <table:table-cell table:style-name="ce4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2" table:visibility="filter">
          <table:table-cell table:style-name="ce19" office:value-type="string" calcext:value-type="string">
            <text:p>Vastag, Javier Miguel</text:p>
          </table:table-cell>
          <table:table-cell table:style-name="ce50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1" table:visibility="filter">
          <table:table-cell table:style-name="ce26" office:value-type="string" calcext:value-type="string">
            <text:p>Arias, Gabriel Fernando</text:p>
          </table:table-cell>
          <table:table-cell table:style-name="ce5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" office:value-type="string" calcext:value-type="string">
            <text:p>Arias, Gabriel Fernando</text:p>
          </table:table-cell>
          <table:table-cell table:style-name="ce48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3" office:value-type="string" calcext:value-type="string">
            <text:p>Arias, Gabriel Fernando</text:p>
          </table:table-cell>
          <table:table-cell table:style-name="ce49" office:value-type="float" office:value="28906691" calcext:value-type="float">
            <text:p>28.906.691</text:p>
          </table:table-cell>
        </table:table-row>
        <table:table-row table:style-name="ro1" table:visibility="filter">
          <table:table-cell table:style-name="ce26" office:value-type="string" calcext:value-type="string">
            <text:p>Goity, Carlos Alberto</text:p>
          </table:table-cell>
          <table:table-cell table:style-name="ce5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2" office:value-type="string" calcext:value-type="string">
            <text:p>Goity, Carlos Alberto</text:p>
          </table:table-cell>
          <table:table-cell table:style-name="ce48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3" office:value-type="string" calcext:value-type="string">
            <text:p>Goity, Carlos Alberto</text:p>
          </table:table-cell>
          <table:table-cell table:style-name="ce49" office:value-type="float" office:value="12154891" calcext:value-type="float">
            <text:p>12.154.891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>
          <table:table-cell table:style-name="ce40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40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26" office:value-type="string" calcext:value-type="string">
            <text:p>Arieu, Agustín del Corazón de Jesus</text:p>
          </table:table-cell>
          <table:table-cell table:style-name="ce58" office:value-type="float" office:value="25839737" calcext:value-type="float">
            <text:p>25.839.737</text:p>
          </table:table-cell>
        </table:table-row>
        <table:table-row table:style-name="ro1" table:visibility="filter">
          <table:table-cell table:style-name="ce2" office:value-type="string" calcext:value-type="string">
            <text:p>Arieu, Agustín del Corazón de Jesus</text:p>
          </table:table-cell>
          <table:table-cell table:style-name="ce48" office:value-type="float" office:value="25839737" calcext:value-type="float">
            <text:p>25.839.737</text:p>
          </table:table-cell>
        </table:table-row>
        <table:table-row table:style-name="ro1" table:visibility="filter">
          <table:table-cell table:style-name="ce3" office:value-type="string" calcext:value-type="string">
            <text:p>Arieu, Agustín del Corazón de Jesus</text:p>
          </table:table-cell>
          <table:table-cell table:style-name="ce49" office:value-type="float" office:value="25839737" calcext:value-type="float">
            <text:p>25.839.737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1" office:value-type="string" calcext:value-type="string">
            <text:p>Tomas, Julio Cesar</text:p>
          </table:table-cell>
          <table:table-cell table:style-name="ce62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26" office:value-type="string" calcext:value-type="string">
            <text:p>Juarez, Roberto Benedicto</text:p>
          </table:table-cell>
          <table:table-cell table:style-name="ce58" office:value-type="float" office:value="16522891" calcext:value-type="float">
            <text:p>16.522.891</text:p>
          </table:table-cell>
        </table:table-row>
        <table:table-row table:style-name="ro1" table:visibility="filter">
          <table:table-cell table:style-name="ce2" office:value-type="string" calcext:value-type="string">
            <text:p>Juarez, Roberto Benedicto</text:p>
          </table:table-cell>
          <table:table-cell table:style-name="ce48" office:value-type="float" office:value="16522891" calcext:value-type="float">
            <text:p>16.522.891</text:p>
          </table:table-cell>
        </table:table-row>
        <table:table-row table:style-name="ro1" table:visibility="filter">
          <table:table-cell table:style-name="ce3" office:value-type="string" calcext:value-type="string">
            <text:p>Juarez, Roberto Benedicto</text:p>
          </table:table-cell>
          <table:table-cell table:style-name="ce49" office:value-type="float" office:value="16522891" calcext:value-type="float">
            <text:p>16.522.891</text:p>
          </table:table-cell>
        </table:table-row>
        <table:table-row table:style-name="ro2" table:visibility="filter">
          <table:table-cell table:style-name="ce25" office:value-type="string" calcext:value-type="string">
            <text:p>Puddington, Maria Florencia</text:p>
          </table:table-cell>
          <table:table-cell table:style-name="ce5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6" office:value-type="string" calcext:value-type="string">
            <text:p>Puddington, Maria Florencia</text:p>
          </table:table-cell>
          <table:table-cell table:style-name="ce48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7" office:value-type="string" calcext:value-type="string">
            <text:p>Puddington, Maria Florencia</text:p>
          </table:table-cell>
          <table:table-cell table:style-name="ce49" office:value-type="float" office:value="31973941" calcext:value-type="float">
            <text:p>31.973.941</text:p>
          </table:table-cell>
        </table:table-row>
        <table:table-row table:style-name="ro2" table:visibility="filter">
          <table:table-cell table:style-name="ce14" office:value-type="string" calcext:value-type="string">
            <text:p>Di stefano, Victorio</text:p>
          </table:table-cell>
          <table:table-cell table:style-name="ce54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14" office:value-type="string" calcext:value-type="string">
            <text:p>Balbo, Mariela Anahí</text:p>
          </table:table-cell>
          <table:table-cell table:style-name="ce54" office:value-type="float" office:value="22798856" calcext:value-type="float">
            <text:p>22.798.856</text:p>
          </table:table-cell>
        </table:table-row>
        <table:table-row table:style-name="ro2">
          <table:table-cell table:style-name="ce14" office:value-type="string" calcext:value-type="string">
            <text:p>Pons, Carlos Fabián</text:p>
          </table:table-cell>
          <table:table-cell table:style-name="ce54" office:value-type="float" office:value="16747452" calcext:value-type="float">
            <text:p>16.747.452</text:p>
          </table:table-cell>
        </table:table-row>
        <table:table-row table:style-name="ro2" table:visibility="filter">
          <table:table-cell table:style-name="ce25" office:value-type="string" calcext:value-type="string">
            <text:p>Isla Zuvialde, Daniela</text:p>
          </table:table-cell>
          <table:table-cell table:style-name="ce58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6" office:value-type="string" calcext:value-type="string">
            <text:p>Isla Zuvialde, Daniela</text:p>
          </table:table-cell>
          <table:table-cell table:style-name="ce48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7" office:value-type="string" calcext:value-type="string">
            <text:p>Isla Zuvialde, Daniela</text:p>
          </table:table-cell>
          <table:table-cell table:style-name="ce49" office:value-type="float" office:value="25485774" calcext:value-type="float">
            <text:p>25.485.774</text:p>
          </table:table-cell>
        </table:table-row>
        <table:table-row table:style-name="ro2" table:visibility="filter">
          <table:table-cell table:style-name="ce20" office:value-type="string" calcext:value-type="string">
            <text:p>Marcasoli Agüero, Griselda Gabriela</text:p>
          </table:table-cell>
          <table:table-cell table:style-name="ce58" office:value-type="float" office:value="24535596" calcext:value-type="float">
            <text:p>24.535.596</text:p>
          </table:table-cell>
        </table:table-row>
        <table:table-row table:style-name="ro2" table:visibility="filter">
          <table:table-cell table:style-name="ce18" office:value-type="string" calcext:value-type="string">
            <text:p>Marcasoli Agüero, Griselda Gabriela</text:p>
          </table:table-cell>
          <table:table-cell table:style-name="ce49" office:value-type="float" office:value="24535596" calcext:value-type="float">
            <text:p>24.535.596</text:p>
          </table:table-cell>
        </table:table-row>
        <table:table-row table:style-name="ro1" table:visibility="filter">
          <table:table-cell table:style-name="ce26" office:value-type="string" calcext:value-type="string">
            <text:p>Fernandez, Marcelo Alejandro</text:p>
          </table:table-cell>
          <table:table-cell table:style-name="ce58" office:value-type="float" office:value="92196684" calcext:value-type="float">
            <text:p>92.196.684</text:p>
          </table:table-cell>
        </table:table-row>
        <table:table-row table:style-name="ro1" table:visibility="filter">
          <table:table-cell table:style-name="ce3" office:value-type="string" calcext:value-type="string">
            <text:p>Fernandez, Marcelo Alejandro</text:p>
          </table:table-cell>
          <table:table-cell table:style-name="ce49" office:value-type="float" office:value="92196684" calcext:value-type="float">
            <text:p>92.196.684</text:p>
          </table:table-cell>
        </table:table-row>
        <table:table-row table:style-name="ro2" table:visibility="filter">
          <table:table-cell table:style-name="ce25" office:value-type="string" calcext:value-type="string">
            <text:p>Passaniti, Jose Jesus</text:p>
          </table:table-cell>
          <table:table-cell table:style-name="ce58" office:value-type="float" office:value="21851057" calcext:value-type="float">
            <text:p>21.851.057</text:p>
          </table:table-cell>
        </table:table-row>
        <table:table-row table:style-name="ro2" table:visibility="filter">
          <table:table-cell table:style-name="ce6" office:value-type="string" calcext:value-type="string">
            <text:p>Passaniti, Jose Jesus</text:p>
          </table:table-cell>
          <table:table-cell table:style-name="ce48" office:value-type="float" office:value="21851057" calcext:value-type="float">
            <text:p>21.851.057</text:p>
          </table:table-cell>
        </table:table-row>
        <table:table-row table:style-name="ro2" table:visibility="filter">
          <table:table-cell table:style-name="ce7" office:value-type="string" calcext:value-type="string">
            <text:p>Passaniti, Jose Jesus</text:p>
          </table:table-cell>
          <table:table-cell table:style-name="ce49" office:value-type="float" office:value="21851057" calcext:value-type="float">
            <text:p>21.851.057</text:p>
          </table:table-cell>
        </table:table-row>
        <table:table-row table:style-name="ro2" table:visibility="filter">
          <table:table-cell table:style-name="ce20" office:value-type="string" calcext:value-type="string">
            <text:p>Otero, Dino</text:p>
          </table:table-cell>
          <table:table-cell table:style-name="ce61" office:value-type="string" calcext:value-type="string">
            <text:p>M4.590.715</text:p>
          </table:table-cell>
        </table:table-row>
        <table:table-row table:style-name="ro2" table:visibility="filter">
          <table:table-cell table:style-name="ce17" office:value-type="string" calcext:value-type="string">
            <text:p>Otero, Dino</text:p>
          </table:table-cell>
          <table:table-cell table:style-name="ce56" office:value-type="string" calcext:value-type="string">
            <text:p>M4.590.715</text:p>
          </table:table-cell>
        </table:table-row>
        <table:table-row table:style-name="ro2" table:visibility="filter">
          <table:table-cell table:style-name="ce18" office:value-type="string" calcext:value-type="string">
            <text:p>Otero, Dino</text:p>
          </table:table-cell>
          <table:table-cell table:style-name="ce57" office:value-type="string" calcext:value-type="string">
            <text:p>M4.590.715</text:p>
          </table:table-cell>
        </table:table-row>
        <table:table-row table:style-name="ro1" table:visibility="filter">
          <table:table-cell table:style-name="ce26" office:value-type="string" calcext:value-type="string">
            <text:p>Gomiero, Claudio Fabian</text:p>
          </table:table-cell>
          <table:table-cell table:style-name="ce5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" office:value-type="string" calcext:value-type="string">
            <text:p>Gomiero, Claudio Fabian</text:p>
          </table:table-cell>
          <table:table-cell table:style-name="ce4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" office:value-type="string" calcext:value-type="string">
            <text:p>Gomiero, Claudio Fabian</text:p>
          </table:table-cell>
          <table:table-cell table:style-name="ce48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3" office:value-type="string" calcext:value-type="string">
            <text:p>Gomiero, Claudio Fabian</text:p>
          </table:table-cell>
          <table:table-cell table:style-name="ce49" office:value-type="float" office:value="16896547" calcext:value-type="float">
            <text:p>16.896.547</text:p>
          </table:table-cell>
        </table:table-row>
        <table:table-row table:style-name="ro1" table:visibility="filter">
          <table:table-cell table:style-name="ce26" office:value-type="string" calcext:value-type="string">
            <text:p>Ridao, Hugo Cayetano</text:p>
          </table:table-cell>
          <table:table-cell table:style-name="ce58" office:value-type="float" office:value="10626122" calcext:value-type="float">
            <text:p>10.626.122</text:p>
          </table:table-cell>
        </table:table-row>
        <table:table-row table:style-name="ro1" table:visibility="filter">
          <table:table-cell table:style-name="ce3" office:value-type="string" calcext:value-type="string">
            <text:p>Ridao, Hugo Cayetano</text:p>
          </table:table-cell>
          <table:table-cell table:style-name="ce49" office:value-type="float" office:value="10626122" calcext:value-type="float">
            <text:p>10.626.122</text:p>
          </table:table-cell>
        </table:table-row>
        <table:table-row table:style-name="ro1" table:visibility="filter">
          <table:table-cell table:style-name="ce26" office:value-type="string" calcext:value-type="string">
            <text:p>Falabella, Jorge Humberto</text:p>
          </table:table-cell>
          <table:table-cell table:style-name="ce58" office:value-type="float" office:value="10669312" calcext:value-type="float">
            <text:p>10.669.312</text:p>
          </table:table-cell>
        </table:table-row>
        <table:table-row table:style-name="ro1" table:visibility="filter">
          <table:table-cell table:style-name="ce3" office:value-type="string" calcext:value-type="string">
            <text:p>Falabella, Jorge Humberto</text:p>
          </table:table-cell>
          <table:table-cell table:style-name="ce49" office:value-type="float" office:value="10669312" calcext:value-type="float">
            <text:p>10.669.312</text:p>
          </table:table-cell>
        </table:table-row>
        <table:table-row table:style-name="ro1" table:visibility="filter">
          <table:table-cell table:style-name="ce26" office:value-type="string" calcext:value-type="string">
            <text:p>Masacotte, Mario Alberto</text:p>
          </table:table-cell>
          <table:table-cell table:style-name="ce58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2" office:value-type="string" calcext:value-type="string">
            <text:p>Masacotte, Mario Alberto</text:p>
          </table:table-cell>
          <table:table-cell table:style-name="ce48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3" office:value-type="string" calcext:value-type="string">
            <text:p>Masacotte, Mario Alberto</text:p>
          </table:table-cell>
          <table:table-cell table:style-name="ce49" office:value-type="float" office:value="28860020" calcext:value-type="float">
            <text:p>28.860.020</text:p>
          </table:table-cell>
        </table:table-row>
        <table:table-row table:style-name="ro2" table:visibility="filter">
          <table:table-cell table:style-name="ce35" office:value-type="string" calcext:value-type="string">
            <text:p>Nishiyama, Juan Carlos</text:p>
          </table:table-cell>
          <table:table-cell table:style-name="ce61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2" office:value-type="string" calcext:value-type="string">
            <text:p>Nishiyama, Juan Carlos</text:p>
          </table:table-cell>
          <table:table-cell table:style-name="ce56" office:value-type="float" office:value="10261829" calcext:value-type="float">
            <text:p>10.261.829</text:p>
          </table:table-cell>
        </table:table-row>
        <table:table-row table:style-name="ro2" table:visibility="filter">
          <table:table-cell table:style-name="ce23" office:value-type="string" calcext:value-type="string">
            <text:p>Nishiyama, Juan Carlos</text:p>
          </table:table-cell>
          <table:table-cell table:style-name="ce57" office:value-type="float" office:value="10261829" calcext:value-type="float">
            <text:p>10.261.829</text:p>
          </table:table-cell>
        </table:table-row>
        <table:table-row table:style-name="ro2">
          <table:table-cell table:style-name="ce20" office:value-type="string" calcext:value-type="string">
            <text:p>Del Grosso, Juan Ramon</text:p>
          </table:table-cell>
          <table:table-cell table:style-name="ce61" office:value-type="float" office:value="16290839" calcext:value-type="float">
            <text:p>16.290.839</text:p>
          </table:table-cell>
        </table:table-row>
        <table:table-row table:style-name="ro2" table:visibility="filter">
          <table:table-cell table:style-name="ce17" office:value-type="string" calcext:value-type="string">
            <text:p>Del Grosso, Juan Ramon</text:p>
          </table:table-cell>
          <table:table-cell table:style-name="ce56" office:value-type="float" office:value="16290839" calcext:value-type="float">
            <text:p>16.290.839</text:p>
          </table:table-cell>
        </table:table-row>
        <table:table-row table:style-name="ro2" table:visibility="filter">
          <table:table-cell table:style-name="ce18" office:value-type="string" calcext:value-type="string">
            <text:p>Del Grosso, Juan Ramon</text:p>
          </table:table-cell>
          <table:table-cell table:style-name="ce57" office:value-type="float" office:value="16290839" calcext:value-type="float">
            <text:p>16.290.839</text:p>
          </table:table-cell>
        </table:table-row>
        <table:table-row table:style-name="ro1" table:visibility="filter">
          <table:table-cell table:style-name="ce26" office:value-type="string" calcext:value-type="string">
            <text:p>Rodriguez, José Ramón</text:p>
          </table:table-cell>
          <table:table-cell table:style-name="ce5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, José Ramó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3" office:value-type="string" calcext:value-type="string">
            <text:p>Rodriguez, José Ramón</text:p>
          </table:table-cell>
          <table:table-cell table:style-name="ce49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6" office:value-type="string" calcext:value-type="string">
            <text:p>Rodriguez, José Ramón</text:p>
          </table:table-cell>
          <table:table-cell table:style-name="ce5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" office:value-type="string" calcext:value-type="string">
            <text:p>Rodriguez, José Ramón</text:p>
          </table:table-cell>
          <table:table-cell table:style-name="ce48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3" office:value-type="string" calcext:value-type="string">
            <text:p>Rodriguez, José Ramón</text:p>
          </table:table-cell>
          <table:table-cell table:style-name="ce49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26" office:value-type="string" calcext:value-type="string">
            <text:p>Kijasko, Sergio Gabriel</text:p>
          </table:table-cell>
          <table:table-cell table:style-name="ce5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3" office:value-type="string" calcext:value-type="string">
            <text:p>Kijasko, Sergio Gabriel</text:p>
          </table:table-cell>
          <table:table-cell table:style-name="ce49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6" office:value-type="string" calcext:value-type="string">
            <text:p>Kijasko, Sergio Gabriel</text:p>
          </table:table-cell>
          <table:table-cell table:style-name="ce5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" office:value-type="string" calcext:value-type="string">
            <text:p>Kijasko, Sergio Gabriel</text:p>
          </table:table-cell>
          <table:table-cell table:style-name="ce48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3" office:value-type="string" calcext:value-type="string">
            <text:p>Kijasko, Sergio Gabriel</text:p>
          </table:table-cell>
          <table:table-cell table:style-name="ce49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13" office:value-type="string" calcext:value-type="string">
            <text:p>Isa, Yamila Valeria</text:p>
          </table:table-cell>
          <table:table-cell table:style-name="ce54" office:value-type="float" office:value="28846748" calcext:value-type="float">
            <text:p>28.846.748</text:p>
          </table:table-cell>
        </table:table-row>
        <table:table-row table:style-name="ro1" table:visibility="filter">
          <table:table-cell table:style-name="ce13" office:value-type="string" calcext:value-type="string">
            <text:p>Rodriguez, José Ramón</text:p>
          </table:table-cell>
          <table:table-cell table:style-name="ce54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13" office:value-type="string" calcext:value-type="string">
            <text:p>Rodriguez, José Ramón</text:p>
          </table:table-cell>
          <table:table-cell table:style-name="ce54" office:value-type="float" office:value="13980662" calcext:value-type="float">
            <text:p>13.980.662</text:p>
          </table:table-cell>
        </table:table-row>
        <table:table-row table:style-name="ro1" table:visibility="filter">
          <table:table-cell table:style-name="ce13" office:value-type="string" calcext:value-type="string">
            <text:p>Masacotte, Mario Alberto</text:p>
          </table:table-cell>
          <table:table-cell table:style-name="ce54" office:value-type="float" office:value="28860020" calcext:value-type="float">
            <text:p>28.860.020</text:p>
          </table:table-cell>
        </table:table-row>
        <table:table-row table:style-name="ro1" table:visibility="filter">
          <table:table-cell table:style-name="ce13" office:value-type="string" calcext:value-type="string">
            <text:p>Kijasko, Sergio Gabriel</text:p>
          </table:table-cell>
          <table:table-cell table:style-name="ce54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13" office:value-type="string" calcext:value-type="string">
            <text:p>Kijasko, Sergio Gabriel</text:p>
          </table:table-cell>
          <table:table-cell table:style-name="ce54" office:value-type="float" office:value="20837359" calcext:value-type="float">
            <text:p>20.837.359</text:p>
          </table:table-cell>
        </table:table-row>
        <table:table-row table:style-name="ro1" table:visibility="filter">
          <table:table-cell table:style-name="ce26" office:value-type="string" calcext:value-type="string">
            <text:p>Ozuna, Mónica Alejandra</text:p>
          </table:table-cell>
          <table:table-cell table:style-name="ce58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2" office:value-type="string" calcext:value-type="string">
            <text:p>Ozuna, Mónica Alejandra</text:p>
          </table:table-cell>
          <table:table-cell table:style-name="ce48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3" office:value-type="string" calcext:value-type="string">
            <text:p>Ozuna, Mónica Alejandra</text:p>
          </table:table-cell>
          <table:table-cell table:style-name="ce49" office:value-type="float" office:value="17083534" calcext:value-type="float">
            <text:p>17.083.534</text:p>
          </table:table-cell>
        </table:table-row>
        <table:table-row table:style-name="ro1" table:visibility="filter">
          <table:table-cell table:style-name="ce13" office:value-type="string" calcext:value-type="string">
            <text:p>Rodriguez Robledo, Oscar Alberto</text:p>
          </table:table-cell>
          <table:table-cell table:style-name="ce54" office:value-type="float" office:value="8447044" calcext:value-type="float">
            <text:p>8.447.044</text:p>
          </table:table-cell>
        </table:table-row>
        <table:table-row table:style-name="ro1" table:visibility="filter">
          <table:table-cell table:style-name="ce26" office:value-type="string" calcext:value-type="string">
            <text:p>Rodriguez Esquivel, Elisabet</text:p>
          </table:table-cell>
          <table:table-cell table:style-name="ce58" office:value-type="float" office:value="16873399" calcext:value-type="float">
            <text:p>16.873.399</text:p>
          </table:table-cell>
        </table:table-row>
        <table:table-row table:style-name="ro1" table:visibility="filter">
          <table:table-cell table:style-name="ce3" office:value-type="string" calcext:value-type="string">
            <text:p>Rodriguez Esquivel, Elisabet</text:p>
          </table:table-cell>
          <table:table-cell table:style-name="ce49" office:value-type="float" office:value="16873399" calcext:value-type="float">
            <text:p>16.873.399</text:p>
          </table:table-cell>
        </table:table-row>
        <table:table-row table:style-name="ro1">
          <table:table-cell table:style-name="ce26" office:value-type="string" calcext:value-type="string">
            <text:p>Del Carril, Tomas Alberto</text:p>
          </table:table-cell>
          <table:table-cell table:style-name="ce58" office:value-type="float" office:value="4529255" calcext:value-type="float">
            <text:p>4.529.255</text:p>
          </table:table-cell>
        </table:table-row>
        <table:table-row table:style-name="ro1" table:visibility="filter">
          <table:table-cell table:style-name="ce2" office:value-type="string" calcext:value-type="string">
            <text:p>Del Carril, Tomas Alberto</text:p>
          </table:table-cell>
          <table:table-cell table:style-name="ce48" office:value-type="float" office:value="4529255" calcext:value-type="float">
            <text:p>4.529.255</text:p>
          </table:table-cell>
        </table:table-row>
        <table:table-row table:style-name="ro1" table:visibility="filter">
          <table:table-cell table:style-name="ce2" office:value-type="string" calcext:value-type="string">
            <text:p>Del Carril, Tomas Alberto</text:p>
          </table:table-cell>
          <table:table-cell table:style-name="ce48" office:value-type="float" office:value="4529255" calcext:value-type="float">
            <text:p>4.529.255</text:p>
          </table:table-cell>
        </table:table-row>
        <table:table-row table:style-name="ro1" table:visibility="filter">
          <table:table-cell table:style-name="ce2" office:value-type="string" calcext:value-type="string">
            <text:p>Del Carril, Tomas Alberto</text:p>
          </table:table-cell>
          <table:table-cell table:style-name="ce48" office:value-type="float" office:value="4529255" calcext:value-type="float">
            <text:p>4.529.255</text:p>
          </table:table-cell>
        </table:table-row>
        <table:table-row table:style-name="ro1" table:visibility="filter">
          <table:table-cell table:style-name="ce3" office:value-type="string" calcext:value-type="string">
            <text:p>Del Carril, Tomas Alberto</text:p>
          </table:table-cell>
          <table:table-cell table:style-name="ce49" office:value-type="float" office:value="4529255" calcext:value-type="float">
            <text:p>4.529.255</text:p>
          </table:table-cell>
        </table:table-row>
        <table:table-row table:style-name="ro2" table:visibility="filter">
          <table:table-cell table:style-name="ce25" office:value-type="string" calcext:value-type="string">
            <text:p>Rodriguez Esquivel, Walter Oscar</text:p>
          </table:table-cell>
          <table:table-cell table:style-name="ce5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6" office:value-type="string" calcext:value-type="string">
            <text:p>Rodriguez Esquivel, Walter Oscar</text:p>
          </table:table-cell>
          <table:table-cell table:style-name="ce48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7" office:value-type="string" calcext:value-type="string">
            <text:p>Rodriguez Esquivel, Walter Oscar</text:p>
          </table:table-cell>
          <table:table-cell table:style-name="ce49" office:value-type="float" office:value="14559783" calcext:value-type="float">
            <text:p>14.559.783</text:p>
          </table:table-cell>
        </table:table-row>
        <table:table-row table:style-name="ro1" table:visibility="filter">
          <table:table-cell table:style-name="ce26" office:value-type="string" calcext:value-type="string">
            <text:p>Rodriguez Esquivel, Elisabet</text:p>
          </table:table-cell>
          <table:table-cell table:style-name="ce58" office:value-type="float" office:value="16873399" calcext:value-type="float">
            <text:p>16.873.399</text:p>
          </table:table-cell>
        </table:table-row>
        <table:table-row table:style-name="ro1" table:visibility="filter">
          <table:table-cell table:style-name="ce3" office:value-type="string" calcext:value-type="string">
            <text:p>Rodriguez Esquivel, Elisabet</text:p>
          </table:table-cell>
          <table:table-cell table:style-name="ce49" office:value-type="float" office:value="16873399" calcext:value-type="float">
            <text:p>16.873.399</text:p>
          </table:table-cell>
        </table:table-row>
        <table:table-row table:style-name="ro1" table:visibility="filter">
          <table:table-cell table:style-name="ce26" office:value-type="string" calcext:value-type="string">
            <text:p>Faure, Abel Oscar</text:p>
          </table:table-cell>
          <table:table-cell table:style-name="ce58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3" office:value-type="string" calcext:value-type="string">
            <text:p>Faure, Abel Oscar</text:p>
          </table:table-cell>
          <table:table-cell table:style-name="ce49" office:value-type="float" office:value="22833576" calcext:value-type="float">
            <text:p>22.833.576</text:p>
          </table:table-cell>
        </table:table-row>
        <table:table-row table:style-name="ro1" table:visibility="filter">
          <table:table-cell table:style-name="ce26" office:value-type="string" calcext:value-type="string">
            <text:p>Sar Fernandez, Maxilimiliano Oscar</text:p>
          </table:table-cell>
          <table:table-cell table:style-name="ce58" office:value-type="float" office:value="32384440" calcext:value-type="float">
            <text:p>32.384.440</text:p>
          </table:table-cell>
        </table:table-row>
        <table:table-row table:style-name="ro1" table:visibility="filter">
          <table:table-cell table:style-name="ce3" office:value-type="string" calcext:value-type="string">
            <text:p>Sar Fernandez, Maxilimiliano Oscar</text:p>
          </table:table-cell>
          <table:table-cell table:style-name="ce49" office:value-type="float" office:value="32384440" calcext:value-type="float">
            <text:p>32.384.440</text:p>
          </table:table-cell>
        </table:table-row>
        <table:table-row table:style-name="ro1" table:visibility="filter">
          <table:table-cell table:style-name="ce26" office:value-type="string" calcext:value-type="string">
            <text:p>Lara Campos, Brian Esteban</text:p>
          </table:table-cell>
          <table:table-cell table:style-name="ce58" office:value-type="float" office:value="94267465" calcext:value-type="float">
            <text:p>94.267.465</text:p>
          </table:table-cell>
        </table:table-row>
        <table:table-row table:style-name="ro1" table:visibility="filter">
          <table:table-cell table:style-name="ce3" office:value-type="string" calcext:value-type="string">
            <text:p>Lara Campos, Brian Esteban</text:p>
          </table:table-cell>
          <table:table-cell table:style-name="ce49" office:value-type="float" office:value="94267465" calcext:value-type="float">
            <text:p>94.267.465</text:p>
          </table:table-cell>
        </table:table-row>
        <table:table-row table:style-name="ro1" table:visibility="filter">
          <table:table-cell table:style-name="ce26" office:value-type="string" calcext:value-type="string">
            <text:p>Spini, Natalia Gabriela</text:p>
          </table:table-cell>
          <table:table-cell table:style-name="ce58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3" office:value-type="string" calcext:value-type="string">
            <text:p>Spini, Natalia Gabriela</text:p>
          </table:table-cell>
          <table:table-cell table:style-name="ce49" office:value-type="float" office:value="33789445" calcext:value-type="float">
            <text:p>33.789.445</text:p>
          </table:table-cell>
        </table:table-row>
        <table:table-row table:style-name="ro1" table:visibility="filter">
          <table:table-cell table:style-name="ce26" office:value-type="string" calcext:value-type="string">
            <text:p>Natale, Damián Marcelo</text:p>
          </table:table-cell>
          <table:table-cell table:style-name="ce58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3" office:value-type="string" calcext:value-type="string">
            <text:p>Natale, Damián Marcelo</text:p>
          </table:table-cell>
          <table:table-cell table:style-name="ce49" office:value-type="float" office:value="30736782" calcext:value-type="float">
            <text:p>30.736.782</text:p>
          </table:table-cell>
        </table:table-row>
        <table:table-row table:style-name="ro1" table:visibility="filter">
          <table:table-cell table:style-name="ce26" office:value-type="string" calcext:value-type="string">
            <text:p>Lupani, María Cecilia</text:p>
          </table:table-cell>
          <table:table-cell table:style-name="ce58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3" office:value-type="string" calcext:value-type="string">
            <text:p>Lupani, María Cecilia</text:p>
          </table:table-cell>
          <table:table-cell table:style-name="ce49" office:value-type="float" office:value="37345292" calcext:value-type="float">
            <text:p>37.345.292</text:p>
          </table:table-cell>
        </table:table-row>
        <table:table-row table:style-name="ro1" table:visibility="filter">
          <table:table-cell table:style-name="ce26" office:value-type="string" calcext:value-type="string">
            <text:p>Sosa, Daiana Anabela</text:p>
          </table:table-cell>
          <table:table-cell table:style-name="ce58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3" office:value-type="string" calcext:value-type="string">
            <text:p>Sosa, Daiana Anabela</text:p>
          </table:table-cell>
          <table:table-cell table:style-name="ce49" office:value-type="float" office:value="30641824" calcext:value-type="float">
            <text:p>30.641.824</text:p>
          </table:table-cell>
        </table:table-row>
        <table:table-row table:style-name="ro1" table:visibility="filter">
          <table:table-cell table:style-name="ce26" office:value-type="string" calcext:value-type="string">
            <text:p>Brizzi, María Teresa</text:p>
          </table:table-cell>
          <table:table-cell table:style-name="ce58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3" office:value-type="string" calcext:value-type="string">
            <text:p>Brizzi, María Teresa</text:p>
          </table:table-cell>
          <table:table-cell table:style-name="ce49" office:value-type="float" office:value="16220700" calcext:value-type="float">
            <text:p>16.220.700</text:p>
          </table:table-cell>
        </table:table-row>
        <table:table-row table:style-name="ro1" table:visibility="filter">
          <table:table-cell table:style-name="ce26" office:value-type="string" calcext:value-type="string">
            <text:p>Castro, Ana María</text:p>
          </table:table-cell>
          <table:table-cell table:style-name="ce58" office:value-type="float" office:value="17746966" calcext:value-type="float">
            <text:p>17.746.966</text:p>
          </table:table-cell>
        </table:table-row>
        <table:table-row table:style-name="ro1" table:visibility="filter">
          <table:table-cell table:style-name="ce3" office:value-type="string" calcext:value-type="string">
            <text:p>Castro, Ana María</text:p>
          </table:table-cell>
          <table:table-cell table:style-name="ce49" office:value-type="float" office:value="17746966" calcext:value-type="float">
            <text:p>17.746.966</text:p>
          </table:table-cell>
        </table:table-row>
        <table:table-row table:style-name="ro1">
          <table:table-cell table:style-name="ce26" office:value-type="string" calcext:value-type="string">
            <text:p>Tula, Rubén Enrique</text:p>
          </table:table-cell>
          <table:table-cell table:style-name="ce5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2" office:value-type="string" calcext:value-type="string">
            <text:p>Tula, Rubén Enrique</text:p>
          </table:table-cell>
          <table:table-cell table:style-name="ce48" office:value-type="float" office:value="12928166" calcext:value-type="float">
            <text:p>12.928.166</text:p>
          </table:table-cell>
        </table:table-row>
        <table:table-row table:style-name="ro1" table:visibility="filter">
          <table:table-cell table:style-name="ce3" office:value-type="string" calcext:value-type="string">
            <text:p>Tula, Rubén Enrique</text:p>
          </table:table-cell>
          <table:table-cell table:style-name="ce49" office:value-type="float" office:value="12928166" calcext:value-type="float">
            <text:p>12.928.166</text:p>
          </table:table-cell>
        </table:table-row>
        <table:table-row table:style-name="ro1">
          <table:table-cell table:style-name="ce13" office:value-type="string" calcext:value-type="string">
            <text:p>Welsh, Sandra Vanessa</text:p>
          </table:table-cell>
          <table:table-cell table:style-name="ce54" office:value-type="float" office:value="18493563" calcext:value-type="float">
            <text:p>18.493.563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2">
          <table:table-cell table:style-name="ce6" office:value-type="string" calcext:value-type="string">
            <text:p>Fernandez, Roberto Eduardo</text:p>
          </table:table-cell>
          <table:table-cell table:style-name="ce48" office:value-type="float" office:value="14429718" calcext:value-type="float">
            <text:p>14.429.718</text:p>
          </table:table-cell>
        </table:table-row>
        <table:table-row table:style-name="ro2" table:visibility="filter">
          <table:table-cell table:style-name="ce6" office:value-type="string" calcext:value-type="string">
            <text:p>Fernandez, Roberto Eduardo</text:p>
          </table:table-cell>
          <table:table-cell table:style-name="ce48" office:value-type="float" office:value="14429718" calcext:value-type="float">
            <text:p>14.429.718</text:p>
          </table:table-cell>
        </table:table-row>
        <table:table-row table:style-name="ro2" table:visibility="filter">
          <table:table-cell table:style-name="ce6" office:value-type="string" calcext:value-type="string">
            <text:p>Fernandez, Roberto Eduardo</text:p>
          </table:table-cell>
          <table:table-cell table:style-name="ce48" office:value-type="float" office:value="14429718" calcext:value-type="float">
            <text:p>14.429.718</text:p>
          </table:table-cell>
        </table:table-row>
        <table:table-row table:style-name="ro2" table:visibility="filter">
          <table:table-cell table:style-name="ce6" office:value-type="string" calcext:value-type="string">
            <text:p>Fernandez, Roberto Eduardo</text:p>
          </table:table-cell>
          <table:table-cell table:style-name="ce48" office:value-type="float" office:value="14429718" calcext:value-type="float">
            <text:p>14.429.718</text:p>
          </table:table-cell>
        </table:table-row>
        <table:table-row table:style-name="ro2" table:visibility="filter">
          <table:table-cell table:style-name="ce6" office:value-type="string" calcext:value-type="string">
            <text:p>Fernandez, Roberto Eduardo</text:p>
          </table:table-cell>
          <table:table-cell table:style-name="ce48" office:value-type="float" office:value="14429718" calcext:value-type="float">
            <text:p>14.429.718</text:p>
          </table:table-cell>
        </table:table-row>
        <table:table-row table:style-name="ro2" table:visibility="filter">
          <table:table-cell table:style-name="ce6" office:value-type="string" calcext:value-type="string">
            <text:p>Fernandez, Roberto Eduardo</text:p>
          </table:table-cell>
          <table:table-cell table:style-name="ce48" office:value-type="float" office:value="14429718" calcext:value-type="float">
            <text:p>14.429.718</text:p>
          </table:table-cell>
        </table:table-row>
        <table:table-row table:style-name="ro2" table:visibility="filter">
          <table:table-cell table:style-name="ce14" office:value-type="string" calcext:value-type="string">
            <text:p>Fernandez, Roberto Eduardo</text:p>
          </table:table-cell>
          <table:table-cell table:style-name="ce54" office:value-type="float" office:value="14429718" calcext:value-type="float">
            <text:p>14.429.718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2" table:visibility="filter">
          <table:table-cell table:style-name="ce14" office:value-type="string" calcext:value-type="string">
            <text:p>Cascasi, Jose Leonardo</text:p>
          </table:table-cell>
          <table:table-cell table:style-name="ce54" office:value-type="float" office:value="26025298" calcext:value-type="float">
            <text:p>26.025.298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6" office:value-type="string" calcext:value-type="string">
            <text:p>Scacchi Bernasconi, Juan Martín</text:p>
          </table:table-cell>
          <table:table-cell table:style-name="ce5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2" office:value-type="string" calcext:value-type="string">
            <text:p>Scacchi Bernasconi, Juan Martín</text:p>
          </table:table-cell>
          <table:table-cell table:style-name="ce48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3" office:value-type="string" calcext:value-type="string">
            <text:p>Scacchi Bernasconi, Juan Martín</text:p>
          </table:table-cell>
          <table:table-cell table:style-name="ce49" office:value-type="float" office:value="24424937" calcext:value-type="float">
            <text:p>24.424.937</text:p>
          </table:table-cell>
        </table:table-row>
        <table:table-row table:style-name="ro1" table:visibility="filter">
          <table:table-cell table:style-name="ce41" office:value-type="string" calcext:value-type="string">
            <text:p>Figueroa Villegas, Mateo</text:p>
          </table:table-cell>
          <table:table-cell table:style-name="ce70" office:value-type="float" office:value="30639501" calcext:value-type="float">
            <text:p>30.639.501</text:p>
          </table:table-cell>
        </table:table-row>
        <table:table-row table:style-name="ro2" table:visibility="filter">
          <table:table-cell table:style-name="ce20" office:value-type="string" calcext:value-type="string">
            <text:p>Vastag, Javier Miguel</text:p>
          </table:table-cell>
          <table:table-cell table:style-name="ce5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20" office:value-type="string" calcext:value-type="string">
            <text:p>Vastag, Javier Miguel</text:p>
          </table:table-cell>
          <table:table-cell table:style-name="ce58" office:value-type="float" office:value="24535020" calcext:value-type="float">
            <text:p>24.535.020</text:p>
          </table:table-cell>
        </table:table-row>
        <table:table-row table:style-name="ro2" table:visibility="filter">
          <table:table-cell table:style-name="ce18" office:value-type="string" calcext:value-type="string">
            <text:p>Vastag, Javier Miguel</text:p>
          </table:table-cell>
          <table:table-cell table:style-name="ce49" office:value-type="float" office:value="24535020" calcext:value-type="float">
            <text:p>24.535.020</text:p>
          </table:table-cell>
        </table:table-row>
        <table:table-row table:style-name="ro2">
          <table:table-cell table:style-name="ce42" office:value-type="string" calcext:value-type="string">
            <text:p>Mesa, Damian Esteban</text:p>
          </table:table-cell>
          <table:table-cell table:style-name="ce67" office:value-type="float" office:value="31895056" calcext:value-type="float">
            <text:p>31.895.056</text:p>
          </table:table-cell>
        </table:table-row>
        <table:table-row table:style-name="ro2" table:visibility="filter">
          <table:table-cell table:style-name="ce43" office:value-type="string" calcext:value-type="string">
            <text:p>Mesa, Damian Esteban</text:p>
          </table:table-cell>
          <table:table-cell table:style-name="ce68" office:value-type="float" office:value="31895056" calcext:value-type="float">
            <text:p>31.895.056</text:p>
          </table:table-cell>
        </table:table-row>
        <table:table-row table:style-name="ro2" table:visibility="filter">
          <table:table-cell table:style-name="ce44" office:value-type="string" calcext:value-type="string">
            <text:p>Mesa, Damian Esteban</text:p>
          </table:table-cell>
          <table:table-cell table:style-name="ce69" office:value-type="float" office:value="31895056" calcext:value-type="float">
            <text:p>31.895.056</text:p>
          </table:table-cell>
        </table:table-row>
        <table:table-row table:style-name="ro1" table:visibility="filter">
          <table:table-cell table:style-name="ce26" office:value-type="string" calcext:value-type="string">
            <text:p>Tripicchio, Santiago Daniel</text:p>
          </table:table-cell>
          <table:table-cell table:style-name="ce5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" office:value-type="string" calcext:value-type="string">
            <text:p>Tripicchio, Santiago Daniel</text:p>
          </table:table-cell>
          <table:table-cell table:style-name="ce48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3" office:value-type="string" calcext:value-type="string">
            <text:p>Tripicchio, Santiago Daniel</text:p>
          </table:table-cell>
          <table:table-cell table:style-name="ce49" office:value-type="float" office:value="18323403" calcext:value-type="float">
            <text:p>18.323.403</text:p>
          </table:table-cell>
        </table:table-row>
        <table:table-row table:style-name="ro1" table:visibility="filter">
          <table:table-cell table:style-name="ce26" office:value-type="string" calcext:value-type="string">
            <text:p>Castillo, Romina Victoria</text:p>
          </table:table-cell>
          <table:table-cell table:style-name="ce58" office:value-type="float" office:value="35712709" calcext:value-type="float">
            <text:p>35.712.709</text:p>
          </table:table-cell>
        </table:table-row>
        <table:table-row table:style-name="ro1" table:visibility="filter">
          <table:table-cell table:style-name="ce2" office:value-type="string" calcext:value-type="string">
            <text:p>Castillo, Romina Victoria</text:p>
          </table:table-cell>
          <table:table-cell table:style-name="ce48" office:value-type="float" office:value="35712709" calcext:value-type="float">
            <text:p>35.712.709</text:p>
          </table:table-cell>
        </table:table-row>
        <table:table-row table:style-name="ro1" table:visibility="filter">
          <table:table-cell table:style-name="ce2" office:value-type="string" calcext:value-type="string">
            <text:p>Castillo, Romina Victoria</text:p>
          </table:table-cell>
          <table:table-cell table:style-name="ce48" office:value-type="float" office:value="35712709" calcext:value-type="float">
            <text:p>35.712.709</text:p>
          </table:table-cell>
        </table:table-row>
        <table:table-row table:style-name="ro1" table:visibility="filter">
          <table:table-cell table:style-name="ce2" office:value-type="string" calcext:value-type="string">
            <text:p>Castillo, Romina Victoria</text:p>
          </table:table-cell>
          <table:table-cell table:style-name="ce48" office:value-type="float" office:value="35712709" calcext:value-type="float">
            <text:p>35.712.709</text:p>
          </table:table-cell>
        </table:table-row>
        <table:table-row table:style-name="ro1" table:visibility="filter">
          <table:table-cell table:style-name="ce3" office:value-type="string" calcext:value-type="string">
            <text:p>Castillo, Romina Victoria</text:p>
          </table:table-cell>
          <table:table-cell table:style-name="ce49" office:value-type="float" office:value="35712709" calcext:value-type="float">
            <text:p>35.712.709</text:p>
          </table:table-cell>
        </table:table-row>
        <table:table-row table:style-name="ro2" table:visibility="filter">
          <table:table-cell table:style-name="ce25" office:value-type="string" calcext:value-type="string">
            <text:p>Arena, Gustavo Daniel</text:p>
          </table:table-cell>
          <table:table-cell table:style-name="ce5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6" office:value-type="string" calcext:value-type="string">
            <text:p>Arena, Gustavo Daniel</text:p>
          </table:table-cell>
          <table:table-cell table:style-name="ce4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6" office:value-type="string" calcext:value-type="string">
            <text:p>Arena, Gustavo Daniel</text:p>
          </table:table-cell>
          <table:table-cell table:style-name="ce4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6" office:value-type="string" calcext:value-type="string">
            <text:p>Arena, Gustavo Daniel</text:p>
          </table:table-cell>
          <table:table-cell table:style-name="ce48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7" office:value-type="string" calcext:value-type="string">
            <text:p>Arena, Gustavo Daniel</text:p>
          </table:table-cell>
          <table:table-cell table:style-name="ce49" office:value-type="float" office:value="10841763" calcext:value-type="float">
            <text:p>10.841.763</text:p>
          </table:table-cell>
        </table:table-row>
        <table:table-row table:style-name="ro2" table:visibility="filter">
          <table:table-cell table:style-name="ce25" office:value-type="string" calcext:value-type="string">
            <text:p>Miranda, Agustín Alejandro</text:p>
          </table:table-cell>
          <table:table-cell table:style-name="ce58" office:value-type="float" office:value="32945944" calcext:value-type="float">
            <text:p>32.945.944</text:p>
          </table:table-cell>
        </table:table-row>
        <table:table-row table:style-name="ro2" table:visibility="filter">
          <table:table-cell table:style-name="ce7" office:value-type="string" calcext:value-type="string">
            <text:p>Miranda, Agustín Alejandro</text:p>
          </table:table-cell>
          <table:table-cell table:style-name="ce49" office:value-type="float" office:value="32945944" calcext:value-type="float">
            <text:p>32.945.94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2" table:visibility="filter">
          <table:table-cell table:style-name="ce25" office:value-type="string" calcext:value-type="string">
            <text:p>Wenner, Roberto Maximiliano</text:p>
          </table:table-cell>
          <table:table-cell table:style-name="ce58" office:value-type="float" office:value="38254431" calcext:value-type="float">
            <text:p>38.254.431</text:p>
          </table:table-cell>
        </table:table-row>
        <table:table-row table:style-name="ro2" table:visibility="filter">
          <table:table-cell table:style-name="ce6" office:value-type="string" calcext:value-type="string">
            <text:p>Wenner, Roberto Maximiliano</text:p>
          </table:table-cell>
          <table:table-cell table:style-name="ce48" office:value-type="float" office:value="38254431" calcext:value-type="float">
            <text:p>38.254.431</text:p>
          </table:table-cell>
        </table:table-row>
        <table:table-row table:style-name="ro2" table:visibility="filter">
          <table:table-cell table:style-name="ce7" office:value-type="string" calcext:value-type="string">
            <text:p>Wenner, Roberto Maximiliano</text:p>
          </table:table-cell>
          <table:table-cell table:style-name="ce49" office:value-type="float" office:value="38254431" calcext:value-type="float">
            <text:p>38.254.431</text:p>
          </table:table-cell>
        </table:table-row>
        <table:table-row table:style-name="ro2" table:visibility="filter">
          <table:table-cell table:style-name="ce20" office:value-type="string" calcext:value-type="string">
            <text:p>Mesa, Damian Esteban</text:p>
          </table:table-cell>
          <table:table-cell table:style-name="ce58" office:value-type="float" office:value="31895056" calcext:value-type="float">
            <text:p>31.895.056</text:p>
          </table:table-cell>
        </table:table-row>
        <table:table-row table:style-name="ro2" table:visibility="filter">
          <table:table-cell table:style-name="ce18" office:value-type="string" calcext:value-type="string">
            <text:p>Mesa, Damian Esteban</text:p>
          </table:table-cell>
          <table:table-cell table:style-name="ce49" office:value-type="float" office:value="31895056" calcext:value-type="float">
            <text:p>31.895.056</text:p>
          </table:table-cell>
        </table:table-row>
        <table:table-row table:style-name="ro1">
          <table:table-cell table:style-name="ce13" office:value-type="string" calcext:value-type="string">
            <text:p>Malone, Ricardo José</text:p>
          </table:table-cell>
          <table:table-cell table:style-name="ce54" office:value-type="float" office:value="11815718" calcext:value-type="float">
            <text:p>11.815.718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>
          <table:table-cell table:style-name="ce13" office:value-type="string" calcext:value-type="string">
            <text:p>Mayer, Ricardo Javier</text:p>
          </table:table-cell>
          <table:table-cell table:style-name="ce54" office:value-type="float" office:value="17351925" calcext:value-type="float">
            <text:p>17.351.925</text:p>
          </table:table-cell>
        </table:table-row>
        <table:table-row table:style-name="ro1">
          <table:table-cell table:style-name="ce26" office:value-type="string" calcext:value-type="string">
            <text:p>Cerrone, Ricardo Javier</text:p>
          </table:table-cell>
          <table:table-cell table:style-name="ce58" office:value-type="float" office:value="30324510" calcext:value-type="float">
            <text:p>30.324.510</text:p>
          </table:table-cell>
        </table:table-row>
        <table:table-row table:style-name="ro1" table:visibility="filter">
          <table:table-cell table:style-name="ce2" office:value-type="string" calcext:value-type="string">
            <text:p>Cerrone, Ricardo Javier</text:p>
          </table:table-cell>
          <table:table-cell table:style-name="ce48" office:value-type="float" office:value="30324510" calcext:value-type="float">
            <text:p>30.324.510</text:p>
          </table:table-cell>
        </table:table-row>
        <table:table-row table:style-name="ro1" table:visibility="filter">
          <table:table-cell table:style-name="ce2" office:value-type="string" calcext:value-type="string">
            <text:p>Cerrone, Ricardo Javier</text:p>
          </table:table-cell>
          <table:table-cell table:style-name="ce48" office:value-type="float" office:value="30324510" calcext:value-type="float">
            <text:p>30.324.510</text:p>
          </table:table-cell>
        </table:table-row>
        <table:table-row table:style-name="ro1" table:visibility="filter">
          <table:table-cell table:style-name="ce2" office:value-type="string" calcext:value-type="string">
            <text:p>Cerrone, Ricardo Javier</text:p>
          </table:table-cell>
          <table:table-cell table:style-name="ce48" office:value-type="float" office:value="30324510" calcext:value-type="float">
            <text:p>30.324.510</text:p>
          </table:table-cell>
        </table:table-row>
        <table:table-row table:style-name="ro1" table:visibility="filter">
          <table:table-cell table:style-name="ce3" office:value-type="string" calcext:value-type="string">
            <text:p>Cerrone, Ricardo Javier</text:p>
          </table:table-cell>
          <table:table-cell table:style-name="ce49" office:value-type="float" office:value="30324510" calcext:value-type="float">
            <text:p>30.324.510</text:p>
          </table:table-cell>
        </table:table-row>
        <table:table-row table:style-name="ro1">
          <table:table-cell table:style-name="ce13" office:value-type="string" calcext:value-type="string">
            <text:p>Garcia, Ernesto Jorge</text:p>
          </table:table-cell>
          <table:table-cell table:style-name="ce54" office:value-type="float" office:value="8515109" calcext:value-type="float">
            <text:p>8.515.109</text:p>
          </table:table-cell>
        </table:table-row>
        <table:table-row table:style-name="ro1">
          <table:table-cell table:style-name="ce26" office:value-type="string" calcext:value-type="string">
            <text:p>Castillo, Analia Fernanda</text:p>
          </table:table-cell>
          <table:table-cell table:style-name="ce5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3" office:value-type="string" calcext:value-type="string">
            <text:p>Castillo, Analia Fernanda</text:p>
          </table:table-cell>
          <table:table-cell table:style-name="ce49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13" office:value-type="string" calcext:value-type="string">
            <text:p>Welsh, Sandra Vanessa</text:p>
          </table:table-cell>
          <table:table-cell table:style-name="ce54" office:value-type="float" office:value="18493563" calcext:value-type="float">
            <text:p>18.493.563</text:p>
          </table:table-cell>
        </table:table-row>
        <table:table-row table:style-name="ro2" table:visibility="filter">
          <table:table-cell table:style-name="ce20" office:value-type="string" calcext:value-type="string">
            <text:p>Mesa, Damian Esteban</text:p>
          </table:table-cell>
          <table:table-cell table:style-name="ce58" office:value-type="float" office:value="31895056" calcext:value-type="float">
            <text:p>31.895.056</text:p>
          </table:table-cell>
        </table:table-row>
        <table:table-row table:style-name="ro2" table:visibility="filter">
          <table:table-cell table:style-name="ce18" office:value-type="string" calcext:value-type="string">
            <text:p>Mesa, Damian Esteban</text:p>
          </table:table-cell>
          <table:table-cell table:style-name="ce49" office:value-type="float" office:value="31895056" calcext:value-type="float">
            <text:p>31.895.056</text:p>
          </table:table-cell>
        </table:table-row>
        <table:table-row table:style-name="ro1" table:visibility="filter">
          <table:table-cell table:style-name="ce26" office:value-type="string" calcext:value-type="string">
            <text:p>Monroy, Guillermo</text:p>
          </table:table-cell>
          <table:table-cell table:style-name="ce58" office:value-type="float" office:value="16764932" calcext:value-type="float">
            <text:p>16.764.932</text:p>
          </table:table-cell>
        </table:table-row>
        <table:table-row table:style-name="ro1" table:visibility="filter">
          <table:table-cell table:style-name="ce3" office:value-type="string" calcext:value-type="string">
            <text:p>Monroy, Guillermo</text:p>
          </table:table-cell>
          <table:table-cell table:style-name="ce49" office:value-type="float" office:value="16764932" calcext:value-type="float">
            <text:p>16.764.932</text:p>
          </table:table-cell>
        </table:table-row>
        <table:table-row table:style-name="ro1">
          <table:table-cell table:style-name="ce26" office:value-type="string" calcext:value-type="string">
            <text:p>Prodan, Daniel Alberto</text:p>
          </table:table-cell>
          <table:table-cell table:style-name="ce58" office:value-type="float" office:value="16430484" calcext:value-type="float">
            <text:p>16.430.484</text:p>
          </table:table-cell>
        </table:table-row>
        <table:table-row table:style-name="ro1" table:visibility="filter">
          <table:table-cell table:style-name="ce2" office:value-type="string" calcext:value-type="string">
            <text:p>Prodan, Daniel Alberto</text:p>
          </table:table-cell>
          <table:table-cell table:style-name="ce48" office:value-type="float" office:value="16430484" calcext:value-type="float">
            <text:p>16.430.484</text:p>
          </table:table-cell>
        </table:table-row>
        <table:table-row table:style-name="ro1" table:visibility="filter">
          <table:table-cell table:style-name="ce3" office:value-type="string" calcext:value-type="string">
            <text:p>Prodan, Daniel Alberto</text:p>
          </table:table-cell>
          <table:table-cell table:style-name="ce49" office:value-type="float" office:value="16430484" calcext:value-type="float">
            <text:p>16.430.484</text:p>
          </table:table-cell>
        </table:table-row>
        <table:table-row table:style-name="ro1" table:visibility="filter">
          <table:table-cell table:style-name="ce26" office:value-type="string" calcext:value-type="string">
            <text:p>Castillo, Analia Fernanda</text:p>
          </table:table-cell>
          <table:table-cell table:style-name="ce5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2" office:value-type="string" calcext:value-type="string">
            <text:p>Castillo, Analia Fernanda</text:p>
          </table:table-cell>
          <table:table-cell table:style-name="ce48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3" office:value-type="string" calcext:value-type="string">
            <text:p>Castillo, Analia Fernanda</text:p>
          </table:table-cell>
          <table:table-cell table:style-name="ce49" office:value-type="float" office:value="27912072" calcext:value-type="float">
            <text:p>27.912.072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2" table:visibility="filter">
          <table:table-cell table:style-name="ce25" office:value-type="string" calcext:value-type="string">
            <text:p>Lio, Claudio Sebastián</text:p>
          </table:table-cell>
          <table:table-cell table:style-name="ce5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7" office:value-type="string" calcext:value-type="string">
            <text:p>Lio, Claudio Sebastián</text:p>
          </table:table-cell>
          <table:table-cell table:style-name="ce49" office:value-type="float" office:value="30559553" calcext:value-type="float">
            <text:p>30.559.553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Tomas, Julio Cesar</text:p>
          </table:table-cell>
          <table:table-cell table:style-name="ce54" office:value-type="float" office:value="28045321" calcext:value-type="float">
            <text:p>28.045.321</text:p>
          </table:table-cell>
        </table:table-row>
        <table:table-row table:style-name="ro1" table:visibility="filter">
          <table:table-cell table:style-name="ce13" office:value-type="string" calcext:value-type="string">
            <text:p>Nunes Borges, Juan Manuel</text:p>
          </table:table-cell>
          <table:table-cell table:style-name="ce54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13" office:value-type="string" calcext:value-type="string">
            <text:p>Figueroa Villegas, Mateo</text:p>
          </table:table-cell>
          <table:table-cell table:style-name="ce54" office:value-type="float" office:value="30639501" calcext:value-type="float">
            <text:p>30.639.501</text:p>
          </table:table-cell>
        </table:table-row>
        <table:table-row table:style-name="ro2" table:visibility="filter">
          <table:table-cell table:style-name="ce25" office:value-type="string" calcext:value-type="string">
            <text:p>Suares, Oscar Luis</text:p>
          </table:table-cell>
          <table:table-cell table:style-name="ce5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6" office:value-type="string" calcext:value-type="string">
            <text:p>Suares, Oscar Luis</text:p>
          </table:table-cell>
          <table:table-cell table:style-name="ce48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7" office:value-type="string" calcext:value-type="string">
            <text:p>Suares, Oscar Luis</text:p>
          </table:table-cell>
          <table:table-cell table:style-name="ce49" office:value-type="float" office:value="12412550" calcext:value-type="float">
            <text:p>12.412.550</text:p>
          </table:table-cell>
        </table:table-row>
        <table:table-row table:style-name="ro2" table:visibility="filter">
          <table:table-cell table:style-name="ce25" office:value-type="string" calcext:value-type="string">
            <text:p>Suarez, Miguel Angel</text:p>
          </table:table-cell>
          <table:table-cell table:style-name="ce5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6" office:value-type="string" calcext:value-type="string">
            <text:p>Suarez, Miguel Angel</text:p>
          </table:table-cell>
          <table:table-cell table:style-name="ce48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7" office:value-type="string" calcext:value-type="string">
            <text:p>Suarez, Miguel Angel</text:p>
          </table:table-cell>
          <table:table-cell table:style-name="ce49" office:value-type="float" office:value="27072308" calcext:value-type="float">
            <text:p>27.072.308</text:p>
          </table:table-cell>
        </table:table-row>
        <table:table-row table:style-name="ro2" table:visibility="filter">
          <table:table-cell table:style-name="ce25" office:value-type="string" calcext:value-type="string">
            <text:p>Luna, Hernan Alejandro</text:p>
          </table:table-cell>
          <table:table-cell table:style-name="ce5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6" office:value-type="string" calcext:value-type="string">
            <text:p>Luna, Hernan Alejandro</text:p>
          </table:table-cell>
          <table:table-cell table:style-name="ce48" office:value-type="float" office:value="36487067" calcext:value-type="float">
            <text:p>36.487.067</text:p>
          </table:table-cell>
        </table:table-row>
        <table:table-row table:style-name="ro2" table:visibility="filter">
          <table:table-cell table:style-name="ce7" office:value-type="string" calcext:value-type="string">
            <text:p>Luna, Hernan Alejandro</text:p>
          </table:table-cell>
          <table:table-cell table:style-name="ce49" office:value-type="float" office:value="36487067" calcext:value-type="float">
            <text:p>36.487.067</text:p>
          </table:table-cell>
        </table:table-row>
        <table:table-row table:style-name="ro2">
          <table:table-cell table:style-name="ce14" office:value-type="string" calcext:value-type="string">
            <text:p>Barbieri, Jorge Alberto</text:p>
          </table:table-cell>
          <table:table-cell table:style-name="ce54" office:value-type="float" office:value="16570213" calcext:value-type="float">
            <text:p>16.570.213</text:p>
          </table:table-cell>
        </table:table-row>
        <table:table-row table:style-name="ro2" table:visibility="filter">
          <table:table-cell table:style-name="ce14" office:value-type="string" calcext:value-type="string">
            <text:p>Barbieri, Jorge Alberto</text:p>
          </table:table-cell>
          <table:table-cell table:style-name="ce54" office:value-type="float" office:value="16570213" calcext:value-type="float">
            <text:p>16.570.213</text:p>
          </table:table-cell>
        </table:table-row>
        <table:table-row table:style-name="ro2" table:visibility="filter">
          <table:table-cell table:style-name="ce14" office:value-type="string" calcext:value-type="string">
            <text:p>Di stefano, Victorio</text:p>
          </table:table-cell>
          <table:table-cell table:style-name="ce54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14" office:value-type="string" calcext:value-type="string">
            <text:p>Di stefano, Victorio</text:p>
          </table:table-cell>
          <table:table-cell table:style-name="ce54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14" office:value-type="string" calcext:value-type="string">
            <text:p>Di stefano, Victorio</text:p>
          </table:table-cell>
          <table:table-cell table:style-name="ce54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14" office:value-type="string" calcext:value-type="string">
            <text:p>Balbo, Mariela Anahí</text:p>
          </table:table-cell>
          <table:table-cell table:style-name="ce54" office:value-type="float" office:value="22798856" calcext:value-type="float">
            <text:p>22.798.856</text:p>
          </table:table-cell>
        </table:table-row>
        <table:table-row table:style-name="ro2" table:visibility="filter">
          <table:table-cell table:style-name="ce14" office:value-type="string" calcext:value-type="string">
            <text:p>Balbo, Mariela Anahí</text:p>
          </table:table-cell>
          <table:table-cell table:style-name="ce54" office:value-type="float" office:value="22798856" calcext:value-type="float">
            <text:p>22.798.856</text:p>
          </table:table-cell>
        </table:table-row>
        <table:table-row table:style-name="ro2" table:visibility="filter">
          <table:table-cell table:style-name="ce20" office:value-type="string" calcext:value-type="string">
            <text:p>Castro, Carlos Andres</text:p>
          </table:table-cell>
          <table:table-cell table:style-name="ce5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7" office:value-type="string" calcext:value-type="string">
            <text:p>Castro, Carlos Andres</text:p>
          </table:table-cell>
          <table:table-cell table:style-name="ce4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8" office:value-type="string" calcext:value-type="string">
            <text:p>Castro, Carlos Andres</text:p>
          </table:table-cell>
          <table:table-cell table:style-name="ce49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25" office:value-type="string" calcext:value-type="string">
            <text:p>Rossin, Adrian Enrique</text:p>
          </table:table-cell>
          <table:table-cell table:style-name="ce5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6" office:value-type="string" calcext:value-type="string">
            <text:p>Rossin, Adrian Enrique</text:p>
          </table:table-cell>
          <table:table-cell table:style-name="ce48" office:value-type="float" office:value="20052816" calcext:value-type="float">
            <text:p>20.052.816</text:p>
          </table:table-cell>
        </table:table-row>
        <table:table-row table:style-name="ro2" table:visibility="filter">
          <table:table-cell table:style-name="ce7" office:value-type="string" calcext:value-type="string">
            <text:p>Rossin, Adrian Enrique</text:p>
          </table:table-cell>
          <table:table-cell table:style-name="ce49" office:value-type="float" office:value="20052816" calcext:value-type="float">
            <text:p>20.052.816</text:p>
          </table:table-cell>
        </table:table-row>
        <table:table-row table:style-name="ro2">
          <table:table-cell table:style-name="ce14" office:value-type="string" calcext:value-type="string">
            <text:p>Molina, Carlos Alberto</text:p>
          </table:table-cell>
          <table:table-cell table:style-name="ce54" office:value-type="float" office:value="18472009" calcext:value-type="float">
            <text:p>18.472.009</text:p>
          </table:table-cell>
        </table:table-row>
        <table:table-row table:style-name="ro1" table:visibility="filter">
          <table:table-cell table:style-name="ce26" office:value-type="string" calcext:value-type="string">
            <text:p>Lara Campos, Brian Esteban</text:p>
          </table:table-cell>
          <table:table-cell table:style-name="ce58" office:value-type="float" office:value="94267465" calcext:value-type="float">
            <text:p>94.267.465</text:p>
          </table:table-cell>
        </table:table-row>
        <table:table-row table:style-name="ro1" table:visibility="filter">
          <table:table-cell table:style-name="ce2" office:value-type="string" calcext:value-type="string">
            <text:p>Lara Campos, Brian Esteban</text:p>
          </table:table-cell>
          <table:table-cell table:style-name="ce48" office:value-type="float" office:value="94267465" calcext:value-type="float">
            <text:p>94.267.465</text:p>
          </table:table-cell>
        </table:table-row>
        <table:table-row table:style-name="ro1" table:visibility="filter">
          <table:table-cell table:style-name="ce3" office:value-type="string" calcext:value-type="string">
            <text:p>Lara Campos, Brian Esteban</text:p>
          </table:table-cell>
          <table:table-cell table:style-name="ce49" office:value-type="float" office:value="94267465" calcext:value-type="float">
            <text:p>94.267.465</text:p>
          </table:table-cell>
        </table:table-row>
        <table:table-row table:style-name="ro1" table:visibility="filter">
          <table:table-cell table:style-name="ce13" office:value-type="string" calcext:value-type="string">
            <text:p>Fundación Educación y Trabajo (Pinnel Patricia)</text:p>
          </table:table-cell>
          <table:table-cell table:style-name="ce54" office:value-type="float" office:value="11692011" calcext:value-type="float">
            <text:p>11.692.011</text:p>
          </table:table-cell>
        </table:table-row>
        <table:table-row table:style-name="ro1" table:visibility="filter">
          <table:table-cell table:style-name="ce26" office:value-type="string" calcext:value-type="string">
            <text:p>Lumiera, Felipe</text:p>
          </table:table-cell>
          <table:table-cell table:style-name="ce5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2" office:value-type="string" calcext:value-type="string">
            <text:p>Lumiera, Felipe</text:p>
          </table:table-cell>
          <table:table-cell table:style-name="ce48" office:value-type="float" office:value="13514870" calcext:value-type="float">
            <text:p>13.514.870</text:p>
          </table:table-cell>
        </table:table-row>
        <table:table-row table:style-name="ro1" table:visibility="filter">
          <table:table-cell table:style-name="ce3" office:value-type="string" calcext:value-type="string">
            <text:p>Lumiera, Felipe</text:p>
          </table:table-cell>
          <table:table-cell table:style-name="ce49" office:value-type="float" office:value="13514870" calcext:value-type="float">
            <text:p>13.514.870</text:p>
          </table:table-cell>
        </table:table-row>
        <table:table-row table:style-name="ro2" table:visibility="filter">
          <table:table-cell table:style-name="ce12" office:value-type="string" calcext:value-type="string">
            <text:p>Rodriguez Esquivel, Walter Oscar</text:p>
          </table:table-cell>
          <table:table-cell table:style-name="ce51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14" office:value-type="string" calcext:value-type="string">
            <text:p>Rodriguez Esquivel, Walter Oscar</text:p>
          </table:table-cell>
          <table:table-cell table:style-name="ce54" office:value-type="float" office:value="14559783" calcext:value-type="float">
            <text:p>14.559.783</text:p>
          </table:table-cell>
        </table:table-row>
        <table:table-row table:style-name="ro2" table:visibility="filter">
          <table:table-cell table:style-name="ce25" office:value-type="string" calcext:value-type="string">
            <text:p>Gramajo, Marcelo Ernesto</text:p>
          </table:table-cell>
          <table:table-cell table:style-name="ce58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6" office:value-type="string" calcext:value-type="string">
            <text:p>Gramajo, Marcelo Ernesto</text:p>
          </table:table-cell>
          <table:table-cell table:style-name="ce48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7" office:value-type="string" calcext:value-type="string">
            <text:p>Gramajo, Marcelo Ernesto</text:p>
          </table:table-cell>
          <table:table-cell table:style-name="ce49" office:value-type="float" office:value="16949193" calcext:value-type="float">
            <text:p>16.949.193</text:p>
          </table:table-cell>
        </table:table-row>
        <table:table-row table:style-name="ro2" table:visibility="filter">
          <table:table-cell table:style-name="ce14" office:value-type="string" calcext:value-type="string">
            <text:p>Di stefano, Victorio</text:p>
          </table:table-cell>
          <table:table-cell table:style-name="ce54" office:value-type="float" office:value="14227417" calcext:value-type="float">
            <text:p>14.227.417</text:p>
          </table:table-cell>
        </table:table-row>
        <table:table-row table:style-name="ro2" table:visibility="filter">
          <table:table-cell table:style-name="ce14" office:value-type="string" calcext:value-type="string">
            <text:p>Rodriguez Esquivel, Walter Oscar</text:p>
          </table:table-cell>
          <table:table-cell table:style-name="ce54" office:value-type="float" office:value="14559783" calcext:value-type="float">
            <text:p>14.559.783</text:p>
          </table:table-cell>
        </table:table-row>
        <table:table-row table:style-name="ro1" table:visibility="filter">
          <table:table-cell table:style-name="ce13" office:value-type="string" calcext:value-type="string">
            <text:p>Martinez, Fernando Emilio</text:p>
          </table:table-cell>
          <table:table-cell table:style-name="ce54" office:value-type="float" office:value="18410221" calcext:value-type="float">
            <text:p>18.410.221</text:p>
          </table:table-cell>
        </table:table-row>
        <table:table-row table:style-name="ro1" table:visibility="filter">
          <table:table-cell table:style-name="ce13" office:value-type="string" calcext:value-type="string">
            <text:p>Brenta, Noemí Liliana</text:p>
          </table:table-cell>
          <table:table-cell table:style-name="ce54" office:value-type="float" office:value="13386180" calcext:value-type="float">
            <text:p>13.386.180</text:p>
          </table:table-cell>
        </table:table-row>
        <table:table-row table:style-name="ro2" table:visibility="filter">
          <table:table-cell table:style-name="ce14" office:value-type="string" calcext:value-type="string">
            <text:p>Gagniere, Gustavo Mariano</text:p>
          </table:table-cell>
          <table:table-cell table:style-name="ce54" office:value-type="float" office:value="14026099" calcext:value-type="float">
            <text:p>14.026.099</text:p>
          </table:table-cell>
        </table:table-row>
        <table:table-row table:style-name="ro1" table:visibility="filter">
          <table:table-cell table:style-name="ce13" office:value-type="string" calcext:value-type="string">
            <text:p>Fayó, Alicia Noemí</text:p>
          </table:table-cell>
          <table:table-cell table:style-name="ce54" office:value-type="float" office:value="6380100" calcext:value-type="float">
            <text:p>6.380.100</text:p>
          </table:table-cell>
        </table:table-row>
        <table:table-row table:style-name="ro1" table:visibility="filter">
          <table:table-cell table:style-name="ce13" office:value-type="string" calcext:value-type="string">
            <text:p>Orza, Marcela Elisabeth</text:p>
          </table:table-cell>
          <table:table-cell table:style-name="ce54" office:value-type="float" office:value="18648774" calcext:value-type="float">
            <text:p>18.648.774</text:p>
          </table:table-cell>
        </table:table-row>
        <table:table-row table:style-name="ro1" table:visibility="filter">
          <table:table-cell table:style-name="ce13" office:value-type="string" calcext:value-type="string">
            <text:p>Rodriguez Esquivel, Elisabet</text:p>
          </table:table-cell>
          <table:table-cell table:style-name="ce54" office:value-type="float" office:value="16873399" calcext:value-type="float">
            <text:p>16.873.399</text:p>
          </table:table-cell>
        </table:table-row>
        <table:table-row table:style-name="ro1" table:visibility="filter">
          <table:table-cell table:style-name="ce13" office:value-type="string" calcext:value-type="string">
            <text:p>Brenta, Noemí Liliana</text:p>
          </table:table-cell>
          <table:table-cell table:style-name="ce54" office:value-type="float" office:value="13386180" calcext:value-type="float">
            <text:p>13.386.180</text:p>
          </table:table-cell>
        </table:table-row>
        <table:table-row table:style-name="ro1" table:visibility="filter">
          <table:table-cell table:style-name="ce13" office:value-type="string" calcext:value-type="string">
            <text:p>Martinez, Fernando Emilio</text:p>
          </table:table-cell>
          <table:table-cell table:style-name="ce54" office:value-type="float" office:value="18410221" calcext:value-type="float">
            <text:p>18.410.221</text:p>
          </table:table-cell>
        </table:table-row>
        <table:table-row table:style-name="ro2" table:visibility="filter">
          <table:table-cell table:style-name="ce25" office:value-type="string" calcext:value-type="string">
            <text:p>Scarampi, Leonardo</text:p>
          </table:table-cell>
          <table:table-cell table:style-name="ce5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6" office:value-type="string" calcext:value-type="string">
            <text:p>Scarampi, Leonardo</text:p>
          </table:table-cell>
          <table:table-cell table:style-name="ce48" office:value-type="float" office:value="33119435" calcext:value-type="float">
            <text:p>33.119.435</text:p>
          </table:table-cell>
        </table:table-row>
        <table:table-row table:style-name="ro2" table:visibility="filter">
          <table:table-cell table:style-name="ce7" office:value-type="string" calcext:value-type="string">
            <text:p>Scarampi, Leonardo</text:p>
          </table:table-cell>
          <table:table-cell table:style-name="ce49" office:value-type="float" office:value="33119435" calcext:value-type="float">
            <text:p>33.119.435</text:p>
          </table:table-cell>
        </table:table-row>
        <table:table-row table:style-name="ro1" table:visibility="filter">
          <table:table-cell table:style-name="ce13" office:value-type="string" calcext:value-type="string">
            <text:p>Aversente, Omar Luis</text:p>
          </table:table-cell>
          <table:table-cell table:style-name="ce54" office:value-type="string" calcext:value-type="string">
            <text:p>M4.557.784</text:p>
          </table:table-cell>
        </table:table-row>
        <table:table-row table:style-name="ro1" table:visibility="filter">
          <table:table-cell table:style-name="ce13" office:value-type="string" calcext:value-type="string">
            <text:p>Fattore, Enzo</text:p>
          </table:table-cell>
          <table:table-cell table:style-name="ce54" office:value-type="float" office:value="93502454" calcext:value-type="float">
            <text:p>93.502.454</text:p>
          </table:table-cell>
        </table:table-row>
        <table:table-row table:style-name="ro1">
          <table:table-cell table:style-name="ce26" office:value-type="string" calcext:value-type="string">
            <text:p>Pellegrini, Martín Leandro</text:p>
          </table:table-cell>
          <table:table-cell table:style-name="ce58" office:value-type="float" office:value="27777846" calcext:value-type="float">
            <text:p>27.777.846</text:p>
          </table:table-cell>
        </table:table-row>
        <table:table-row table:style-name="ro1" table:visibility="filter">
          <table:table-cell table:style-name="ce2" office:value-type="string" calcext:value-type="string">
            <text:p>Pellegrini, Martín Leandro</text:p>
          </table:table-cell>
          <table:table-cell table:style-name="ce48" office:value-type="float" office:value="27777846" calcext:value-type="float">
            <text:p>27.777.846</text:p>
          </table:table-cell>
        </table:table-row>
        <table:table-row table:style-name="ro1" table:visibility="filter">
          <table:table-cell table:style-name="ce2" office:value-type="string" calcext:value-type="string">
            <text:p>Pellegrini, Martín Leandro</text:p>
          </table:table-cell>
          <table:table-cell table:style-name="ce48" office:value-type="float" office:value="27777846" calcext:value-type="float">
            <text:p>27.777.846</text:p>
          </table:table-cell>
        </table:table-row>
        <table:table-row table:style-name="ro1" table:visibility="filter">
          <table:table-cell table:style-name="ce2" office:value-type="string" calcext:value-type="string">
            <text:p>Pellegrini, Martín Leandro</text:p>
          </table:table-cell>
          <table:table-cell table:style-name="ce48" office:value-type="float" office:value="27777846" calcext:value-type="float">
            <text:p>27.777.846</text:p>
          </table:table-cell>
        </table:table-row>
        <table:table-row table:style-name="ro1" table:visibility="filter">
          <table:table-cell table:style-name="ce2" office:value-type="string" calcext:value-type="string">
            <text:p>Pellegrini, Martín Leandro</text:p>
          </table:table-cell>
          <table:table-cell table:style-name="ce48" office:value-type="float" office:value="27777846" calcext:value-type="float">
            <text:p>27.777.846</text:p>
          </table:table-cell>
        </table:table-row>
        <table:table-row table:style-name="ro1" table:visibility="filter">
          <table:table-cell table:style-name="ce3" office:value-type="string" calcext:value-type="string">
            <text:p>Pellegrini, Martín Leandro</text:p>
          </table:table-cell>
          <table:table-cell table:style-name="ce49" office:value-type="float" office:value="27777846" calcext:value-type="float">
            <text:p>27.777.846</text:p>
          </table:table-cell>
        </table:table-row>
        <table:table-row table:style-name="ro1">
          <table:table-cell table:style-name="ce26" office:value-type="string" calcext:value-type="string">
            <text:p>Ferrero, Gabriela Liliana</text:p>
          </table:table-cell>
          <table:table-cell table:style-name="ce58" office:value-type="float" office:value="27704795" calcext:value-type="float">
            <text:p>27.704.795</text:p>
          </table:table-cell>
        </table:table-row>
        <table:table-row table:style-name="ro1" table:visibility="filter">
          <table:table-cell table:style-name="ce2" office:value-type="string" calcext:value-type="string">
            <text:p>Ferrero, Gabriela Liliana</text:p>
          </table:table-cell>
          <table:table-cell table:style-name="ce48" office:value-type="float" office:value="27704795" calcext:value-type="float">
            <text:p>27.704.795</text:p>
          </table:table-cell>
        </table:table-row>
        <table:table-row table:style-name="ro1" table:visibility="filter">
          <table:table-cell table:style-name="ce2" office:value-type="string" calcext:value-type="string">
            <text:p>Ferrero, Gabriela Liliana</text:p>
          </table:table-cell>
          <table:table-cell table:style-name="ce48" office:value-type="float" office:value="27704795" calcext:value-type="float">
            <text:p>27.704.795</text:p>
          </table:table-cell>
        </table:table-row>
        <table:table-row table:style-name="ro1" table:visibility="filter">
          <table:table-cell table:style-name="ce2" office:value-type="string" calcext:value-type="string">
            <text:p>Ferrero, Gabriela Liliana</text:p>
          </table:table-cell>
          <table:table-cell table:style-name="ce48" office:value-type="float" office:value="27704795" calcext:value-type="float">
            <text:p>27.704.795</text:p>
          </table:table-cell>
        </table:table-row>
        <table:table-row table:style-name="ro1" table:visibility="filter">
          <table:table-cell table:style-name="ce2" office:value-type="string" calcext:value-type="string">
            <text:p>Ferrero, Gabriela Liliana</text:p>
          </table:table-cell>
          <table:table-cell table:style-name="ce48" office:value-type="float" office:value="27704795" calcext:value-type="float">
            <text:p>27.704.795</text:p>
          </table:table-cell>
        </table:table-row>
        <table:table-row table:style-name="ro1" table:visibility="filter">
          <table:table-cell table:style-name="ce3" office:value-type="string" calcext:value-type="string">
            <text:p>Ferrero, Gabriela Liliana</text:p>
          </table:table-cell>
          <table:table-cell table:style-name="ce49" office:value-type="float" office:value="27704795" calcext:value-type="float">
            <text:p>27.704.795</text:p>
          </table:table-cell>
        </table:table-row>
        <table:table-row table:style-name="ro1" table:visibility="filter">
          <table:table-cell table:style-name="ce26" office:value-type="string" calcext:value-type="string">
            <text:p>Nunes Borges, Juan Manuel</text:p>
          </table:table-cell>
          <table:table-cell table:style-name="ce58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2" office:value-type="string" calcext:value-type="string">
            <text:p>Nunes Borges, Juan Manuel</text:p>
          </table:table-cell>
          <table:table-cell table:style-name="ce48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2" office:value-type="string" calcext:value-type="string">
            <text:p>Nunes Borges, Juan Manuel</text:p>
          </table:table-cell>
          <table:table-cell table:style-name="ce48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2" office:value-type="string" calcext:value-type="string">
            <text:p>Nunes Borges, Juan Manuel</text:p>
          </table:table-cell>
          <table:table-cell table:style-name="ce48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2" office:value-type="string" calcext:value-type="string">
            <text:p>Nunes Borges, Juan Manuel</text:p>
          </table:table-cell>
          <table:table-cell table:style-name="ce48" office:value-type="float" office:value="34338391" calcext:value-type="float">
            <text:p>34.338.391</text:p>
          </table:table-cell>
        </table:table-row>
        <table:table-row table:style-name="ro1" table:visibility="filter">
          <table:table-cell table:style-name="ce3" office:value-type="string" calcext:value-type="string">
            <text:p>Nunes Borges, Juan Manuel</text:p>
          </table:table-cell>
          <table:table-cell table:style-name="ce49" office:value-type="float" office:value="34338391" calcext:value-type="float">
            <text:p>34.338.391</text:p>
          </table:table-cell>
        </table:table-row>
        <table:table-row table:style-name="ro1">
          <table:table-cell table:style-name="ce26" office:value-type="string" calcext:value-type="string">
            <text:p>Arrayago, Fernando Javier</text:p>
          </table:table-cell>
          <table:table-cell table:style-name="ce58" office:value-type="float" office:value="21071800" calcext:value-type="float">
            <text:p>21.071.800</text:p>
          </table:table-cell>
        </table:table-row>
        <table:table-row table:style-name="ro1" table:visibility="filter">
          <table:table-cell table:style-name="ce2" office:value-type="string" calcext:value-type="string">
            <text:p>Arrayago, Fernando Javier</text:p>
          </table:table-cell>
          <table:table-cell table:style-name="ce48" office:value-type="float" office:value="21071800" calcext:value-type="float">
            <text:p>21.071.800</text:p>
          </table:table-cell>
        </table:table-row>
        <table:table-row table:style-name="ro1" table:visibility="filter">
          <table:table-cell table:style-name="ce2" office:value-type="string" calcext:value-type="string">
            <text:p>Arrayago, Fernando Javier</text:p>
          </table:table-cell>
          <table:table-cell table:style-name="ce48" office:value-type="float" office:value="21071800" calcext:value-type="float">
            <text:p>21.071.800</text:p>
          </table:table-cell>
        </table:table-row>
        <table:table-row table:style-name="ro1" table:visibility="filter">
          <table:table-cell table:style-name="ce2" office:value-type="string" calcext:value-type="string">
            <text:p>Arrayago, Fernando Javier</text:p>
          </table:table-cell>
          <table:table-cell table:style-name="ce48" office:value-type="float" office:value="21071800" calcext:value-type="float">
            <text:p>21.071.800</text:p>
          </table:table-cell>
        </table:table-row>
        <table:table-row table:style-name="ro1" table:visibility="filter">
          <table:table-cell table:style-name="ce2" office:value-type="string" calcext:value-type="string">
            <text:p>Arrayago, Fernando Javier</text:p>
          </table:table-cell>
          <table:table-cell table:style-name="ce48" office:value-type="float" office:value="21071800" calcext:value-type="float">
            <text:p>21.071.800</text:p>
          </table:table-cell>
        </table:table-row>
        <table:table-row table:style-name="ro1" table:visibility="filter">
          <table:table-cell table:style-name="ce3" office:value-type="string" calcext:value-type="string">
            <text:p>Arrayago, Fernando Javier</text:p>
          </table:table-cell>
          <table:table-cell table:style-name="ce49" office:value-type="float" office:value="21071800" calcext:value-type="float">
            <text:p>21.071.800</text:p>
          </table:table-cell>
        </table:table-row>
        <table:table-row table:style-name="ro1">
          <table:table-cell table:style-name="ce26" office:value-type="string" calcext:value-type="string">
            <text:p>Ozuna, Oscar Gabriel</text:p>
          </table:table-cell>
          <table:table-cell table:style-name="ce58" office:value-type="float" office:value="18110930" calcext:value-type="float">
            <text:p>18.110.930</text:p>
          </table:table-cell>
        </table:table-row>
        <table:table-row table:style-name="ro1" table:visibility="filter">
          <table:table-cell table:style-name="ce2" office:value-type="string" calcext:value-type="string">
            <text:p>Ozuna, Oscar Gabriel</text:p>
          </table:table-cell>
          <table:table-cell table:style-name="ce48" office:value-type="float" office:value="18110930" calcext:value-type="float">
            <text:p>18.110.930</text:p>
          </table:table-cell>
        </table:table-row>
        <table:table-row table:style-name="ro1" table:visibility="filter">
          <table:table-cell table:style-name="ce2" office:value-type="string" calcext:value-type="string">
            <text:p>Ozuna, Oscar Gabriel</text:p>
          </table:table-cell>
          <table:table-cell table:style-name="ce48" office:value-type="float" office:value="18110930" calcext:value-type="float">
            <text:p>18.110.930</text:p>
          </table:table-cell>
        </table:table-row>
        <table:table-row table:style-name="ro1" table:visibility="filter">
          <table:table-cell table:style-name="ce2" office:value-type="string" calcext:value-type="string">
            <text:p>Ozuna, Oscar Gabriel</text:p>
          </table:table-cell>
          <table:table-cell table:style-name="ce48" office:value-type="float" office:value="18110930" calcext:value-type="float">
            <text:p>18.110.930</text:p>
          </table:table-cell>
        </table:table-row>
        <table:table-row table:style-name="ro1" table:visibility="filter">
          <table:table-cell table:style-name="ce2" office:value-type="string" calcext:value-type="string">
            <text:p>Ozuna, Oscar Gabriel</text:p>
          </table:table-cell>
          <table:table-cell table:style-name="ce48" office:value-type="float" office:value="18110930" calcext:value-type="float">
            <text:p>18.110.930</text:p>
          </table:table-cell>
        </table:table-row>
        <table:table-row table:style-name="ro1" table:visibility="filter">
          <table:table-cell table:style-name="ce10" office:value-type="string" calcext:value-type="string">
            <text:p>Ozuna, Oscar Gabriel</text:p>
          </table:table-cell>
          <table:table-cell table:style-name="ce52" office:value-type="float" office:value="18110930" calcext:value-type="float">
            <text:p>18.110.930</text:p>
          </table:table-cell>
        </table:table-row>
        <table:table-row table:style-name="ro1">
          <table:table-cell table:style-name="ce26" office:value-type="string" calcext:value-type="string">
            <text:p>Franceschini, Mario Pablo</text:p>
          </table:table-cell>
          <table:table-cell table:style-name="ce58" office:value-type="float" office:value="25363365" calcext:value-type="float">
            <text:p>25.363.365</text:p>
          </table:table-cell>
        </table:table-row>
        <table:table-row table:style-name="ro1" table:visibility="filter">
          <table:table-cell table:style-name="ce2" office:value-type="string" calcext:value-type="string">
            <text:p>Franceschini, Mario Pablo</text:p>
          </table:table-cell>
          <table:table-cell table:style-name="ce48" office:value-type="float" office:value="25363365" calcext:value-type="float">
            <text:p>25.363.365</text:p>
          </table:table-cell>
        </table:table-row>
        <table:table-row table:style-name="ro1" table:visibility="filter">
          <table:table-cell table:style-name="ce2" office:value-type="string" calcext:value-type="string">
            <text:p>Franceschini, Mario Pablo</text:p>
          </table:table-cell>
          <table:table-cell table:style-name="ce48" office:value-type="float" office:value="25363365" calcext:value-type="float">
            <text:p>25.363.365</text:p>
          </table:table-cell>
        </table:table-row>
        <table:table-row table:style-name="ro1" table:visibility="filter">
          <table:table-cell table:style-name="ce2" office:value-type="string" calcext:value-type="string">
            <text:p>Franceschini, Mario Pablo</text:p>
          </table:table-cell>
          <table:table-cell table:style-name="ce48" office:value-type="float" office:value="25363365" calcext:value-type="float">
            <text:p>25.363.365</text:p>
          </table:table-cell>
        </table:table-row>
        <table:table-row table:style-name="ro1" table:visibility="filter">
          <table:table-cell table:style-name="ce2" office:value-type="string" calcext:value-type="string">
            <text:p>Franceschini, Mario Pablo</text:p>
          </table:table-cell>
          <table:table-cell table:style-name="ce48" office:value-type="float" office:value="25363365" calcext:value-type="float">
            <text:p>25.363.365</text:p>
          </table:table-cell>
        </table:table-row>
        <table:table-row table:style-name="ro1" table:visibility="filter">
          <table:table-cell table:style-name="ce3" office:value-type="string" calcext:value-type="string">
            <text:p>Franceschini, Mario Pablo</text:p>
          </table:table-cell>
          <table:table-cell table:style-name="ce49" office:value-type="float" office:value="25363365" calcext:value-type="float">
            <text:p>25.363.365</text:p>
          </table:table-cell>
        </table:table-row>
        <table:table-row table:style-name="ro2" table:visibility="filter">
          <table:table-cell table:style-name="ce20" office:value-type="string" calcext:value-type="string">
            <text:p>Rodriguez, Ludmila Soledad</text:p>
          </table:table-cell>
          <table:table-cell table:style-name="ce61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7" office:value-type="string" calcext:value-type="string">
            <text:p>Rodriguez, Ludmila Soledad</text:p>
          </table:table-cell>
          <table:table-cell table:style-name="ce56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18" office:value-type="string" calcext:value-type="string">
            <text:p>Rodriguez, Ludmila Soledad</text:p>
          </table:table-cell>
          <table:table-cell table:style-name="ce57" office:value-type="float" office:value="33116911" calcext:value-type="float">
            <text:p>33.116.911</text:p>
          </table:table-cell>
        </table:table-row>
        <table:table-row table:style-name="ro2" table:visibility="filter">
          <table:table-cell table:style-name="ce20" office:value-type="string" calcext:value-type="string">
            <text:p>Castro, Carlos Andres</text:p>
          </table:table-cell>
          <table:table-cell table:style-name="ce5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7" office:value-type="string" calcext:value-type="string">
            <text:p>Castro, Carlos Andres</text:p>
          </table:table-cell>
          <table:table-cell table:style-name="ce48" office:value-type="float" office:value="35588965" calcext:value-type="float">
            <text:p>35.588.965</text:p>
          </table:table-cell>
        </table:table-row>
        <table:table-row table:style-name="ro2" table:visibility="filter">
          <table:table-cell table:style-name="ce18" office:value-type="string" calcext:value-type="string">
            <text:p>Castro, Carlos Andres</text:p>
          </table:table-cell>
          <table:table-cell table:style-name="ce49" office:value-type="float" office:value="35588965" calcext:value-type="float">
            <text:p>35.588.965</text:p>
          </table:table-cell>
        </table:table-row>
        <table:table-row table:style-name="ro1" table:visibility="filter">
          <table:table-cell table:style-name="ce13" office:value-type="string" calcext:value-type="string">
            <text:p>Espinosa, María Alejandra</text:p>
          </table:table-cell>
          <table:table-cell table:style-name="ce54" office:value-type="float" office:value="18624963" calcext:value-type="float">
            <text:p>18.624.963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2" table:visibility="filter">
          <table:table-cell table:style-name="ce14" office:value-type="string" calcext:value-type="string">
            <text:p>Fernandez, Roberto Eduardo</text:p>
          </table:table-cell>
          <table:table-cell table:style-name="ce54" office:value-type="float" office:value="14429718" calcext:value-type="float">
            <text:p>14.429.718</text:p>
          </table:table-cell>
        </table:table-row>
        <table:table-row table:style-name="ro1" table:visibility="filter">
          <table:table-cell table:style-name="ce13" office:value-type="string" calcext:value-type="string">
            <text:p>Lopez, Miguel Antonio</text:p>
          </table:table-cell>
          <table:table-cell table:style-name="ce54" office:value-type="float" office:value="13222658" calcext:value-type="float">
            <text:p>13.222.658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1" table:visibility="filter">
          <table:table-cell table:style-name="ce13" office:value-type="string" calcext:value-type="string">
            <text:p>Marmol, Juan Ezequiel</text:p>
          </table:table-cell>
          <table:table-cell table:style-name="ce54" office:value-type="float" office:value="4754187" calcext:value-type="float">
            <text:p>4.754.187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13" office:value-type="string" calcext:value-type="string">
            <text:p>Reinecke, Adriana Rosa</text:p>
          </table:table-cell>
          <table:table-cell table:style-name="ce54" office:value-type="float" office:value="10603424" calcext:value-type="float">
            <text:p>10.603.424</text:p>
          </table:table-cell>
        </table:table-row>
        <table:table-row table:style-name="ro2" table:visibility="filter">
          <table:table-cell table:style-name="ce14" office:value-type="string" calcext:value-type="string">
            <text:p>Passaniti, Jose Jesus</text:p>
          </table:table-cell>
          <table:table-cell table:style-name="ce54" office:value-type="float" office:value="21851057" calcext:value-type="float">
            <text:p>21.851.057</text:p>
          </table:table-cell>
        </table:table-row>
        <table:table-row table:style-name="ro1" table:visibility="filter">
          <table:table-cell table:style-name="ce13" office:value-type="string" calcext:value-type="string">
            <text:p>Taladriz, Sergio</text:p>
          </table:table-cell>
          <table:table-cell table:style-name="ce54" office:value-type="float" office:value="21730599" calcext:value-type="float">
            <text:p>21.730.599</text:p>
          </table:table-cell>
        </table:table-row>
        <table:table-row table:style-name="ro2" table:visibility="filter">
          <table:table-cell table:style-name="ce25" office:value-type="string" calcext:value-type="string">
            <text:p>Lio, Claudio Sebastián</text:p>
          </table:table-cell>
          <table:table-cell table:style-name="ce5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6" office:value-type="string" calcext:value-type="string">
            <text:p>Lio, Claudio Sebastián</text:p>
          </table:table-cell>
          <table:table-cell table:style-name="ce48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7" office:value-type="string" calcext:value-type="string">
            <text:p>Lio, Claudio Sebastián</text:p>
          </table:table-cell>
          <table:table-cell table:style-name="ce49" office:value-type="float" office:value="30559553" calcext:value-type="float">
            <text:p>30.559.553</text:p>
          </table:table-cell>
        </table:table-row>
        <table:table-row table:style-name="ro2" table:visibility="filter">
          <table:table-cell table:style-name="ce25" office:value-type="string" calcext:value-type="string">
            <text:p>Bertello, Mariana Verónica</text:p>
          </table:table-cell>
          <table:table-cell table:style-name="ce5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6" office:value-type="string" calcext:value-type="string">
            <text:p>Bertello, Mariana Verónica</text:p>
          </table:table-cell>
          <table:table-cell table:style-name="ce48" office:value-type="float" office:value="32557769" calcext:value-type="float">
            <text:p>32.557.769</text:p>
          </table:table-cell>
        </table:table-row>
        <table:table-row table:style-name="ro2" table:visibility="filter">
          <table:table-cell table:style-name="ce7" office:value-type="string" calcext:value-type="string">
            <text:p>Bertello, Mariana Verónica</text:p>
          </table:table-cell>
          <table:table-cell table:style-name="ce49" office:value-type="float" office:value="32557769" calcext:value-type="float">
            <text:p>32.557.769</text:p>
          </table:table-cell>
        </table:table-row>
        <table:table-row table:style-name="ro1">
          <table:table-cell table:style-name="ce45" office:value-type="string" calcext:value-type="string">
            <text:p>Tolosa, Anibal Guillermo</text:p>
          </table:table-cell>
          <table:table-cell table:style-name="ce71" office:value-type="float" office:value="24628956" calcext:value-type="float">
            <text:p>24.628.956</text:p>
          </table:table-cell>
        </table:table-row>
        <table:table-row table:style-name="ro1" table:visibility="filter">
          <table:table-cell table:style-name="ce45" office:value-type="string" calcext:value-type="string">
            <text:p>Tolosa, Anibal Guillermo</text:p>
          </table:table-cell>
          <table:table-cell table:style-name="ce71" office:value-type="float" office:value="24628956" calcext:value-type="float">
            <text:p>24.628.956</text:p>
          </table:table-cell>
        </table:table-row>
        <table:table-row table:style-name="ro1" table:visibility="filter">
          <table:table-cell table:style-name="ce45" office:value-type="string" calcext:value-type="string">
            <text:p>Tolosa, Anibal Guillermo</text:p>
          </table:table-cell>
          <table:table-cell table:style-name="ce71" office:value-type="float" office:value="24628956" calcext:value-type="float">
            <text:p>24.628.956</text:p>
          </table:table-cell>
        </table:table-row>
        <table:table-row table:style-name="ro1" table:visibility="filter">
          <table:table-cell table:style-name="ce13" office:value-type="string" calcext:value-type="string">
            <text:p>Rodriguez Esquivel, Elisabet</text:p>
          </table:table-cell>
          <table:table-cell table:style-name="ce54" office:value-type="float" office:value="16873399" calcext:value-type="float">
            <text:p>16.873.399</text:p>
          </table:table-cell>
        </table:table-row>
        <table:table-row table:style-name="ro1">
          <table:table-cell table:style-name="ce13" office:value-type="string" calcext:value-type="string">
            <text:p>Bombelli, Juan Ignacio</text:p>
          </table:table-cell>
          <table:table-cell table:style-name="ce54" office:value-type="float" office:value="32313204" calcext:value-type="float">
            <text:p>32.313.204</text:p>
          </table:table-cell>
        </table:table-row>
        <table:table-row table:style-name="ro1">
          <table:table-cell table:style-name="ce45"/>
          <table:table-cell table:style-name="ce71"/>
        </table:table-row>
        <table:table-row table:style-name="ro2">
          <table:table-cell table:style-name="ce46"/>
          <table:table-cell table:style-name="ce71"/>
        </table:table-row>
        <table:table-row table:style-name="ro1" table:number-rows-repeated="3">
          <table:table-cell table:style-name="ce45"/>
          <table:table-cell table:style-name="ce71"/>
        </table:table-row>
        <table:table-row table:style-name="ro2">
          <table:table-cell table:style-name="ce47"/>
          <table:table-cell table:style-name="ce71"/>
        </table:table-row>
        <table:table-row table:style-name="ro2" table:number-rows-repeated="104632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72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NTRATADO</text:p>
          </table:table-cell>
          <table:table-cell table:style-name="ce1" office:value-type="string" calcext:value-type="string">
            <text:p>DNI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Pereira</text:p>
          </table:table-cell>
          <table:table-cell table:style-name="ce48" office:value-type="string" calcext:value-type="string">
            <text:p><text:s/>Gabriela</text:p>
          </table:table-cell>
          <table:table-cell/>
          <table:table-cell table:formula="of:=COM.MICROSOFT.CONCAT(&quot;INSERT INTO public.personas(nombre, apellido, numero_documento)&quot;)" office:value-type="string" office:string-value="INSERT INTO public.personas(nombre, apellido, numero_documento)" calcext:value-type="string">
            <text:p>INSERT INTO public.personas(nombre, apellido, numero_documento)</text:p>
          </table:table-cell>
        </table:table-row>
        <table:table-row table:style-name="ro1">
          <table:table-cell table:style-name="ce2" office:value-type="string" calcext:value-type="string">
            <text:p>Simon</text:p>
          </table:table-cell>
          <table:table-cell table:style-name="ce48" office:value-type="string" calcext:value-type="string">
            <text:p><text:s/>Angel Rubé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rube</text:p>
          </table:table-cell>
          <table:table-cell table:style-name="ce50" office:value-type="string" calcext:value-type="string">
            <text:p><text:s/>Matía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errera</text:p>
          </table:table-cell>
          <table:table-cell table:style-name="ce50" office:value-type="string" calcext:value-type="string">
            <text:p><text:s/>Tamara Gisel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ertello</text:p>
          </table:table-cell>
          <table:table-cell table:style-name="ce50" office:value-type="string" calcext:value-type="string">
            <text:p><text:s/>Mariana Verónic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Faure</text:p>
          </table:table-cell>
          <table:table-cell table:style-name="ce50" office:value-type="string" calcext:value-type="string">
            <text:p><text:s/>Abel Oscar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carampi</text:p>
          </table:table-cell>
          <table:table-cell table:style-name="ce50" office:value-type="string" calcext:value-type="string">
            <text:p><text:s/>Leonardo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Lio</text:p>
          </table:table-cell>
          <table:table-cell table:style-name="ce50" office:value-type="string" calcext:value-type="string">
            <text:p><text:s/>Claudio Sebastiá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inecke</text:p>
          </table:table-cell>
          <table:table-cell table:style-name="ce50" office:value-type="string" calcext:value-type="string">
            <text:p><text:s/>Adriana Ros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spinosa</text:p>
          </table:table-cell>
          <table:table-cell table:style-name="ce48" office:value-type="string" calcext:value-type="string">
            <text:p><text:s/>María Alejandra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asanovas</text:p>
          </table:table-cell>
          <table:table-cell table:style-name="ce48" office:value-type="string" calcext:value-type="string">
            <text:p><text:s/>Iné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upont</text:p>
          </table:table-cell>
          <table:table-cell table:style-name="ce50" office:value-type="string" calcext:value-type="string">
            <text:p><text:s/>Mariana Teresit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Engemann</text:p>
          </table:table-cell>
          <table:table-cell table:style-name="ce50" office:value-type="string" calcext:value-type="string">
            <text:p><text:s/>Marcela Elvir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pini</text:p>
          </table:table-cell>
          <table:table-cell table:style-name="ce50" office:value-type="string" calcext:value-type="string">
            <text:p><text:s/>Natalia Gabriel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rizzi</text:p>
          </table:table-cell>
          <table:table-cell table:style-name="ce50" office:value-type="string" calcext:value-type="string">
            <text:p><text:s/>María Teres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atale</text:p>
          </table:table-cell>
          <table:table-cell table:style-name="ce50" office:value-type="string" calcext:value-type="string">
            <text:p><text:s/>Damián Marcel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ar Fernandez</text:p>
          </table:table-cell>
          <table:table-cell table:style-name="ce50" office:value-type="string" calcext:value-type="string">
            <text:p><text:s/>Maxilimiliano Osca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sa</text:p>
          </table:table-cell>
          <table:table-cell table:style-name="ce50" office:value-type="string" calcext:value-type="string">
            <text:p><text:s/>Daiana Anabel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rguindegui</text:p>
          </table:table-cell>
          <table:table-cell table:style-name="ce50" office:value-type="string" calcext:value-type="string">
            <text:p><text:s/>Gabriela Alejandr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esare</text:p>
          </table:table-cell>
          <table:table-cell table:style-name="ce48" office:value-type="string" calcext:value-type="string">
            <text:p><text:s/>María Marcel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merci</text:p>
          </table:table-cell>
          <table:table-cell table:style-name="ce50" office:value-type="string" calcext:value-type="string">
            <text:p><text:s/>Andrea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Herrera</text:p>
          </table:table-cell>
          <table:table-cell table:style-name="ce53" office:value-type="string" calcext:value-type="string">
            <text:p><text:s/>Ariel Herná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astag</text:p>
          </table:table-cell>
          <table:table-cell table:style-name="ce50" office:value-type="string" calcext:value-type="string">
            <text:p><text:s/>Javier Miguel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iranda</text:p>
          </table:table-cell>
          <table:table-cell table:style-name="ce50" office:value-type="string" calcext:value-type="string">
            <text:p><text:s/>Agustín Alejandro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Puddington</text:p>
          </table:table-cell>
          <table:table-cell table:style-name="ce50" office:value-type="string" calcext:value-type="string">
            <text:p><text:s/>Maria Florenc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Pampin</text:p>
          </table:table-cell>
          <table:table-cell table:style-name="ce50" office:value-type="string" calcext:value-type="string">
            <text:p><text:s/>Claudia Susana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Pereyra</text:p>
          </table:table-cell>
          <table:table-cell table:style-name="ce51" office:value-type="string" calcext:value-type="string">
            <text:p><text:s/>Fernando Adrian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Mercader</text:p>
          </table:table-cell>
          <table:table-cell table:style-name="ce51" office:value-type="string" calcext:value-type="string">
            <text:p><text:s/>Emilio Pedro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Fiorotto</text:p>
          </table:table-cell>
          <table:table-cell table:style-name="ce51" office:value-type="string" calcext:value-type="string">
            <text:p><text:s/>Maria Cecilia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batini</text:p>
          </table:table-cell>
          <table:table-cell table:style-name="ce54" office:value-type="string" calcext:value-type="string">
            <text:p><text:s/>Roberto Enriqu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Neffke</text:p>
          </table:table-cell>
          <table:table-cell table:style-name="ce50" office:value-type="string" calcext:value-type="string">
            <text:p><text:s/>Mónica Beatriz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hillo</text:p>
          </table:table-cell>
          <table:table-cell table:style-name="ce48" office:value-type="string" calcext:value-type="string">
            <text:p><text:s/>Daniel Carlos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Arena</text:p>
          </table:table-cell>
          <table:table-cell table:style-name="ce49" office:value-type="string" calcext:value-type="string">
            <text:p><text:s/>Gustavo Danie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luchi</text:p>
          </table:table-cell>
          <table:table-cell table:style-name="ce50" office:value-type="string" calcext:value-type="string">
            <text:p><text:s/>Jose Osma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uarez</text:p>
          </table:table-cell>
          <table:table-cell table:style-name="ce50" office:value-type="string" calcext:value-type="string">
            <text:p><text:s/>Roberto Benedict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mol</text:p>
          </table:table-cell>
          <table:table-cell table:style-name="ce48" office:value-type="string" calcext:value-type="string">
            <text:p><text:s/>Juan Ezequie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ias</text:p>
          </table:table-cell>
          <table:table-cell table:style-name="ce48" office:value-type="string" calcext:value-type="string">
            <text:p><text:s/>Gabriel Fernand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pez</text:p>
          </table:table-cell>
          <table:table-cell table:style-name="ce48" office:value-type="string" calcext:value-type="string">
            <text:p><text:s/>Miguel Antoni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cacchi Bernasconi</text:p>
          </table:table-cell>
          <table:table-cell table:style-name="ce50" office:value-type="string" calcext:value-type="string">
            <text:p><text:s/>Juan Martí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risaleña</text:p>
          </table:table-cell>
          <table:table-cell table:style-name="ce50" office:value-type="string" calcext:value-type="string">
            <text:p><text:s/>Javier Florenci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idao</text:p>
          </table:table-cell>
          <table:table-cell table:style-name="ce50" office:value-type="string" calcext:value-type="string">
            <text:p><text:s/>Hugo Cayet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sacotte</text:p>
          </table:table-cell>
          <table:table-cell table:style-name="ce48" office:value-type="string" calcext:value-type="string">
            <text:p><text:s/>Mario Albert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zuna</text:p>
          </table:table-cell>
          <table:table-cell table:style-name="ce48" office:value-type="string" calcext:value-type="string">
            <text:p><text:s/>Mónica Alejandr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driguez </text:p>
          </table:table-cell>
          <table:table-cell table:style-name="ce48" office:value-type="string" calcext:value-type="string">
            <text:p><text:s/>Jose Ram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ity</text:p>
          </table:table-cell>
          <table:table-cell table:style-name="ce48" office:value-type="string" calcext:value-type="string">
            <text:p><text:s/>Carlos Albert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casoli Agüero</text:p>
          </table:table-cell>
          <table:table-cell table:style-name="ce48" office:value-type="string" calcext:value-type="string">
            <text:p><text:s/>Griselda Gabriel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ipollino</text:p>
          </table:table-cell>
          <table:table-cell table:style-name="ce50" office:value-type="string" calcext:value-type="string">
            <text:p><text:s/>Matías Leandr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ernandez</text:p>
          </table:table-cell>
          <table:table-cell table:style-name="ce50" office:value-type="string" calcext:value-type="string">
            <text:p><text:s/>Marcelo Alejandr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ernandez Navia</text:p>
          </table:table-cell>
          <table:table-cell table:style-name="ce50" office:value-type="string" calcext:value-type="string">
            <text:p><text:s/>Daniel Albert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itri</text:p>
          </table:table-cell>
          <table:table-cell table:style-name="ce50" office:value-type="string" calcext:value-type="string">
            <text:p><text:s/>Nora Noemí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ama</text:p>
          </table:table-cell>
          <table:table-cell table:style-name="ce50" office:value-type="string" calcext:value-type="string">
            <text:p><text:s/>Anahí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iehe</text:p>
          </table:table-cell>
          <table:table-cell table:style-name="ce48" office:value-type="string" calcext:value-type="string">
            <text:p><text:s/>Beatriz Cristin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ertero</text:p>
          </table:table-cell>
          <table:table-cell table:style-name="ce54" office:value-type="string" calcext:value-type="string">
            <text:p><text:s/>Raúl Domingo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iporace</text:p>
          </table:table-cell>
          <table:table-cell table:style-name="ce54" office:value-type="string" calcext:value-type="string">
            <text:p><text:s/>Antonio Guillerm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uccino</text:p>
          </table:table-cell>
          <table:table-cell table:style-name="ce50" office:value-type="string" calcext:value-type="string">
            <text:p><text:s/>Claudia Soray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ayó</text:p>
          </table:table-cell>
          <table:table-cell table:style-name="ce50" office:value-type="string" calcext:value-type="string">
            <text:p><text:s/>Alicia Noemí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arrutia</text:p>
          </table:table-cell>
          <table:table-cell table:style-name="ce50" office:value-type="string" calcext:value-type="string">
            <text:p><text:s/>Sandra Leon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picchio</text:p>
          </table:table-cell>
          <table:table-cell table:style-name="ce50" office:value-type="string" calcext:value-type="string">
            <text:p><text:s/>Santiago Danie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vila</text:p>
          </table:table-cell>
          <table:table-cell table:style-name="ce50" office:value-type="string" calcext:value-type="string">
            <text:p><text:s/>Monica Beatriz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Rocca</text:p>
          </table:table-cell>
          <table:table-cell table:style-name="ce48" office:value-type="string" calcext:value-type="string">
            <text:p><text:s/>Ricardo Danie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48" office:value-type="string" calcext:value-type="string">
            <text:p><text:s/>Lorena Raquel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uarez</text:p>
          </table:table-cell>
          <table:table-cell table:style-name="ce50" office:value-type="string" calcext:value-type="string">
            <text:p><text:s/>Miguel Angel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Suares</text:p>
          </table:table-cell>
          <table:table-cell table:style-name="ce48" office:value-type="string" calcext:value-type="string">
            <text:p><text:s/>Oscar Luis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Luna</text:p>
          </table:table-cell>
          <table:table-cell table:style-name="ce48" office:value-type="string" calcext:value-type="string">
            <text:p><text:s/>Hernan Alejandr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mas</text:p>
          </table:table-cell>
          <table:table-cell table:style-name="ce49" office:value-type="string" calcext:value-type="string">
            <text:p><text:s/>Julio Cesa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umiera</text:p>
          </table:table-cell>
          <table:table-cell table:style-name="ce50" office:value-type="string" calcext:value-type="string">
            <text:p><text:s/>Felip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attore</text:p>
          </table:table-cell>
          <table:table-cell table:style-name="ce50" office:value-type="string" calcext:value-type="string">
            <text:p><text:s/>Enz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versente</text:p>
          </table:table-cell>
          <table:table-cell table:style-name="ce50" office:value-type="string" calcext:value-type="string">
            <text:p><text:s/>Omar Lui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Fernandez</text:p>
          </table:table-cell>
          <table:table-cell table:style-name="ce50" office:value-type="string" calcext:value-type="string">
            <text:p><text:s/>Gladys Ramona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ossin</text:p>
          </table:table-cell>
          <table:table-cell table:style-name="ce48" office:value-type="string" calcext:value-type="string">
            <text:p><text:s/>Adrian Enriqu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Rodriguez Esquivel</text:p>
          </table:table-cell>
          <table:table-cell table:style-name="ce50" office:value-type="string" calcext:value-type="string">
            <text:p><text:s/>Walter Oscar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Di Blasi Regner</text:p>
          </table:table-cell>
          <table:table-cell table:style-name="ce48" office:value-type="string" calcext:value-type="string">
            <text:p><text:s/>Mario Alejandro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Otero</text:p>
          </table:table-cell>
          <table:table-cell table:style-name="ce55" office:value-type="string" calcext:value-type="string">
            <text:p><text:s/>Dino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Bernocco</text:p>
          </table:table-cell>
          <table:table-cell table:style-name="ce50" office:value-type="string" calcext:value-type="string">
            <text:p><text:s/>Matías Alejandro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edrozo</text:p>
          </table:table-cell>
          <table:table-cell table:style-name="ce55" office:value-type="string" calcext:value-type="string">
            <text:p><text:s/>Juan Martín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Copello</text:p>
          </table:table-cell>
          <table:table-cell table:style-name="ce59" office:value-type="string" calcext:value-type="string">
            <text:p><text:s/>Raúl Luis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Maidana</text:p>
          </table:table-cell>
          <table:table-cell table:style-name="ce48" office:value-type="string" calcext:value-type="string">
            <text:p><text:s/>Nadia Daniela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ishiyama</text:p>
          </table:table-cell>
          <table:table-cell table:style-name="ce56" office:value-type="string" calcext:value-type="string">
            <text:p><text:s/>Juan Carlo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o</text:p>
          </table:table-cell>
          <table:table-cell table:style-name="ce50" office:value-type="string" calcext:value-type="string">
            <text:p><text:s/>Ana Marí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ara Campos</text:p>
          </table:table-cell>
          <table:table-cell table:style-name="ce50" office:value-type="string" calcext:value-type="string">
            <text:p><text:s/>Brian Esteba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upani</text:p>
          </table:table-cell>
          <table:table-cell table:style-name="ce48" office:value-type="string" calcext:value-type="string">
            <text:p><text:s/>María Cecil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alabuig</text:p>
          </table:table-cell>
          <table:table-cell table:style-name="ce50" office:value-type="string" calcext:value-type="string">
            <text:p><text:s/>Fernando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omuzzi</text:p>
          </table:table-cell>
          <table:table-cell table:style-name="ce48" office:value-type="string" calcext:value-type="string">
            <text:p><text:s/>Juan Carlos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Castro</text:p>
          </table:table-cell>
          <table:table-cell table:style-name="ce50" office:value-type="string" calcext:value-type="string">
            <text:p><text:s/>Carlos Andre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ramajo</text:p>
          </table:table-cell>
          <table:table-cell table:style-name="ce50" office:value-type="string" calcext:value-type="string">
            <text:p><text:s/>Marcelo Ernesto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Cennamo</text:p>
          </table:table-cell>
          <table:table-cell table:style-name="ce50" office:value-type="string" calcext:value-type="string">
            <text:p><text:s/>Sandra Rosan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Paré</text:p>
          </table:table-cell>
          <table:table-cell table:style-name="ce50" office:value-type="string" calcext:value-type="string">
            <text:p><text:s/>Agustina Tatian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Sanchez</text:p>
          </table:table-cell>
          <table:table-cell table:style-name="ce50" office:value-type="string" calcext:value-type="string">
            <text:p><text:s/>Liliana Luján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Villalba Barrios</text:p>
          </table:table-cell>
          <table:table-cell table:style-name="ce50" office:value-type="string" calcext:value-type="string">
            <text:p><text:s/>Graciel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stamante Thompson</text:p>
          </table:table-cell>
          <table:table-cell table:style-name="ce50" office:value-type="string" calcext:value-type="string">
            <text:p><text:s/>Mercedes Loren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rroyo</text:p>
          </table:table-cell>
          <table:table-cell table:style-name="ce50" office:value-type="string" calcext:value-type="string">
            <text:p><text:s/>Erica Anahí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Retamal</text:p>
          </table:table-cell>
          <table:table-cell table:style-name="ce50" office:value-type="string" calcext:value-type="string">
            <text:p><text:s/>María Julia Mercede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inotti</text:p>
          </table:table-cell>
          <table:table-cell table:style-name="ce50" office:value-type="string" calcext:value-type="string">
            <text:p><text:s/>Ana Clar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Elisei</text:p>
          </table:table-cell>
          <table:table-cell table:style-name="ce50" office:value-type="string" calcext:value-type="string">
            <text:p><text:s/>Dante Nicolá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abul</text:p>
          </table:table-cell>
          <table:table-cell table:style-name="ce50" office:value-type="string" calcext:value-type="string">
            <text:p><text:s/>Cynth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Pacheco</text:p>
          </table:table-cell>
          <table:table-cell table:style-name="ce50" office:value-type="string" calcext:value-type="string">
            <text:p><text:s/>Ignacio Raú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aibo</text:p>
          </table:table-cell>
          <table:table-cell table:style-name="ce50" office:value-type="string" calcext:value-type="string">
            <text:p><text:s/>Diego Martin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Isla Zuvialde</text:p>
          </table:table-cell>
          <table:table-cell table:style-name="ce50" office:value-type="string" calcext:value-type="string">
            <text:p><text:s/>Daniel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ama</text:p>
          </table:table-cell>
          <table:table-cell table:style-name="ce50" office:value-type="string" calcext:value-type="string">
            <text:p><text:s/>Héctor Francisco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Ravera</text:p>
          </table:table-cell>
          <table:table-cell table:style-name="ce51" office:value-type="string" calcext:value-type="string">
            <text:p><text:s/>Juan Cruz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Di stefano</text:p>
          </table:table-cell>
          <table:table-cell table:style-name="ce51" office:value-type="string" calcext:value-type="string">
            <text:p><text:s/>Victorio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Rodriguez</text:p>
          </table:table-cell>
          <table:table-cell table:style-name="ce56" office:value-type="string" calcext:value-type="string">
            <text:p><text:s/>Ludmila Soledad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Wenner</text:p>
          </table:table-cell>
          <table:table-cell table:style-name="ce58" office:value-type="string" calcext:value-type="string">
            <text:p><text:s/>Roberto Maximilian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omiero</text:p>
          </table:table-cell>
          <table:table-cell table:style-name="ce50" office:value-type="string" calcext:value-type="string">
            <text:p><text:s/>Claudio Fabian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Ameijide</text:p>
          </table:table-cell>
          <table:table-cell table:style-name="ce58" office:value-type="string" calcext:value-type="string">
            <text:p><text:s/>Mariel Yolan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a</text:p>
          </table:table-cell>
          <table:table-cell table:style-name="ce50" office:value-type="string" calcext:value-type="string">
            <text:p><text:s/>Yamila Valeri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glesias</text:p>
          </table:table-cell>
          <table:table-cell table:style-name="ce54" office:value-type="string" calcext:value-type="string">
            <text:p><text:s/>Marcelo Javie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esari</text:p>
          </table:table-cell>
          <table:table-cell table:style-name="ce50" office:value-type="string" calcext:value-type="string">
            <text:p><text:s/>María Micael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renta</text:p>
          </table:table-cell>
          <table:table-cell table:style-name="ce50" office:value-type="string" calcext:value-type="string">
            <text:p><text:s/>Noemí Lilian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ameli</text:p>
          </table:table-cell>
          <table:table-cell table:style-name="ce50" office:value-type="string" calcext:value-type="string">
            <text:p><text:s/>Micael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rena Escobal</text:p>
          </table:table-cell>
          <table:table-cell table:style-name="ce50" office:value-type="string" calcext:value-type="string">
            <text:p><text:s/>Maria Gimena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Ojeda</text:p>
          </table:table-cell>
          <table:table-cell table:style-name="ce58" office:value-type="string" calcext:value-type="string">
            <text:p><text:s/>Gabriel Patricia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aladriz</text:p>
          </table:table-cell>
          <table:table-cell table:style-name="ce58" office:value-type="string" calcext:value-type="string">
            <text:p><text:s/>Sergio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albo</text:p>
          </table:table-cell>
          <table:table-cell table:style-name="ce54" office:value-type="string" calcext:value-type="string">
            <text:p><text:s/>Mariela Anahí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Passaniti</text:p>
          </table:table-cell>
          <table:table-cell table:style-name="ce50" office:value-type="string" calcext:value-type="string">
            <text:p><text:s/>Jose Jesu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ascasi</text:p>
          </table:table-cell>
          <table:table-cell table:style-name="ce50" office:value-type="string" calcext:value-type="string">
            <text:p><text:s/>Jose Leonardo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e Amos</text:p>
          </table:table-cell>
          <table:table-cell table:style-name="ce50" office:value-type="string" calcext:value-type="string">
            <text:p><text:s/>Tomas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Buratti</text:p>
          </table:table-cell>
          <table:table-cell table:style-name="ce58" office:value-type="string" calcext:value-type="string">
            <text:p><text:s/>Gonzalo Alberto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Intelesano</text:p>
          </table:table-cell>
          <table:table-cell table:style-name="ce58" office:value-type="string" calcext:value-type="string">
            <text:p><text:s/>Leandro Adrián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Gutierrez</text:p>
          </table:table-cell>
          <table:table-cell table:style-name="ce58" office:value-type="string" calcext:value-type="string">
            <text:p><text:s/>Mariano Raúl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Gonzalez</text:p>
          </table:table-cell>
          <table:table-cell table:style-name="ce58" office:value-type="string" calcext:value-type="string">
            <text:p><text:s/>Walter Lucas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Barbero</text:p>
          </table:table-cell>
          <table:table-cell table:style-name="ce58" office:value-type="string" calcext:value-type="string">
            <text:p><text:s/>Macarena Soledad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onroy</text:p>
          </table:table-cell>
          <table:table-cell table:style-name="ce51" office:value-type="string" calcext:value-type="string">
            <text:p><text:s/>Guillermo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osquera</text:p>
          </table:table-cell>
          <table:table-cell table:style-name="ce54" office:value-type="string" calcext:value-type="string">
            <text:p><text:s/>Gustavo Daniel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Kijasko</text:p>
          </table:table-cell>
          <table:table-cell table:style-name="ce58" office:value-type="string" calcext:value-type="string">
            <text:p><text:s/>Sergio Gabriel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Barreiro</text:p>
          </table:table-cell>
          <table:table-cell table:style-name="ce58" office:value-type="string" calcext:value-type="string">
            <text:p><text:s/>Pablo Nicola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Falabella</text:p>
          </table:table-cell>
          <table:table-cell table:style-name="ce51" office:value-type="string" calcext:value-type="string">
            <text:p><text:s/>Jorge Humbert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odriguez</text:p>
          </table:table-cell>
          <table:table-cell table:style-name="ce58" office:value-type="string" calcext:value-type="string">
            <text:p><text:s/>José Ramó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rieu</text:p>
          </table:table-cell>
          <table:table-cell table:style-name="ce49" office:value-type="string" calcext:value-type="string">
            <text:p><text:s/>Agustín del Corazón de Jesu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Viveros Lincoman</text:p>
          </table:table-cell>
          <table:table-cell table:style-name="ce50" office:value-type="string" calcext:value-type="string">
            <text:p><text:s/>Pablo Cesar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artinez</text:p>
          </table:table-cell>
          <table:table-cell table:style-name="ce54" office:value-type="string" calcext:value-type="string">
            <text:p><text:s/>Fernando Emili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odriguez Robledo</text:p>
          </table:table-cell>
          <table:table-cell table:style-name="ce58" office:value-type="string" calcext:value-type="string">
            <text:p><text:s/>Oscar Albert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annari</text:p>
          </table:table-cell>
          <table:table-cell table:style-name="ce58" office:value-type="string" calcext:value-type="string">
            <text:p><text:s/>Lorena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ominguez y Vence</text:p>
          </table:table-cell>
          <table:table-cell table:style-name="ce54" office:value-type="string" calcext:value-type="string">
            <text:p><text:s/>Gabriel Adrian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Gagniere</text:p>
          </table:table-cell>
          <table:table-cell table:style-name="ce58" office:value-type="string" calcext:value-type="string">
            <text:p><text:s/>Gustavo Mariano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ois</text:p>
          </table:table-cell>
          <table:table-cell table:style-name="ce54" office:value-type="string" calcext:value-type="string">
            <text:p><text:s/>Alejandro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Figueroa Villegas</text:p>
          </table:table-cell>
          <table:table-cell table:style-name="ce54" office:value-type="string" calcext:value-type="string">
            <text:p><text:s/>Mate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alini</text:p>
          </table:table-cell>
          <table:table-cell table:style-name="ce58" office:value-type="string" calcext:value-type="string">
            <text:p><text:s/>Hug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alini. Hugo</text:p>
          </table:table-cell>
          <table:table-cell table:style-name="ce49" office:value-type="float" office:value="8426958" calcext:value-type="float">
            <text:p>8.426.95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Orza</text:p>
          </table:table-cell>
          <table:table-cell table:style-name="ce58" office:value-type="string" calcext:value-type="string">
            <text:p><text:s/>Marcela Elisabe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innel</text:p>
          </table:table-cell>
          <table:table-cell table:style-name="ce54" office:value-type="string" calcext:value-type="string">
            <text:p><text:s/>Ana Patrici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renta</text:p>
          </table:table-cell>
          <table:table-cell table:style-name="ce54" office:value-type="string" calcext:value-type="string">
            <text:p><text:s/>Irene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astillo</text:p>
          </table:table-cell>
          <table:table-cell table:style-name="ce58" office:value-type="string" calcext:value-type="string">
            <text:p><text:s/>Romina Victoria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undación Educación y Trabajo (Pinnel Patricia)</text:p>
          </table:table-cell>
          <table:table-cell table:style-name="ce58" office:value-type="float" office:value="11692011" calcext:value-type="float">
            <text:p>11.692.01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ala</text:p>
          </table:table-cell>
          <table:table-cell table:style-name="ce58" office:value-type="string" calcext:value-type="string">
            <text:p><text:s/>Javier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Gutierrez</text:p>
          </table:table-cell>
          <table:table-cell table:style-name="ce54" office:value-type="string" calcext:value-type="string">
            <text:p><text:s/>Claudia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Goity</text:p>
          </table:table-cell>
          <table:table-cell table:style-name="ce62" office:value-type="string" calcext:value-type="string">
            <text:p><text:s/>Carlos Joaquin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Rodriguez Esquivel</text:p>
          </table:table-cell>
          <table:table-cell table:style-name="ce58" office:value-type="string" calcext:value-type="string">
            <text:p><text:s/>Elisabet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Colucci</text:p>
          </table:table-cell>
          <table:table-cell table:style-name="ce58" office:value-type="string" calcext:value-type="string">
            <text:p><text:s/>Rosa María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Bustos</text:p>
          </table:table-cell>
          <table:table-cell table:style-name="ce58" office:value-type="string" calcext:value-type="string">
            <text:p><text:s/>Saúl Gabriel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Blech</text:p>
          </table:table-cell>
          <table:table-cell table:style-name="ce61" office:value-type="string" calcext:value-type="string">
            <text:p><text:s/>Alejandro Daniel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Arnedo</text:p>
          </table:table-cell>
          <table:table-cell table:style-name="ce58" office:value-type="string" calcext:value-type="string">
            <text:p><text:s/>Braian Antoni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Verkuyl</text:p>
          </table:table-cell>
          <table:table-cell table:style-name="ce58" office:value-type="string" calcext:value-type="string">
            <text:p><text:s/>Eugenio Iva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oblete</text:p>
          </table:table-cell>
          <table:table-cell table:style-name="ce54" office:value-type="string" calcext:value-type="string">
            <text:p><text:s/>Alejandro Daniel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eza</text:p>
          </table:table-cell>
          <table:table-cell table:style-name="ce54" office:value-type="string" calcext:value-type="string">
            <text:p><text:s/>Cesar Raul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Nunes Borges</text:p>
          </table:table-cell>
          <table:table-cell table:style-name="ce54" office:value-type="string" calcext:value-type="string">
            <text:p><text:s/>Juan Manuel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Pons</text:p>
          </table:table-cell>
          <table:table-cell table:style-name="ce54" office:value-type="string" calcext:value-type="string">
            <text:p><text:s/>Carlos Fabián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Del Grosso</text:p>
          </table:table-cell>
          <table:table-cell table:style-name="ce61" office:value-type="string" calcext:value-type="string">
            <text:p><text:s/>Juan Ramon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Del Carril</text:p>
          </table:table-cell>
          <table:table-cell table:style-name="ce58" office:value-type="string" calcext:value-type="string">
            <text:p><text:s/>Tomas Albert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ula</text:p>
          </table:table-cell>
          <table:table-cell table:style-name="ce58" office:value-type="string" calcext:value-type="string">
            <text:p><text:s/>Rubén Enriqu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Welsh</text:p>
          </table:table-cell>
          <table:table-cell table:style-name="ce54" office:value-type="string" calcext:value-type="string">
            <text:p><text:s/>Sandra Vanessa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ernandez</text:p>
          </table:table-cell>
          <table:table-cell table:style-name="ce48" office:value-type="string" calcext:value-type="string">
            <text:p><text:s/>Roberto Eduardo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Mesa</text:p>
          </table:table-cell>
          <table:table-cell table:style-name="ce67" office:value-type="string" calcext:value-type="string">
            <text:p><text:s/>Damian Esteba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alone</text:p>
          </table:table-cell>
          <table:table-cell table:style-name="ce54" office:value-type="string" calcext:value-type="string">
            <text:p><text:s/>Ricardo José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ayer</text:p>
          </table:table-cell>
          <table:table-cell table:style-name="ce54" office:value-type="string" calcext:value-type="string">
            <text:p><text:s/>Ricardo Javier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errone</text:p>
          </table:table-cell>
          <table:table-cell table:style-name="ce58" office:value-type="string" calcext:value-type="string">
            <text:p><text:s/>Ricardo Javier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Garcia</text:p>
          </table:table-cell>
          <table:table-cell table:style-name="ce54" office:value-type="string" calcext:value-type="string">
            <text:p><text:s/>Ernesto Jorge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astillo</text:p>
          </table:table-cell>
          <table:table-cell table:style-name="ce58" office:value-type="string" calcext:value-type="string">
            <text:p><text:s/>Analia Fernanda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rodan</text:p>
          </table:table-cell>
          <table:table-cell table:style-name="ce58" office:value-type="string" calcext:value-type="string">
            <text:p><text:s/>Daniel Alberto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arbieri</text:p>
          </table:table-cell>
          <table:table-cell table:style-name="ce54" office:value-type="string" calcext:value-type="string">
            <text:p><text:s/>Jorge Alberto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olina</text:p>
          </table:table-cell>
          <table:table-cell table:style-name="ce54" office:value-type="string" calcext:value-type="string">
            <text:p><text:s/>Carlos Albert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ellegrini</text:p>
          </table:table-cell>
          <table:table-cell table:style-name="ce58" office:value-type="string" calcext:value-type="string">
            <text:p><text:s/>Martín Leandro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errero</text:p>
          </table:table-cell>
          <table:table-cell table:style-name="ce58" office:value-type="string" calcext:value-type="string">
            <text:p><text:s/>Gabriela Liliana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Arrayago</text:p>
          </table:table-cell>
          <table:table-cell table:style-name="ce58" office:value-type="string" calcext:value-type="string">
            <text:p><text:s/>Fernando Javier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Ozuna</text:p>
          </table:table-cell>
          <table:table-cell table:style-name="ce58" office:value-type="string" calcext:value-type="string">
            <text:p><text:s/>Oscar Gabriel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anceschini</text:p>
          </table:table-cell>
          <table:table-cell table:style-name="ce58" office:value-type="string" calcext:value-type="string">
            <text:p><text:s/>Mario Pablo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olosa</text:p>
          </table:table-cell>
          <table:table-cell table:style-name="ce71" office:value-type="string" calcext:value-type="string">
            <text:p><text:s/>Anibal Guillermo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ombelli</text:p>
          </table:table-cell>
          <table:table-cell table:style-name="ce54" office:value-type="string" calcext:value-type="string">
            <text:p><text:s/>Juan Ignacio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71"/>
          <table:table-cell table:number-columns-repeated="2"/>
        </table:table-row>
        <table:table-row table:style-name="ro2">
          <table:table-cell table:style-name="ce46"/>
          <table:table-cell table:style-name="ce71"/>
          <table:table-cell table:number-columns-repeated="2"/>
        </table:table-row>
        <table:table-row table:style-name="ro1" table:number-rows-repeated="3">
          <table:table-cell table:style-name="ce45"/>
          <table:table-cell table:style-name="ce71"/>
          <table:table-cell table:number-columns-repeated="2"/>
        </table:table-row>
        <table:table-row table:style-name="ro2">
          <table:table-cell table:style-name="ce47"/>
          <table:table-cell table:style-name="ce71"/>
          <table:table-cell table:number-columns-repeated="2"/>
        </table:table-row>
        <table:table-row table:style-name="ro2" table:number-rows-repeated="104632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B2240" table:display-filter-buttons="true">
          <table:filter table:condition-source-range-address="Sheet1.A1:Sheet1.B3000" table:display-duplicates="false">
            <table:filter-or>
              <table:filter-and>
                <table:filter-condition table:field-number="0" table:value="Pereira, Gabriela" table:operator="="/>
                <table:filter-condition table:field-number="1" table:data-type="number" table:value="30427688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Engemann, Marcela Elvira" table:operator="="/>
                <table:filter-condition table:field-number="1" table:data-type="number" table:value="14652685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ampin, Claudia Susana" table:operator="="/>
                <table:filter-condition table:field-number="1" table:data-type="number" table:value="17565458" table:operator="="/>
              </table:filter-and>
              <table:filter-and>
                <table:filter-condition table:field-number="0" table:value="Pampin, Claudia Susana" table:operator="="/>
                <table:filter-condition table:field-number="1" table:data-type="number" table:value="17565458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Fiorotto, Maria Cecilia" table:operator="="/>
                <table:filter-condition table:field-number="1" table:data-type="number" table:value="31071249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Neffke, Mónica Beatriz" table:operator="="/>
                <table:filter-condition table:field-number="1" table:data-type="number" table:value="18245032" table:operator="="/>
              </table:filter-and>
              <table:filter-and>
                <table:filter-condition table:field-number="0" table:value="Chillo, Daniel Carlos" table:operator="="/>
                <table:filter-condition table:field-number="1" table:data-type="number" table:value="11928424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Grisaleña, Javier Florencio" table:operator="="/>
                <table:filter-condition table:field-number="1" table:value="M8.076.096" table:operator="="/>
              </table:filter-and>
              <table:filter-and>
                <table:filter-condition table:field-number="0" table:value="Grisaleña, Javier Florencio" table:operator="="/>
                <table:filter-condition table:field-number="1" table:value="M8.076.096" table:operator="="/>
              </table:filter-and>
              <table:filter-and>
                <table:filter-condition table:field-number="0" table:value="Grisaleña, Javier Florencio" table:operator="="/>
                <table:filter-condition table:field-number="1" table:value="M8.076.096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Rodriguez , Jose Ramo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 , Jose Ramo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 , Jose Ramo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 , Jose Ramo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Nitri, Nora Noemí" table:operator="="/>
                <table:filter-condition table:field-number="1" table:data-type="number" table:value="10683589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Bertero, Raúl Domingo" table:operator="="/>
                <table:filter-condition table:field-number="1" table:data-type="number" table:value="11635298" table:operator="="/>
              </table:filter-and>
              <table:filter-and>
                <table:filter-condition table:field-number="0" table:value="Liporace, Antonio Guillermo" table:operator="="/>
                <table:filter-condition table:field-number="1" table:data-type="number" table:value="29461209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Copello, Raúl Luis" table:operator="="/>
                <table:filter-condition table:field-number="1" table:value="M6.256.555" table:operator="="/>
              </table:filter-and>
              <table:filter-and>
                <table:filter-condition table:field-number="0" table:value="Copello, Raúl Luis" table:operator="="/>
                <table:filter-condition table:field-number="1" table:value="M6.256.555" table:operator="="/>
              </table:filter-and>
              <table:filter-and>
                <table:filter-condition table:field-number="0" table:value="Copello, Raúl Luis" table:operator="="/>
                <table:filter-condition table:field-number="1" table:value="M6.256.555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Minotti, Ana Clara" table:operator="="/>
                <table:filter-condition table:field-number="1" table:data-type="number" table:value="35752285" table:operator="="/>
              </table:filter-and>
              <table:filter-and>
                <table:filter-condition table:field-number="0" table:value="Minotti, Ana Clara" table:operator="="/>
                <table:filter-condition table:field-number="1" table:data-type="number" table:value="35752285" table:operator="="/>
              </table:filter-and>
              <table:filter-and>
                <table:filter-condition table:field-number="0" table:value="Minotti, Ana Clara" table:operator="="/>
                <table:filter-condition table:field-number="1" table:data-type="number" table:value="3575228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Fiorotto, Maria Cecilia" table:operator="="/>
                <table:filter-condition table:field-number="1" table:data-type="number" table:value="31071249" table:operator="="/>
              </table:filter-and>
              <table:filter-and>
                <table:filter-condition table:field-number="0" table:value="Fiorotto, Maria Cecilia" table:operator="="/>
                <table:filter-condition table:field-number="1" table:data-type="number" table:value="31071249" table:operator="="/>
              </table:filter-and>
              <table:filter-and>
                <table:filter-condition table:field-number="0" table:value="Fiorotto, Maria Cecilia" table:operator="="/>
                <table:filter-condition table:field-number="1" table:data-type="number" table:value="31071249" table:operator="="/>
              </table:filter-and>
              <table:filter-and>
                <table:filter-condition table:field-number="0" table:value="Fiorotto, Maria Cecilia" table:operator="="/>
                <table:filter-condition table:field-number="1" table:data-type="number" table:value="31071249" table:operator="="/>
              </table:filter-and>
              <table:filter-and>
                <table:filter-condition table:field-number="0" table:value="Fiorotto, Maria Cecilia" table:operator="="/>
                <table:filter-condition table:field-number="1" table:data-type="number" table:value="31071249" table:operator="="/>
              </table:filter-and>
              <table:filter-and>
                <table:filter-condition table:field-number="0" table:value="Dabul, Cynthia" table:operator="="/>
                <table:filter-condition table:field-number="1" table:data-type="number" table:value="28863105" table:operator="="/>
              </table:filter-and>
              <table:filter-and>
                <table:filter-condition table:field-number="0" table:value="Dabul, Cynthia" table:operator="="/>
                <table:filter-condition table:field-number="1" table:data-type="number" table:value="28863105" table:operator="="/>
              </table:filter-and>
              <table:filter-and>
                <table:filter-condition table:field-number="0" table:value="Dabul, Cynthia" table:operator="="/>
                <table:filter-condition table:field-number="1" table:data-type="number" table:value="28863105" table:operator="="/>
              </table:filter-and>
              <table:filter-and>
                <table:filter-condition table:field-number="0" table:value="Dabul, Cynthia" table:operator="="/>
                <table:filter-condition table:field-number="1" table:data-type="number" table:value="28863105" table:operator="="/>
              </table:filter-and>
              <table:filter-and>
                <table:filter-condition table:field-number="0" table:value="Dabul, Cynthia" table:operator="="/>
                <table:filter-condition table:field-number="1" table:data-type="number" table:value="2886310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Pacheco, Ignacio Raúl" table:operator="="/>
                <table:filter-condition table:field-number="1" table:value="16,920,222" table:operator="="/>
              </table:filter-and>
              <table:filter-and>
                <table:filter-condition table:field-number="0" table:value="Pacheco, Ignacio Raúl" table:operator="="/>
                <table:filter-condition table:field-number="1" table:value="16,920,222" table:operator="="/>
              </table:filter-and>
              <table:filter-and>
                <table:filter-condition table:field-number="0" table:value="Pacheco, Ignacio Raúl" table:operator="="/>
                <table:filter-condition table:field-number="1" table:value="16,920,222" table:operator="="/>
              </table:filter-and>
              <table:filter-and>
                <table:filter-condition table:field-number="0" table:value="Pacheco, Ignacio Raúl" table:operator="="/>
                <table:filter-condition table:field-number="1" table:value="16,920,222" table:operator="="/>
              </table:filter-and>
              <table:filter-and>
                <table:filter-condition table:field-number="0" table:value="Pacheco, Ignacio Raúl" table:operator="="/>
                <table:filter-condition table:field-number="1" table:value="16,920,222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Dama, Héctor Francisco" table:operator="="/>
                <table:filter-condition table:field-number="1" table:data-type="number" table:value="5530231" table:operator="="/>
              </table:filter-and>
              <table:filter-and>
                <table:filter-condition table:field-number="0" table:value="Ravera, Juan Cruz" table:operator="="/>
                <table:filter-condition table:field-number="1" table:data-type="number" table:value="24977551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Sabatini, Roberto Enrique" table:operator="="/>
                <table:filter-condition table:field-number="1" table:data-type="number" table:value="6063958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Wenner, Roberto Maximiliano" table:operator="="/>
                <table:filter-condition table:field-number="1" table:data-type="number" table:value="38254431" table:operator="="/>
              </table:filter-and>
              <table:filter-and>
                <table:filter-condition table:field-number="0" table:value="Wenner, Roberto Maximiliano" table:operator="="/>
                <table:filter-condition table:field-number="1" table:data-type="number" table:value="38254431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Iglesias, Marcelo Javier" table:operator="="/>
                <table:filter-condition table:field-number="1" table:data-type="number" table:value="18422460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Cesari, María Micaela" table:operator="="/>
                <table:filter-condition table:field-number="1" table:data-type="number" table:value="21732397" table:operator="="/>
              </table:filter-and>
              <table:filter-and>
                <table:filter-condition table:field-number="0" table:value="Cesari, María Micaela" table:operator="="/>
                <table:filter-condition table:field-number="1" table:data-type="number" table:value="21732397" table:operator="="/>
              </table:filter-and>
              <table:filter-and>
                <table:filter-condition table:field-number="0" table:value="Cesari, María Micaela" table:operator="="/>
                <table:filter-condition table:field-number="1" table:data-type="number" table:value="21732397" table:operator="="/>
              </table:filter-and>
              <table:filter-and>
                <table:filter-condition table:field-number="0" table:value="Cesari, María Micaela" table:operator="="/>
                <table:filter-condition table:field-number="1" table:data-type="number" table:value="21732397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Ojeda, Gabriel Patricia" table:operator="="/>
                <table:filter-condition table:field-number="1" table:data-type="number" table:value="24495903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Balbo, Mariela Anahí" table:operator="="/>
                <table:filter-condition table:field-number="1" table:data-type="number" table:value="22798856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Buratti, Gonzalo Alberto" table:operator="="/>
                <table:filter-condition table:field-number="1" table:data-type="number" table:value="28437272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Intelesano, Leandro Adrián" table:operator="="/>
                <table:filter-condition table:field-number="1" table:data-type="number" table:value="29479700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utierrez, Mariano Raúl" table:operator="="/>
                <table:filter-condition table:field-number="1" table:data-type="number" table:value="2548579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Gonzalez, Walter Lucas" table:operator="="/>
                <table:filter-condition table:field-number="1" table:data-type="number" table:value="27159861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Barbero, Macarena Soledad" table:operator="="/>
                <table:filter-condition table:field-number="1" table:data-type="number" table:value="33199985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Mosquera, Gustavo Daniel" table:operator="="/>
                <table:filter-condition table:field-number="1" table:data-type="number" table:value="14437521" table:operator="="/>
              </table:filter-and>
              <table:filter-and>
                <table:filter-condition table:field-number="0" table:value="Mosquera, Gustavo Daniel" table:operator="="/>
                <table:filter-condition table:field-number="1" table:data-type="number" table:value="14437521" table:operator="="/>
              </table:filter-and>
              <table:filter-and>
                <table:filter-condition table:field-number="0" table:value="Mosquera, Gustavo Daniel" table:operator="="/>
                <table:filter-condition table:field-number="1" table:data-type="number" table:value="14437521" table:operator="="/>
              </table:filter-and>
              <table:filter-and>
                <table:filter-condition table:field-number="0" table:value="Mosquera, Gustavo Daniel" table:operator="="/>
                <table:filter-condition table:field-number="1" table:data-type="number" table:value="144375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Elisei, Dante Nicolás" table:operator="="/>
                <table:filter-condition table:field-number="1" table:data-type="number" table:value="34077845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Barreiro, Pablo Nicolas" table:operator="="/>
                <table:filter-condition table:field-number="1" table:data-type="number" table:value="37039353" table:operator="="/>
              </table:filter-and>
              <table:filter-and>
                <table:filter-condition table:field-number="0" table:value="Barreiro, Pablo Nicolas" table:operator="="/>
                <table:filter-condition table:field-number="1" table:data-type="number" table:value="37039353" table:operator="="/>
              </table:filter-and>
              <table:filter-and>
                <table:filter-condition table:field-number="0" table:value="Falabella, Jorge Humberto" table:operator="="/>
                <table:filter-condition table:field-number="1" table:data-type="number" table:value="10669312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Fernandez Navia, Daniel Alberto" table:operator="="/>
                <table:filter-condition table:field-number="1" table:data-type="number" table:value="17206605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Arieu, Agustín del Corazón de Jesus" table:operator="="/>
                <table:filter-condition table:field-number="1" table:data-type="number" table:value="25839737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ernocco, Matías Alejandro" table:operator="="/>
                <table:filter-condition table:field-number="1" table:data-type="number" table:value="28457218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Bustamante Thompson, Mercedes Lorena" table:operator="="/>
                <table:filter-condition table:field-number="1" table:data-type="number" table:value="23362385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Comuzzi, Juan Carlos" table:operator="="/>
                <table:filter-condition table:field-number="1" table:value="M4.432.061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Maidana, Nadia Daniela" table:operator="="/>
                <table:filter-condition table:field-number="1" table:data-type="number" table:value="35247288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Paré, Agustina Tatiana" table:operator="="/>
                <table:filter-condition table:field-number="1" table:data-type="number" table:value="35021519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Rocca, Ricardo Daniel" table:operator="="/>
                <table:filter-condition table:field-number="1" table:data-type="number" table:value="16514532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anchez, Liliana Luján" table:operator="="/>
                <table:filter-condition table:field-number="1" table:data-type="number" table:value="31348818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Iglesias, Marcelo Javier" table:operator="="/>
                <table:filter-condition table:field-number="1" table:data-type="number" table:value="18422460" table:operator="="/>
              </table:filter-and>
              <table:filter-and>
                <table:filter-condition table:field-number="0" table:value="Iglesias, Marcelo Javier" table:operator="="/>
                <table:filter-condition table:field-number="1" table:data-type="number" table:value="18422460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Retamal, María Julia Mercedes" table:operator="="/>
                <table:filter-condition table:field-number="1" table:data-type="number" table:value="34416082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Viveros Lincoman, Pablo Cesar" table:operator="="/>
                <table:filter-condition table:field-number="1" table:data-type="number" table:value="30078604" table:operator="="/>
              </table:filter-and>
              <table:filter-and>
                <table:filter-condition table:field-number="0" table:value="Viveros Lincoman, Pablo Cesar" table:operator="="/>
                <table:filter-condition table:field-number="1" table:data-type="number" table:value="30078604" table:operator="="/>
              </table:filter-and>
              <table:filter-and>
                <table:filter-condition table:field-number="0" table:value="Viveros Lincoman, Pablo Cesar" table:operator="="/>
                <table:filter-condition table:field-number="1" table:data-type="number" table:value="30078604" table:operator="="/>
              </table:filter-and>
              <table:filter-and>
                <table:filter-condition table:field-number="0" table:value="Viveros Lincoman, Pablo Cesar" table:operator="="/>
                <table:filter-condition table:field-number="1" table:data-type="number" table:value="30078604" table:operator="="/>
              </table:filter-and>
              <table:filter-and>
                <table:filter-condition table:field-number="0" table:value="Viveros Lincoman, Pablo Cesar" table:operator="="/>
                <table:filter-condition table:field-number="1" table:data-type="number" table:value="3007860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uccino, Claudia Soraya" table:operator="="/>
                <table:filter-condition table:field-number="1" table:data-type="number" table:value="24731014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Barrutia, Sandra Leonor" table:operator="="/>
                <table:filter-condition table:field-number="1" table:data-type="number" table:value="27374731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Crena Escobal, Maria Gimena" table:operator="="/>
                <table:filter-condition table:field-number="1" table:data-type="number" table:value="18861483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Martinez, Fernando Emilio" table:operator="="/>
                <table:filter-condition table:field-number="1" table:data-type="number" table:value="18410221" table:operator="="/>
              </table:filter-and>
              <table:filter-and>
                <table:filter-condition table:field-number="0" table:value="Rodriguez Robledo, Oscar Alberto" table:operator="="/>
                <table:filter-condition table:field-number="1" table:data-type="number" table:value="8447044" table:operator="="/>
              </table:filter-and>
              <table:filter-and>
                <table:filter-condition table:field-number="0" table:value="Rodriguez Robledo, Oscar Alberto" table:operator="="/>
                <table:filter-condition table:field-number="1" table:data-type="number" table:value="8447044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Pannari, Lorena" table:operator="="/>
                <table:filter-condition table:field-number="1" table:data-type="number" table:value="27156088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Dominguez y Vence, Gabriel Adrian" table:operator="="/>
                <table:filter-condition table:field-number="1" table:data-type="number" table:value="14140910" table:operator="="/>
              </table:filter-and>
              <table:filter-and>
                <table:filter-condition table:field-number="0" table:value="Gagniere, Gustavo Mariano" table:operator="="/>
                <table:filter-condition table:field-number="1" table:data-type="number" table:value="14026099" table:operator="="/>
              </table:filter-and>
              <table:filter-and>
                <table:filter-condition table:field-number="0" table:value="Gagniere, Gustavo Mariano" table:operator="="/>
                <table:filter-condition table:field-number="1" table:data-type="number" table:value="14026099" table:operator="="/>
              </table:filter-and>
              <table:filter-and>
                <table:filter-condition table:field-number="0" table:value="Gagniere, Gustavo Mariano" table:operator="="/>
                <table:filter-condition table:field-number="1" table:data-type="number" table:value="14026099" table:operator="="/>
              </table:filter-and>
              <table:filter-and>
                <table:filter-condition table:field-number="0" table:value="Gagniere, Gustavo Mariano" table:operator="="/>
                <table:filter-condition table:field-number="1" table:data-type="number" table:value="14026099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Arroyo, Erica Anahí" table:operator="="/>
                <table:filter-condition table:field-number="1" table:data-type="number" table:value="2724242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Lois, Alejandro" table:operator="="/>
                <table:filter-condition table:field-number="1" table:data-type="number" table:value="16290708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Figueroa Villegas, Mateo" table:operator="="/>
                <table:filter-condition table:field-number="1" table:data-type="number" table:value="30639501" table:operator="="/>
              </table:filter-and>
              <table:filter-and>
                <table:filter-condition table:field-number="0" table:value="Palini, Hugo" table:operator="="/>
                <table:filter-condition table:field-number="1" table:data-type="number" table:value="8426958" table:operator="="/>
              </table:filter-and>
              <table:filter-and>
                <table:filter-condition table:field-number="0" table:value="Palini. Hugo" table:operator="="/>
                <table:filter-condition table:field-number="1" table:data-type="number" table:value="8426958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Orza, Marcela Elisabeth" table:operator="="/>
                <table:filter-condition table:field-number="1" table:data-type="number" table:value="18648774" table:operator="="/>
              </table:filter-and>
              <table:filter-and>
                <table:filter-condition table:field-number="0" table:value="Orza, Marcela Elisabeth" table:operator="="/>
                <table:filter-condition table:field-number="1" table:data-type="number" table:value="18648774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Avila, Monica Beatriz" table:operator="="/>
                <table:filter-condition table:field-number="1" table:data-type="number" table:value="11693827" table:operator="="/>
              </table:filter-and>
              <table:filter-and>
                <table:filter-condition table:field-number="0" table:value="Pinnel, Ana Patricia" table:operator="="/>
                <table:filter-condition table:field-number="1" table:data-type="number" table:value="11692011" table:operator="="/>
              </table:filter-and>
              <table:filter-and>
                <table:filter-condition table:field-number="0" table:value="Brenta, Irene" table:operator="="/>
                <table:filter-condition table:field-number="1" table:data-type="number" table:value="11842213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Villalba Barrios, Graciela" table:operator="="/>
                <table:filter-condition table:field-number="1" table:data-type="number" table:value="92487251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Cennamo, Sandra Rosana" table:operator="="/>
                <table:filter-condition table:field-number="1" table:data-type="number" table:value="14678326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Taibo, Diego Martin" table:operator="="/>
                <table:filter-condition table:field-number="1" table:data-type="number" table:value="28307401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undación Educación y Trabajo (Pinnel Patricia)" table:operator="="/>
                <table:filter-condition table:field-number="1" table:data-type="number" table:value="11692011" table:operator="="/>
              </table:filter-and>
              <table:filter-and>
                <table:filter-condition table:field-number="0" table:value="Fundación Educación y Trabajo (Pinnel Patricia)" table:operator="="/>
                <table:filter-condition table:field-number="1" table:data-type="number" table:value="11692011" table:operator="="/>
              </table:filter-and>
              <table:filter-and>
                <table:filter-condition table:field-number="0" table:value="Fundación Educación y Trabajo (Pinnel Patricia)" table:operator="="/>
                <table:filter-condition table:field-number="1" table:data-type="number" table:value="11692011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Cipollino, Matías Leandro" table:operator="="/>
                <table:filter-condition table:field-number="1" table:data-type="number" table:value="35657796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Ameijide, Mariel Yolanda" table:operator="="/>
                <table:filter-condition table:field-number="1" table:data-type="number" table:value="23221188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ama, Anahí" table:operator="="/>
                <table:filter-condition table:field-number="1" table:data-type="number" table:value="34249123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Siehe, Beatriz Cristina" table:operator="="/>
                <table:filter-condition table:field-number="1" table:value="F6.406.692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Sala, Javier" table:operator="="/>
                <table:filter-condition table:field-number="1" table:data-type="number" table:value="23342485" table:operator="="/>
              </table:filter-and>
              <table:filter-and>
                <table:filter-condition table:field-number="0" table:value="Rodriguez Robledo, Oscar Alberto" table:operator="="/>
                <table:filter-condition table:field-number="1" table:data-type="number" table:value="8447044" table:operator="="/>
              </table:filter-and>
              <table:filter-and>
                <table:filter-condition table:field-number="0" table:value="Minotti, Ana Clara" table:operator="="/>
                <table:filter-condition table:field-number="1" table:data-type="number" table:value="35752285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Pedrozo, Juan Martín" table:operator="="/>
                <table:filter-condition table:field-number="1" table:data-type="number" table:value="25216982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Gutierrez, Claudia" table:operator="="/>
                <table:filter-condition table:field-number="1" table:data-type="number" table:value="20608280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Fernandez, Gladys Ramona" table:operator="="/>
                <table:filter-condition table:field-number="1" table:data-type="number" table:value="14791138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Goity, Carlos Joaquin" table:operator="="/>
                <table:filter-condition table:field-number="1" table:data-type="number" table:value="34495411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upont, Mariana Teresita" table:operator="="/>
                <table:filter-condition table:field-number="1" table:data-type="number" table:value="11788985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irube, Matías" table:operator="="/>
                <table:filter-condition table:field-number="1" table:data-type="number" table:value="3483002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De Amos, Tomas" table:operator="="/>
                <table:filter-condition table:field-number="1" table:data-type="number" table:value="32217082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sanovas, Inés" table:operator="="/>
                <table:filter-condition table:field-number="1" table:data-type="number" table:value="10457505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olucci, Rosa María" table:operator="="/>
                <table:filter-condition table:field-number="1" table:data-type="number" table:value="11891380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Calabuig, Fernando" table:operator="="/>
                <table:filter-condition table:field-number="1" table:data-type="number" table:value="33058107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Cesare, María Marcela" table:operator="="/>
                <table:filter-condition table:field-number="1" table:data-type="number" table:value="20053196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Comerci, Andrea" table:operator="="/>
                <table:filter-condition table:field-number="1" table:data-type="number" table:value="22685543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Tamara Gisele" table:operator="="/>
                <table:filter-condition table:field-number="1" table:data-type="number" table:value="35424256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Herrera, Ariel Hernán" table:operator="="/>
                <table:filter-condition table:field-number="1" table:data-type="number" table:value="22845061" table:operator="="/>
              </table:filter-and>
              <table:filter-and>
                <table:filter-condition table:field-number="0" table:value="Bustos, Saúl Gabriel" table:operator="="/>
                <table:filter-condition table:field-number="1" table:data-type="number" table:value="13872187" table:operator="="/>
              </table:filter-and>
              <table:filter-and>
                <table:filter-condition table:field-number="0" table:value="Bustos, Saúl Gabriel" table:operator="="/>
                <table:filter-condition table:field-number="1" table:data-type="number" table:value="13872187" table:operator="="/>
              </table:filter-and>
              <table:filter-and>
                <table:filter-condition table:field-number="0" table:value="Bustos, Saúl Gabriel" table:operator="="/>
                <table:filter-condition table:field-number="1" table:data-type="number" table:value="13872187" table:operator="="/>
              </table:filter-and>
              <table:filter-and>
                <table:filter-condition table:field-number="0" table:value="Bustos, Saúl Gabriel" table:operator="="/>
                <table:filter-condition table:field-number="1" table:data-type="number" table:value="13872187" table:operator="="/>
              </table:filter-and>
              <table:filter-and>
                <table:filter-condition table:field-number="0" table:value="Bustos, Saúl Gabriel" table:operator="="/>
                <table:filter-condition table:field-number="1" table:data-type="number" table:value="13872187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Arguindegui, Gabriela Alejandra" table:operator="="/>
                <table:filter-condition table:field-number="1" table:data-type="number" table:value="18221615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Blech, Alejandro Daniel" table:operator="="/>
                <table:filter-condition table:field-number="1" table:data-type="number" table:value="16762406" table:operator="="/>
              </table:filter-and>
              <table:filter-and>
                <table:filter-condition table:field-number="0" table:value="Blech, Alejandro Daniel" table:operator="="/>
                <table:filter-condition table:field-number="1" table:data-type="number" table:value="16762406" table:operator="="/>
              </table:filter-and>
              <table:filter-and>
                <table:filter-condition table:field-number="0" table:value="Blech, Alejandro Daniel" table:operator="="/>
                <table:filter-condition table:field-number="1" table:data-type="number" table:value="16762406" table:operator="="/>
              </table:filter-and>
              <table:filter-and>
                <table:filter-condition table:field-number="0" table:value="Blech, Alejandro Daniel" table:operator="="/>
                <table:filter-condition table:field-number="1" table:data-type="number" table:value="16762406" table:operator="="/>
              </table:filter-and>
              <table:filter-and>
                <table:filter-condition table:field-number="0" table:value="Blech, Alejandro Daniel" table:operator="="/>
                <table:filter-condition table:field-number="1" table:data-type="number" table:value="16762406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Pereyra, Fernando Adrian" table:operator="="/>
                <table:filter-condition table:field-number="1" table:data-type="number" table:value="26566183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Deluchi, Jose Osmar" table:operator="="/>
                <table:filter-condition table:field-number="1" table:data-type="number" table:value="18281553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Mercader, Emilio Pedro" table:operator="="/>
                <table:filter-condition table:field-number="1" table:data-type="number" table:value="8609882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Di Blasi Regner, Mario Alejandro" table:operator="="/>
                <table:filter-condition table:field-number="1" table:data-type="number" table:value="17874358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Simon, Angel Rubén" table:operator="="/>
                <table:filter-condition table:field-number="1" table:data-type="number" table:value="32517967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Cameli, Micaela" table:operator="="/>
                <table:filter-condition table:field-number="1" table:data-type="number" table:value="31932602" table:operator="="/>
              </table:filter-and>
              <table:filter-and>
                <table:filter-condition table:field-number="0" table:value="Arnedo, Braian Antonio" table:operator="="/>
                <table:filter-condition table:field-number="1" table:data-type="number" table:value="33803298" table:operator="="/>
              </table:filter-and>
              <table:filter-and>
                <table:filter-condition table:field-number="0" table:value="Arnedo, Braian Antonio" table:operator="="/>
                <table:filter-condition table:field-number="1" table:data-type="number" table:value="33803298" table:operator="="/>
              </table:filter-and>
              <table:filter-and>
                <table:filter-condition table:field-number="0" table:value="Arnedo, Braian Antonio" table:operator="="/>
                <table:filter-condition table:field-number="1" table:data-type="number" table:value="33803298" table:operator="="/>
              </table:filter-and>
              <table:filter-and>
                <table:filter-condition table:field-number="0" table:value="Arnedo, Braian Antonio" table:operator="="/>
                <table:filter-condition table:field-number="1" table:data-type="number" table:value="33803298" table:operator="="/>
              </table:filter-and>
              <table:filter-and>
                <table:filter-condition table:field-number="0" table:value="Arnedo, Braian Antonio" table:operator="="/>
                <table:filter-condition table:field-number="1" table:data-type="number" table:value="33803298" table:operator="="/>
              </table:filter-and>
              <table:filter-and>
                <table:filter-condition table:field-number="0" table:value="Arnedo, Braian Antonio" table:operator="="/>
                <table:filter-condition table:field-number="1" table:data-type="number" table:value="33803298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Palermo, Lorena Raquel" table:operator="="/>
                <table:filter-condition table:field-number="1" table:data-type="number" table:value="24075495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Verkuyl, Eugenio Ivan" table:operator="="/>
                <table:filter-condition table:field-number="1" table:data-type="number" table:value="25821010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Poblete, Alejandro Daniel" table:operator="="/>
                <table:filter-condition table:field-number="1" table:data-type="number" table:value="10131651" table:operator="="/>
              </table:filter-and>
              <table:filter-and>
                <table:filter-condition table:field-number="0" table:value="Deza, Cesar Raul" table:operator="="/>
                <table:filter-condition table:field-number="1" table:data-type="number" table:value="11938271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Arias, Gabriel Fernando" table:operator="="/>
                <table:filter-condition table:field-number="1" table:data-type="number" table:value="289066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Goity, Carlos Alberto" table:operator="="/>
                <table:filter-condition table:field-number="1" table:data-type="number" table:value="1215489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Arieu, Agustín del Corazón de Jesus" table:operator="="/>
                <table:filter-condition table:field-number="1" table:data-type="number" table:value="25839737" table:operator="="/>
              </table:filter-and>
              <table:filter-and>
                <table:filter-condition table:field-number="0" table:value="Arieu, Agustín del Corazón de Jesus" table:operator="="/>
                <table:filter-condition table:field-number="1" table:data-type="number" table:value="25839737" table:operator="="/>
              </table:filter-and>
              <table:filter-and>
                <table:filter-condition table:field-number="0" table:value="Arieu, Agustín del Corazón de Jesus" table:operator="="/>
                <table:filter-condition table:field-number="1" table:data-type="number" table:value="25839737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Juarez, Roberto Benedicto" table:operator="="/>
                <table:filter-condition table:field-number="1" table:data-type="number" table:value="1652289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Puddington, Maria Florencia" table:operator="="/>
                <table:filter-condition table:field-number="1" table:data-type="number" table:value="31973941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Balbo, Mariela Anahí" table:operator="="/>
                <table:filter-condition table:field-number="1" table:data-type="number" table:value="22798856" table:operator="="/>
              </table:filter-and>
              <table:filter-and>
                <table:filter-condition table:field-number="0" table:value="Pons, Carlos Fabián" table:operator="="/>
                <table:filter-condition table:field-number="1" table:data-type="number" table:value="16747452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Isla Zuvialde, Daniela" table:operator="="/>
                <table:filter-condition table:field-number="1" table:data-type="number" table:value="25485774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Marcasoli Agüero, Griselda Gabriela" table:operator="="/>
                <table:filter-condition table:field-number="1" table:data-type="number" table:value="24535596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Fernandez, Marcelo Alejandro" table:operator="="/>
                <table:filter-condition table:field-number="1" table:data-type="number" table:value="92196684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Otero, Dino" table:operator="="/>
                <table:filter-condition table:field-number="1" table:value="M4.590.715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Gomiero, Claudio Fabian" table:operator="="/>
                <table:filter-condition table:field-number="1" table:data-type="number" table:value="16896547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Ridao, Hugo Cayetano" table:operator="="/>
                <table:filter-condition table:field-number="1" table:data-type="number" table:value="10626122" table:operator="="/>
              </table:filter-and>
              <table:filter-and>
                <table:filter-condition table:field-number="0" table:value="Falabella, Jorge Humberto" table:operator="="/>
                <table:filter-condition table:field-number="1" table:data-type="number" table:value="10669312" table:operator="="/>
              </table:filter-and>
              <table:filter-and>
                <table:filter-condition table:field-number="0" table:value="Falabella, Jorge Humberto" table:operator="="/>
                <table:filter-condition table:field-number="1" table:data-type="number" table:value="10669312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Nishiyama, Juan Carlos" table:operator="="/>
                <table:filter-condition table:field-number="1" table:data-type="number" table:value="10261829" table:operator="="/>
              </table:filter-and>
              <table:filter-and>
                <table:filter-condition table:field-number="0" table:value="Del Grosso, Juan Ramon" table:operator="="/>
                <table:filter-condition table:field-number="1" table:data-type="number" table:value="16290839" table:operator="="/>
              </table:filter-and>
              <table:filter-and>
                <table:filter-condition table:field-number="0" table:value="Del Grosso, Juan Ramon" table:operator="="/>
                <table:filter-condition table:field-number="1" table:data-type="number" table:value="16290839" table:operator="="/>
              </table:filter-and>
              <table:filter-and>
                <table:filter-condition table:field-number="0" table:value="Del Grosso, Juan Ramon" table:operator="="/>
                <table:filter-condition table:field-number="1" table:data-type="number" table:value="16290839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Isa, Yamila Valeria" table:operator="="/>
                <table:filter-condition table:field-number="1" table:data-type="number" table:value="28846748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Rodriguez, José Ramón" table:operator="="/>
                <table:filter-condition table:field-number="1" table:data-type="number" table:value="13980662" table:operator="="/>
              </table:filter-and>
              <table:filter-and>
                <table:filter-condition table:field-number="0" table:value="Masacotte, Mario Alberto" table:operator="="/>
                <table:filter-condition table:field-number="1" table:data-type="number" table:value="28860020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Kijasko, Sergio Gabriel" table:operator="="/>
                <table:filter-condition table:field-number="1" table:data-type="number" table:value="20837359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Ozuna, Mónica Alejandra" table:operator="="/>
                <table:filter-condition table:field-number="1" table:data-type="number" table:value="17083534" table:operator="="/>
              </table:filter-and>
              <table:filter-and>
                <table:filter-condition table:field-number="0" table:value="Rodriguez Robledo, Oscar Alberto" table:operator="="/>
                <table:filter-condition table:field-number="1" table:data-type="number" table:value="8447044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Del Carril, Tomas Alberto" table:operator="="/>
                <table:filter-condition table:field-number="1" table:data-type="number" table:value="4529255" table:operator="="/>
              </table:filter-and>
              <table:filter-and>
                <table:filter-condition table:field-number="0" table:value="Del Carril, Tomas Alberto" table:operator="="/>
                <table:filter-condition table:field-number="1" table:data-type="number" table:value="4529255" table:operator="="/>
              </table:filter-and>
              <table:filter-and>
                <table:filter-condition table:field-number="0" table:value="Del Carril, Tomas Alberto" table:operator="="/>
                <table:filter-condition table:field-number="1" table:data-type="number" table:value="4529255" table:operator="="/>
              </table:filter-and>
              <table:filter-and>
                <table:filter-condition table:field-number="0" table:value="Del Carril, Tomas Alberto" table:operator="="/>
                <table:filter-condition table:field-number="1" table:data-type="number" table:value="4529255" table:operator="="/>
              </table:filter-and>
              <table:filter-and>
                <table:filter-condition table:field-number="0" table:value="Del Carril, Tomas Alberto" table:operator="="/>
                <table:filter-condition table:field-number="1" table:data-type="number" table:value="4529255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Faure, Abel Oscar" table:operator="="/>
                <table:filter-condition table:field-number="1" table:data-type="number" table:value="22833576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Sar Fernandez, Maxilimiliano Oscar" table:operator="="/>
                <table:filter-condition table:field-number="1" table:data-type="number" table:value="32384440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Spini, Natalia Gabriela" table:operator="="/>
                <table:filter-condition table:field-number="1" table:data-type="number" table:value="33789445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Natale, Damián Marcelo" table:operator="="/>
                <table:filter-condition table:field-number="1" table:data-type="number" table:value="3073678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Lupani, María Cecilia" table:operator="="/>
                <table:filter-condition table:field-number="1" table:data-type="number" table:value="37345292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Sosa, Daiana Anabela" table:operator="="/>
                <table:filter-condition table:field-number="1" table:data-type="number" table:value="30641824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Brizzi, María Teresa" table:operator="="/>
                <table:filter-condition table:field-number="1" table:data-type="number" table:value="16220700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Castro, Ana María" table:operator="="/>
                <table:filter-condition table:field-number="1" table:data-type="number" table:value="177469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Tula, Rubén Enrique" table:operator="="/>
                <table:filter-condition table:field-number="1" table:data-type="number" table:value="12928166" table:operator="="/>
              </table:filter-and>
              <table:filter-and>
                <table:filter-condition table:field-number="0" table:value="Welsh, Sandra Vanessa" table:operator="="/>
                <table:filter-condition table:field-number="1" table:data-type="number" table:value="18493563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Cascasi, Jose Leonardo" table:operator="="/>
                <table:filter-condition table:field-number="1" table:data-type="number" table:value="26025298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Scacchi Bernasconi, Juan Martín" table:operator="="/>
                <table:filter-condition table:field-number="1" table:data-type="number" table:value="24424937" table:operator="="/>
              </table:filter-and>
              <table:filter-and>
                <table:filter-condition table:field-number="0" table:value="Figueroa Villegas, Mateo" table:operator="="/>
                <table:filter-condition table:field-number="1" table:data-type="number" table:value="30639501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Vastag, Javier Miguel" table:operator="="/>
                <table:filter-condition table:field-number="1" table:data-type="number" table:value="24535020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Tripicchio, Santiago Daniel" table:operator="="/>
                <table:filter-condition table:field-number="1" table:data-type="number" table:value="18323403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Castillo, Romina Victoria" table:operator="="/>
                <table:filter-condition table:field-number="1" table:data-type="number" table:value="35712709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Arena, Gustavo Daniel" table:operator="="/>
                <table:filter-condition table:field-number="1" table:data-type="number" table:value="10841763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Miranda, Agustín Alejandro" table:operator="="/>
                <table:filter-condition table:field-number="1" table:data-type="number" table:value="3294594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Wenner, Roberto Maximiliano" table:operator="="/>
                <table:filter-condition table:field-number="1" table:data-type="number" table:value="38254431" table:operator="="/>
              </table:filter-and>
              <table:filter-and>
                <table:filter-condition table:field-number="0" table:value="Wenner, Roberto Maximiliano" table:operator="="/>
                <table:filter-condition table:field-number="1" table:data-type="number" table:value="38254431" table:operator="="/>
              </table:filter-and>
              <table:filter-and>
                <table:filter-condition table:field-number="0" table:value="Wenner, Roberto Maximiliano" table:operator="="/>
                <table:filter-condition table:field-number="1" table:data-type="number" table:value="38254431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Malone, Ricardo José" table:operator="="/>
                <table:filter-condition table:field-number="1" table:data-type="number" table:value="11815718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Mayer, Ricardo Javier" table:operator="="/>
                <table:filter-condition table:field-number="1" table:data-type="number" table:value="17351925" table:operator="="/>
              </table:filter-and>
              <table:filter-and>
                <table:filter-condition table:field-number="0" table:value="Cerrone, Ricardo Javier" table:operator="="/>
                <table:filter-condition table:field-number="1" table:data-type="number" table:value="30324510" table:operator="="/>
              </table:filter-and>
              <table:filter-and>
                <table:filter-condition table:field-number="0" table:value="Cerrone, Ricardo Javier" table:operator="="/>
                <table:filter-condition table:field-number="1" table:data-type="number" table:value="30324510" table:operator="="/>
              </table:filter-and>
              <table:filter-and>
                <table:filter-condition table:field-number="0" table:value="Cerrone, Ricardo Javier" table:operator="="/>
                <table:filter-condition table:field-number="1" table:data-type="number" table:value="30324510" table:operator="="/>
              </table:filter-and>
              <table:filter-and>
                <table:filter-condition table:field-number="0" table:value="Cerrone, Ricardo Javier" table:operator="="/>
                <table:filter-condition table:field-number="1" table:data-type="number" table:value="30324510" table:operator="="/>
              </table:filter-and>
              <table:filter-and>
                <table:filter-condition table:field-number="0" table:value="Cerrone, Ricardo Javier" table:operator="="/>
                <table:filter-condition table:field-number="1" table:data-type="number" table:value="30324510" table:operator="="/>
              </table:filter-and>
              <table:filter-and>
                <table:filter-condition table:field-number="0" table:value="Garcia, Ernesto Jorge" table:operator="="/>
                <table:filter-condition table:field-number="1" table:data-type="number" table:value="8515109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Welsh, Sandra Vanessa" table:operator="="/>
                <table:filter-condition table:field-number="1" table:data-type="number" table:value="18493563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Mesa, Damian Esteban" table:operator="="/>
                <table:filter-condition table:field-number="1" table:data-type="number" table:value="31895056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Monroy, Guillermo" table:operator="="/>
                <table:filter-condition table:field-number="1" table:data-type="number" table:value="16764932" table:operator="="/>
              </table:filter-and>
              <table:filter-and>
                <table:filter-condition table:field-number="0" table:value="Prodan, Daniel Alberto" table:operator="="/>
                <table:filter-condition table:field-number="1" table:data-type="number" table:value="16430484" table:operator="="/>
              </table:filter-and>
              <table:filter-and>
                <table:filter-condition table:field-number="0" table:value="Prodan, Daniel Alberto" table:operator="="/>
                <table:filter-condition table:field-number="1" table:data-type="number" table:value="16430484" table:operator="="/>
              </table:filter-and>
              <table:filter-and>
                <table:filter-condition table:field-number="0" table:value="Prodan, Daniel Alberto" table:operator="="/>
                <table:filter-condition table:field-number="1" table:data-type="number" table:value="16430484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Castillo, Analia Fernanda" table:operator="="/>
                <table:filter-condition table:field-number="1" table:data-type="number" table:value="27912072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Tomas, Julio Cesar" table:operator="="/>
                <table:filter-condition table:field-number="1" table:data-type="number" table:value="2804532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Figueroa Villegas, Mateo" table:operator="="/>
                <table:filter-condition table:field-number="1" table:data-type="number" table:value="30639501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s, Oscar Luis" table:operator="="/>
                <table:filter-condition table:field-number="1" table:data-type="number" table:value="12412550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Suarez, Miguel Angel" table:operator="="/>
                <table:filter-condition table:field-number="1" table:data-type="number" table:value="27072308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Luna, Hernan Alejandro" table:operator="="/>
                <table:filter-condition table:field-number="1" table:data-type="number" table:value="36487067" table:operator="="/>
              </table:filter-and>
              <table:filter-and>
                <table:filter-condition table:field-number="0" table:value="Barbieri, Jorge Alberto" table:operator="="/>
                <table:filter-condition table:field-number="1" table:data-type="number" table:value="16570213" table:operator="="/>
              </table:filter-and>
              <table:filter-and>
                <table:filter-condition table:field-number="0" table:value="Barbieri, Jorge Alberto" table:operator="="/>
                <table:filter-condition table:field-number="1" table:data-type="number" table:value="16570213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Balbo, Mariela Anahí" table:operator="="/>
                <table:filter-condition table:field-number="1" table:data-type="number" table:value="22798856" table:operator="="/>
              </table:filter-and>
              <table:filter-and>
                <table:filter-condition table:field-number="0" table:value="Balbo, Mariela Anahí" table:operator="="/>
                <table:filter-condition table:field-number="1" table:data-type="number" table:value="22798856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Rossin, Adrian Enrique" table:operator="="/>
                <table:filter-condition table:field-number="1" table:data-type="number" table:value="20052816" table:operator="="/>
              </table:filter-and>
              <table:filter-and>
                <table:filter-condition table:field-number="0" table:value="Molina, Carlos Alberto" table:operator="="/>
                <table:filter-condition table:field-number="1" table:data-type="number" table:value="18472009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Lara Campos, Brian Esteban" table:operator="="/>
                <table:filter-condition table:field-number="1" table:data-type="number" table:value="94267465" table:operator="="/>
              </table:filter-and>
              <table:filter-and>
                <table:filter-condition table:field-number="0" table:value="Fundación Educación y Trabajo (Pinnel Patricia)" table:operator="="/>
                <table:filter-condition table:field-number="1" table:data-type="number" table:value="11692011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Lumiera, Felipe" table:operator="="/>
                <table:filter-condition table:field-number="1" table:data-type="number" table:value="13514870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Gramajo, Marcelo Ernesto" table:operator="="/>
                <table:filter-condition table:field-number="1" table:data-type="number" table:value="16949193" table:operator="="/>
              </table:filter-and>
              <table:filter-and>
                <table:filter-condition table:field-number="0" table:value="Di stefano, Victorio" table:operator="="/>
                <table:filter-condition table:field-number="1" table:data-type="number" table:value="14227417" table:operator="="/>
              </table:filter-and>
              <table:filter-and>
                <table:filter-condition table:field-number="0" table:value="Rodriguez Esquivel, Walter Oscar" table:operator="="/>
                <table:filter-condition table:field-number="1" table:data-type="number" table:value="14559783" table:operator="="/>
              </table:filter-and>
              <table:filter-and>
                <table:filter-condition table:field-number="0" table:value="Martinez, Fernando Emilio" table:operator="="/>
                <table:filter-condition table:field-number="1" table:data-type="number" table:value="18410221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Gagniere, Gustavo Mariano" table:operator="="/>
                <table:filter-condition table:field-number="1" table:data-type="number" table:value="14026099" table:operator="="/>
              </table:filter-and>
              <table:filter-and>
                <table:filter-condition table:field-number="0" table:value="Fayó, Alicia Noemí" table:operator="="/>
                <table:filter-condition table:field-number="1" table:data-type="number" table:value="6380100" table:operator="="/>
              </table:filter-and>
              <table:filter-and>
                <table:filter-condition table:field-number="0" table:value="Orza, Marcela Elisabeth" table:operator="="/>
                <table:filter-condition table:field-number="1" table:data-type="number" table:value="18648774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Brenta, Noemí Liliana" table:operator="="/>
                <table:filter-condition table:field-number="1" table:data-type="number" table:value="13386180" table:operator="="/>
              </table:filter-and>
              <table:filter-and>
                <table:filter-condition table:field-number="0" table:value="Martinez, Fernando Emilio" table:operator="="/>
                <table:filter-condition table:field-number="1" table:data-type="number" table:value="18410221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Scarampi, Leonardo" table:operator="="/>
                <table:filter-condition table:field-number="1" table:data-type="number" table:value="33119435" table:operator="="/>
              </table:filter-and>
              <table:filter-and>
                <table:filter-condition table:field-number="0" table:value="Aversente, Omar Luis" table:operator="="/>
                <table:filter-condition table:field-number="1" table:value="M4.557.784" table:operator="="/>
              </table:filter-and>
              <table:filter-and>
                <table:filter-condition table:field-number="0" table:value="Fattore, Enzo" table:operator="="/>
                <table:filter-condition table:field-number="1" table:data-type="number" table:value="93502454" table:operator="="/>
              </table:filter-and>
              <table:filter-and>
                <table:filter-condition table:field-number="0" table:value="Pellegrini, Martín Leandro" table:operator="="/>
                <table:filter-condition table:field-number="1" table:data-type="number" table:value="27777846" table:operator="="/>
              </table:filter-and>
              <table:filter-and>
                <table:filter-condition table:field-number="0" table:value="Pellegrini, Martín Leandro" table:operator="="/>
                <table:filter-condition table:field-number="1" table:data-type="number" table:value="27777846" table:operator="="/>
              </table:filter-and>
              <table:filter-and>
                <table:filter-condition table:field-number="0" table:value="Pellegrini, Martín Leandro" table:operator="="/>
                <table:filter-condition table:field-number="1" table:data-type="number" table:value="27777846" table:operator="="/>
              </table:filter-and>
              <table:filter-and>
                <table:filter-condition table:field-number="0" table:value="Pellegrini, Martín Leandro" table:operator="="/>
                <table:filter-condition table:field-number="1" table:data-type="number" table:value="27777846" table:operator="="/>
              </table:filter-and>
              <table:filter-and>
                <table:filter-condition table:field-number="0" table:value="Pellegrini, Martín Leandro" table:operator="="/>
                <table:filter-condition table:field-number="1" table:data-type="number" table:value="27777846" table:operator="="/>
              </table:filter-and>
              <table:filter-and>
                <table:filter-condition table:field-number="0" table:value="Pellegrini, Martín Leandro" table:operator="="/>
                <table:filter-condition table:field-number="1" table:data-type="number" table:value="27777846" table:operator="="/>
              </table:filter-and>
              <table:filter-and>
                <table:filter-condition table:field-number="0" table:value="Ferrero, Gabriela Liliana" table:operator="="/>
                <table:filter-condition table:field-number="1" table:data-type="number" table:value="27704795" table:operator="="/>
              </table:filter-and>
              <table:filter-and>
                <table:filter-condition table:field-number="0" table:value="Ferrero, Gabriela Liliana" table:operator="="/>
                <table:filter-condition table:field-number="1" table:data-type="number" table:value="27704795" table:operator="="/>
              </table:filter-and>
              <table:filter-and>
                <table:filter-condition table:field-number="0" table:value="Ferrero, Gabriela Liliana" table:operator="="/>
                <table:filter-condition table:field-number="1" table:data-type="number" table:value="27704795" table:operator="="/>
              </table:filter-and>
              <table:filter-and>
                <table:filter-condition table:field-number="0" table:value="Ferrero, Gabriela Liliana" table:operator="="/>
                <table:filter-condition table:field-number="1" table:data-type="number" table:value="27704795" table:operator="="/>
              </table:filter-and>
              <table:filter-and>
                <table:filter-condition table:field-number="0" table:value="Ferrero, Gabriela Liliana" table:operator="="/>
                <table:filter-condition table:field-number="1" table:data-type="number" table:value="27704795" table:operator="="/>
              </table:filter-and>
              <table:filter-and>
                <table:filter-condition table:field-number="0" table:value="Ferrero, Gabriela Liliana" table:operator="="/>
                <table:filter-condition table:field-number="1" table:data-type="number" table:value="27704795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Nunes Borges, Juan Manuel" table:operator="="/>
                <table:filter-condition table:field-number="1" table:data-type="number" table:value="34338391" table:operator="="/>
              </table:filter-and>
              <table:filter-and>
                <table:filter-condition table:field-number="0" table:value="Arrayago, Fernando Javier" table:operator="="/>
                <table:filter-condition table:field-number="1" table:data-type="number" table:value="21071800" table:operator="="/>
              </table:filter-and>
              <table:filter-and>
                <table:filter-condition table:field-number="0" table:value="Arrayago, Fernando Javier" table:operator="="/>
                <table:filter-condition table:field-number="1" table:data-type="number" table:value="21071800" table:operator="="/>
              </table:filter-and>
              <table:filter-and>
                <table:filter-condition table:field-number="0" table:value="Arrayago, Fernando Javier" table:operator="="/>
                <table:filter-condition table:field-number="1" table:data-type="number" table:value="21071800" table:operator="="/>
              </table:filter-and>
              <table:filter-and>
                <table:filter-condition table:field-number="0" table:value="Arrayago, Fernando Javier" table:operator="="/>
                <table:filter-condition table:field-number="1" table:data-type="number" table:value="21071800" table:operator="="/>
              </table:filter-and>
              <table:filter-and>
                <table:filter-condition table:field-number="0" table:value="Arrayago, Fernando Javier" table:operator="="/>
                <table:filter-condition table:field-number="1" table:data-type="number" table:value="21071800" table:operator="="/>
              </table:filter-and>
              <table:filter-and>
                <table:filter-condition table:field-number="0" table:value="Arrayago, Fernando Javier" table:operator="="/>
                <table:filter-condition table:field-number="1" table:data-type="number" table:value="21071800" table:operator="="/>
              </table:filter-and>
              <table:filter-and>
                <table:filter-condition table:field-number="0" table:value="Ozuna, Oscar Gabriel" table:operator="="/>
                <table:filter-condition table:field-number="1" table:data-type="number" table:value="18110930" table:operator="="/>
              </table:filter-and>
              <table:filter-and>
                <table:filter-condition table:field-number="0" table:value="Ozuna, Oscar Gabriel" table:operator="="/>
                <table:filter-condition table:field-number="1" table:data-type="number" table:value="18110930" table:operator="="/>
              </table:filter-and>
              <table:filter-and>
                <table:filter-condition table:field-number="0" table:value="Ozuna, Oscar Gabriel" table:operator="="/>
                <table:filter-condition table:field-number="1" table:data-type="number" table:value="18110930" table:operator="="/>
              </table:filter-and>
              <table:filter-and>
                <table:filter-condition table:field-number="0" table:value="Ozuna, Oscar Gabriel" table:operator="="/>
                <table:filter-condition table:field-number="1" table:data-type="number" table:value="18110930" table:operator="="/>
              </table:filter-and>
              <table:filter-and>
                <table:filter-condition table:field-number="0" table:value="Ozuna, Oscar Gabriel" table:operator="="/>
                <table:filter-condition table:field-number="1" table:data-type="number" table:value="18110930" table:operator="="/>
              </table:filter-and>
              <table:filter-and>
                <table:filter-condition table:field-number="0" table:value="Ozuna, Oscar Gabriel" table:operator="="/>
                <table:filter-condition table:field-number="1" table:data-type="number" table:value="18110930" table:operator="="/>
              </table:filter-and>
              <table:filter-and>
                <table:filter-condition table:field-number="0" table:value="Franceschini, Mario Pablo" table:operator="="/>
                <table:filter-condition table:field-number="1" table:data-type="number" table:value="25363365" table:operator="="/>
              </table:filter-and>
              <table:filter-and>
                <table:filter-condition table:field-number="0" table:value="Franceschini, Mario Pablo" table:operator="="/>
                <table:filter-condition table:field-number="1" table:data-type="number" table:value="25363365" table:operator="="/>
              </table:filter-and>
              <table:filter-and>
                <table:filter-condition table:field-number="0" table:value="Franceschini, Mario Pablo" table:operator="="/>
                <table:filter-condition table:field-number="1" table:data-type="number" table:value="25363365" table:operator="="/>
              </table:filter-and>
              <table:filter-and>
                <table:filter-condition table:field-number="0" table:value="Franceschini, Mario Pablo" table:operator="="/>
                <table:filter-condition table:field-number="1" table:data-type="number" table:value="25363365" table:operator="="/>
              </table:filter-and>
              <table:filter-and>
                <table:filter-condition table:field-number="0" table:value="Franceschini, Mario Pablo" table:operator="="/>
                <table:filter-condition table:field-number="1" table:data-type="number" table:value="25363365" table:operator="="/>
              </table:filter-and>
              <table:filter-and>
                <table:filter-condition table:field-number="0" table:value="Franceschini, Mario Pablo" table:operator="="/>
                <table:filter-condition table:field-number="1" table:data-type="number" table:value="25363365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Rodriguez, Ludmila Soledad" table:operator="="/>
                <table:filter-condition table:field-number="1" table:data-type="number" table:value="33116911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Castro, Carlos Andres" table:operator="="/>
                <table:filter-condition table:field-number="1" table:data-type="number" table:value="35588965" table:operator="="/>
              </table:filter-and>
              <table:filter-and>
                <table:filter-condition table:field-number="0" table:value="Espinosa, María Alejandra" table:operator="="/>
                <table:filter-condition table:field-number="1" table:data-type="number" table:value="18624963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Fernandez, Roberto Eduardo" table:operator="="/>
                <table:filter-condition table:field-number="1" table:data-type="number" table:value="14429718" table:operator="="/>
              </table:filter-and>
              <table:filter-and>
                <table:filter-condition table:field-number="0" table:value="Lopez, Miguel Antonio" table:operator="="/>
                <table:filter-condition table:field-number="1" table:data-type="number" table:value="13222658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Marmol, Juan Ezequiel" table:operator="="/>
                <table:filter-condition table:field-number="1" table:data-type="number" table:value="4754187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Reinecke, Adriana Rosa" table:operator="="/>
                <table:filter-condition table:field-number="1" table:data-type="number" table:value="10603424" table:operator="="/>
              </table:filter-and>
              <table:filter-and>
                <table:filter-condition table:field-number="0" table:value="Passaniti, Jose Jesus" table:operator="="/>
                <table:filter-condition table:field-number="1" table:data-type="number" table:value="21851057" table:operator="="/>
              </table:filter-and>
              <table:filter-and>
                <table:filter-condition table:field-number="0" table:value="Taladriz, Sergio" table:operator="="/>
                <table:filter-condition table:field-number="1" table:data-type="number" table:value="21730599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Lio, Claudio Sebastián" table:operator="="/>
                <table:filter-condition table:field-number="1" table:data-type="number" table:value="30559553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Bertello, Mariana Verónica" table:operator="="/>
                <table:filter-condition table:field-number="1" table:data-type="number" table:value="32557769" table:operator="="/>
              </table:filter-and>
              <table:filter-and>
                <table:filter-condition table:field-number="0" table:value="Tolosa, Anibal Guillermo" table:operator="="/>
                <table:filter-condition table:field-number="1" table:data-type="number" table:value="24628956" table:operator="="/>
              </table:filter-and>
              <table:filter-and>
                <table:filter-condition table:field-number="0" table:value="Tolosa, Anibal Guillermo" table:operator="="/>
                <table:filter-condition table:field-number="1" table:data-type="number" table:value="24628956" table:operator="="/>
              </table:filter-and>
              <table:filter-and>
                <table:filter-condition table:field-number="0" table:value="Tolosa, Anibal Guillermo" table:operator="="/>
                <table:filter-condition table:field-number="1" table:data-type="number" table:value="24628956" table:operator="="/>
              </table:filter-and>
              <table:filter-and>
                <table:filter-condition table:field-number="0" table:value="Rodriguez Esquivel, Elisabet" table:operator="="/>
                <table:filter-condition table:field-number="1" table:data-type="number" table:value="16873399" table:operator="="/>
              </table:filter-and>
              <table:filter-and>
                <table:filter-condition table:field-number="0" table:value="Bombelli, Juan Ignacio" table:operator="="/>
                <table:filter-condition table:field-number="1" table:data-type="number" table:value="32313204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currency-symbol number:language="es" number:country="AR">$</number:currency-symbol>
      <number:text> </number:text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text>$ </number:text>
      <number:number number:decimal-places="2" loext:min-decimal-places="2" number:min-integer-digits="1" number:grouping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9:27:17.298000000</meta:creation-date>
    <dc:date>2017-12-04T19:48:54.255000000</dc:date>
    <meta:editing-duration>PT11M36S</meta:editing-duration>
    <meta:editing-cycles>2</meta:editing-cycles>
    <meta:generator>LibreOffice/5.3.6.1$Windows_x86 LibreOffice_project/686f202eff87ef707079aeb7f485847613344eb7</meta:generator>
    <meta:document-statistic meta:table-count="2" meta:cell-count="4837" meta:object-count="0"/>
  </office:meta>
</office:document-meta>
</file>